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460.00019" calcext:value-type="float">
            <text:p>1443146460.00019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460.18995" calcext:value-type="float">
            <text:p>1443146460.18995</text:p>
          </table:table-cell>
          <table:table-cell table:formula="of:=[.G2]-[.$B$2]" office:value-type="float" office:value="0.189760208129883" calcext:value-type="float">
            <text:p>0.189760208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89760208129883" calcext:value-type="float">
            <text:p>0.1897602081</text:p>
          </table:table-cell>
          <table:table-cell table:formula="of:=MAX([.J2:.J2001])" office:value-type="float" office:value="13.0396103858948" calcext:value-type="float">
            <text:p>13.0396103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460.05433" calcext:value-type="float">
            <text:p>1443146460.05433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455745697022" calcext:value-type="float">
            <text:p>0.0541455746</text:p>
          </table:table-cell>
          <table:table-cell table:formula="of:=[.C3]/([.D3]-[.D2])" office:value-type="float" office:value="79784.91380563" calcext:value-type="float">
            <text:p>79784.91380563</text:p>
          </table:table-cell>
          <table:table-cell/>
          <table:table-cell office:value-type="float" office:value="1443146460.24402" calcext:value-type="float">
            <text:p>1443146460.24402</text:p>
          </table:table-cell>
          <table:table-cell table:formula="of:=[.G3]-[.$B$2]" office:value-type="float" office:value="0.243833780288696" calcext:value-type="float">
            <text:p>0.2438337803</text:p>
          </table:table-cell>
          <table:table-cell table:formula="of:=[.C3]/([.H3]-[.H2])" office:value-type="float" office:value="79891.1525081459" calcext:value-type="float">
            <text:p>79891.1525081459</text:p>
          </table:table-cell>
          <table:table-cell table:formula="of:=[.G3]-[.$B3]" office:value-type="float" office:value="0.189688205718994" calcext:value-type="float">
            <text:p>0.18968820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460.10851" calcext:value-type="float">
            <text:p>1443146460.10851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22143554688" calcext:value-type="float">
            <text:p>0.1083221436</text:p>
          </table:table-cell>
          <table:table-cell table:formula="of:=[.C4]/([.D4]-[.D3])" office:value-type="float" office:value="79739.2688561961" calcext:value-type="float">
            <text:p>79739.2688561961</text:p>
          </table:table-cell>
          <table:table-cell/>
          <table:table-cell office:value-type="float" office:value="1443146460.35243" calcext:value-type="float">
            <text:p>1443146460.35243</text:p>
          </table:table-cell>
          <table:table-cell table:formula="of:=[.G4]-[.$B$2]" office:value-type="float" office:value="0.352236747741699" calcext:value-type="float">
            <text:p>0.3522367477</text:p>
          </table:table-cell>
          <table:table-cell table:formula="of:=[.C4]/([.H4]-[.H3])" office:value-type="float" office:value="39851.3075933359" calcext:value-type="float">
            <text:p>39851.3075933359</text:p>
          </table:table-cell>
          <table:table-cell table:formula="of:=[.G4]-[.$B4]" office:value-type="float" office:value="0.243914604187012" calcext:value-type="float">
            <text:p>0.2439146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460.16266" calcext:value-type="float">
            <text:p>1443146460.16266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74632263184" calcext:value-type="float">
            <text:p>0.1624746323</text:p>
          </table:table-cell>
          <table:table-cell table:formula="of:=[.C5]/([.D5]-[.D4])" office:value-type="float" office:value="79774.7269429231" calcext:value-type="float">
            <text:p>79774.7269429231</text:p>
          </table:table-cell>
          <table:table-cell/>
          <table:table-cell office:value-type="float" office:value="1443146460.83971" calcext:value-type="float">
            <text:p>1443146460.83971</text:p>
          </table:table-cell>
          <table:table-cell table:formula="of:=[.G5]-[.$B$2]" office:value-type="float" office:value="0.839519262313843" calcext:value-type="float">
            <text:p>0.8395192623</text:p>
          </table:table-cell>
          <table:table-cell table:formula="of:=[.C5]/([.H5]-[.H4])" office:value-type="float" office:value="8865.49357058945" calcext:value-type="float">
            <text:p>8865.4935705895</text:p>
          </table:table-cell>
          <table:table-cell table:formula="of:=[.G5]-[.$B5]" office:value-type="float" office:value="0.677044630050659" calcext:value-type="float">
            <text:p>0.67704463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460.21681" calcext:value-type="float">
            <text:p>1443146460.21681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26644134521" calcext:value-type="float">
            <text:p>0.2166266441</text:p>
          </table:table-cell>
          <table:table-cell table:formula="of:=[.C6]/([.D6]-[.D5])" office:value-type="float" office:value="79775.4294016642" calcext:value-type="float">
            <text:p>79775.4294016642</text:p>
          </table:table-cell>
          <table:table-cell/>
          <table:table-cell office:value-type="float" office:value="1443146461.00226" calcext:value-type="float">
            <text:p>1443146461.00226</text:p>
          </table:table-cell>
          <table:table-cell table:formula="of:=[.G6]-[.$B$2]" office:value-type="float" office:value="1.00206732749939" calcext:value-type="float">
            <text:p>1.0020673275</text:p>
          </table:table-cell>
          <table:table-cell table:formula="of:=[.C6]/([.H6]-[.H5])" office:value-type="float" office:value="26576.754359203" calcext:value-type="float">
            <text:p>26576.754359203</text:p>
          </table:table-cell>
          <table:table-cell table:formula="of:=[.G6]-[.$B6]" office:value-type="float" office:value="0.785440683364868" calcext:value-type="float">
            <text:p>0.78544068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460.27097" calcext:value-type="float">
            <text:p>1443146460.27097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77702331543" calcext:value-type="float">
            <text:p>0.2707777023</text:p>
          </table:table-cell>
          <table:table-cell table:formula="of:=[.C7]/([.D7]-[.D6])" office:value-type="float" office:value="79776.8343562604" calcext:value-type="float">
            <text:p>79776.8343562604</text:p>
          </table:table-cell>
          <table:table-cell/>
          <table:table-cell office:value-type="float" office:value="1443146461.42096" calcext:value-type="float">
            <text:p>1443146461.42096</text:p>
          </table:table-cell>
          <table:table-cell table:formula="of:=[.G7]-[.$B$2]" office:value-type="float" office:value="1.42076659202576" calcext:value-type="float">
            <text:p>1.420766592</text:p>
          </table:table-cell>
          <table:table-cell table:formula="of:=[.C7]/([.H7]-[.H6])" office:value-type="float" office:value="10317.6679922922" calcext:value-type="float">
            <text:p>10317.6679922922</text:p>
          </table:table-cell>
          <table:table-cell table:formula="of:=[.G7]-[.$B7]" office:value-type="float" office:value="1.14998888969421" calcext:value-type="float">
            <text:p>1.14998888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460.32514" calcext:value-type="float">
            <text:p>1443146460.32514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48072433472" calcext:value-type="float">
            <text:p>0.3249480724</text:p>
          </table:table-cell>
          <table:table-cell table:formula="of:=[.C8]/([.D8]-[.D7])" office:value-type="float" office:value="79748.3936674486" calcext:value-type="float">
            <text:p>79748.3936674486</text:p>
          </table:table-cell>
          <table:table-cell/>
          <table:table-cell office:value-type="float" office:value="1443146462.03272" calcext:value-type="float">
            <text:p>1443146462.03272</text:p>
          </table:table-cell>
          <table:table-cell table:formula="of:=[.G8]-[.$B$2]" office:value-type="float" office:value="2.03252720832825" calcext:value-type="float">
            <text:p>2.0325272083</text:p>
          </table:table-cell>
          <table:table-cell table:formula="of:=[.C8]/([.H8]-[.H7])" office:value-type="float" office:value="7061.58566746301" calcext:value-type="float">
            <text:p>7061.585667463</text:p>
          </table:table-cell>
          <table:table-cell table:formula="of:=[.G8]-[.$B8]" office:value-type="float" office:value="1.70757913589478" calcext:value-type="float">
            <text:p>1.70757913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460.37929" calcext:value-type="float">
            <text:p>1443146460.37929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104614257812" calcext:value-type="float">
            <text:p>0.3791046143</text:p>
          </table:table-cell>
          <table:table-cell table:formula="of:=[.C9]/([.D9]-[.D8])" office:value-type="float" office:value="79768.756543062" calcext:value-type="float">
            <text:p>79768.756543062</text:p>
          </table:table-cell>
          <table:table-cell/>
          <table:table-cell office:value-type="float" office:value="1443146466.01717" calcext:value-type="float">
            <text:p>1443146466.01717</text:p>
          </table:table-cell>
          <table:table-cell table:formula="of:=[.G9]-[.$B$2]" office:value-type="float" office:value="6.01698589324951" calcext:value-type="float">
            <text:p>6.0169858932</text:p>
          </table:table-cell>
          <table:table-cell table:formula="of:=[.C9]/([.H9]-[.H8])" office:value-type="float" office:value="1084.21252210458" calcext:value-type="float">
            <text:p>1084.2125221046</text:p>
          </table:table-cell>
          <table:table-cell table:formula="of:=[.G9]-[.$B9]" office:value-type="float" office:value="5.6378812789917" calcext:value-type="float">
            <text:p>5.6378812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460.43344" calcext:value-type="float">
            <text:p>1443146460.43344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52334594727" calcext:value-type="float">
            <text:p>0.4332523346</text:p>
          </table:table-cell>
          <table:table-cell table:formula="of:=[.C10]/([.D10]-[.D9])" office:value-type="float" office:value="79781.752087076" calcext:value-type="float">
            <text:p>79781.752087076</text:p>
          </table:table-cell>
          <table:table-cell/>
          <table:table-cell office:value-type="float" office:value="1443146466.14134" calcext:value-type="float">
            <text:p>1443146466.14134</text:p>
          </table:table-cell>
          <table:table-cell table:formula="of:=[.G10]-[.$B$2]" office:value-type="float" office:value="6.1411497592926" calcext:value-type="float">
            <text:p>6.1411497593</text:p>
          </table:table-cell>
          <table:table-cell table:formula="of:=[.C10]/([.H10]-[.H9])" office:value-type="float" office:value="34792.731071218" calcext:value-type="float">
            <text:p>34792.731071218</text:p>
          </table:table-cell>
          <table:table-cell table:formula="of:=[.G10]-[.$B10]" office:value-type="float" office:value="5.70789742469788" calcext:value-type="float">
            <text:p>5.70789742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460.48759" calcext:value-type="float">
            <text:p>1443146460.48759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401723861694" calcext:value-type="float">
            <text:p>0.4874017239</text:p>
          </table:table-cell>
          <table:table-cell table:formula="of:=[.C11]/([.D11]-[.D10])" office:value-type="float" office:value="79779.2931458839" calcext:value-type="float">
            <text:p>79779.2931458839</text:p>
          </table:table-cell>
          <table:table-cell/>
          <table:table-cell office:value-type="float" office:value="1443146466.57705" calcext:value-type="float">
            <text:p>1443146466.57705</text:p>
          </table:table-cell>
          <table:table-cell table:formula="of:=[.G11]-[.$B$2]" office:value-type="float" office:value="6.57685899734497" calcext:value-type="float">
            <text:p>6.5768589973</text:p>
          </table:table-cell>
          <table:table-cell table:formula="of:=[.C11]/([.H11]-[.H10])" office:value-type="float" office:value="9914.86896011321" calcext:value-type="float">
            <text:p>9914.8689601132</text:p>
          </table:table-cell>
          <table:table-cell table:formula="of:=[.G11]-[.$B11]" office:value-type="float" office:value="6.08945727348328" calcext:value-type="float">
            <text:p>6.08945727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460.54173" calcext:value-type="float">
            <text:p>1443146460.54173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45629501343" calcext:value-type="float">
            <text:p>0.5415456295</text:p>
          </table:table-cell>
          <table:table-cell table:formula="of:=[.C12]/([.D12]-[.D11])" office:value-type="float" office:value="79787.3730933174" calcext:value-type="float">
            <text:p>79787.3730933174</text:p>
          </table:table-cell>
          <table:table-cell/>
          <table:table-cell office:value-type="float" office:value="1443146467.01068" calcext:value-type="float">
            <text:p>1443146467.01068</text:p>
          </table:table-cell>
          <table:table-cell table:formula="of:=[.G12]-[.$B$2]" office:value-type="float" office:value="7.01048803329468" calcext:value-type="float">
            <text:p>7.0104880333</text:p>
          </table:table-cell>
          <table:table-cell table:formula="of:=[.C12]/([.H12]-[.H11])" office:value-type="float" office:value="9962.43249841102" calcext:value-type="float">
            <text:p>9962.432498411</text:p>
          </table:table-cell>
          <table:table-cell table:formula="of:=[.G12]-[.$B12]" office:value-type="float" office:value="6.46894240379334" calcext:value-type="float">
            <text:p>6.46894240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460.59588" calcext:value-type="float">
            <text:p>1443146460.5958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88819885254" calcext:value-type="float">
            <text:p>0.5956888199</text:p>
          </table:table-cell>
          <table:table-cell table:formula="of:=[.C13]/([.D13]-[.D12])" office:value-type="float" office:value="79788.4271201666" calcext:value-type="float">
            <text:p>79788.4271201666</text:p>
          </table:table-cell>
          <table:table-cell/>
          <table:table-cell office:value-type="float" office:value="1443146471.01624" calcext:value-type="float">
            <text:p>1443146471.01624</text:p>
          </table:table-cell>
          <table:table-cell table:formula="of:=[.G13]-[.$B$2]" office:value-type="float" office:value="11.0160527229309" calcext:value-type="float">
            <text:p>11.0160527229</text:p>
          </table:table-cell>
          <table:table-cell table:formula="of:=[.C13]/([.H13]-[.H12])" office:value-type="float" office:value="1078.49962108397" calcext:value-type="float">
            <text:p>1078.499621084</text:p>
          </table:table-cell>
          <table:table-cell table:formula="of:=[.G13]-[.$B13]" office:value-type="float" office:value="10.4203639030457" calcext:value-type="float">
            <text:p>10.4203639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460.65002" calcext:value-type="float">
            <text:p>1443146460.65002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32010269165" calcext:value-type="float">
            <text:p>0.6498320103</text:p>
          </table:table-cell>
          <table:table-cell table:formula="of:=[.C14]/([.D14]-[.D13])" office:value-type="float" office:value="79788.4271201666" calcext:value-type="float">
            <text:p>79788.4271201666</text:p>
          </table:table-cell>
          <table:table-cell/>
          <table:table-cell office:value-type="float" office:value="1443146471.06659" calcext:value-type="float">
            <text:p>1443146471.06659</text:p>
          </table:table-cell>
          <table:table-cell table:formula="of:=[.G14]-[.$B$2]" office:value-type="float" office:value="11.0664041042328" calcext:value-type="float">
            <text:p>11.0664041042</text:p>
          </table:table-cell>
          <table:table-cell table:formula="of:=[.C14]/([.H14]-[.H13])" office:value-type="float" office:value="85797.0504145576" calcext:value-type="float">
            <text:p>85797.0504145576</text:p>
          </table:table-cell>
          <table:table-cell table:formula="of:=[.G14]-[.$B14]" office:value-type="float" office:value="10.4165720939636" calcext:value-type="float">
            <text:p>10.4165720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460.70417" calcext:value-type="float">
            <text:p>1443146460.70417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85452651978" calcext:value-type="float">
            <text:p>0.7039854527</text:p>
          </table:table-cell>
          <table:table-cell table:formula="of:=[.C15]/([.D15]-[.D14])" office:value-type="float" office:value="79773.3220625528" calcext:value-type="float">
            <text:p>79773.3220625528</text:p>
          </table:table-cell>
          <table:table-cell/>
          <table:table-cell office:value-type="float" office:value="1443146471.11711" calcext:value-type="float">
            <text:p>1443146471.11711</text:p>
          </table:table-cell>
          <table:table-cell table:formula="of:=[.G15]-[.$B$2]" office:value-type="float" office:value="11.1169185638428" calcext:value-type="float">
            <text:p>11.1169185638</text:p>
          </table:table-cell>
          <table:table-cell table:formula="of:=[.C15]/([.H15]-[.H14])" office:value-type="float" office:value="85520.0675876587" calcext:value-type="float">
            <text:p>85520.0675876587</text:p>
          </table:table-cell>
          <table:table-cell table:formula="of:=[.G15]-[.$B15]" office:value-type="float" office:value="10.4129331111908" calcext:value-type="float">
            <text:p>10.41293311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460.75833" calcext:value-type="float">
            <text:p>1443146460.7583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44378662109" calcext:value-type="float">
            <text:p>0.7581443787</text:p>
          </table:table-cell>
          <table:table-cell table:formula="of:=[.C16]/([.D16]-[.D15])" office:value-type="float" office:value="79765.2449605783" calcext:value-type="float">
            <text:p>79765.2449605783</text:p>
          </table:table-cell>
          <table:table-cell/>
          <table:table-cell office:value-type="float" office:value="1443146471.16754" calcext:value-type="float">
            <text:p>1443146471.16754</text:p>
          </table:table-cell>
          <table:table-cell table:formula="of:=[.G16]-[.$B$2]" office:value-type="float" office:value="11.1673505306244" calcext:value-type="float">
            <text:p>11.1673505306</text:p>
          </table:table-cell>
          <table:table-cell table:formula="of:=[.C16]/([.H16]-[.H15])" office:value-type="float" office:value="85659.9548993745" calcext:value-type="float">
            <text:p>85659.9548993745</text:p>
          </table:table-cell>
          <table:table-cell table:formula="of:=[.G16]-[.$B16]" office:value-type="float" office:value="10.4092061519623" calcext:value-type="float">
            <text:p>10.4092061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460.81251" calcext:value-type="float">
            <text:p>1443146460.81251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2476234436" calcext:value-type="float">
            <text:p>0.8123247623</text:p>
          </table:table-cell>
          <table:table-cell table:formula="of:=[.C17]/([.D17]-[.D16])" office:value-type="float" office:value="79733.6546255429" calcext:value-type="float">
            <text:p>79733.6546255429</text:p>
          </table:table-cell>
          <table:table-cell/>
          <table:table-cell office:value-type="float" office:value="1443146471.21798" calcext:value-type="float">
            <text:p>1443146471.21798</text:p>
          </table:table-cell>
          <table:table-cell table:formula="of:=[.G17]-[.$B$2]" office:value-type="float" office:value="11.2177894115448" calcext:value-type="float">
            <text:p>11.2177894115</text:p>
          </table:table-cell>
          <table:table-cell table:formula="of:=[.C17]/([.H17]-[.H16])" office:value-type="float" office:value="85648.2126718221" calcext:value-type="float">
            <text:p>85648.2126718221</text:p>
          </table:table-cell>
          <table:table-cell table:formula="of:=[.G17]-[.$B17]" office:value-type="float" office:value="10.4054646492004" calcext:value-type="float">
            <text:p>10.40546464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460.86667" calcext:value-type="float">
            <text:p>1443146460.86667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482257843018" calcext:value-type="float">
            <text:p>0.8664822578</text:p>
          </table:table-cell>
          <table:table-cell table:formula="of:=[.C18]/([.D18]-[.D17])" office:value-type="float" office:value="79767.3518729667" calcext:value-type="float">
            <text:p>79767.3518729667</text:p>
          </table:table-cell>
          <table:table-cell/>
          <table:table-cell office:value-type="float" office:value="1443146471.26843" calcext:value-type="float">
            <text:p>1443146471.26843</text:p>
          </table:table-cell>
          <table:table-cell table:formula="of:=[.G18]-[.$B$2]" office:value-type="float" office:value="11.2682402133942" calcext:value-type="float">
            <text:p>11.2682402134</text:p>
          </table:table-cell>
          <table:table-cell table:formula="of:=[.C18]/([.H18]-[.H17])" office:value-type="float" office:value="85627.9750101604" calcext:value-type="float">
            <text:p>85627.9750101604</text:p>
          </table:table-cell>
          <table:table-cell table:formula="of:=[.G18]-[.$B18]" office:value-type="float" office:value="10.4017579555511" calcext:value-type="float">
            <text:p>10.40175795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460.92082" calcext:value-type="float">
            <text:p>1443146460.92082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30216598511" calcext:value-type="float">
            <text:p>0.9206302166</text:p>
          </table:table-cell>
          <table:table-cell table:formula="of:=[.C19]/([.D19]-[.D18])" office:value-type="float" office:value="79781.4008004826" calcext:value-type="float">
            <text:p>79781.4008004826</text:p>
          </table:table-cell>
          <table:table-cell/>
          <table:table-cell office:value-type="float" office:value="1443146471.31882" calcext:value-type="float">
            <text:p>1443146471.31882</text:p>
          </table:table-cell>
          <table:table-cell table:formula="of:=[.G19]-[.$B$2]" office:value-type="float" office:value="11.3186297416687" calcext:value-type="float">
            <text:p>11.3186297417</text:p>
          </table:table-cell>
          <table:table-cell table:formula="of:=[.C19]/([.H19]-[.H18])" office:value-type="float" office:value="85732.0984721953" calcext:value-type="float">
            <text:p>85732.0984721953</text:p>
          </table:table-cell>
          <table:table-cell table:formula="of:=[.G19]-[.$B19]" office:value-type="float" office:value="10.3979995250702" calcext:value-type="float">
            <text:p>10.39799952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460.97498" calcext:value-type="float">
            <text:p>1443146460.97498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87950515747" calcext:value-type="float">
            <text:p>0.9747879505</text:p>
          </table:table-cell>
          <table:table-cell table:formula="of:=[.C20]/([.D20]-[.D19])" office:value-type="float" office:value="79767.0007131726" calcext:value-type="float">
            <text:p>79767.0007131726</text:p>
          </table:table-cell>
          <table:table-cell/>
          <table:table-cell office:value-type="float" office:value="1443146471.3693" calcext:value-type="float">
            <text:p>1443146471.3693</text:p>
          </table:table-cell>
          <table:table-cell table:formula="of:=[.G20]-[.$B$2]" office:value-type="float" office:value="11.3691163063049" calcext:value-type="float">
            <text:p>11.3691163063</text:p>
          </table:table-cell>
          <table:table-cell table:formula="of:=[.C20]/([.H20]-[.H19])" office:value-type="float" office:value="85567.319367574" calcext:value-type="float">
            <text:p>85567.319367574</text:p>
          </table:table-cell>
          <table:table-cell table:formula="of:=[.G20]-[.$B20]" office:value-type="float" office:value="10.3943283557892" calcext:value-type="float">
            <text:p>10.39432835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461.0274" calcext:value-type="float">
            <text:p>1443146461.027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1071243286" calcext:value-type="float">
            <text:p>1.0272107124</text:p>
          </table:table-cell>
          <table:table-cell table:formula="of:=[.C21]/([.D21]-[.D20])" office:value-type="float" office:value="82406.9515228969" calcext:value-type="float">
            <text:p>82406.9515228969</text:p>
          </table:table-cell>
          <table:table-cell/>
          <table:table-cell office:value-type="float" office:value="1443146471.41975" calcext:value-type="float">
            <text:p>1443146471.41975</text:p>
          </table:table-cell>
          <table:table-cell table:formula="of:=[.G21]-[.$B$2]" office:value-type="float" office:value="11.4195594787598" calcext:value-type="float">
            <text:p>11.4195594788</text:p>
          </table:table-cell>
          <table:table-cell table:formula="of:=[.C21]/([.H21]-[.H20])" office:value-type="float" office:value="85640.9260117028" calcext:value-type="float">
            <text:p>85640.9260117028</text:p>
          </table:table-cell>
          <table:table-cell table:formula="of:=[.G21]-[.$B21]" office:value-type="float" office:value="10.3923487663269" calcext:value-type="float">
            <text:p>10.39234876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461.07836" calcext:value-type="float">
            <text:p>1443146461.07836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7220687866" calcext:value-type="float">
            <text:p>1.0781722069</text:p>
          </table:table-cell>
          <table:table-cell table:formula="of:=[.C22]/([.D22]-[.D21])" office:value-type="float" office:value="84769.8845369313" calcext:value-type="float">
            <text:p>84769.8845369313</text:p>
          </table:table-cell>
          <table:table-cell/>
          <table:table-cell office:value-type="float" office:value="1443146471.47019" calcext:value-type="float">
            <text:p>1443146471.47019</text:p>
          </table:table-cell>
          <table:table-cell table:formula="of:=[.G22]-[.$B$2]" office:value-type="float" office:value="11.4700055122375" calcext:value-type="float">
            <text:p>11.4700055122</text:p>
          </table:table-cell>
          <table:table-cell table:formula="of:=[.C22]/([.H22]-[.H21])" office:value-type="float" office:value="85636.0689270557" calcext:value-type="float">
            <text:p>85636.0689270557</text:p>
          </table:table-cell>
          <table:table-cell table:formula="of:=[.G22]-[.$B22]" office:value-type="float" office:value="10.3918333053589" calcext:value-type="float">
            <text:p>10.391833305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461.12933" calcext:value-type="float">
            <text:p>1443146461.12933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3799285889" calcext:value-type="float">
            <text:p>1.1291379929</text:p>
          </table:table-cell>
          <table:table-cell table:formula="of:=[.C23]/([.D23]-[.D22])" office:value-type="float" office:value="84762.7465546439" calcext:value-type="float">
            <text:p>84762.7465546439</text:p>
          </table:table-cell>
          <table:table-cell/>
          <table:table-cell office:value-type="float" office:value="1443146471.52063" calcext:value-type="float">
            <text:p>1443146471.52063</text:p>
          </table:table-cell>
          <table:table-cell table:formula="of:=[.G23]-[.$B$2]" office:value-type="float" office:value="11.5204389095306" calcext:value-type="float">
            <text:p>11.5204389095</text:p>
          </table:table-cell>
          <table:table-cell table:formula="of:=[.C23]/([.H23]-[.H22])" office:value-type="float" office:value="85657.5252088327" calcext:value-type="float">
            <text:p>85657.5252088327</text:p>
          </table:table-cell>
          <table:table-cell table:formula="of:=[.G23]-[.$B23]" office:value-type="float" office:value="10.3913009166718" calcext:value-type="float">
            <text:p>10.39130091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461.1803" calcext:value-type="float">
            <text:p>1443146461.1803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1116981506" calcext:value-type="float">
            <text:p>1.1801111698</text:p>
          </table:table-cell>
          <table:table-cell table:formula="of:=[.C24]/([.D24]-[.D23])" office:value-type="float" office:value="84750.4561803954" calcext:value-type="float">
            <text:p>84750.4561803954</text:p>
          </table:table-cell>
          <table:table-cell/>
          <table:table-cell office:value-type="float" office:value="1443146471.57108" calcext:value-type="float">
            <text:p>1443146471.57108</text:p>
          </table:table-cell>
          <table:table-cell table:formula="of:=[.G24]-[.$B$2]" office:value-type="float" office:value="11.57088804245" calcext:value-type="float">
            <text:p>11.5708880425</text:p>
          </table:table-cell>
          <table:table-cell table:formula="of:=[.C24]/([.H24]-[.H23])" office:value-type="float" office:value="85630.8077070307" calcext:value-type="float">
            <text:p>85630.8077070307</text:p>
          </table:table-cell>
          <table:table-cell table:formula="of:=[.G24]-[.$B24]" office:value-type="float" office:value="10.3907768726349" calcext:value-type="float">
            <text:p>10.39077687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461.23126" calcext:value-type="float">
            <text:p>1443146461.23126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7576370239" calcext:value-type="float">
            <text:p>1.2310757637</text:p>
          </table:table-cell>
          <table:table-cell table:formula="of:=[.C25]/([.D25]-[.D24])" office:value-type="float" office:value="84764.729206918" calcext:value-type="float">
            <text:p>84764.729206918</text:p>
          </table:table-cell>
          <table:table-cell/>
          <table:table-cell office:value-type="float" office:value="1443146471.62151" calcext:value-type="float">
            <text:p>1443146471.62151</text:p>
          </table:table-cell>
          <table:table-cell table:formula="of:=[.G25]-[.$B$2]" office:value-type="float" office:value="11.6213202476501" calcext:value-type="float">
            <text:p>11.6213202477</text:p>
          </table:table-cell>
          <table:table-cell table:formula="of:=[.C25]/([.H25]-[.H24])" office:value-type="float" office:value="85659.5499413789" calcext:value-type="float">
            <text:p>85659.5499413789</text:p>
          </table:table-cell>
          <table:table-cell table:formula="of:=[.G25]-[.$B25]" office:value-type="float" office:value="10.3902444839478" calcext:value-type="float">
            <text:p>10.39024448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461.28224" calcext:value-type="float">
            <text:p>1443146461.28224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4798698425" calcext:value-type="float">
            <text:p>1.282047987</text:p>
          </table:table-cell>
          <table:table-cell table:formula="of:=[.C26]/([.D26]-[.D25])" office:value-type="float" office:value="84752.041834859" calcext:value-type="float">
            <text:p>84752.041834859</text:p>
          </table:table-cell>
          <table:table-cell/>
          <table:table-cell office:value-type="float" office:value="1443146471.67198" calcext:value-type="float">
            <text:p>1443146471.67198</text:p>
          </table:table-cell>
          <table:table-cell table:formula="of:=[.G26]-[.$B$2]" office:value-type="float" office:value="11.6717953681946" calcext:value-type="float">
            <text:p>11.6717953682</text:p>
          </table:table-cell>
          <table:table-cell table:formula="of:=[.C26]/([.H26]-[.H25])" office:value-type="float" office:value="85586.7198216411" calcext:value-type="float">
            <text:p>85586.7198216411</text:p>
          </table:table-cell>
          <table:table-cell table:formula="of:=[.G26]-[.$B26]" office:value-type="float" office:value="10.3897473812103" calcext:value-type="float">
            <text:p>10.38974738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461.33322" calcext:value-type="float">
            <text:p>1443146461.33322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2879333496" calcext:value-type="float">
            <text:p>1.3330287933</text:p>
          </table:table-cell>
          <table:table-cell table:formula="of:=[.C27]/([.D27]-[.D26])" office:value-type="float" office:value="84737.7730803586" calcext:value-type="float">
            <text:p>84737.7730803586</text:p>
          </table:table-cell>
          <table:table-cell/>
          <table:table-cell office:value-type="float" office:value="1443146471.72239" calcext:value-type="float">
            <text:p>1443146471.72239</text:p>
          </table:table-cell>
          <table:table-cell table:formula="of:=[.G27]-[.$B$2]" office:value-type="float" office:value="11.7222008705139" calcext:value-type="float">
            <text:p>11.7222008705</text:p>
          </table:table-cell>
          <table:table-cell table:formula="of:=[.C27]/([.H27]-[.H26])" office:value-type="float" office:value="85704.9290498354" calcext:value-type="float">
            <text:p>85704.9290498354</text:p>
          </table:table-cell>
          <table:table-cell table:formula="of:=[.G27]-[.$B27]" office:value-type="float" office:value="10.389172077179" calcext:value-type="float">
            <text:p>10.38917207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461.38418" calcext:value-type="float">
            <text:p>1443146461.38418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99600982666" calcext:value-type="float">
            <text:p>1.3839960098</text:p>
          </table:table-cell>
          <table:table-cell table:formula="of:=[.C28]/([.D28]-[.D27])" office:value-type="float" office:value="84760.3674943398" calcext:value-type="float">
            <text:p>84760.3674943398</text:p>
          </table:table-cell>
          <table:table-cell/>
          <table:table-cell office:value-type="float" office:value="1443146471.77283" calcext:value-type="float">
            <text:p>1443146471.77283</text:p>
          </table:table-cell>
          <table:table-cell table:formula="of:=[.G28]-[.$B$2]" office:value-type="float" office:value="11.7726440429688" calcext:value-type="float">
            <text:p>11.772644043</text:p>
          </table:table-cell>
          <table:table-cell table:formula="of:=[.C28]/([.H28]-[.H27])" office:value-type="float" office:value="85640.9260117028" calcext:value-type="float">
            <text:p>85640.9260117028</text:p>
          </table:table-cell>
          <table:table-cell table:formula="of:=[.G28]-[.$B28]" office:value-type="float" office:value="10.3886480331421" calcext:value-type="float">
            <text:p>10.38864803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461.4352" calcext:value-type="float">
            <text:p>1443146461.4352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500876426697" calcext:value-type="float">
            <text:p>1.4350087643</text:p>
          </table:table-cell>
          <table:table-cell table:formula="of:=[.C29]/([.D29]-[.D28])" office:value-type="float" office:value="84684.7038039287" calcext:value-type="float">
            <text:p>84684.7038039287</text:p>
          </table:table-cell>
          <table:table-cell/>
          <table:table-cell office:value-type="float" office:value="1443146471.82326" calcext:value-type="float">
            <text:p>1443146471.82326</text:p>
          </table:table-cell>
          <table:table-cell table:formula="of:=[.G29]-[.$B$2]" office:value-type="float" office:value="11.8230724334717" calcext:value-type="float">
            <text:p>11.8230724335</text:p>
          </table:table-cell>
          <table:table-cell table:formula="of:=[.C29]/([.H29]-[.H28])" office:value-type="float" office:value="85666.0297288097" calcext:value-type="float">
            <text:p>85666.0297288097</text:p>
          </table:table-cell>
          <table:table-cell table:formula="of:=[.G29]-[.$B29]" office:value-type="float" office:value="10.3880636692047" calcext:value-type="float">
            <text:p>10.38806366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461.48617" calcext:value-type="float">
            <text:p>1443146461.48617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7693443298" calcext:value-type="float">
            <text:p>1.4859769344</text:p>
          </table:table-cell>
          <table:table-cell table:formula="of:=[.C30]/([.D30]-[.D29])" office:value-type="float" office:value="84758.7815283287" calcext:value-type="float">
            <text:p>84758.7815283287</text:p>
          </table:table-cell>
          <table:table-cell/>
          <table:table-cell office:value-type="float" office:value="1443146471.87374" calcext:value-type="float">
            <text:p>1443146471.87374</text:p>
          </table:table-cell>
          <table:table-cell table:formula="of:=[.G30]-[.$B$2]" office:value-type="float" office:value="11.8735530376434" calcext:value-type="float">
            <text:p>11.8735530376</text:p>
          </table:table-cell>
          <table:table-cell table:formula="of:=[.C30]/([.H30]-[.H29])" office:value-type="float" office:value="85577.4226731088" calcext:value-type="float">
            <text:p>85577.4226731088</text:p>
          </table:table-cell>
          <table:table-cell table:formula="of:=[.G30]-[.$B30]" office:value-type="float" office:value="10.3875761032105" calcext:value-type="float">
            <text:p>10.38757610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461.53715" calcext:value-type="float">
            <text:p>1443146461.53715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5893287659" calcext:value-type="float">
            <text:p>1.5369589329</text:p>
          </table:table-cell>
          <table:table-cell table:formula="of:=[.C31]/([.D31]-[.D30])" office:value-type="float" office:value="84735.7916888802" calcext:value-type="float">
            <text:p>84735.7916888802</text:p>
          </table:table-cell>
          <table:table-cell/>
          <table:table-cell office:value-type="float" office:value="1443146471.92418" calcext:value-type="float">
            <text:p>1443146471.92418</text:p>
          </table:table-cell>
          <table:table-cell table:formula="of:=[.G31]-[.$B$2]" office:value-type="float" office:value="11.9239866733551" calcext:value-type="float">
            <text:p>11.9239866734</text:p>
          </table:table-cell>
          <table:table-cell table:formula="of:=[.C31]/([.H31]-[.H30])" office:value-type="float" office:value="85657.1202738094" calcext:value-type="float">
            <text:p>85657.1202738094</text:p>
          </table:table-cell>
          <table:table-cell table:formula="of:=[.G31]-[.$B31]" office:value-type="float" office:value="10.3870277404785" calcext:value-type="float">
            <text:p>10.38702774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461.58811" calcext:value-type="float">
            <text:p>1443146461.5881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92567253113" calcext:value-type="float">
            <text:p>1.5879256725</text:p>
          </table:table-cell>
          <table:table-cell table:formula="of:=[.C32]/([.D32]-[.D31])" office:value-type="float" office:value="84761.1604996024" calcext:value-type="float">
            <text:p>84761.1604996024</text:p>
          </table:table-cell>
          <table:table-cell/>
          <table:table-cell office:value-type="float" office:value="1443146471.97461" calcext:value-type="float">
            <text:p>1443146471.97461</text:p>
          </table:table-cell>
          <table:table-cell table:formula="of:=[.G32]-[.$B$2]" office:value-type="float" office:value="11.9744231700897" calcext:value-type="float">
            <text:p>11.9744231701</text:p>
          </table:table-cell>
          <table:table-cell table:formula="of:=[.C32]/([.H32]-[.H31])" office:value-type="float" office:value="85652.2613521409" calcext:value-type="float">
            <text:p>85652.2613521409</text:p>
          </table:table-cell>
          <table:table-cell table:formula="of:=[.G32]-[.$B32]" office:value-type="float" office:value="10.3864974975586" calcext:value-type="float">
            <text:p>10.386497497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461.63907" calcext:value-type="float">
            <text:p>1443146461.63907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7691497803" calcext:value-type="float">
            <text:p>1.638876915</text:p>
          </table:table-cell>
          <table:table-cell table:formula="of:=[.C33]/([.D33]-[.D32])" office:value-type="float" office:value="84786.9412507896" calcext:value-type="float">
            <text:p>84786.9412507896</text:p>
          </table:table-cell>
          <table:table-cell/>
          <table:table-cell office:value-type="float" office:value="1443146472.02507" calcext:value-type="float">
            <text:p>1443146472.02507</text:p>
          </table:table-cell>
          <table:table-cell table:formula="of:=[.G33]-[.$B$2]" office:value-type="float" office:value="12.0248823165894" calcext:value-type="float">
            <text:p>12.0248823166</text:p>
          </table:table-cell>
          <table:table-cell table:formula="of:=[.C33]/([.H33]-[.H32])" office:value-type="float" office:value="85613.8143365416" calcext:value-type="float">
            <text:p>85613.8143365416</text:p>
          </table:table-cell>
          <table:table-cell table:formula="of:=[.G33]-[.$B33]" office:value-type="float" office:value="10.3860054016113" calcext:value-type="float">
            <text:p>10.38600540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461.69005" calcext:value-type="float">
            <text:p>1443146461.69005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5867500305" calcext:value-type="float">
            <text:p>1.689858675</text:p>
          </table:table-cell>
          <table:table-cell table:formula="of:=[.C34]/([.D34]-[.D33])" office:value-type="float" office:value="84736.187959763" calcext:value-type="float">
            <text:p>84736.187959763</text:p>
          </table:table-cell>
          <table:table-cell/>
          <table:table-cell office:value-type="float" office:value="1443146472.04087" calcext:value-type="float">
            <text:p>1443146472.04087</text:p>
          </table:table-cell>
          <table:table-cell table:formula="of:=[.G34]-[.$B$2]" office:value-type="float" office:value="12.0406861305237" calcext:value-type="float">
            <text:p>12.0406861305</text:p>
          </table:table-cell>
          <table:table-cell table:formula="of:=[.C34]/([.H34]-[.H33])" office:value-type="float" office:value="273351.737621821" calcext:value-type="float">
            <text:p>273351.737621821</text:p>
          </table:table-cell>
          <table:table-cell table:formula="of:=[.G34]-[.$B34]" office:value-type="float" office:value="10.3508274555206" calcext:value-type="float">
            <text:p>10.35082745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461.74101" calcext:value-type="float">
            <text:p>1443146461.74101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1993103027" calcext:value-type="float">
            <text:p>1.740819931</text:p>
          </table:table-cell>
          <table:table-cell table:formula="of:=[.C35]/([.D35]-[.D34])" office:value-type="float" office:value="84770.2811267527" calcext:value-type="float">
            <text:p>84770.2811267527</text:p>
          </table:table-cell>
          <table:table-cell/>
          <table:table-cell office:value-type="float" office:value="1443146472.05667" calcext:value-type="float">
            <text:p>1443146472.05667</text:p>
          </table:table-cell>
          <table:table-cell table:formula="of:=[.G35]-[.$B$2]" office:value-type="float" office:value="12.0564842224121" calcext:value-type="float">
            <text:p>12.0564842224</text:p>
          </table:table-cell>
          <table:table-cell table:formula="of:=[.C35]/([.H35]-[.H34])" office:value-type="float" office:value="273450.745223507" calcext:value-type="float">
            <text:p>273450.745223507</text:p>
          </table:table-cell>
          <table:table-cell table:formula="of:=[.G35]-[.$B35]" office:value-type="float" office:value="10.3156642913818" calcext:value-type="float">
            <text:p>10.31566429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461.79197" calcext:value-type="float">
            <text:p>1443146461.7919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8023338318" calcext:value-type="float">
            <text:p>1.7917802334</text:p>
          </table:table-cell>
          <table:table-cell table:formula="of:=[.C36]/([.D36]-[.D35])" office:value-type="float" office:value="84771.867523147" calcext:value-type="float">
            <text:p>84771.867523147</text:p>
          </table:table-cell>
          <table:table-cell/>
          <table:table-cell office:value-type="float" office:value="1443146472.08547" calcext:value-type="float">
            <text:p>1443146472.08547</text:p>
          </table:table-cell>
          <table:table-cell table:formula="of:=[.G36]-[.$B$2]" office:value-type="float" office:value="12.0852832794189" calcext:value-type="float">
            <text:p>12.0852832794</text:p>
          </table:table-cell>
          <table:table-cell table:formula="of:=[.C36]/([.H36]-[.H35])" office:value-type="float" office:value="150004.911583549" calcext:value-type="float">
            <text:p>150004.911583549</text:p>
          </table:table-cell>
          <table:table-cell table:formula="of:=[.G36]-[.$B36]" office:value-type="float" office:value="10.2935030460358" calcext:value-type="float">
            <text:p>10.29350304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461.84293" calcext:value-type="float">
            <text:p>1443146461.84293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4530410767" calcext:value-type="float">
            <text:p>1.8427453041</text:p>
          </table:table-cell>
          <table:table-cell table:formula="of:=[.C37]/([.D37]-[.D36])" office:value-type="float" office:value="84763.9361348783" calcext:value-type="float">
            <text:p>84763.9361348783</text:p>
          </table:table-cell>
          <table:table-cell/>
          <table:table-cell office:value-type="float" office:value="1443146472.13216" calcext:value-type="float">
            <text:p>1443146472.13216</text:p>
          </table:table-cell>
          <table:table-cell table:formula="of:=[.G37]-[.$B$2]" office:value-type="float" office:value="12.1319718360901" calcext:value-type="float">
            <text:p>12.1319718361</text:p>
          </table:table-cell>
          <table:table-cell table:formula="of:=[.C37]/([.H37]-[.H36])" office:value-type="float" office:value="92528.0263090703" calcext:value-type="float">
            <text:p>92528.0263090703</text:p>
          </table:table-cell>
          <table:table-cell table:formula="of:=[.G37]-[.$B37]" office:value-type="float" office:value="10.2892265319824" calcext:value-type="float">
            <text:p>10.28922653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461.8939" calcext:value-type="float">
            <text:p>1443146461.8939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0822906494" calcext:value-type="float">
            <text:p>1.8937082291</text:p>
          </table:table-cell>
          <table:table-cell table:formula="of:=[.C38]/([.D38]-[.D37])" office:value-type="float" office:value="84767.5050759284" calcext:value-type="float">
            <text:p>84767.5050759284</text:p>
          </table:table-cell>
          <table:table-cell/>
          <table:table-cell office:value-type="float" office:value="1443146472.17882" calcext:value-type="float">
            <text:p>1443146472.17882</text:p>
          </table:table-cell>
          <table:table-cell table:formula="of:=[.G38]-[.$B$2]" office:value-type="float" office:value="12.1786332130432" calcext:value-type="float">
            <text:p>12.178633213</text:p>
          </table:table-cell>
          <table:table-cell table:formula="of:=[.C38]/([.H38]-[.H37])" office:value-type="float" office:value="92581.9228253761" calcext:value-type="float">
            <text:p>92581.9228253761</text:p>
          </table:table-cell>
          <table:table-cell table:formula="of:=[.G38]-[.$B38]" office:value-type="float" office:value="10.2849249839783" calcext:value-type="float">
            <text:p>10.28492498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461.94486" calcext:value-type="float">
            <text:p>1443146461.9448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6948509216" calcext:value-type="float">
            <text:p>1.9446694851</text:p>
          </table:table-cell>
          <table:table-cell table:formula="of:=[.C39]/([.D39]-[.D38])" office:value-type="float" office:value="84770.2811267527" calcext:value-type="float">
            <text:p>84770.2811267527</text:p>
          </table:table-cell>
          <table:table-cell/>
          <table:table-cell office:value-type="float" office:value="1443146472.22554" calcext:value-type="float">
            <text:p>1443146472.22554</text:p>
          </table:table-cell>
          <table:table-cell table:formula="of:=[.G39]-[.$B$2]" office:value-type="float" office:value="12.2253551483154" calcext:value-type="float">
            <text:p>12.2253551483</text:p>
          </table:table-cell>
          <table:table-cell table:formula="of:=[.C39]/([.H39]-[.H38])" office:value-type="float" office:value="92461.9233948746" calcext:value-type="float">
            <text:p>92461.9233948746</text:p>
          </table:table-cell>
          <table:table-cell table:formula="of:=[.G39]-[.$B39]" office:value-type="float" office:value="10.2806856632233" calcext:value-type="float">
            <text:p>10.28068566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461.99582" calcext:value-type="float">
            <text:p>1443146461.99582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63121795654" calcext:value-type="float">
            <text:p>1.995631218</text:p>
          </table:table-cell>
          <table:table-cell table:formula="of:=[.C40]/([.D40]-[.D39])" office:value-type="float" office:value="84769.4879508208" calcext:value-type="float">
            <text:p>84769.4879508208</text:p>
          </table:table-cell>
          <table:table-cell/>
          <table:table-cell office:value-type="float" office:value="1443146472.27222" calcext:value-type="float">
            <text:p>1443146472.27222</text:p>
          </table:table-cell>
          <table:table-cell table:formula="of:=[.G40]-[.$B$2]" office:value-type="float" office:value="12.2720317840576" calcext:value-type="float">
            <text:p>12.2720317841</text:p>
          </table:table-cell>
          <table:table-cell table:formula="of:=[.C40]/([.H40]-[.H39])" office:value-type="float" office:value="92551.6574043805" calcext:value-type="float">
            <text:p>92551.6574043805</text:p>
          </table:table-cell>
          <table:table-cell table:formula="of:=[.G40]-[.$B40]" office:value-type="float" office:value="10.2764005661011" calcext:value-type="float">
            <text:p>10.276400566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462.03886" calcext:value-type="float">
            <text:p>1443146462.03886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6958618164" calcext:value-type="float">
            <text:p>2.0386695862</text:p>
          </table:table-cell>
          <table:table-cell table:formula="of:=[.C41]/([.D41]-[.D40])" office:value-type="float" office:value="100375.552748787" calcext:value-type="float">
            <text:p>100375.552748787</text:p>
          </table:table-cell>
          <table:table-cell/>
          <table:table-cell office:value-type="float" office:value="1443146472.31887" calcext:value-type="float">
            <text:p>1443146472.31887</text:p>
          </table:table-cell>
          <table:table-cell table:formula="of:=[.G41]-[.$B$2]" office:value-type="float" office:value="12.3186841011047" calcext:value-type="float">
            <text:p>12.3186841011</text:p>
          </table:table-cell>
          <table:table-cell table:formula="of:=[.C41]/([.H41]-[.H40])" office:value-type="float" office:value="92599.902286456" calcext:value-type="float">
            <text:p>92599.902286456</text:p>
          </table:table-cell>
          <table:table-cell table:formula="of:=[.G41]-[.$B41]" office:value-type="float" office:value="10.2800145149231" calcext:value-type="float">
            <text:p>10.28001451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462.0812" calcext:value-type="float">
            <text:p>1443146462.0812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0843429565" calcext:value-type="float">
            <text:p>2.0810084343</text:p>
          </table:table-cell>
          <table:table-cell table:formula="of:=[.C42]/([.D42]-[.D41])" office:value-type="float" office:value="102033.952089739" calcext:value-type="float">
            <text:p>102033.952089739</text:p>
          </table:table-cell>
          <table:table-cell/>
          <table:table-cell office:value-type="float" office:value="1443146472.36558" calcext:value-type="float">
            <text:p>1443146472.36558</text:p>
          </table:table-cell>
          <table:table-cell table:formula="of:=[.G42]-[.$B$2]" office:value-type="float" office:value="12.3653883934021" calcext:value-type="float">
            <text:p>12.3653883934</text:p>
          </table:table-cell>
          <table:table-cell table:formula="of:=[.C42]/([.H42]-[.H41])" office:value-type="float" office:value="92496.8517346293" calcext:value-type="float">
            <text:p>92496.8517346293</text:p>
          </table:table-cell>
          <table:table-cell table:formula="of:=[.G42]-[.$B42]" office:value-type="float" office:value="10.2843799591064" calcext:value-type="float">
            <text:p>10.28437995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462.12353" calcext:value-type="float">
            <text:p>1443146462.12353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3434677124" calcext:value-type="float">
            <text:p>2.1233434677</text:p>
          </table:table-cell>
          <table:table-cell table:formula="of:=[.C43]/([.D43]-[.D42])" office:value-type="float" office:value="102043.146097789" calcext:value-type="float">
            <text:p>102043.146097789</text:p>
          </table:table-cell>
          <table:table-cell/>
          <table:table-cell office:value-type="float" office:value="1443146472.41226" calcext:value-type="float">
            <text:p>1443146472.41226</text:p>
          </table:table-cell>
          <table:table-cell table:formula="of:=[.G43]-[.$B$2]" office:value-type="float" office:value="12.4120695590973" calcext:value-type="float">
            <text:p>12.4120695591</text:p>
          </table:table-cell>
          <table:table-cell table:formula="of:=[.C43]/([.H43]-[.H42])" office:value-type="float" office:value="92542.6761663985" calcext:value-type="float">
            <text:p>92542.6761663985</text:p>
          </table:table-cell>
          <table:table-cell table:formula="of:=[.G43]-[.$B43]" office:value-type="float" office:value="10.2887260913849" calcext:value-type="float">
            <text:p>10.28872609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462.16587" calcext:value-type="float">
            <text:p>1443146462.16587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7754745483" calcext:value-type="float">
            <text:p>2.1656775475</text:p>
          </table:table-cell>
          <table:table-cell table:formula="of:=[.C44]/([.D44]-[.D43])" office:value-type="float" office:value="102045.444858697" calcext:value-type="float">
            <text:p>102045.444858697</text:p>
          </table:table-cell>
          <table:table-cell/>
          <table:table-cell office:value-type="float" office:value="1443146472.45897" calcext:value-type="float">
            <text:p>1443146472.45897</text:p>
          </table:table-cell>
          <table:table-cell table:formula="of:=[.G44]-[.$B$2]" office:value-type="float" office:value="12.4587864875793" calcext:value-type="float">
            <text:p>12.4587864876</text:p>
          </table:table-cell>
          <table:table-cell table:formula="of:=[.C44]/([.H44]-[.H43])" office:value-type="float" office:value="92471.8328102274" calcext:value-type="float">
            <text:p>92471.8328102274</text:p>
          </table:table-cell>
          <table:table-cell table:formula="of:=[.G44]-[.$B44]" office:value-type="float" office:value="10.2931089401245" calcext:value-type="float">
            <text:p>10.29310894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462.20819" calcext:value-type="float">
            <text:p>1443146462.20819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9684524536" calcext:value-type="float">
            <text:p>2.2079968452</text:p>
          </table:table-cell>
          <table:table-cell table:formula="of:=[.C45]/([.D45]-[.D44])" office:value-type="float" office:value="102081.088901408" calcext:value-type="float">
            <text:p>102081.088901408</text:p>
          </table:table-cell>
          <table:table-cell/>
          <table:table-cell office:value-type="float" office:value="1443146472.50566" calcext:value-type="float">
            <text:p>1443146472.50566</text:p>
          </table:table-cell>
          <table:table-cell table:formula="of:=[.G45]-[.$B$2]" office:value-type="float" office:value="12.505469083786" calcext:value-type="float">
            <text:p>12.5054690838</text:p>
          </table:table-cell>
          <table:table-cell table:formula="of:=[.C45]/([.H45]-[.H44])" office:value-type="float" office:value="92539.8403481085" calcext:value-type="float">
            <text:p>92539.8403481085</text:p>
          </table:table-cell>
          <table:table-cell table:formula="of:=[.G45]-[.$B45]" office:value-type="float" office:value="10.2974722385407" calcext:value-type="float">
            <text:p>10.29747223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462.25052" calcext:value-type="float">
            <text:p>1443146462.25052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3044815063" calcext:value-type="float">
            <text:p>2.2503304482</text:p>
          </table:table-cell>
          <table:table-cell table:formula="of:=[.C46]/([.D46]-[.D45])" office:value-type="float" office:value="102046.594277991" calcext:value-type="float">
            <text:p>102046.594277991</text:p>
          </table:table-cell>
          <table:table-cell/>
          <table:table-cell office:value-type="float" office:value="1443146472.55235" calcext:value-type="float">
            <text:p>1443146472.55235</text:p>
          </table:table-cell>
          <table:table-cell table:formula="of:=[.G46]-[.$B$2]" office:value-type="float" office:value="12.5521626472473" calcext:value-type="float">
            <text:p>12.5521626472</text:p>
          </table:table-cell>
          <table:table-cell table:formula="of:=[.C46]/([.H46]-[.H45])" office:value-type="float" office:value="92518.1048471511" calcext:value-type="float">
            <text:p>92518.1048471511</text:p>
          </table:table-cell>
          <table:table-cell table:formula="of:=[.G46]-[.$B46]" office:value-type="float" office:value="10.3018321990967" calcext:value-type="float">
            <text:p>10.30183219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462.29285" calcext:value-type="float">
            <text:p>1443146462.29285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619052887" calcext:value-type="float">
            <text:p>2.2926619053</text:p>
          </table:table-cell>
          <table:table-cell table:formula="of:=[.C47]/([.D47]-[.D46])" office:value-type="float" office:value="102051.766985261" calcext:value-type="float">
            <text:p>102051.766985261</text:p>
          </table:table-cell>
          <table:table-cell/>
          <table:table-cell office:value-type="float" office:value="1443146472.59903" calcext:value-type="float">
            <text:p>1443146472.59903</text:p>
          </table:table-cell>
          <table:table-cell table:formula="of:=[.G47]-[.$B$2]" office:value-type="float" office:value="12.5988435745239" calcext:value-type="float">
            <text:p>12.5988435745</text:p>
          </table:table-cell>
          <table:table-cell table:formula="of:=[.C47]/([.H47]-[.H46])" office:value-type="float" office:value="92543.1488196778" calcext:value-type="float">
            <text:p>92543.1488196778</text:p>
          </table:table-cell>
          <table:table-cell table:formula="of:=[.G47]-[.$B47]" office:value-type="float" office:value="10.3061816692352" calcext:value-type="float">
            <text:p>10.306181669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462.33517" calcext:value-type="float">
            <text:p>1443146462.33517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98549461365" calcext:value-type="float">
            <text:p>2.3349854946</text:p>
          </table:table-cell>
          <table:table-cell table:formula="of:=[.C48]/([.D48]-[.D47])" office:value-type="float" office:value="102070.738065999" calcext:value-type="float">
            <text:p>102070.738065999</text:p>
          </table:table-cell>
          <table:table-cell/>
          <table:table-cell office:value-type="float" office:value="1443146472.64569" calcext:value-type="float">
            <text:p>1443146472.64569</text:p>
          </table:table-cell>
          <table:table-cell table:formula="of:=[.G48]-[.$B$2]" office:value-type="float" office:value="12.6454966068268" calcext:value-type="float">
            <text:p>12.6454966068</text:p>
          </table:table-cell>
          <table:table-cell table:formula="of:=[.C48]/([.H48]-[.H47])" office:value-type="float" office:value="92598.4826014299" calcext:value-type="float">
            <text:p>92598.4826014299</text:p>
          </table:table-cell>
          <table:table-cell table:formula="of:=[.G48]-[.$B48]" office:value-type="float" office:value="10.3105111122131" calcext:value-type="float">
            <text:p>10.31051111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462.37751" calcext:value-type="float">
            <text:p>1443146462.37751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1790542603" calcext:value-type="float">
            <text:p>2.3773179054</text:p>
          </table:table-cell>
          <table:table-cell table:formula="of:=[.C49]/([.D49]-[.D48])" office:value-type="float" office:value="102049.467939512" calcext:value-type="float">
            <text:p>102049.467939512</text:p>
          </table:table-cell>
          <table:table-cell/>
          <table:table-cell office:value-type="float" office:value="1443146472.69241" calcext:value-type="float">
            <text:p>1443146472.69241</text:p>
          </table:table-cell>
          <table:table-cell table:formula="of:=[.G49]-[.$B$2]" office:value-type="float" office:value="12.6922237873077" calcext:value-type="float">
            <text:p>12.6922237873</text:p>
          </table:table-cell>
          <table:table-cell table:formula="of:=[.C49]/([.H49]-[.H48])" office:value-type="float" office:value="92451.5443802682" calcext:value-type="float">
            <text:p>92451.5443802682</text:p>
          </table:table-cell>
          <table:table-cell table:formula="of:=[.G49]-[.$B49]" office:value-type="float" office:value="10.3149058818817" calcext:value-type="float">
            <text:p>10.31490588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462.41984" calcext:value-type="float">
            <text:p>1443146462.41984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5007781982" calcext:value-type="float">
            <text:p>2.4196500778</text:p>
          </table:table-cell>
          <table:table-cell table:formula="of:=[.C50]/([.D50]-[.D49])" office:value-type="float" office:value="102050.042691238" calcext:value-type="float">
            <text:p>102050.042691238</text:p>
          </table:table-cell>
          <table:table-cell/>
          <table:table-cell office:value-type="float" office:value="1443146472.73906" calcext:value-type="float">
            <text:p>1443146472.73906</text:p>
          </table:table-cell>
          <table:table-cell table:formula="of:=[.G50]-[.$B$2]" office:value-type="float" office:value="12.7388741970062" calcext:value-type="float">
            <text:p>12.738874197</text:p>
          </table:table-cell>
          <table:table-cell table:formula="of:=[.C50]/([.H50]-[.H49])" office:value-type="float" office:value="92603.688326025" calcext:value-type="float">
            <text:p>92603.688326025</text:p>
          </table:table-cell>
          <table:table-cell table:formula="of:=[.G50]-[.$B50]" office:value-type="float" office:value="10.3192241191864" calcext:value-type="float">
            <text:p>10.31922411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462.46217" calcext:value-type="float">
            <text:p>1443146462.46217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8177337646" calcext:value-type="float">
            <text:p>2.4619817734</text:p>
          </table:table-cell>
          <table:table-cell table:formula="of:=[.C51]/([.D51]-[.D50])" office:value-type="float" office:value="102051.192214112" calcext:value-type="float">
            <text:p>102051.192214112</text:p>
          </table:table-cell>
          <table:table-cell/>
          <table:table-cell office:value-type="float" office:value="1443146472.78575" calcext:value-type="float">
            <text:p>1443146472.78575</text:p>
          </table:table-cell>
          <table:table-cell table:formula="of:=[.G51]-[.$B$2]" office:value-type="float" office:value="12.7855634689331" calcext:value-type="float">
            <text:p>12.7855634689</text:p>
          </table:table-cell>
          <table:table-cell table:formula="of:=[.C51]/([.H51]-[.H50])" office:value-type="float" office:value="92526.608827089" calcext:value-type="float">
            <text:p>92526.608827089</text:p>
          </table:table-cell>
          <table:table-cell table:formula="of:=[.G51]-[.$B51]" office:value-type="float" office:value="10.3235816955566" calcext:value-type="float">
            <text:p>10.32358169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462.5045" calcext:value-type="float">
            <text:p>1443146462.5045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1489944458" calcext:value-type="float">
            <text:p>2.5043148994</text:p>
          </table:table-cell>
          <table:table-cell table:formula="of:=[.C52]/([.D52]-[.D51])" office:value-type="float" office:value="102047.743723178" calcext:value-type="float">
            <text:p>102047.743723178</text:p>
          </table:table-cell>
          <table:table-cell/>
          <table:table-cell office:value-type="float" office:value="1443146472.83248" calcext:value-type="float">
            <text:p>1443146472.83248</text:p>
          </table:table-cell>
          <table:table-cell table:formula="of:=[.G52]-[.$B$2]" office:value-type="float" office:value="12.832287311554" calcext:value-type="float">
            <text:p>12.8322873116</text:p>
          </table:table-cell>
          <table:table-cell table:formula="of:=[.C52]/([.H52]-[.H51])" office:value-type="float" office:value="92458.1489381244" calcext:value-type="float">
            <text:p>92458.1489381244</text:p>
          </table:table-cell>
          <table:table-cell table:formula="of:=[.G52]-[.$B52]" office:value-type="float" office:value="10.3279724121094" calcext:value-type="float">
            <text:p>10.327972412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462.54683" calcext:value-type="float">
            <text:p>1443146462.54683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4444923401" calcext:value-type="float">
            <text:p>2.5466444492</text:p>
          </table:table-cell>
          <table:table-cell table:formula="of:=[.C53]/([.D53]-[.D52])" office:value-type="float" office:value="102056.36538754" calcext:value-type="float">
            <text:p>102056.36538754</text:p>
          </table:table-cell>
          <table:table-cell/>
          <table:table-cell office:value-type="float" office:value="1443146472.87914" calcext:value-type="float">
            <text:p>1443146472.87914</text:p>
          </table:table-cell>
          <table:table-cell table:formula="of:=[.G53]-[.$B$2]" office:value-type="float" office:value="12.8789472579956" calcext:value-type="float">
            <text:p>12.878947258</text:p>
          </table:table-cell>
          <table:table-cell table:formula="of:=[.C53]/([.H53]-[.H52])" office:value-type="float" office:value="92584.7612234679" calcext:value-type="float">
            <text:p>92584.7612234679</text:p>
          </table:table-cell>
          <table:table-cell table:formula="of:=[.G53]-[.$B53]" office:value-type="float" office:value="10.3323028087616" calcext:value-type="float">
            <text:p>10.33230280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462.58916" calcext:value-type="float">
            <text:p>1443146462.58916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6851539612" calcext:value-type="float">
            <text:p>2.5889685154</text:p>
          </table:table-cell>
          <table:table-cell table:formula="of:=[.C54]/([.D54]-[.D53])" office:value-type="float" office:value="102069.588102749" calcext:value-type="float">
            <text:p>102069.588102749</text:p>
          </table:table-cell>
          <table:table-cell/>
          <table:table-cell office:value-type="float" office:value="1443146472.92586" calcext:value-type="float">
            <text:p>1443146472.92586</text:p>
          </table:table-cell>
          <table:table-cell table:formula="of:=[.G54]-[.$B$2]" office:value-type="float" office:value="12.9256722927094" calcext:value-type="float">
            <text:p>12.9256722927</text:p>
          </table:table-cell>
          <table:table-cell table:formula="of:=[.C54]/([.H54]-[.H53])" office:value-type="float" office:value="92455.790059139" calcext:value-type="float">
            <text:p>92455.790059139</text:p>
          </table:table-cell>
          <table:table-cell table:formula="of:=[.G54]-[.$B54]" office:value-type="float" office:value="10.3367037773132" calcext:value-type="float">
            <text:p>10.336703777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462.63149" calcext:value-type="float">
            <text:p>1443146462.63149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9830360413" calcext:value-type="float">
            <text:p>2.6312983036</text:p>
          </table:table-cell>
          <table:table-cell table:formula="of:=[.C55]/([.D55]-[.D54])" office:value-type="float" office:value="102055.790564592" calcext:value-type="float">
            <text:p>102055.790564592</text:p>
          </table:table-cell>
          <table:table-cell/>
          <table:table-cell office:value-type="float" office:value="1443146472.97253" calcext:value-type="float">
            <text:p>1443146472.97253</text:p>
          </table:table-cell>
          <table:table-cell table:formula="of:=[.G55]-[.$B$2]" office:value-type="float" office:value="12.9723401069641" calcext:value-type="float">
            <text:p>12.972340107</text:p>
          </table:table-cell>
          <table:table-cell table:formula="of:=[.C55]/([.H55]-[.H54])" office:value-type="float" office:value="92569.1521873515" calcext:value-type="float">
            <text:p>92569.1521873515</text:p>
          </table:table-cell>
          <table:table-cell table:formula="of:=[.G55]-[.$B55]" office:value-type="float" office:value="10.34104180336" calcext:value-type="float">
            <text:p>10.341041803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462.67387" calcext:value-type="float">
            <text:p>1443146462.67387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8650436401" calcext:value-type="float">
            <text:p>2.6736865044</text:p>
          </table:table-cell>
          <table:table-cell table:formula="of:=[.C56]/([.D56]-[.D55])" office:value-type="float" office:value="101915.153805916" calcext:value-type="float">
            <text:p>101915.153805916</text:p>
          </table:table-cell>
          <table:table-cell/>
          <table:table-cell office:value-type="float" office:value="1443146473.01919" calcext:value-type="float">
            <text:p>1443146473.01919</text:p>
          </table:table-cell>
          <table:table-cell table:formula="of:=[.G56]-[.$B$2]" office:value-type="float" office:value="13.0190050601959" calcext:value-type="float">
            <text:p>13.0190050602</text:p>
          </table:table-cell>
          <table:table-cell table:formula="of:=[.C56]/([.H56]-[.H55])" office:value-type="float" office:value="92574.8275914922" calcext:value-type="float">
            <text:p>92574.8275914922</text:p>
          </table:table-cell>
          <table:table-cell table:formula="of:=[.G56]-[.$B56]" office:value-type="float" office:value="10.3453185558319" calcext:value-type="float">
            <text:p>10.34531855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462.71624" calcext:value-type="float">
            <text:p>1443146462.71624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05348587036" calcext:value-type="float">
            <text:p>2.7160534859</text:p>
          </table:table-cell>
          <table:table-cell table:formula="of:=[.C57]/([.D57]-[.D56])" office:value-type="float" office:value="101966.197411367" calcext:value-type="float">
            <text:p>101966.197411367</text:p>
          </table:table-cell>
          <table:table-cell/>
          <table:table-cell office:value-type="float" office:value="1443146473.03361" calcext:value-type="float">
            <text:p>1443146473.03361</text:p>
          </table:table-cell>
          <table:table-cell table:formula="of:=[.G57]-[.$B$2]" office:value-type="float" office:value="13.0334184169769" calcext:value-type="float">
            <text:p>13.033418417</text:p>
          </table:table-cell>
          <table:table-cell table:formula="of:=[.C57]/([.H57]-[.H56])" office:value-type="float" office:value="299721.991596917" calcext:value-type="float">
            <text:p>299721.991596917</text:p>
          </table:table-cell>
          <table:table-cell table:formula="of:=[.G57]-[.$B57]" office:value-type="float" office:value="10.3173649311066" calcext:value-type="float">
            <text:p>10.31736493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462.75857" calcext:value-type="float">
            <text:p>1443146462.75857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7898254395" calcext:value-type="float">
            <text:p>2.7583789825</text:p>
          </table:table-cell>
          <table:table-cell table:formula="of:=[.C58]/([.D58]-[.D57])" office:value-type="float" office:value="102066.138368464" calcext:value-type="float">
            <text:p>102066.138368464</text:p>
          </table:table-cell>
          <table:table-cell/>
          <table:table-cell office:value-type="float" office:value="1443146473.04806" calcext:value-type="float">
            <text:p>1443146473.04806</text:p>
          </table:table-cell>
          <table:table-cell table:formula="of:=[.G58]-[.$B$2]" office:value-type="float" office:value="13.0478746891022" calcext:value-type="float">
            <text:p>13.0478746891</text:p>
          </table:table-cell>
          <table:table-cell table:formula="of:=[.C58]/([.H58]-[.H57])" office:value-type="float" office:value="298832.22746314" calcext:value-type="float">
            <text:p>298832.22746314</text:p>
          </table:table-cell>
          <table:table-cell table:formula="of:=[.G58]-[.$B58]" office:value-type="float" office:value="10.2894957065582" calcext:value-type="float">
            <text:p>10.289495706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462.8009" calcext:value-type="float">
            <text:p>1443146462.8009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70972442627" calcext:value-type="float">
            <text:p>2.8007097244</text:p>
          </table:table-cell>
          <table:table-cell table:formula="of:=[.C59]/([.D59]-[.D58])" office:value-type="float" office:value="102053.491337554" calcext:value-type="float">
            <text:p>102053.491337554</text:p>
          </table:table-cell>
          <table:table-cell/>
          <table:table-cell office:value-type="float" office:value="1443146473.07598" calcext:value-type="float">
            <text:p>1443146473.07598</text:p>
          </table:table-cell>
          <table:table-cell table:formula="of:=[.G59]-[.$B$2]" office:value-type="float" office:value="13.0757927894592" calcext:value-type="float">
            <text:p>13.0757927895</text:p>
          </table:table-cell>
          <table:table-cell table:formula="of:=[.C59]/([.H59]-[.H58])" office:value-type="float" office:value="154738.321904062" calcext:value-type="float">
            <text:p>154738.321904062</text:p>
          </table:table-cell>
          <table:table-cell table:formula="of:=[.G59]-[.$B59]" office:value-type="float" office:value="10.275083065033" calcext:value-type="float">
            <text:p>10.27508306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462.84324" calcext:value-type="float">
            <text:p>1443146462.84324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0540561676" calcext:value-type="float">
            <text:p>2.8430540562</text:p>
          </table:table-cell>
          <table:table-cell table:formula="of:=[.C60]/([.D60]-[.D59])" office:value-type="float" office:value="102020.738605332" calcext:value-type="float">
            <text:p>102020.738605332</text:p>
          </table:table-cell>
          <table:table-cell/>
          <table:table-cell office:value-type="float" office:value="1443146473.11991" calcext:value-type="float">
            <text:p>1443146473.11991</text:p>
          </table:table-cell>
          <table:table-cell table:formula="of:=[.G60]-[.$B$2]" office:value-type="float" office:value="13.1197192668915" calcext:value-type="float">
            <text:p>13.1197192669</text:p>
          </table:table-cell>
          <table:table-cell table:formula="of:=[.C60]/([.H60]-[.H59])" office:value-type="float" office:value="98346.1513995256" calcext:value-type="float">
            <text:p>98346.1513995256</text:p>
          </table:table-cell>
          <table:table-cell table:formula="of:=[.G60]-[.$B60]" office:value-type="float" office:value="10.2766652107239" calcext:value-type="float">
            <text:p>10.27666521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462.88558" calcext:value-type="float">
            <text:p>1443146462.88558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9552688599" calcext:value-type="float">
            <text:p>2.8853955269</text:p>
          </table:table-cell>
          <table:table-cell table:formula="of:=[.C61]/([.D61]-[.D60])" office:value-type="float" office:value="102027.632170187" calcext:value-type="float">
            <text:p>102027.632170187</text:p>
          </table:table-cell>
          <table:table-cell/>
          <table:table-cell office:value-type="float" office:value="1443146473.16373" calcext:value-type="float">
            <text:p>1443146473.16373</text:p>
          </table:table-cell>
          <table:table-cell table:formula="of:=[.G61]-[.$B$2]" office:value-type="float" office:value="13.163539648056" calcext:value-type="float">
            <text:p>13.1635396481</text:p>
          </table:table-cell>
          <table:table-cell table:formula="of:=[.C61]/([.H61]-[.H60])" office:value-type="float" office:value="98584.2634224902" calcext:value-type="float">
            <text:p>98584.2634224902</text:p>
          </table:table-cell>
          <table:table-cell table:formula="of:=[.G61]-[.$B61]" office:value-type="float" office:value="10.27814412117" calcext:value-type="float">
            <text:p>10.27814412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462.92792" calcext:value-type="float">
            <text:p>1443146462.92792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73294448853" calcext:value-type="float">
            <text:p>2.9277329445</text:p>
          </table:table-cell>
          <table:table-cell table:formula="of:=[.C62]/([.D62]-[.D61])" office:value-type="float" office:value="102037.399648601" calcext:value-type="float">
            <text:p>102037.399648601</text:p>
          </table:table-cell>
          <table:table-cell/>
          <table:table-cell office:value-type="float" office:value="1443146473.20767" calcext:value-type="float">
            <text:p>1443146473.20767</text:p>
          </table:table-cell>
          <table:table-cell table:formula="of:=[.G62]-[.$B$2]" office:value-type="float" office:value="13.2074816226959" calcext:value-type="float">
            <text:p>13.2074816227</text:p>
          </table:table-cell>
          <table:table-cell table:formula="of:=[.C62]/([.H62]-[.H61])" office:value-type="float" office:value="98311.4672338394" calcext:value-type="float">
            <text:p>98311.4672338394</text:p>
          </table:table-cell>
          <table:table-cell table:formula="of:=[.G62]-[.$B62]" office:value-type="float" office:value="10.2797486782074" calcext:value-type="float">
            <text:p>10.279748678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462.97025" calcext:value-type="float">
            <text:p>1443146462.97025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06440162659" calcext:value-type="float">
            <text:p>2.9700644016</text:p>
          </table:table-cell>
          <table:table-cell table:formula="of:=[.C63]/([.D63]-[.D62])" office:value-type="float" office:value="102051.766985261" calcext:value-type="float">
            <text:p>102051.766985261</text:p>
          </table:table-cell>
          <table:table-cell/>
          <table:table-cell office:value-type="float" office:value="1443146473.25155" calcext:value-type="float">
            <text:p>1443146473.25155</text:p>
          </table:table-cell>
          <table:table-cell table:formula="of:=[.G63]-[.$B$2]" office:value-type="float" office:value="13.2513647079468" calcext:value-type="float">
            <text:p>13.2513647079</text:p>
          </table:table-cell>
          <table:table-cell table:formula="of:=[.C63]/([.H63]-[.H62])" office:value-type="float" office:value="98443.3973888807" calcext:value-type="float">
            <text:p>98443.3973888807</text:p>
          </table:table-cell>
          <table:table-cell table:formula="of:=[.G63]-[.$B63]" office:value-type="float" office:value="10.2813003063202" calcext:value-type="float">
            <text:p>10.281300306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463.01286" calcext:value-type="float">
            <text:p>1443146463.01286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67242431641" calcext:value-type="float">
            <text:p>3.0126724243</text:p>
          </table:table-cell>
          <table:table-cell table:formula="of:=[.C64]/([.D64]-[.D63])" office:value-type="float" office:value="101389.356447001" calcext:value-type="float">
            <text:p>101389.356447001</text:p>
          </table:table-cell>
          <table:table-cell/>
          <table:table-cell office:value-type="float" office:value="1443146473.29537" calcext:value-type="float">
            <text:p>1443146473.29537</text:p>
          </table:table-cell>
          <table:table-cell table:formula="of:=[.G64]-[.$B$2]" office:value-type="float" office:value="13.2951836585999" calcext:value-type="float">
            <text:p>13.2951836586</text:p>
          </table:table-cell>
          <table:table-cell table:formula="of:=[.C64]/([.H64]-[.H63])" office:value-type="float" office:value="98587.4817998803" calcext:value-type="float">
            <text:p>98587.4817998803</text:p>
          </table:table-cell>
          <table:table-cell table:formula="of:=[.G64]-[.$B64]" office:value-type="float" office:value="10.2825112342834" calcext:value-type="float">
            <text:p>10.282511234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463.05619" calcext:value-type="float">
            <text:p>1443146463.05619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00023269653" calcext:value-type="float">
            <text:p>3.0560002327</text:p>
          </table:table-cell>
          <table:table-cell table:formula="of:=[.C65]/([.D65]-[.D64])" office:value-type="float" office:value="99705.0199746877" calcext:value-type="float">
            <text:p>99705.0199746877</text:p>
          </table:table-cell>
          <table:table-cell/>
          <table:table-cell office:value-type="float" office:value="1443146473.33929" calcext:value-type="float">
            <text:p>1443146473.33929</text:p>
          </table:table-cell>
          <table:table-cell table:formula="of:=[.G65]-[.$B$2]" office:value-type="float" office:value="13.3391017913818" calcext:value-type="float">
            <text:p>13.3391017914</text:p>
          </table:table-cell>
          <table:table-cell table:formula="of:=[.C65]/([.H65]-[.H64])" office:value-type="float" office:value="98364.8376274388" calcext:value-type="float">
            <text:p>98364.8376274388</text:p>
          </table:table-cell>
          <table:table-cell table:formula="of:=[.G65]-[.$B65]" office:value-type="float" office:value="10.2831015586853" calcext:value-type="float">
            <text:p>10.283101558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463.09957" calcext:value-type="float">
            <text:p>1443146463.09957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37763214111" calcext:value-type="float">
            <text:p>3.0993776321</text:p>
          </table:table-cell>
          <table:table-cell table:formula="of:=[.C66]/([.D66]-[.D65])" office:value-type="float" office:value="99591.0325495498" calcext:value-type="float">
            <text:p>99591.0325495498</text:p>
          </table:table-cell>
          <table:table-cell/>
          <table:table-cell office:value-type="float" office:value="1443146473.38313" calcext:value-type="float">
            <text:p>1443146473.38313</text:p>
          </table:table-cell>
          <table:table-cell table:formula="of:=[.G66]-[.$B$2]" office:value-type="float" office:value="13.3829429149628" calcext:value-type="float">
            <text:p>13.382942915</text:p>
          </table:table-cell>
          <table:table-cell table:formula="of:=[.C66]/([.H66]-[.H65])" office:value-type="float" office:value="98537.6205521989" calcext:value-type="float">
            <text:p>98537.6205521989</text:p>
          </table:table-cell>
          <table:table-cell table:formula="of:=[.G66]-[.$B66]" office:value-type="float" office:value="10.2835652828217" calcext:value-type="float">
            <text:p>10.283565282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463.14296" calcext:value-type="float">
            <text:p>1443146463.14296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76719093323" calcext:value-type="float">
            <text:p>3.1427671909</text:p>
          </table:table-cell>
          <table:table-cell table:formula="of:=[.C67]/([.D67]-[.D66])" office:value-type="float" office:value="99563.1234854854" calcext:value-type="float">
            <text:p>99563.1234854854</text:p>
          </table:table-cell>
          <table:table-cell/>
          <table:table-cell office:value-type="float" office:value="1443146473.42709" calcext:value-type="float">
            <text:p>1443146473.42709</text:p>
          </table:table-cell>
          <table:table-cell table:formula="of:=[.G67]-[.$B$2]" office:value-type="float" office:value="13.4269042015076" calcext:value-type="float">
            <text:p>13.4269042015</text:p>
          </table:table-cell>
          <table:table-cell table:formula="of:=[.C67]/([.H67]-[.H66])" office:value-type="float" office:value="98268.2796509515" calcext:value-type="float">
            <text:p>98268.2796509515</text:p>
          </table:table-cell>
          <table:table-cell table:formula="of:=[.G67]-[.$B67]" office:value-type="float" office:value="10.2841370105743" calcext:value-type="float">
            <text:p>10.284137010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463.1863" calcext:value-type="float">
            <text:p>1443146463.1863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11288070679" calcext:value-type="float">
            <text:p>3.1861128807</text:p>
          </table:table-cell>
          <table:table-cell table:formula="of:=[.C68]/([.D68]-[.D67])" office:value-type="float" office:value="99663.8886719287" calcext:value-type="float">
            <text:p>99663.8886719287</text:p>
          </table:table-cell>
          <table:table-cell/>
          <table:table-cell office:value-type="float" office:value="1443146473.47096" calcext:value-type="float">
            <text:p>1443146473.47096</text:p>
          </table:table-cell>
          <table:table-cell table:formula="of:=[.G68]-[.$B$2]" office:value-type="float" office:value="13.4707744121552" calcext:value-type="float">
            <text:p>13.4707744122</text:p>
          </table:table-cell>
          <table:table-cell table:formula="of:=[.C68]/([.H68]-[.H67])" office:value-type="float" office:value="98472.2876008804" calcext:value-type="float">
            <text:p>98472.2876008804</text:p>
          </table:table-cell>
          <table:table-cell table:formula="of:=[.G68]-[.$B68]" office:value-type="float" office:value="10.2846615314484" calcext:value-type="float">
            <text:p>10.284661531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463.22965" calcext:value-type="float">
            <text:p>1443146463.22965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45833206177" calcext:value-type="float">
            <text:p>3.2294583321</text:p>
          </table:table-cell>
          <table:table-cell table:formula="of:=[.C69]/([.D69]-[.D68])" office:value-type="float" office:value="99664.4368660756" calcext:value-type="float">
            <text:p>99664.4368660756</text:p>
          </table:table-cell>
          <table:table-cell/>
          <table:table-cell office:value-type="float" office:value="1443146473.51478" calcext:value-type="float">
            <text:p>1443146473.51478</text:p>
          </table:table-cell>
          <table:table-cell table:formula="of:=[.G69]-[.$B$2]" office:value-type="float" office:value="13.5145947933197" calcext:value-type="float">
            <text:p>13.5145947933</text:p>
          </table:table-cell>
          <table:table-cell table:formula="of:=[.C69]/([.H69]-[.H68])" office:value-type="float" office:value="98584.2634224902" calcext:value-type="float">
            <text:p>98584.2634224902</text:p>
          </table:table-cell>
          <table:table-cell table:formula="of:=[.G69]-[.$B69]" office:value-type="float" office:value="10.2851364612579" calcext:value-type="float">
            <text:p>10.28513646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463.27298" calcext:value-type="float">
            <text:p>1443146463.27298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79257774353" calcext:value-type="float">
            <text:p>3.2727925777</text:p>
          </table:table-cell>
          <table:table-cell table:formula="of:=[.C70]/([.D70]-[.D69])" office:value-type="float" office:value="99690.2087952596" calcext:value-type="float">
            <text:p>99690.2087952596</text:p>
          </table:table-cell>
          <table:table-cell/>
          <table:table-cell office:value-type="float" office:value="1443146473.55865" calcext:value-type="float">
            <text:p>1443146473.55865</text:p>
          </table:table-cell>
          <table:table-cell table:formula="of:=[.G70]-[.$B$2]" office:value-type="float" office:value="13.5584604740143" calcext:value-type="float">
            <text:p>13.558460474</text:p>
          </table:table-cell>
          <table:table-cell table:formula="of:=[.C70]/([.H70]-[.H69])" office:value-type="float" office:value="98482.4567086626" calcext:value-type="float">
            <text:p>98482.4567086626</text:p>
          </table:table-cell>
          <table:table-cell table:formula="of:=[.G70]-[.$B70]" office:value-type="float" office:value="10.2856678962708" calcext:value-type="float">
            <text:p>10.285667896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463.31633" calcext:value-type="float">
            <text:p>1443146463.31633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14065170288" calcext:value-type="float">
            <text:p>3.3161406517</text:p>
          </table:table-cell>
          <table:table-cell table:formula="of:=[.C71]/([.D71]-[.D70])" office:value-type="float" office:value="99658.4070621236" calcext:value-type="float">
            <text:p>99658.4070621236</text:p>
          </table:table-cell>
          <table:table-cell/>
          <table:table-cell office:value-type="float" office:value="1443146473.60266" calcext:value-type="float">
            <text:p>1443146473.60266</text:p>
          </table:table-cell>
          <table:table-cell table:formula="of:=[.G71]-[.$B$2]" office:value-type="float" office:value="13.6024751663208" calcext:value-type="float">
            <text:p>13.6024751663</text:p>
          </table:table-cell>
          <table:table-cell table:formula="of:=[.C71]/([.H71]-[.H70])" office:value-type="float" office:value="98149.0446398102" calcext:value-type="float">
            <text:p>98149.0446398102</text:p>
          </table:table-cell>
          <table:table-cell table:formula="of:=[.G71]-[.$B71]" office:value-type="float" office:value="10.2863345146179" calcext:value-type="float">
            <text:p>10.286334514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463.35966" calcext:value-type="float">
            <text:p>1443146463.35966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47632789612" calcext:value-type="float">
            <text:p>3.3594763279</text:p>
          </table:table-cell>
          <table:table-cell table:formula="of:=[.C72]/([.D72]-[.D71])" office:value-type="float" office:value="99686.918019619" calcext:value-type="float">
            <text:p>99686.918019619</text:p>
          </table:table-cell>
          <table:table-cell/>
          <table:table-cell office:value-type="float" office:value="1443146473.64648" calcext:value-type="float">
            <text:p>1443146473.64648</text:p>
          </table:table-cell>
          <table:table-cell table:formula="of:=[.G72]-[.$B$2]" office:value-type="float" office:value="13.6462867259979" calcext:value-type="float">
            <text:p>13.646286726</text:p>
          </table:table-cell>
          <table:table-cell table:formula="of:=[.C72]/([.H72]-[.H71])" office:value-type="float" office:value="98604.1134311789" calcext:value-type="float">
            <text:p>98604.1134311789</text:p>
          </table:table-cell>
          <table:table-cell table:formula="of:=[.G72]-[.$B72]" office:value-type="float" office:value="10.2868103981018" calcext:value-type="float">
            <text:p>10.286810398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463.403" calcext:value-type="float">
            <text:p>1443146463.403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8115272522" calcext:value-type="float">
            <text:p>3.4028115273</text:p>
          </table:table-cell>
          <table:table-cell table:formula="of:=[.C73]/([.D73]-[.D72])" office:value-type="float" office:value="99688.0149206926" calcext:value-type="float">
            <text:p>99688.0149206926</text:p>
          </table:table-cell>
          <table:table-cell/>
          <table:table-cell office:value-type="float" office:value="1443146473.69038" calcext:value-type="float">
            <text:p>1443146473.69038</text:p>
          </table:table-cell>
          <table:table-cell table:formula="of:=[.G73]-[.$B$2]" office:value-type="float" office:value="13.6901869773865" calcext:value-type="float">
            <text:p>13.6901869774</text:p>
          </table:table-cell>
          <table:table-cell table:formula="of:=[.C73]/([.H73]-[.H72])" office:value-type="float" office:value="98404.9034654675" calcext:value-type="float">
            <text:p>98404.9034654675</text:p>
          </table:table-cell>
          <table:table-cell table:formula="of:=[.G73]-[.$B73]" office:value-type="float" office:value="10.2873754501343" calcext:value-type="float">
            <text:p>10.28737545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463.44634" calcext:value-type="float">
            <text:p>1443146463.44634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14911079407" calcext:value-type="float">
            <text:p>3.4461491108</text:p>
          </table:table-cell>
          <table:table-cell table:formula="of:=[.C74]/([.D74]-[.D73])" office:value-type="float" office:value="99682.5306567054" calcext:value-type="float">
            <text:p>99682.5306567054</text:p>
          </table:table-cell>
          <table:table-cell/>
          <table:table-cell office:value-type="float" office:value="1443146473.73425" calcext:value-type="float">
            <text:p>1443146473.73425</text:p>
          </table:table-cell>
          <table:table-cell table:formula="of:=[.G74]-[.$B$2]" office:value-type="float" office:value="13.7340602874756" calcext:value-type="float">
            <text:p>13.7340602875</text:p>
          </table:table-cell>
          <table:table-cell table:formula="of:=[.C74]/([.H74]-[.H73])" office:value-type="float" office:value="98465.3310002282" calcext:value-type="float">
            <text:p>98465.3310002282</text:p>
          </table:table-cell>
          <table:table-cell table:formula="of:=[.G74]-[.$B74]" office:value-type="float" office:value="10.2879111766815" calcext:value-type="float">
            <text:p>10.287911176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463.48968" calcext:value-type="float">
            <text:p>1443146463.48968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48931694031" calcext:value-type="float">
            <text:p>3.4894893169</text:p>
          </table:table-cell>
          <table:table-cell table:formula="of:=[.C75]/([.D75]-[.D74])" office:value-type="float" office:value="99676.498663234" calcext:value-type="float">
            <text:p>99676.498663234</text:p>
          </table:table-cell>
          <table:table-cell/>
          <table:table-cell office:value-type="float" office:value="1443146473.77815" calcext:value-type="float">
            <text:p>1443146473.77815</text:p>
          </table:table-cell>
          <table:table-cell table:formula="of:=[.G75]-[.$B$2]" office:value-type="float" office:value="13.7779612541199" calcext:value-type="float">
            <text:p>13.7779612541</text:p>
          </table:table-cell>
          <table:table-cell table:formula="of:=[.C75]/([.H75]-[.H74])" office:value-type="float" office:value="98403.3002052853" calcext:value-type="float">
            <text:p>98403.3002052853</text:p>
          </table:table-cell>
          <table:table-cell table:formula="of:=[.G75]-[.$B75]" office:value-type="float" office:value="10.2884719371796" calcext:value-type="float">
            <text:p>10.28847193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463.53303" calcext:value-type="float">
            <text:p>1443146463.53303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83882141113" calcext:value-type="float">
            <text:p>3.5328388214</text:p>
          </table:table-cell>
          <table:table-cell table:formula="of:=[.C76]/([.D76]-[.D75])" office:value-type="float" office:value="99655.118385665" calcext:value-type="float">
            <text:p>99655.118385665</text:p>
          </table:table-cell>
          <table:table-cell/>
          <table:table-cell office:value-type="float" office:value="1443146473.82203" calcext:value-type="float">
            <text:p>1443146473.82203</text:p>
          </table:table-cell>
          <table:table-cell table:formula="of:=[.G76]-[.$B$2]" office:value-type="float" office:value="13.8218369483948" calcext:value-type="float">
            <text:p>13.8218369484</text:p>
          </table:table-cell>
          <table:table-cell table:formula="of:=[.C76]/([.H76]-[.H75])" office:value-type="float" office:value="98459.9804377595" calcext:value-type="float">
            <text:p>98459.9804377595</text:p>
          </table:table-cell>
          <table:table-cell table:formula="of:=[.G76]-[.$B76]" office:value-type="float" office:value="10.2889981269836" calcext:value-type="float">
            <text:p>10.28899812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463.57638" calcext:value-type="float">
            <text:p>1443146463.57638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18761062622" calcext:value-type="float">
            <text:p>3.5761876106</text:p>
          </table:table-cell>
          <table:table-cell table:formula="of:=[.C77]/([.D77]-[.D76])" office:value-type="float" office:value="99656.7626967627" calcext:value-type="float">
            <text:p>99656.7626967627</text:p>
          </table:table-cell>
          <table:table-cell/>
          <table:table-cell office:value-type="float" office:value="1443146473.86594" calcext:value-type="float">
            <text:p>1443146473.86594</text:p>
          </table:table-cell>
          <table:table-cell table:formula="of:=[.G77]-[.$B$2]" office:value-type="float" office:value="13.8657510280609" calcext:value-type="float">
            <text:p>13.8657510281</text:p>
          </table:table-cell>
          <table:table-cell table:formula="of:=[.C77]/([.H77]-[.H76])" office:value-type="float" office:value="98373.9163576544" calcext:value-type="float">
            <text:p>98373.9163576544</text:p>
          </table:table-cell>
          <table:table-cell table:formula="of:=[.G77]-[.$B77]" office:value-type="float" office:value="10.2895634174347" calcext:value-type="float">
            <text:p>10.289563417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463.61972" calcext:value-type="float">
            <text:p>1443146463.61972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53401565552" calcext:value-type="float">
            <text:p>3.6195340157</text:p>
          </table:table-cell>
          <table:table-cell table:formula="of:=[.C78]/([.D78]-[.D77])" office:value-type="float" office:value="99662.244125671" calcext:value-type="float">
            <text:p>99662.244125671</text:p>
          </table:table-cell>
          <table:table-cell/>
          <table:table-cell office:value-type="float" office:value="1443146473.90981" calcext:value-type="float">
            <text:p>1443146473.90981</text:p>
          </table:table-cell>
          <table:table-cell table:formula="of:=[.G78]-[.$B$2]" office:value-type="float" office:value="13.9096257686615" calcext:value-type="float">
            <text:p>13.9096257687</text:p>
          </table:table-cell>
          <table:table-cell table:formula="of:=[.C78]/([.H78]-[.H77])" office:value-type="float" office:value="98462.1205929661" calcext:value-type="float">
            <text:p>98462.1205929661</text:p>
          </table:table-cell>
          <table:table-cell table:formula="of:=[.G78]-[.$B78]" office:value-type="float" office:value="10.290091753006" calcext:value-type="float">
            <text:p>10.29009175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463.66309" calcext:value-type="float">
            <text:p>1443146463.66309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9056930542" calcext:value-type="float">
            <text:p>3.6629056931</text:p>
          </table:table-cell>
          <table:table-cell table:formula="of:=[.C79]/([.D79]-[.D78])" office:value-type="float" office:value="99604.1716415449" calcext:value-type="float">
            <text:p>99604.1716415449</text:p>
          </table:table-cell>
          <table:table-cell/>
          <table:table-cell office:value-type="float" office:value="1443146473.95365" calcext:value-type="float">
            <text:p>1443146473.95365</text:p>
          </table:table-cell>
          <table:table-cell table:formula="of:=[.G79]-[.$B$2]" office:value-type="float" office:value="13.9534628391266" calcext:value-type="float">
            <text:p>13.9534628391</text:p>
          </table:table-cell>
          <table:table-cell table:formula="of:=[.C79]/([.H79]-[.H78])" office:value-type="float" office:value="98546.7312064221" calcext:value-type="float">
            <text:p>98546.7312064221</text:p>
          </table:table-cell>
          <table:table-cell table:formula="of:=[.G79]-[.$B79]" office:value-type="float" office:value="10.2905571460724" calcext:value-type="float">
            <text:p>10.290557146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463.70643" calcext:value-type="float">
            <text:p>1443146463.70643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2451839447" calcext:value-type="float">
            <text:p>3.7062451839</text:p>
          </table:table-cell>
          <table:table-cell table:formula="of:=[.C80]/([.D80]-[.D79])" office:value-type="float" office:value="99678.143679963" calcext:value-type="float">
            <text:p>99678.143679963</text:p>
          </table:table-cell>
          <table:table-cell/>
          <table:table-cell office:value-type="float" office:value="1443146473.99757" calcext:value-type="float">
            <text:p>1443146473.99757</text:p>
          </table:table-cell>
          <table:table-cell table:formula="of:=[.G80]-[.$B$2]" office:value-type="float" office:value="13.9973795413971" calcext:value-type="float">
            <text:p>13.9973795414</text:p>
          </table:table-cell>
          <table:table-cell table:formula="of:=[.C80]/([.H80]-[.H79])" office:value-type="float" office:value="98368.0416938111" calcext:value-type="float">
            <text:p>98368.0416938111</text:p>
          </table:table-cell>
          <table:table-cell table:formula="of:=[.G80]-[.$B80]" office:value-type="float" office:value="10.2911343574524" calcext:value-type="float">
            <text:p>10.29113435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463.7498" calcext:value-type="float">
            <text:p>1443146463.7498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60899353027" calcext:value-type="float">
            <text:p>3.7496089935</text:p>
          </table:table-cell>
          <table:table-cell table:formula="of:=[.C81]/([.D81]-[.D80])" office:value-type="float" office:value="99622.2435548518" calcext:value-type="float">
            <text:p>99622.2435548518</text:p>
          </table:table-cell>
          <table:table-cell/>
          <table:table-cell office:value-type="float" office:value="1443146474.01191" calcext:value-type="float">
            <text:p>1443146474.01191</text:p>
          </table:table-cell>
          <table:table-cell table:formula="of:=[.G81]-[.$B$2]" office:value-type="float" office:value="14.0117177963257" calcext:value-type="float">
            <text:p>14.0117177963</text:p>
          </table:table-cell>
          <table:table-cell table:formula="of:=[.C81]/([.H81]-[.H80])" office:value-type="float" office:value="301291.895109663" calcext:value-type="float">
            <text:p>301291.895109663</text:p>
          </table:table-cell>
          <table:table-cell table:formula="of:=[.G81]-[.$B81]" office:value-type="float" office:value="10.2621088027954" calcext:value-type="float">
            <text:p>10.26210880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463.79315" calcext:value-type="float">
            <text:p>1443146463.79315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96231269836" calcext:value-type="float">
            <text:p>3.7929623127</text:p>
          </table:table-cell>
          <table:table-cell table:formula="of:=[.C82]/([.D82]-[.D81])" office:value-type="float" office:value="99646.349642812" calcext:value-type="float">
            <text:p>99646.349642812</text:p>
          </table:table-cell>
          <table:table-cell/>
          <table:table-cell office:value-type="float" office:value="1443146474.02627" calcext:value-type="float">
            <text:p>1443146474.02627</text:p>
          </table:table-cell>
          <table:table-cell table:formula="of:=[.G82]-[.$B$2]" office:value-type="float" office:value="14.0260813236237" calcext:value-type="float">
            <text:p>14.0260813236</text:p>
          </table:table-cell>
          <table:table-cell table:formula="of:=[.C82]/([.H82]-[.H81])" office:value-type="float" office:value="300761.777408914" calcext:value-type="float">
            <text:p>300761.777408914</text:p>
          </table:table-cell>
          <table:table-cell table:formula="of:=[.G82]-[.$B82]" office:value-type="float" office:value="10.2331190109253" calcext:value-type="float">
            <text:p>10.233119010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463.83651" calcext:value-type="float">
            <text:p>1443146463.83651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32183074951" calcext:value-type="float">
            <text:p>3.8363218307</text:p>
          </table:table-cell>
          <table:table-cell table:formula="of:=[.C83]/([.D83]-[.D82])" office:value-type="float" office:value="99632.1037264314" calcext:value-type="float">
            <text:p>99632.1037264314</text:p>
          </table:table-cell>
          <table:table-cell/>
          <table:table-cell office:value-type="float" office:value="1443146474.06067" calcext:value-type="float">
            <text:p>1443146474.06067</text:p>
          </table:table-cell>
          <table:table-cell table:formula="of:=[.G83]-[.$B$2]" office:value-type="float" office:value="14.0604827404022" calcext:value-type="float">
            <text:p>14.0604827404</text:p>
          </table:table-cell>
          <table:table-cell table:formula="of:=[.C83]/([.H83]-[.H82])" office:value-type="float" office:value="125576.223438908" calcext:value-type="float">
            <text:p>125576.223438908</text:p>
          </table:table-cell>
          <table:table-cell table:formula="of:=[.G83]-[.$B83]" office:value-type="float" office:value="10.2241609096527" calcext:value-type="float">
            <text:p>10.22416090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463.87986" calcext:value-type="float">
            <text:p>1443146463.87986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67157363892" calcext:value-type="float">
            <text:p>3.8796715736</text:p>
          </table:table-cell>
          <table:table-cell table:formula="of:=[.C84]/([.D84]-[.D83])" office:value-type="float" office:value="99654.5702940238" calcext:value-type="float">
            <text:p>99654.5702940238</text:p>
          </table:table-cell>
          <table:table-cell/>
          <table:table-cell office:value-type="float" office:value="1443146474.10942" calcext:value-type="float">
            <text:p>1443146474.10942</text:p>
          </table:table-cell>
          <table:table-cell table:formula="of:=[.G84]-[.$B$2]" office:value-type="float" office:value="14.1092293262482" calcext:value-type="float">
            <text:p>14.1092293262</text:p>
          </table:table-cell>
          <table:table-cell table:formula="of:=[.C84]/([.H84]-[.H83])" office:value-type="float" office:value="88621.5911336314" calcext:value-type="float">
            <text:p>88621.5911336314</text:p>
          </table:table-cell>
          <table:table-cell table:formula="of:=[.G84]-[.$B84]" office:value-type="float" office:value="10.2295577526093" calcext:value-type="float">
            <text:p>10.22955775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463.92324" calcext:value-type="float">
            <text:p>1443146463.92324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05326461792" calcext:value-type="float">
            <text:p>3.9230532646</text:p>
          </table:table-cell>
          <table:table-cell table:formula="of:=[.C85]/([.D85]-[.D84])" office:value-type="float" office:value="99581.1805051771" calcext:value-type="float">
            <text:p>99581.1805051771</text:p>
          </table:table-cell>
          <table:table-cell/>
          <table:table-cell office:value-type="float" office:value="1443146474.15816" calcext:value-type="float">
            <text:p>1443146474.15816</text:p>
          </table:table-cell>
          <table:table-cell table:formula="of:=[.G85]-[.$B$2]" office:value-type="float" office:value="14.1579668521881" calcext:value-type="float">
            <text:p>14.1579668522</text:p>
          </table:table-cell>
          <table:table-cell table:formula="of:=[.C85]/([.H85]-[.H84])" office:value-type="float" office:value="88638.0651599648" calcext:value-type="float">
            <text:p>88638.0651599648</text:p>
          </table:table-cell>
          <table:table-cell table:formula="of:=[.G85]-[.$B85]" office:value-type="float" office:value="10.2349135875702" calcext:value-type="float">
            <text:p>10.234913587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463.96659" calcext:value-type="float">
            <text:p>1443146463.96659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39919281006" calcext:value-type="float">
            <text:p>3.9663991928</text:p>
          </table:table-cell>
          <table:table-cell table:formula="of:=[.C86]/([.D86]-[.D85])" office:value-type="float" office:value="99663.3404838124" calcext:value-type="float">
            <text:p>99663.3404838124</text:p>
          </table:table-cell>
          <table:table-cell/>
          <table:table-cell office:value-type="float" office:value="1443146474.20691" calcext:value-type="float">
            <text:p>1443146474.20691</text:p>
          </table:table-cell>
          <table:table-cell table:formula="of:=[.G86]-[.$B$2]" office:value-type="float" office:value="14.2067241668701" calcext:value-type="float">
            <text:p>14.2067241669</text:p>
          </table:table-cell>
          <table:table-cell table:formula="of:=[.C86]/([.H86]-[.H85])" office:value-type="float" office:value="88602.0903360831" calcext:value-type="float">
            <text:p>88602.0903360831</text:p>
          </table:table-cell>
          <table:table-cell table:formula="of:=[.G86]-[.$B86]" office:value-type="float" office:value="10.2403249740601" calcext:value-type="float">
            <text:p>10.24032497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464.00991" calcext:value-type="float">
            <text:p>1443146464.00991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72008705139" calcext:value-type="float">
            <text:p>4.0097200871</text:p>
          </table:table-cell>
          <table:table-cell table:formula="of:=[.C87]/([.D87]-[.D86])" office:value-type="float" office:value="99720.9331814354" calcext:value-type="float">
            <text:p>99720.9331814354</text:p>
          </table:table-cell>
          <table:table-cell/>
          <table:table-cell office:value-type="float" office:value="1443146474.25572" calcext:value-type="float">
            <text:p>1443146474.25572</text:p>
          </table:table-cell>
          <table:table-cell table:formula="of:=[.G87]-[.$B$2]" office:value-type="float" office:value="14.2555310726166" calcext:value-type="float">
            <text:p>14.2555310726</text:p>
          </table:table-cell>
          <table:table-cell table:formula="of:=[.C87]/([.H87]-[.H86])" office:value-type="float" office:value="88512.0647156235" calcext:value-type="float">
            <text:p>88512.0647156235</text:p>
          </table:table-cell>
          <table:table-cell table:formula="of:=[.G87]-[.$B87]" office:value-type="float" office:value="10.2458109855652" calcext:value-type="float">
            <text:p>10.24581098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464.05304" calcext:value-type="float">
            <text:p>1443146464.05304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8507232666" calcext:value-type="float">
            <text:p>4.0528507233</text:p>
          </table:table-cell>
          <table:table-cell table:formula="of:=[.C88]/([.D88]-[.D87])" office:value-type="float" office:value="100160.822540256" calcext:value-type="float">
            <text:p>100160.822540256</text:p>
          </table:table-cell>
          <table:table-cell/>
          <table:table-cell office:value-type="float" office:value="1443146474.30446" calcext:value-type="float">
            <text:p>1443146474.30446</text:p>
          </table:table-cell>
          <table:table-cell table:formula="of:=[.G88]-[.$B$2]" office:value-type="float" office:value="14.304271697998" calcext:value-type="float">
            <text:p>14.304271698</text:p>
          </table:table-cell>
          <table:table-cell table:formula="of:=[.C88]/([.H88]-[.H87])" office:value-type="float" office:value="88632.4286196455" calcext:value-type="float">
            <text:p>88632.4286196455</text:p>
          </table:table-cell>
          <table:table-cell table:formula="of:=[.G88]-[.$B88]" office:value-type="float" office:value="10.2514209747314" calcext:value-type="float">
            <text:p>10.251420974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464.09617" calcext:value-type="float">
            <text:p>1443146464.09617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9780216217" calcext:value-type="float">
            <text:p>4.0959780216</text:p>
          </table:table-cell>
          <table:table-cell table:formula="of:=[.C89]/([.D89]-[.D88])" office:value-type="float" office:value="100168.574540188" calcext:value-type="float">
            <text:p>100168.574540188</text:p>
          </table:table-cell>
          <table:table-cell/>
          <table:table-cell office:value-type="float" office:value="1443146474.3532" calcext:value-type="float">
            <text:p>1443146474.3532</text:p>
          </table:table-cell>
          <table:table-cell table:formula="of:=[.G89]-[.$B$2]" office:value-type="float" office:value="14.3530089855194" calcext:value-type="float">
            <text:p>14.3530089855</text:p>
          </table:table-cell>
          <table:table-cell table:formula="of:=[.C89]/([.H89]-[.H88])" office:value-type="float" office:value="88638.4987696838" calcext:value-type="float">
            <text:p>88638.4987696838</text:p>
          </table:table-cell>
          <table:table-cell table:formula="of:=[.G89]-[.$B89]" office:value-type="float" office:value="10.2570309638977" calcext:value-type="float">
            <text:p>10.25703096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464.1393" calcext:value-type="float">
            <text:p>1443146464.1393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10818099976" calcext:value-type="float">
            <text:p>4.139108181</text:p>
          </table:table-cell>
          <table:table-cell table:formula="of:=[.C90]/([.D90]-[.D89])" office:value-type="float" office:value="100161.929895357" calcext:value-type="float">
            <text:p>100161.929895357</text:p>
          </table:table-cell>
          <table:table-cell/>
          <table:table-cell office:value-type="float" office:value="1443146474.40208" calcext:value-type="float">
            <text:p>1443146474.40208</text:p>
          </table:table-cell>
          <table:table-cell table:formula="of:=[.G90]-[.$B$2]" office:value-type="float" office:value="14.4018940925598" calcext:value-type="float">
            <text:p>14.4018940926</text:p>
          </table:table-cell>
          <table:table-cell table:formula="of:=[.C90]/([.H90]-[.H89])" office:value-type="float" office:value="88370.4723491628" calcext:value-type="float">
            <text:p>88370.4723491628</text:p>
          </table:table-cell>
          <table:table-cell table:formula="of:=[.G90]-[.$B90]" office:value-type="float" office:value="10.2627859115601" calcext:value-type="float">
            <text:p>10.26278591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464.18243" calcext:value-type="float">
            <text:p>1443146464.18243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24382400513" calcext:value-type="float">
            <text:p>4.182243824</text:p>
          </table:table-cell>
          <table:table-cell table:formula="of:=[.C91]/([.D91]-[.D90])" office:value-type="float" office:value="100149.196789812" calcext:value-type="float">
            <text:p>100149.196789812</text:p>
          </table:table-cell>
          <table:table-cell/>
          <table:table-cell office:value-type="float" office:value="1443146474.45072" calcext:value-type="float">
            <text:p>1443146474.45072</text:p>
          </table:table-cell>
          <table:table-cell table:formula="of:=[.G91]-[.$B$2]" office:value-type="float" office:value="14.4505281448364" calcext:value-type="float">
            <text:p>14.4505281448</text:p>
          </table:table-cell>
          <table:table-cell table:formula="of:=[.C91]/([.H91]-[.H90])" office:value-type="float" office:value="88826.6512407714" calcext:value-type="float">
            <text:p>88826.6512407714</text:p>
          </table:table-cell>
          <table:table-cell table:formula="of:=[.G91]-[.$B91]" office:value-type="float" office:value="10.2682843208313" calcext:value-type="float">
            <text:p>10.26828432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464.22556" calcext:value-type="float">
            <text:p>1443146464.22556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7088394165" calcext:value-type="float">
            <text:p>4.2253708839</text:p>
          </table:table-cell>
          <table:table-cell table:formula="of:=[.C92]/([.D92]-[.D91])" office:value-type="float" office:value="100169.128300385" calcext:value-type="float">
            <text:p>100169.128300385</text:p>
          </table:table-cell>
          <table:table-cell/>
          <table:table-cell office:value-type="float" office:value="1443146474.49946" calcext:value-type="float">
            <text:p>1443146474.49946</text:p>
          </table:table-cell>
          <table:table-cell table:formula="of:=[.G92]-[.$B$2]" office:value-type="float" office:value="14.4992752075195" calcext:value-type="float">
            <text:p>14.4992752075</text:p>
          </table:table-cell>
          <table:table-cell table:formula="of:=[.C92]/([.H92]-[.H91])" office:value-type="float" office:value="88620.7242492419" calcext:value-type="float">
            <text:p>88620.7242492419</text:p>
          </table:table-cell>
          <table:table-cell table:formula="of:=[.G92]-[.$B92]" office:value-type="float" office:value="10.2739043235779" calcext:value-type="float">
            <text:p>10.27390432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464.26869" calcext:value-type="float">
            <text:p>1443146464.26869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50032806397" calcext:value-type="float">
            <text:p>4.2685003281</text:p>
          </table:table-cell>
          <table:table-cell table:formula="of:=[.C93]/([.D93]-[.D92])" office:value-type="float" office:value="100163.590973919" calcext:value-type="float">
            <text:p>100163.590973919</text:p>
          </table:table-cell>
          <table:table-cell/>
          <table:table-cell office:value-type="float" office:value="1443146474.54823" calcext:value-type="float">
            <text:p>1443146474.54823</text:p>
          </table:table-cell>
          <table:table-cell table:formula="of:=[.G93]-[.$B$2]" office:value-type="float" office:value="14.5480396747589" calcext:value-type="float">
            <text:p>14.5480396748</text:p>
          </table:table-cell>
          <table:table-cell table:formula="of:=[.C93]/([.H93]-[.H92])" office:value-type="float" office:value="88589.0945715361" calcext:value-type="float">
            <text:p>88589.0945715361</text:p>
          </table:table-cell>
          <table:table-cell table:formula="of:=[.G93]-[.$B93]" office:value-type="float" office:value="10.2795393466949" calcext:value-type="float">
            <text:p>10.279539346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464.31182" calcext:value-type="float">
            <text:p>1443146464.31182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62905693054" calcext:value-type="float">
            <text:p>4.3116290569</text:p>
          </table:table-cell>
          <table:table-cell table:formula="of:=[.C94]/([.D94]-[.D93])" office:value-type="float" office:value="100165.252107576" calcext:value-type="float">
            <text:p>100165.252107576</text:p>
          </table:table-cell>
          <table:table-cell/>
          <table:table-cell office:value-type="float" office:value="1443146474.59698" calcext:value-type="float">
            <text:p>1443146474.59698</text:p>
          </table:table-cell>
          <table:table-cell table:formula="of:=[.G94]-[.$B$2]" office:value-type="float" office:value="14.5967891216278" calcext:value-type="float">
            <text:p>14.5967891216</text:p>
          </table:table-cell>
          <table:table-cell table:formula="of:=[.C94]/([.H94]-[.H93])" office:value-type="float" office:value="88616.3900816746" calcext:value-type="float">
            <text:p>88616.3900816746</text:p>
          </table:table-cell>
          <table:table-cell table:formula="of:=[.G94]-[.$B94]" office:value-type="float" office:value="10.2851600646973" calcext:value-type="float">
            <text:p>10.285160064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464.35495" calcext:value-type="float">
            <text:p>1443146464.35495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7568321228" calcext:value-type="float">
            <text:p>4.3547568321</text:p>
          </table:table-cell>
          <table:table-cell table:formula="of:=[.C95]/([.D95]-[.D94])" office:value-type="float" office:value="100167.467038161" calcext:value-type="float">
            <text:p>100167.467038161</text:p>
          </table:table-cell>
          <table:table-cell/>
          <table:table-cell office:value-type="float" office:value="1443146474.64576" calcext:value-type="float">
            <text:p>1443146474.64576</text:p>
          </table:table-cell>
          <table:table-cell table:formula="of:=[.G95]-[.$B$2]" office:value-type="float" office:value="14.6455750465393" calcext:value-type="float">
            <text:p>14.6455750465</text:p>
          </table:table-cell>
          <table:table-cell table:formula="of:=[.C95]/([.H95]-[.H94])" office:value-type="float" office:value="88550.1301417729" calcext:value-type="float">
            <text:p>88550.1301417729</text:p>
          </table:table-cell>
          <table:table-cell table:formula="of:=[.G95]-[.$B95]" office:value-type="float" office:value="10.2908182144165" calcext:value-type="float">
            <text:p>10.29081821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464.39807" calcext:value-type="float">
            <text:p>1443146464.3980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88365364075" calcext:value-type="float">
            <text:p>4.3978836536</text:p>
          </table:table-cell>
          <table:table-cell table:formula="of:=[.C96]/([.D96]-[.D95])" office:value-type="float" office:value="100169.682066705" calcext:value-type="float">
            <text:p>100169.682066705</text:p>
          </table:table-cell>
          <table:table-cell/>
          <table:table-cell office:value-type="float" office:value="1443146474.69462" calcext:value-type="float">
            <text:p>1443146474.69462</text:p>
          </table:table-cell>
          <table:table-cell table:formula="of:=[.G96]-[.$B$2]" office:value-type="float" office:value="14.6944289207459" calcext:value-type="float">
            <text:p>14.6944289207</text:p>
          </table:table-cell>
          <table:table-cell table:formula="of:=[.C96]/([.H96]-[.H95])" office:value-type="float" office:value="88426.9685907822" calcext:value-type="float">
            <text:p>88426.9685907822</text:p>
          </table:table-cell>
          <table:table-cell table:formula="of:=[.G96]-[.$B96]" office:value-type="float" office:value="10.2965452671051" calcext:value-type="float">
            <text:p>10.296545267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464.4412" calcext:value-type="float">
            <text:p>1443146464.4412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0126209259" calcext:value-type="float">
            <text:p>4.4410126209</text:p>
          </table:table-cell>
          <table:table-cell table:formula="of:=[.C97]/([.D97]-[.D96])" office:value-type="float" office:value="100164.698390235" calcext:value-type="float">
            <text:p>100164.698390235</text:p>
          </table:table-cell>
          <table:table-cell/>
          <table:table-cell office:value-type="float" office:value="1443146474.74329" calcext:value-type="float">
            <text:p>1443146474.74329</text:p>
          </table:table-cell>
          <table:table-cell table:formula="of:=[.G97]-[.$B$2]" office:value-type="float" office:value="14.7431046962738" calcext:value-type="float">
            <text:p>14.7431046963</text:p>
          </table:table-cell>
          <table:table-cell table:formula="of:=[.C97]/([.H97]-[.H96])" office:value-type="float" office:value="88750.511997884" calcext:value-type="float">
            <text:p>88750.511997884</text:p>
          </table:table-cell>
          <table:table-cell table:formula="of:=[.G97]-[.$B97]" office:value-type="float" office:value="10.3020920753479" calcext:value-type="float">
            <text:p>10.302092075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464.48434" calcext:value-type="float">
            <text:p>1443146464.48434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15112495422" calcext:value-type="float">
            <text:p>4.484151125</text:p>
          </table:table-cell>
          <table:table-cell table:formula="of:=[.C98]/([.D98]-[.D97])" office:value-type="float" office:value="100142.55471548" calcext:value-type="float">
            <text:p>100142.55471548</text:p>
          </table:table-cell>
          <table:table-cell/>
          <table:table-cell office:value-type="float" office:value="1443146474.79204" calcext:value-type="float">
            <text:p>1443146474.79204</text:p>
          </table:table-cell>
          <table:table-cell table:formula="of:=[.G98]-[.$B$2]" office:value-type="float" office:value="14.7918503284454" calcext:value-type="float">
            <text:p>14.7918503284</text:p>
          </table:table-cell>
          <table:table-cell table:formula="of:=[.C98]/([.H98]-[.H97])" office:value-type="float" office:value="88623.3249532902" calcext:value-type="float">
            <text:p>88623.3249532902</text:p>
          </table:table-cell>
          <table:table-cell table:formula="of:=[.G98]-[.$B98]" office:value-type="float" office:value="10.3076992034912" calcext:value-type="float">
            <text:p>10.307699203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464.52749" calcext:value-type="float">
            <text:p>1443146464.52749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29964256287" calcext:value-type="float">
            <text:p>4.5272996426</text:p>
          </table:table-cell>
          <table:table-cell table:formula="of:=[.C99]/([.D99]-[.D98])" office:value-type="float" office:value="100119.314391805" calcext:value-type="float">
            <text:p>100119.314391805</text:p>
          </table:table-cell>
          <table:table-cell/>
          <table:table-cell office:value-type="float" office:value="1443146474.84086" calcext:value-type="float">
            <text:p>1443146474.84086</text:p>
          </table:table-cell>
          <table:table-cell table:formula="of:=[.G99]-[.$B$2]" office:value-type="float" office:value="14.8406691551209" calcext:value-type="float">
            <text:p>14.8406691551</text:p>
          </table:table-cell>
          <table:table-cell table:formula="of:=[.C99]/([.H99]-[.H98])" office:value-type="float" office:value="88490.4512089705" calcext:value-type="float">
            <text:p>88490.4512089705</text:p>
          </table:table-cell>
          <table:table-cell table:formula="of:=[.G99]-[.$B99]" office:value-type="float" office:value="10.313369512558" calcext:value-type="float">
            <text:p>10.313369512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464.57063" calcext:value-type="float">
            <text:p>1443146464.57063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43671607971" calcext:value-type="float">
            <text:p>4.5704367161</text:p>
          </table:table-cell>
          <table:table-cell table:formula="of:=[.C100]/([.D100]-[.D99])" office:value-type="float" office:value="100145.875642514" calcext:value-type="float">
            <text:p>100145.875642514</text:p>
          </table:table-cell>
          <table:table-cell/>
          <table:table-cell office:value-type="float" office:value="1443146474.88958" calcext:value-type="float">
            <text:p>1443146474.88958</text:p>
          </table:table-cell>
          <table:table-cell table:formula="of:=[.G100]-[.$B$2]" office:value-type="float" office:value="14.8893909454346" calcext:value-type="float">
            <text:p>14.8893909454</text:p>
          </table:table-cell>
          <table:table-cell table:formula="of:=[.C100]/([.H100]-[.H99])" office:value-type="float" office:value="88666.6925041839" calcext:value-type="float">
            <text:p>88666.6925041839</text:p>
          </table:table-cell>
          <table:table-cell table:formula="of:=[.G100]-[.$B100]" office:value-type="float" office:value="10.3189542293549" calcext:value-type="float">
            <text:p>10.318954229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464.61376" calcext:value-type="float">
            <text:p>1443146464.61376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57140541077" calcext:value-type="float">
            <text:p>4.6135714054</text:p>
          </table:table-cell>
          <table:table-cell table:formula="of:=[.C101]/([.D101]-[.D100])" office:value-type="float" office:value="100151.411010391" calcext:value-type="float">
            <text:p>100151.411010391</text:p>
          </table:table-cell>
          <table:table-cell/>
          <table:table-cell office:value-type="float" office:value="1443146474.93831" calcext:value-type="float">
            <text:p>1443146474.93831</text:p>
          </table:table-cell>
          <table:table-cell table:formula="of:=[.G101]-[.$B$2]" office:value-type="float" office:value="14.9381258487701" calcext:value-type="float">
            <text:p>14.9381258488</text:p>
          </table:table-cell>
          <table:table-cell table:formula="of:=[.C101]/([.H101]-[.H100])" office:value-type="float" office:value="88642.8351002157" calcext:value-type="float">
            <text:p>88642.8351002157</text:p>
          </table:table-cell>
          <table:table-cell table:formula="of:=[.G101]-[.$B101]" office:value-type="float" office:value="10.3245544433594" calcext:value-type="float">
            <text:p>10.32455444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464.65689" calcext:value-type="float">
            <text:p>1443146464.65689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69727325439" calcext:value-type="float">
            <text:p>4.6566972733</text:p>
          </table:table-cell>
          <table:table-cell table:formula="of:=[.C102]/([.D102]-[.D101])" office:value-type="float" office:value="100171.897193213" calcext:value-type="float">
            <text:p>100171.897193213</text:p>
          </table:table-cell>
          <table:table-cell/>
          <table:table-cell office:value-type="float" office:value="1443146474.98705" calcext:value-type="float">
            <text:p>1443146474.98705</text:p>
          </table:table-cell>
          <table:table-cell table:formula="of:=[.G102]-[.$B$2]" office:value-type="float" office:value="14.9868664741516" calcext:value-type="float">
            <text:p>14.9868664742</text:p>
          </table:table-cell>
          <table:table-cell table:formula="of:=[.C102]/([.H102]-[.H101])" office:value-type="float" office:value="88632.4286196455" calcext:value-type="float">
            <text:p>88632.4286196455</text:p>
          </table:table-cell>
          <table:table-cell table:formula="of:=[.G102]-[.$B102]" office:value-type="float" office:value="10.3301692008972" calcext:value-type="float">
            <text:p>10.33016920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464.70001" calcext:value-type="float">
            <text:p>1443146464.70001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82647895813" calcext:value-type="float">
            <text:p>4.699826479</text:p>
          </table:table-cell>
          <table:table-cell table:formula="of:=[.C103]/([.D103]-[.D102])" office:value-type="float" office:value="100164.144679016" calcext:value-type="float">
            <text:p>100164.144679016</text:p>
          </table:table-cell>
          <table:table-cell/>
          <table:table-cell office:value-type="float" office:value="1443146475.03584" calcext:value-type="float">
            <text:p>1443146475.03584</text:p>
          </table:table-cell>
          <table:table-cell table:formula="of:=[.G103]-[.$B$2]" office:value-type="float" office:value="15.0356509685516" calcext:value-type="float">
            <text:p>15.0356509686</text:p>
          </table:table-cell>
          <table:table-cell table:formula="of:=[.C103]/([.H103]-[.H102])" office:value-type="float" office:value="88552.7267040373" calcext:value-type="float">
            <text:p>88552.7267040373</text:p>
          </table:table-cell>
          <table:table-cell table:formula="of:=[.G103]-[.$B103]" office:value-type="float" office:value="10.3358244895935" calcext:value-type="float">
            <text:p>10.33582448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464.74316" calcext:value-type="float">
            <text:p>1443146464.74316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97094345093" calcext:value-type="float">
            <text:p>4.7429709435</text:p>
          </table:table-cell>
          <table:table-cell table:formula="of:=[.C104]/([.D104]-[.D103])" office:value-type="float" office:value="100128.719889921" calcext:value-type="float">
            <text:p>100128.719889921</text:p>
          </table:table-cell>
          <table:table-cell/>
          <table:table-cell office:value-type="float" office:value="1443146475.04898" calcext:value-type="float">
            <text:p>1443146475.04898</text:p>
          </table:table-cell>
          <table:table-cell table:formula="of:=[.G104]-[.$B$2]" office:value-type="float" office:value="15.0487949848175" calcext:value-type="float">
            <text:p>15.0487949848</text:p>
          </table:table-cell>
          <table:table-cell table:formula="of:=[.C104]/([.H104]-[.H103])" office:value-type="float" office:value="328666.665699256" calcext:value-type="float">
            <text:p>328666.665699256</text:p>
          </table:table-cell>
          <table:table-cell table:formula="of:=[.G104]-[.$B104]" office:value-type="float" office:value="10.3058240413666" calcext:value-type="float">
            <text:p>10.305824041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464.78629" calcext:value-type="float">
            <text:p>1443146464.78629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10301017761" calcext:value-type="float">
            <text:p>4.7861030102</text:p>
          </table:table-cell>
          <table:table-cell table:formula="of:=[.C105]/([.D105]-[.D104])" office:value-type="float" office:value="100157.50062186" calcext:value-type="float">
            <text:p>100157.50062186</text:p>
          </table:table-cell>
          <table:table-cell/>
          <table:table-cell office:value-type="float" office:value="1443146475.06213" calcext:value-type="float">
            <text:p>1443146475.06213</text:p>
          </table:table-cell>
          <table:table-cell table:formula="of:=[.G105]-[.$B$2]" office:value-type="float" office:value="15.0619440078735" calcext:value-type="float">
            <text:p>15.0619440079</text:p>
          </table:table-cell>
          <table:table-cell table:formula="of:=[.C105]/([.H105]-[.H104])" office:value-type="float" office:value="328541.51837682" calcext:value-type="float">
            <text:p>328541.51837682</text:p>
          </table:table-cell>
          <table:table-cell table:formula="of:=[.G105]-[.$B105]" office:value-type="float" office:value="10.2758409976959" calcext:value-type="float">
            <text:p>10.27584099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464.82942" calcext:value-type="float">
            <text:p>1443146464.82942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2281627655" calcext:value-type="float">
            <text:p>4.8292281628</text:p>
          </table:table-cell>
          <table:table-cell table:formula="of:=[.C106]/([.D106]-[.D105])" office:value-type="float" office:value="100173.558602388" calcext:value-type="float">
            <text:p>100173.558602388</text:p>
          </table:table-cell>
          <table:table-cell/>
          <table:table-cell office:value-type="float" office:value="1443146475.08743" calcext:value-type="float">
            <text:p>1443146475.08743</text:p>
          </table:table-cell>
          <table:table-cell table:formula="of:=[.G106]-[.$B$2]" office:value-type="float" office:value="15.0872416496277" calcext:value-type="float">
            <text:p>15.0872416496</text:p>
          </table:table-cell>
          <table:table-cell table:formula="of:=[.C106]/([.H106]-[.H105])" office:value-type="float" office:value="170766.905547283" calcext:value-type="float">
            <text:p>170766.905547283</text:p>
          </table:table-cell>
          <table:table-cell table:formula="of:=[.G106]-[.$B106]" office:value-type="float" office:value="10.2580134868622" calcext:value-type="float">
            <text:p>10.258013486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464.87253" calcext:value-type="float">
            <text:p>1443146464.87253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33924865723" calcext:value-type="float">
            <text:p>4.8723392487</text:p>
          </table:table-cell>
          <table:table-cell table:formula="of:=[.C107]/([.D107]-[.D106])" office:value-type="float" office:value="100206.244186239" calcext:value-type="float">
            <text:p>100206.244186239</text:p>
          </table:table-cell>
          <table:table-cell/>
          <table:table-cell office:value-type="float" office:value="1443146475.12733" calcext:value-type="float">
            <text:p>1443146475.12733</text:p>
          </table:table-cell>
          <table:table-cell table:formula="of:=[.G107]-[.$B$2]" office:value-type="float" office:value="15.1271393299103" calcext:value-type="float">
            <text:p>15.1271393299</text:p>
          </table:table-cell>
          <table:table-cell table:formula="of:=[.C107]/([.H107]-[.H106])" office:value-type="float" office:value="108276.971728725" calcext:value-type="float">
            <text:p>108276.971728725</text:p>
          </table:table-cell>
          <table:table-cell table:formula="of:=[.G107]-[.$B107]" office:value-type="float" office:value="10.2548000812531" calcext:value-type="float">
            <text:p>10.254800081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464.91563" calcext:value-type="float">
            <text:p>1443146464.91563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43841362" calcext:value-type="float">
            <text:p>4.9154384136</text:p>
          </table:table-cell>
          <table:table-cell table:formula="of:=[.C108]/([.D108]-[.D107])" office:value-type="float" office:value="100233.960535705" calcext:value-type="float">
            <text:p>100233.960535705</text:p>
          </table:table-cell>
          <table:table-cell/>
          <table:table-cell office:value-type="float" office:value="1443146475.16732" calcext:value-type="float">
            <text:p>1443146475.16732</text:p>
          </table:table-cell>
          <table:table-cell table:formula="of:=[.G108]-[.$B$2]" office:value-type="float" office:value="15.1671307086945" calcext:value-type="float">
            <text:p>15.1671307087</text:p>
          </table:table-cell>
          <table:table-cell table:formula="of:=[.C108]/([.H108]-[.H107])" office:value-type="float" office:value="108023.282300758" calcext:value-type="float">
            <text:p>108023.282300758</text:p>
          </table:table-cell>
          <table:table-cell table:formula="of:=[.G108]-[.$B108]" office:value-type="float" office:value="10.2516922950745" calcext:value-type="float">
            <text:p>10.25169229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464.95874" calcext:value-type="float">
            <text:p>1443146464.95874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5542678833" calcext:value-type="float">
            <text:p>4.9585542679</text:p>
          </table:table-cell>
          <table:table-cell table:formula="of:=[.C109]/([.D109]-[.D108])" office:value-type="float" office:value="100195.161937835" calcext:value-type="float">
            <text:p>100195.161937835</text:p>
          </table:table-cell>
          <table:table-cell/>
          <table:table-cell office:value-type="float" office:value="1443146475.2071" calcext:value-type="float">
            <text:p>1443146475.2071</text:p>
          </table:table-cell>
          <table:table-cell table:formula="of:=[.G109]-[.$B$2]" office:value-type="float" office:value="15.2069067955017" calcext:value-type="float">
            <text:p>15.2069067955</text:p>
          </table:table-cell>
          <table:table-cell table:formula="of:=[.C109]/([.H109]-[.H108])" office:value-type="float" office:value="108607.968927011" calcext:value-type="float">
            <text:p>108607.968927011</text:p>
          </table:table-cell>
          <table:table-cell table:formula="of:=[.G109]-[.$B109]" office:value-type="float" office:value="10.2483525276184" calcext:value-type="float">
            <text:p>10.24835252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465.00174" calcext:value-type="float">
            <text:p>1443146465.00174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55472755432" calcext:value-type="float">
            <text:p>5.0015547276</text:p>
          </table:table-cell>
          <table:table-cell table:formula="of:=[.C110]/([.D110]-[.D109])" office:value-type="float" office:value="100464.042316073" calcext:value-type="float">
            <text:p>100464.042316073</text:p>
          </table:table-cell>
          <table:table-cell/>
          <table:table-cell office:value-type="float" office:value="1443146475.24699" calcext:value-type="float">
            <text:p>1443146475.24699</text:p>
          </table:table-cell>
          <table:table-cell table:formula="of:=[.G110]-[.$B$2]" office:value-type="float" office:value="15.2467985153198" calcext:value-type="float">
            <text:p>15.2467985153</text:p>
          </table:table-cell>
          <table:table-cell table:formula="of:=[.C110]/([.H110]-[.H109])" office:value-type="float" office:value="108293.150049606" calcext:value-type="float">
            <text:p>108293.150049606</text:p>
          </table:table-cell>
          <table:table-cell table:formula="of:=[.G110]-[.$B110]" office:value-type="float" office:value="10.2452437877655" calcext:value-type="float">
            <text:p>10.245243787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465.04313" calcext:value-type="float">
            <text:p>1443146465.04313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93727874756" calcext:value-type="float">
            <text:p>5.0429372787</text:p>
          </table:table-cell>
          <table:table-cell table:formula="of:=[.C111]/([.D111]-[.D110])" office:value-type="float" office:value="104391.823979812" calcext:value-type="float">
            <text:p>104391.823979812</text:p>
          </table:table-cell>
          <table:table-cell/>
          <table:table-cell office:value-type="float" office:value="1443146475.2869" calcext:value-type="float">
            <text:p>1443146475.2869</text:p>
          </table:table-cell>
          <table:table-cell table:formula="of:=[.G111]-[.$B$2]" office:value-type="float" office:value="15.2867097854614" calcext:value-type="float">
            <text:p>15.2867097855</text:p>
          </table:table-cell>
          <table:table-cell table:formula="of:=[.C111]/([.H111]-[.H110])" office:value-type="float" office:value="108240.103225806" calcext:value-type="float">
            <text:p>108240.103225806</text:p>
          </table:table-cell>
          <table:table-cell table:formula="of:=[.G111]-[.$B111]" office:value-type="float" office:value="10.2437725067139" calcext:value-type="float">
            <text:p>10.243772506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465.0844" calcext:value-type="float">
            <text:p>1443146465.0844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21230316162" calcext:value-type="float">
            <text:p>5.0842123032</text:p>
          </table:table-cell>
          <table:table-cell table:formula="of:=[.C112]/([.D112]-[.D111])" office:value-type="float" office:value="104663.77818854" calcext:value-type="float">
            <text:p>104663.77818854</text:p>
          </table:table-cell>
          <table:table-cell/>
          <table:table-cell office:value-type="float" office:value="1443146475.32681" calcext:value-type="float">
            <text:p>1443146475.32681</text:p>
          </table:table-cell>
          <table:table-cell table:formula="of:=[.G112]-[.$B$2]" office:value-type="float" office:value="15.326625585556" calcext:value-type="float">
            <text:p>15.3266255856</text:p>
          </table:table-cell>
          <table:table-cell table:formula="of:=[.C112]/([.H112]-[.H111])" office:value-type="float" office:value="108227.819303663" calcext:value-type="float">
            <text:p>108227.819303663</text:p>
          </table:table-cell>
          <table:table-cell table:formula="of:=[.G112]-[.$B112]" office:value-type="float" office:value="10.2424132823944" calcext:value-type="float">
            <text:p>10.24241328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465.12569" calcext:value-type="float">
            <text:p>1443146465.12569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49686431885" calcext:value-type="float">
            <text:p>5.1254968643</text:p>
          </table:table-cell>
          <table:table-cell table:formula="of:=[.C113]/([.D113]-[.D112])" office:value-type="float" office:value="104639.600831601" calcext:value-type="float">
            <text:p>104639.600831601</text:p>
          </table:table-cell>
          <table:table-cell/>
          <table:table-cell office:value-type="float" office:value="1443146475.36666" calcext:value-type="float">
            <text:p>1443146475.36666</text:p>
          </table:table-cell>
          <table:table-cell table:formula="of:=[.G113]-[.$B$2]" office:value-type="float" office:value="15.3664748668671" calcext:value-type="float">
            <text:p>15.3664748669</text:p>
          </table:table-cell>
          <table:table-cell table:formula="of:=[.C113]/([.H113]-[.H112])" office:value-type="float" office:value="108408.479597942" calcext:value-type="float">
            <text:p>108408.479597942</text:p>
          </table:table-cell>
          <table:table-cell table:formula="of:=[.G113]-[.$B113]" office:value-type="float" office:value="10.2409780025482" calcext:value-type="float">
            <text:p>10.24097800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465.16697" calcext:value-type="float">
            <text:p>1443146465.1669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78261756897" calcext:value-type="float">
            <text:p>5.1667826176</text:p>
          </table:table-cell>
          <table:table-cell table:formula="of:=[.C114]/([.D114]-[.D113])" office:value-type="float" office:value="104636.579447348" calcext:value-type="float">
            <text:p>104636.579447348</text:p>
          </table:table-cell>
          <table:table-cell/>
          <table:table-cell office:value-type="float" office:value="1443146475.40654" calcext:value-type="float">
            <text:p>1443146475.40654</text:p>
          </table:table-cell>
          <table:table-cell table:formula="of:=[.G114]-[.$B$2]" office:value-type="float" office:value="15.4063496589661" calcext:value-type="float">
            <text:p>15.406349659</text:p>
          </table:table-cell>
          <table:table-cell table:formula="of:=[.C114]/([.H114]-[.H113])" office:value-type="float" office:value="108339.122854222" calcext:value-type="float">
            <text:p>108339.122854222</text:p>
          </table:table-cell>
          <table:table-cell table:formula="of:=[.G114]-[.$B114]" office:value-type="float" office:value="10.2395670413971" calcext:value-type="float">
            <text:p>10.23956704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465.20826" calcext:value-type="float">
            <text:p>1443146465.20826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07433128357" calcext:value-type="float">
            <text:p>5.2080743313</text:p>
          </table:table-cell>
          <table:table-cell table:formula="of:=[.C115]/([.D115]-[.D114])" office:value-type="float" office:value="104621.475142907" calcext:value-type="float">
            <text:p>104621.475142907</text:p>
          </table:table-cell>
          <table:table-cell/>
          <table:table-cell office:value-type="float" office:value="1443146475.44645" calcext:value-type="float">
            <text:p>1443146475.44645</text:p>
          </table:table-cell>
          <table:table-cell table:formula="of:=[.G115]-[.$B$2]" office:value-type="float" office:value="15.4462568759918" calcext:value-type="float">
            <text:p>15.446256876</text:p>
          </table:table-cell>
          <table:table-cell table:formula="of:=[.C115]/([.H115]-[.H114])" office:value-type="float" office:value="108251.096467383" calcext:value-type="float">
            <text:p>108251.096467383</text:p>
          </table:table-cell>
          <table:table-cell table:formula="of:=[.G115]-[.$B115]" office:value-type="float" office:value="10.2381825447083" calcext:value-type="float">
            <text:p>10.238182544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465.24955" calcext:value-type="float">
            <text:p>1443146465.24955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36008453369" calcext:value-type="float">
            <text:p>5.2493600845</text:p>
          </table:table-cell>
          <table:table-cell table:formula="of:=[.C116]/([.D116]-[.D115])" office:value-type="float" office:value="104636.579447348" calcext:value-type="float">
            <text:p>104636.579447348</text:p>
          </table:table-cell>
          <table:table-cell/>
          <table:table-cell office:value-type="float" office:value="1443146475.48633" calcext:value-type="float">
            <text:p>1443146475.48633</text:p>
          </table:table-cell>
          <table:table-cell table:formula="of:=[.G116]-[.$B$2]" office:value-type="float" office:value="15.4861459732056" calcext:value-type="float">
            <text:p>15.4861459732</text:p>
          </table:table-cell>
          <table:table-cell table:formula="of:=[.C116]/([.H116]-[.H115])" office:value-type="float" office:value="108300.270042497" calcext:value-type="float">
            <text:p>108300.270042497</text:p>
          </table:table-cell>
          <table:table-cell table:formula="of:=[.G116]-[.$B116]" office:value-type="float" office:value="10.2367858886719" calcext:value-type="float">
            <text:p>10.236785888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465.29082" calcext:value-type="float">
            <text:p>1443146465.29082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63534736633" calcext:value-type="float">
            <text:p>5.2906353474</text:p>
          </table:table-cell>
          <table:table-cell table:formula="of:=[.C117]/([.D117]-[.D116])" office:value-type="float" office:value="104663.173618452" calcext:value-type="float">
            <text:p>104663.173618452</text:p>
          </table:table-cell>
          <table:table-cell/>
          <table:table-cell office:value-type="float" office:value="1443146475.52622" calcext:value-type="float">
            <text:p>1443146475.52622</text:p>
          </table:table-cell>
          <table:table-cell table:formula="of:=[.G117]-[.$B$2]" office:value-type="float" office:value="15.5260355472565" calcext:value-type="float">
            <text:p>15.5260355473</text:p>
          </table:table-cell>
          <table:table-cell table:formula="of:=[.C117]/([.H117]-[.H116])" office:value-type="float" office:value="108298.975428698" calcext:value-type="float">
            <text:p>108298.975428698</text:p>
          </table:table-cell>
          <table:table-cell table:formula="of:=[.G117]-[.$B117]" office:value-type="float" office:value="10.2354001998901" calcext:value-type="float">
            <text:p>10.235400199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465.33211" calcext:value-type="float">
            <text:p>1443146465.33211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92157745361" calcext:value-type="float">
            <text:p>5.3319215775</text:p>
          </table:table-cell>
          <table:table-cell table:formula="of:=[.C118]/([.D118]-[.D117])" office:value-type="float" office:value="104635.370942501" calcext:value-type="float">
            <text:p>104635.370942501</text:p>
          </table:table-cell>
          <table:table-cell/>
          <table:table-cell office:value-type="float" office:value="1443146475.56614" calcext:value-type="float">
            <text:p>1443146475.56614</text:p>
          </table:table-cell>
          <table:table-cell table:formula="of:=[.G118]-[.$B$2]" office:value-type="float" office:value="15.565948009491" calcext:value-type="float">
            <text:p>15.5659480095</text:p>
          </table:table-cell>
          <table:table-cell table:formula="of:=[.C118]/([.H118]-[.H117])" office:value-type="float" office:value="108236.870344374" calcext:value-type="float">
            <text:p>108236.870344374</text:p>
          </table:table-cell>
          <table:table-cell table:formula="of:=[.G118]-[.$B118]" office:value-type="float" office:value="10.2340264320374" calcext:value-type="float">
            <text:p>10.2340264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465.37338" calcext:value-type="float">
            <text:p>1443146465.37338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19445610046" calcext:value-type="float">
            <text:p>5.3731944561</text:p>
          </table:table-cell>
          <table:table-cell table:formula="of:=[.C119]/([.D119]-[.D118])" office:value-type="float" office:value="104669.219633645" calcext:value-type="float">
            <text:p>104669.219633645</text:p>
          </table:table-cell>
          <table:table-cell/>
          <table:table-cell office:value-type="float" office:value="1443146475.60603" calcext:value-type="float">
            <text:p>1443146475.60603</text:p>
          </table:table-cell>
          <table:table-cell table:formula="of:=[.G119]-[.$B$2]" office:value-type="float" office:value="15.6058449745178" calcext:value-type="float">
            <text:p>15.6058449745</text:p>
          </table:table-cell>
          <table:table-cell table:formula="of:=[.C119]/([.H119]-[.H118])" office:value-type="float" office:value="108278.912871997" calcext:value-type="float">
            <text:p>108278.912871997</text:p>
          </table:table-cell>
          <table:table-cell table:formula="of:=[.G119]-[.$B119]" office:value-type="float" office:value="10.2326505184174" calcext:value-type="float">
            <text:p>10.232650518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465.41467" calcext:value-type="float">
            <text:p>1443146465.41467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48259353638" calcext:value-type="float">
            <text:p>5.4144825935</text:p>
          </table:table-cell>
          <table:table-cell table:formula="of:=[.C120]/([.D120]-[.D119])" office:value-type="float" office:value="104630.537202252" calcext:value-type="float">
            <text:p>104630.537202252</text:p>
          </table:table-cell>
          <table:table-cell/>
          <table:table-cell office:value-type="float" office:value="1443146475.64592" calcext:value-type="float">
            <text:p>1443146475.64592</text:p>
          </table:table-cell>
          <table:table-cell table:formula="of:=[.G120]-[.$B$2]" office:value-type="float" office:value="15.6457290649414" calcext:value-type="float">
            <text:p>15.6457290649</text:p>
          </table:table-cell>
          <table:table-cell table:formula="of:=[.C120]/([.H120]-[.H119])" office:value-type="float" office:value="108313.865356336" calcext:value-type="float">
            <text:p>108313.865356336</text:p>
          </table:table-cell>
          <table:table-cell table:formula="of:=[.G120]-[.$B120]" office:value-type="float" office:value="10.231246471405" calcext:value-type="float">
            <text:p>10.231246471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465.45595" calcext:value-type="float">
            <text:p>1443146465.45595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75928688049" calcext:value-type="float">
            <text:p>5.4557592869</text:p>
          </table:table-cell>
          <table:table-cell table:formula="of:=[.C121]/([.D121]-[.D120])" office:value-type="float" office:value="104659.546344591" calcext:value-type="float">
            <text:p>104659.546344591</text:p>
          </table:table-cell>
          <table:table-cell/>
          <table:table-cell office:value-type="float" office:value="1443146475.68584" calcext:value-type="float">
            <text:p>1443146475.68584</text:p>
          </table:table-cell>
          <table:table-cell table:formula="of:=[.G121]-[.$B$2]" office:value-type="float" office:value="15.685652256012" calcext:value-type="float">
            <text:p>15.685652256</text:p>
          </table:table-cell>
          <table:table-cell table:formula="of:=[.C121]/([.H121]-[.H120])" office:value-type="float" office:value="108207.783099433" calcext:value-type="float">
            <text:p>108207.783099433</text:p>
          </table:table-cell>
          <table:table-cell table:formula="of:=[.G121]-[.$B121]" office:value-type="float" office:value="10.2298929691315" calcext:value-type="float">
            <text:p>10.229892969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465.49724" calcext:value-type="float">
            <text:p>1443146465.49724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05147743225" calcext:value-type="float">
            <text:p>5.4970514774</text:p>
          </table:table-cell>
          <table:table-cell table:formula="of:=[.C122]/([.D122]-[.D121])" office:value-type="float" office:value="104620.266986928" calcext:value-type="float">
            <text:p>104620.266986928</text:p>
          </table:table-cell>
          <table:table-cell/>
          <table:table-cell office:value-type="float" office:value="1443146475.72572" calcext:value-type="float">
            <text:p>1443146475.72572</text:p>
          </table:table-cell>
          <table:table-cell table:formula="of:=[.G122]-[.$B$2]" office:value-type="float" office:value="15.7255294322968" calcext:value-type="float">
            <text:p>15.7255294323</text:p>
          </table:table-cell>
          <table:table-cell table:formula="of:=[.C122]/([.H122]-[.H121])" office:value-type="float" office:value="108332.645449817" calcext:value-type="float">
            <text:p>108332.645449817</text:p>
          </table:table-cell>
          <table:table-cell table:formula="of:=[.G122]-[.$B122]" office:value-type="float" office:value="10.2284779548645" calcext:value-type="float">
            <text:p>10.228477954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465.53851" calcext:value-type="float">
            <text:p>1443146465.53851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32530975342" calcext:value-type="float">
            <text:p>5.5383253098</text:p>
          </table:table-cell>
          <table:table-cell table:formula="of:=[.C123]/([.D123]-[.D122])" office:value-type="float" office:value="104666.801143748" calcext:value-type="float">
            <text:p>104666.801143748</text:p>
          </table:table-cell>
          <table:table-cell/>
          <table:table-cell office:value-type="float" office:value="1443146475.76562" calcext:value-type="float">
            <text:p>1443146475.76562</text:p>
          </table:table-cell>
          <table:table-cell table:formula="of:=[.G123]-[.$B$2]" office:value-type="float" office:value="15.7654337882996" calcext:value-type="float">
            <text:p>15.7654337883</text:p>
          </table:table-cell>
          <table:table-cell table:formula="of:=[.C123]/([.H123]-[.H122])" office:value-type="float" office:value="108258.85774716" calcext:value-type="float">
            <text:p>108258.85774716</text:p>
          </table:table-cell>
          <table:table-cell table:formula="of:=[.G123]-[.$B123]" office:value-type="float" office:value="10.2271084785461" calcext:value-type="float">
            <text:p>10.227108478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465.5798" calcext:value-type="float">
            <text:p>1443146465.5798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61368560791" calcext:value-type="float">
            <text:p>5.5796136856</text:p>
          </table:table-cell>
          <table:table-cell table:formula="of:=[.C124]/([.D124]-[.D123])" office:value-type="float" office:value="104629.933016122" calcext:value-type="float">
            <text:p>104629.933016122</text:p>
          </table:table-cell>
          <table:table-cell/>
          <table:table-cell office:value-type="float" office:value="1443146475.80552" calcext:value-type="float">
            <text:p>1443146475.80552</text:p>
          </table:table-cell>
          <table:table-cell table:formula="of:=[.G124]-[.$B$2]" office:value-type="float" office:value="15.8053312301636" calcext:value-type="float">
            <text:p>15.8053312302</text:p>
          </table:table-cell>
          <table:table-cell table:formula="of:=[.C124]/([.H124]-[.H123])" office:value-type="float" office:value="108277.618768749" calcext:value-type="float">
            <text:p>108277.618768749</text:p>
          </table:table-cell>
          <table:table-cell table:formula="of:=[.G124]-[.$B124]" office:value-type="float" office:value="10.2257175445557" calcext:value-type="float">
            <text:p>10.225717544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465.62109" calcext:value-type="float">
            <text:p>1443146465.62109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89896202087" calcext:value-type="float">
            <text:p>5.620898962</text:p>
          </table:table-cell>
          <table:table-cell table:formula="of:=[.C125]/([.D125]-[.D124])" office:value-type="float" office:value="104637.787980111" calcext:value-type="float">
            <text:p>104637.787980111</text:p>
          </table:table-cell>
          <table:table-cell/>
          <table:table-cell office:value-type="float" office:value="1443146475.84538" calcext:value-type="float">
            <text:p>1443146475.84538</text:p>
          </table:table-cell>
          <table:table-cell table:formula="of:=[.G125]-[.$B$2]" office:value-type="float" office:value="15.8451902866364" calcext:value-type="float">
            <text:p>15.8451902866</text:p>
          </table:table-cell>
          <table:table-cell table:formula="of:=[.C125]/([.H125]-[.H124])" office:value-type="float" office:value="108381.893157715" calcext:value-type="float">
            <text:p>108381.893157715</text:p>
          </table:table-cell>
          <table:table-cell table:formula="of:=[.G125]-[.$B125]" office:value-type="float" office:value="10.2242913246155" calcext:value-type="float">
            <text:p>10.224291324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465.66238" calcext:value-type="float">
            <text:p>1443146465.66238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19186782837" calcext:value-type="float">
            <text:p>5.6621918678</text:p>
          </table:table-cell>
          <table:table-cell table:formula="of:=[.C126]/([.D126]-[.D125])" office:value-type="float" office:value="104618.454805277" calcext:value-type="float">
            <text:p>104618.454805277</text:p>
          </table:table-cell>
          <table:table-cell/>
          <table:table-cell office:value-type="float" office:value="1443146475.8853" calcext:value-type="float">
            <text:p>1443146475.8853</text:p>
          </table:table-cell>
          <table:table-cell table:formula="of:=[.G126]-[.$B$2]" office:value-type="float" office:value="15.8851163387299" calcext:value-type="float">
            <text:p>15.8851163387</text:p>
          </table:table-cell>
          <table:table-cell table:formula="of:=[.C126]/([.H126]-[.H125])" office:value-type="float" office:value="108200.029140939" calcext:value-type="float">
            <text:p>108200.029140939</text:p>
          </table:table-cell>
          <table:table-cell table:formula="of:=[.G126]-[.$B126]" office:value-type="float" office:value="10.2229244709015" calcext:value-type="float">
            <text:p>10.222924470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465.70366" calcext:value-type="float">
            <text:p>1443146465.70366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47499847412" calcext:value-type="float">
            <text:p>5.7034749985</text:p>
          </table:table-cell>
          <table:table-cell table:formula="of:=[.C127]/([.D127]-[.D126])" office:value-type="float" office:value="104643.226723033" calcext:value-type="float">
            <text:p>104643.226723033</text:p>
          </table:table-cell>
          <table:table-cell/>
          <table:table-cell office:value-type="float" office:value="1443146475.92519" calcext:value-type="float">
            <text:p>1443146475.92519</text:p>
          </table:table-cell>
          <table:table-cell table:formula="of:=[.G127]-[.$B$2]" office:value-type="float" office:value="15.9250025749207" calcext:value-type="float">
            <text:p>15.9250025749</text:p>
          </table:table-cell>
          <table:table-cell table:formula="of:=[.C127]/([.H127]-[.H126])" office:value-type="float" office:value="108308.038375325" calcext:value-type="float">
            <text:p>108308.038375325</text:p>
          </table:table-cell>
          <table:table-cell table:formula="of:=[.G127]-[.$B127]" office:value-type="float" office:value="10.2215275764465" calcext:value-type="float">
            <text:p>10.221527576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465.74495" calcext:value-type="float">
            <text:p>1443146465.74495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75765228272" calcext:value-type="float">
            <text:p>5.7447576523</text:p>
          </table:table-cell>
          <table:table-cell table:formula="of:=[.C128]/([.D128]-[.D127])" office:value-type="float" office:value="104644.435409351" calcext:value-type="float">
            <text:p>104644.435409351</text:p>
          </table:table-cell>
          <table:table-cell/>
          <table:table-cell office:value-type="float" office:value="1443146475.96508" calcext:value-type="float">
            <text:p>1443146475.96508</text:p>
          </table:table-cell>
          <table:table-cell table:formula="of:=[.G128]-[.$B$2]" office:value-type="float" office:value="15.9648954868317" calcext:value-type="float">
            <text:p>15.9648954868</text:p>
          </table:table-cell>
          <table:table-cell table:formula="of:=[.C128]/([.H128]-[.H127])" office:value-type="float" office:value="108289.913998673" calcext:value-type="float">
            <text:p>108289.913998673</text:p>
          </table:table-cell>
          <table:table-cell table:formula="of:=[.G128]-[.$B128]" office:value-type="float" office:value="10.220137834549" calcext:value-type="float">
            <text:p>10.220137834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465.78625" calcext:value-type="float">
            <text:p>1443146465.78625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06081008911" calcext:value-type="float">
            <text:p>5.7860608101</text:p>
          </table:table-cell>
          <table:table-cell table:formula="of:=[.C129]/([.D129]-[.D128])" office:value-type="float" office:value="104592.487098674" calcext:value-type="float">
            <text:p>104592.487098674</text:p>
          </table:table-cell>
          <table:table-cell/>
          <table:table-cell office:value-type="float" office:value="1443146476.00499" calcext:value-type="float">
            <text:p>1443146476.00499</text:p>
          </table:table-cell>
          <table:table-cell table:formula="of:=[.G129]-[.$B$2]" office:value-type="float" office:value="16.0048019886017" calcext:value-type="float">
            <text:p>16.0048019886</text:p>
          </table:table-cell>
          <table:table-cell table:formula="of:=[.C129]/([.H129]-[.H128])" office:value-type="float" office:value="108253.036682997" calcext:value-type="float">
            <text:p>108253.036682997</text:p>
          </table:table-cell>
          <table:table-cell table:formula="of:=[.G129]-[.$B129]" office:value-type="float" office:value="10.2187411785126" calcext:value-type="float">
            <text:p>10.218741178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465.82753" calcext:value-type="float">
            <text:p>1443146465.82753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34394073486" calcext:value-type="float">
            <text:p>5.8273439407</text:p>
          </table:table-cell>
          <table:table-cell table:formula="of:=[.C130]/([.D130]-[.D129])" office:value-type="float" office:value="104643.226723033" calcext:value-type="float">
            <text:p>104643.226723033</text:p>
          </table:table-cell>
          <table:table-cell/>
          <table:table-cell office:value-type="float" office:value="1443146476.01713" calcext:value-type="float">
            <text:p>1443146476.01713</text:p>
          </table:table-cell>
          <table:table-cell table:formula="of:=[.G130]-[.$B$2]" office:value-type="float" office:value="16.0169377326965" calcext:value-type="float">
            <text:p>16.0169377327</text:p>
          </table:table-cell>
          <table:table-cell table:formula="of:=[.C130]/([.H130]-[.H129])" office:value-type="float" office:value="355973.228030883" calcext:value-type="float">
            <text:p>355973.228030883</text:p>
          </table:table-cell>
          <table:table-cell table:formula="of:=[.G130]-[.$B130]" office:value-type="float" office:value="10.1895937919617" calcext:value-type="float">
            <text:p>10.18959379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465.86883" calcext:value-type="float">
            <text:p>1443146465.86883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64423751831" calcext:value-type="float">
            <text:p>5.8686442375</text:p>
          </table:table-cell>
          <table:table-cell table:formula="of:=[.C131]/([.D131]-[.D130])" office:value-type="float" office:value="104599.732603651" calcext:value-type="float">
            <text:p>104599.732603651</text:p>
          </table:table-cell>
          <table:table-cell/>
          <table:table-cell office:value-type="float" office:value="1443146476.02928" calcext:value-type="float">
            <text:p>1443146476.02928</text:p>
          </table:table-cell>
          <table:table-cell table:formula="of:=[.G131]-[.$B$2]" office:value-type="float" office:value="16.0290949344635" calcext:value-type="float">
            <text:p>16.0290949345</text:p>
          </table:table-cell>
          <table:table-cell table:formula="of:=[.C131]/([.H131]-[.H130])" office:value-type="float" office:value="355344.929105136" calcext:value-type="float">
            <text:p>355344.929105136</text:p>
          </table:table-cell>
          <table:table-cell table:formula="of:=[.G131]-[.$B131]" office:value-type="float" office:value="10.1604506969452" calcext:value-type="float">
            <text:p>10.160450696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465.91017" calcext:value-type="float">
            <text:p>1443146465.91017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97791290283" calcext:value-type="float">
            <text:p>5.9099779129</text:p>
          </table:table-cell>
          <table:table-cell table:formula="of:=[.C132]/([.D132]-[.D131])" office:value-type="float" office:value="104515.2641233" calcext:value-type="float">
            <text:p>104515.2641233</text:p>
          </table:table-cell>
          <table:table-cell/>
          <table:table-cell office:value-type="float" office:value="1443146476.05225" calcext:value-type="float">
            <text:p>1443146476.05225</text:p>
          </table:table-cell>
          <table:table-cell table:formula="of:=[.G132]-[.$B$2]" office:value-type="float" office:value="16.0520648956299" calcext:value-type="float">
            <text:p>16.0520648956</text:p>
          </table:table-cell>
          <table:table-cell table:formula="of:=[.C132]/([.H132]-[.H131])" office:value-type="float" office:value="188071.715433399" calcext:value-type="float">
            <text:p>188071.715433399</text:p>
          </table:table-cell>
          <table:table-cell table:formula="of:=[.G132]-[.$B132]" office:value-type="float" office:value="10.1420869827271" calcext:value-type="float">
            <text:p>10.142086982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465.95146" calcext:value-type="float">
            <text:p>1443146465.95146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27463340759" calcext:value-type="float">
            <text:p>5.9512746334</text:p>
          </table:table-cell>
          <table:table-cell table:formula="of:=[.C133]/([.D133]-[.D132])" office:value-type="float" office:value="104608.790896652" calcext:value-type="float">
            <text:p>104608.790896652</text:p>
          </table:table-cell>
          <table:table-cell/>
          <table:table-cell office:value-type="float" office:value="1443146476.08884" calcext:value-type="float">
            <text:p>1443146476.08884</text:p>
          </table:table-cell>
          <table:table-cell table:formula="of:=[.G133]-[.$B$2]" office:value-type="float" office:value="16.0886476039886" calcext:value-type="float">
            <text:p>16.088647604</text:p>
          </table:table-cell>
          <table:table-cell table:formula="of:=[.C133]/([.H133]-[.H132])" office:value-type="float" office:value="118088.577740992" calcext:value-type="float">
            <text:p>118088.577740992</text:p>
          </table:table-cell>
          <table:table-cell table:formula="of:=[.G133]-[.$B133]" office:value-type="float" office:value="10.1373729705811" calcext:value-type="float">
            <text:p>10.13737297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465.99276" calcext:value-type="float">
            <text:p>1443146465.99276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56730079651" calcext:value-type="float">
            <text:p>5.9925673008</text:p>
          </table:table-cell>
          <table:table-cell table:formula="of:=[.C134]/([.D134]-[.D133])" office:value-type="float" office:value="104619.058858852" calcext:value-type="float">
            <text:p>104619.058858852</text:p>
          </table:table-cell>
          <table:table-cell/>
          <table:table-cell office:value-type="float" office:value="1443146476.12539" calcext:value-type="float">
            <text:p>1443146476.12539</text:p>
          </table:table-cell>
          <table:table-cell table:formula="of:=[.G134]-[.$B$2]" office:value-type="float" office:value="16.1252062320709" calcext:value-type="float">
            <text:p>16.1252062321</text:p>
          </table:table-cell>
          <table:table-cell table:formula="of:=[.C134]/([.H134]-[.H133])" office:value-type="float" office:value="118166.359806441" calcext:value-type="float">
            <text:p>118166.359806441</text:p>
          </table:table-cell>
          <table:table-cell table:formula="of:=[.G134]-[.$B134]" office:value-type="float" office:value="10.1326389312744" calcext:value-type="float">
            <text:p>10.132638931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466.0325" calcext:value-type="float">
            <text:p>1443146466.0325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31525421143" calcext:value-type="float">
            <text:p>6.0323152542</text:p>
          </table:table-cell>
          <table:table-cell table:formula="of:=[.C135]/([.D135]-[.D134])" office:value-type="float" office:value="108684.841076088" calcext:value-type="float">
            <text:p>108684.841076088</text:p>
          </table:table-cell>
          <table:table-cell/>
          <table:table-cell office:value-type="float" office:value="1443146476.16188" calcext:value-type="float">
            <text:p>1443146476.16188</text:p>
          </table:table-cell>
          <table:table-cell table:formula="of:=[.G135]-[.$B$2]" office:value-type="float" office:value="16.1616947650909" calcext:value-type="float">
            <text:p>16.1616947651</text:p>
          </table:table-cell>
          <table:table-cell table:formula="of:=[.C135]/([.H135]-[.H134])" office:value-type="float" office:value="118393.359295366" calcext:value-type="float">
            <text:p>118393.359295366</text:p>
          </table:table-cell>
          <table:table-cell table:formula="of:=[.G135]-[.$B135]" office:value-type="float" office:value="10.1293795108795" calcext:value-type="float">
            <text:p>10.129379510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466.07192" calcext:value-type="float">
            <text:p>1443146466.07192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73371315002" calcext:value-type="float">
            <text:p>6.0717337132</text:p>
          </table:table-cell>
          <table:table-cell table:formula="of:=[.C136]/([.D136]-[.D135])" office:value-type="float" office:value="109593.325470414" calcext:value-type="float">
            <text:p>109593.325470414</text:p>
          </table:table-cell>
          <table:table-cell/>
          <table:table-cell office:value-type="float" office:value="1443146476.1985" calcext:value-type="float">
            <text:p>1443146476.1985</text:p>
          </table:table-cell>
          <table:table-cell table:formula="of:=[.G136]-[.$B$2]" office:value-type="float" office:value="16.1983082294464" calcext:value-type="float">
            <text:p>16.1983082294</text:p>
          </table:table-cell>
          <table:table-cell table:formula="of:=[.C136]/([.H136]-[.H135])" office:value-type="float" office:value="117989.381121067" calcext:value-type="float">
            <text:p>117989.381121067</text:p>
          </table:table-cell>
          <table:table-cell table:formula="of:=[.G136]-[.$B136]" office:value-type="float" office:value="10.1265745162964" calcext:value-type="float">
            <text:p>10.126574516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466.11135" calcext:value-type="float">
            <text:p>1443146466.11135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16075515747" calcext:value-type="float">
            <text:p>6.1111607552</text:p>
          </table:table-cell>
          <table:table-cell table:formula="of:=[.C137]/([.D137]-[.D136])" office:value-type="float" office:value="109569.467554378" calcext:value-type="float">
            <text:p>109569.467554378</text:p>
          </table:table-cell>
          <table:table-cell/>
          <table:table-cell office:value-type="float" office:value="1443146476.23512" calcext:value-type="float">
            <text:p>1443146476.23512</text:p>
          </table:table-cell>
          <table:table-cell table:formula="of:=[.G137]-[.$B$2]" office:value-type="float" office:value="16.2349278926849" calcext:value-type="float">
            <text:p>16.2349278927</text:p>
          </table:table-cell>
          <table:table-cell table:formula="of:=[.C137]/([.H137]-[.H136])" office:value-type="float" office:value="117969.408180007" calcext:value-type="float">
            <text:p>117969.408180007</text:p>
          </table:table-cell>
          <table:table-cell table:formula="of:=[.G137]-[.$B137]" office:value-type="float" office:value="10.1237671375275" calcext:value-type="float">
            <text:p>10.123767137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466.15077" calcext:value-type="float">
            <text:p>1443146466.15077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57969093323" calcext:value-type="float">
            <text:p>6.1505796909</text:p>
          </table:table-cell>
          <table:table-cell table:formula="of:=[.C138]/([.D138]-[.D137])" office:value-type="float" office:value="109591.999758067" calcext:value-type="float">
            <text:p>109591.999758067</text:p>
          </table:table-cell>
          <table:table-cell/>
          <table:table-cell office:value-type="float" office:value="1443146476.27166" calcext:value-type="float">
            <text:p>1443146476.27166</text:p>
          </table:table-cell>
          <table:table-cell table:formula="of:=[.G138]-[.$B$2]" office:value-type="float" office:value="16.2714719772339" calcext:value-type="float">
            <text:p>16.2714719772</text:p>
          </table:table-cell>
          <table:table-cell table:formula="of:=[.C138]/([.H138]-[.H137])" office:value-type="float" office:value="118213.38674426" calcext:value-type="float">
            <text:p>118213.38674426</text:p>
          </table:table-cell>
          <table:table-cell table:formula="of:=[.G138]-[.$B138]" office:value-type="float" office:value="10.1208922863007" calcext:value-type="float">
            <text:p>10.120892286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466.19022" calcext:value-type="float">
            <text:p>1443146466.1902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03319740295" calcext:value-type="float">
            <text:p>6.1900331974</text:p>
          </table:table-cell>
          <table:table-cell table:formula="of:=[.C139]/([.D139]-[.D138])" office:value-type="float" office:value="109495.970993474" calcext:value-type="float">
            <text:p>109495.970993474</text:p>
          </table:table-cell>
          <table:table-cell/>
          <table:table-cell office:value-type="float" office:value="1443146476.30825" calcext:value-type="float">
            <text:p>1443146476.30825</text:p>
          </table:table-cell>
          <table:table-cell table:formula="of:=[.G139]-[.$B$2]" office:value-type="float" office:value="16.3080627918243" calcext:value-type="float">
            <text:p>16.3080627918</text:p>
          </table:table-cell>
          <table:table-cell table:formula="of:=[.C139]/([.H139]-[.H138])" office:value-type="float" office:value="118062.416711734" calcext:value-type="float">
            <text:p>118062.416711734</text:p>
          </table:table-cell>
          <table:table-cell table:formula="of:=[.G139]-[.$B139]" office:value-type="float" office:value="10.1180295944214" calcext:value-type="float">
            <text:p>10.118029594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466.22965" calcext:value-type="float">
            <text:p>1443146466.22965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45761680603" calcext:value-type="float">
            <text:p>6.2294576168</text:p>
          </table:table-cell>
          <table:table-cell table:formula="of:=[.C140]/([.D140]-[.D139])" office:value-type="float" office:value="109576.756371025" calcext:value-type="float">
            <text:p>109576.756371025</text:p>
          </table:table-cell>
          <table:table-cell/>
          <table:table-cell office:value-type="float" office:value="1443146476.34477" calcext:value-type="float">
            <text:p>1443146476.34477</text:p>
          </table:table-cell>
          <table:table-cell table:formula="of:=[.G140]-[.$B$2]" office:value-type="float" office:value="16.3445839881897" calcext:value-type="float">
            <text:p>16.3445839882</text:p>
          </table:table-cell>
          <table:table-cell table:formula="of:=[.C140]/([.H140]-[.H139])" office:value-type="float" office:value="118287.472206083" calcext:value-type="float">
            <text:p>118287.472206083</text:p>
          </table:table-cell>
          <table:table-cell table:formula="of:=[.G140]-[.$B140]" office:value-type="float" office:value="10.1151263713837" calcext:value-type="float">
            <text:p>10.11512637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466.26907" calcext:value-type="float">
            <text:p>1443146466.26907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87655258179" calcext:value-type="float">
            <text:p>6.2688765526</text:p>
          </table:table-cell>
          <table:table-cell table:formula="of:=[.C141]/([.D141]-[.D140])" office:value-type="float" office:value="109591.999758067" calcext:value-type="float">
            <text:p>109591.999758067</text:p>
          </table:table-cell>
          <table:table-cell/>
          <table:table-cell office:value-type="float" office:value="1443146476.38139" calcext:value-type="float">
            <text:p>1443146476.38139</text:p>
          </table:table-cell>
          <table:table-cell table:formula="of:=[.G141]-[.$B$2]" office:value-type="float" office:value="16.3812005519867" calcext:value-type="float">
            <text:p>16.381200552</text:p>
          </table:table-cell>
          <table:table-cell table:formula="of:=[.C141]/([.H141]-[.H140])" office:value-type="float" office:value="117979.393805223" calcext:value-type="float">
            <text:p>117979.393805223</text:p>
          </table:table-cell>
          <table:table-cell table:formula="of:=[.G141]-[.$B141]" office:value-type="float" office:value="10.1123239994049" calcext:value-type="float">
            <text:p>10.11232399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466.30852" calcext:value-type="float">
            <text:p>1443146466.30852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33578109741" calcext:value-type="float">
            <text:p>6.3083357811</text:p>
          </table:table-cell>
          <table:table-cell table:formula="of:=[.C142]/([.D142]-[.D141])" office:value-type="float" office:value="109480.092807425" calcext:value-type="float">
            <text:p>109480.092807425</text:p>
          </table:table-cell>
          <table:table-cell/>
          <table:table-cell office:value-type="float" office:value="1443146476.41795" calcext:value-type="float">
            <text:p>1443146476.41795</text:p>
          </table:table-cell>
          <table:table-cell table:formula="of:=[.G142]-[.$B$2]" office:value-type="float" office:value="16.4177615642548" calcext:value-type="float">
            <text:p>16.4177615643</text:p>
          </table:table-cell>
          <table:table-cell table:formula="of:=[.C142]/([.H142]-[.H141])" office:value-type="float" office:value="118158.654041787" calcext:value-type="float">
            <text:p>118158.654041787</text:p>
          </table:table-cell>
          <table:table-cell table:formula="of:=[.G142]-[.$B142]" office:value-type="float" office:value="10.1094257831573" calcext:value-type="float">
            <text:p>10.10942578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466.34795" calcext:value-type="float">
            <text:p>1443146466.3479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75853157043" calcext:value-type="float">
            <text:p>6.3477585316</text:p>
          </table:table-cell>
          <table:table-cell table:formula="of:=[.C143]/([.D143]-[.D142])" office:value-type="float" office:value="109581.395213818" calcext:value-type="float">
            <text:p>109581.395213818</text:p>
          </table:table-cell>
          <table:table-cell/>
          <table:table-cell office:value-type="float" office:value="1443146476.45452" calcext:value-type="float">
            <text:p>1443146476.45452</text:p>
          </table:table-cell>
          <table:table-cell table:formula="of:=[.G143]-[.$B$2]" office:value-type="float" office:value="16.4543278217316" calcext:value-type="float">
            <text:p>16.4543278217</text:p>
          </table:table-cell>
          <table:table-cell table:formula="of:=[.C143]/([.H143]-[.H142])" office:value-type="float" office:value="118141.704896655" calcext:value-type="float">
            <text:p>118141.704896655</text:p>
          </table:table-cell>
          <table:table-cell table:formula="of:=[.G143]-[.$B143]" office:value-type="float" office:value="10.1065692901611" calcext:value-type="float">
            <text:p>10.106569290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466.3874" calcext:value-type="float">
            <text:p>1443146466.3874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21513748169" calcext:value-type="float">
            <text:p>6.3872151375</text:p>
          </table:table-cell>
          <table:table-cell table:formula="of:=[.C144]/([.D144]-[.D143])" office:value-type="float" office:value="109487.369737693" calcext:value-type="float">
            <text:p>109487.369737693</text:p>
          </table:table-cell>
          <table:table-cell/>
          <table:table-cell office:value-type="float" office:value="1443146476.49113" calcext:value-type="float">
            <text:p>1443146476.49113</text:p>
          </table:table-cell>
          <table:table-cell table:formula="of:=[.G144]-[.$B$2]" office:value-type="float" office:value="16.4909408092499" calcext:value-type="float">
            <text:p>16.4909408092</text:p>
          </table:table-cell>
          <table:table-cell table:formula="of:=[.C144]/([.H144]-[.H143])" office:value-type="float" office:value="117990.91778128" calcext:value-type="float">
            <text:p>117990.91778128</text:p>
          </table:table-cell>
          <table:table-cell table:formula="of:=[.G144]-[.$B144]" office:value-type="float" office:value="10.1037256717682" calcext:value-type="float">
            <text:p>10.103725671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466.42682" calcext:value-type="float">
            <text:p>1443146466.42682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63097381592" calcext:value-type="float">
            <text:p>6.4266309738</text:p>
          </table:table-cell>
          <table:table-cell table:formula="of:=[.C145]/([.D145]-[.D144])" office:value-type="float" office:value="109600.617461681" calcext:value-type="float">
            <text:p>109600.617461681</text:p>
          </table:table-cell>
          <table:table-cell/>
          <table:table-cell office:value-type="float" office:value="1443146476.52772" calcext:value-type="float">
            <text:p>1443146476.52772</text:p>
          </table:table-cell>
          <table:table-cell table:formula="of:=[.G145]-[.$B$2]" office:value-type="float" office:value="16.5275275707245" calcext:value-type="float">
            <text:p>16.5275275707</text:p>
          </table:table-cell>
          <table:table-cell table:formula="of:=[.C145]/([.H145]-[.H144])" office:value-type="float" office:value="118075.495777291" calcext:value-type="float">
            <text:p>118075.495777291</text:p>
          </table:table-cell>
          <table:table-cell table:formula="of:=[.G145]-[.$B145]" office:value-type="float" office:value="10.1008965969086" calcext:value-type="float">
            <text:p>10.100896596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466.46623" calcext:value-type="float">
            <text:p>1443146466.46623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04156494141" calcext:value-type="float">
            <text:p>6.4660415649</text:p>
          </table:table-cell>
          <table:table-cell table:formula="of:=[.C146]/([.D146]-[.D145])" office:value-type="float" office:value="109615.204355717" calcext:value-type="float">
            <text:p>109615.204355717</text:p>
          </table:table-cell>
          <table:table-cell/>
          <table:table-cell office:value-type="float" office:value="1443146476.5643" calcext:value-type="float">
            <text:p>1443146476.5643</text:p>
          </table:table-cell>
          <table:table-cell table:formula="of:=[.G146]-[.$B$2]" office:value-type="float" office:value="16.5641129016876" calcext:value-type="float">
            <text:p>16.5641129017</text:p>
          </table:table-cell>
          <table:table-cell table:formula="of:=[.C146]/([.H146]-[.H145])" office:value-type="float" office:value="118080.112609971" calcext:value-type="float">
            <text:p>118080.112609971</text:p>
          </table:table-cell>
          <table:table-cell table:formula="of:=[.G146]-[.$B146]" office:value-type="float" office:value="10.0980713367462" calcext:value-type="float">
            <text:p>10.098071336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466.50563" calcext:value-type="float">
            <text:p>1443146466.50563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44452667236" calcext:value-type="float">
            <text:p>6.5054445267</text:p>
          </table:table-cell>
          <table:table-cell table:formula="of:=[.C147]/([.D147]-[.D146])" office:value-type="float" office:value="109636.428588717" calcext:value-type="float">
            <text:p>109636.428588717</text:p>
          </table:table-cell>
          <table:table-cell/>
          <table:table-cell office:value-type="float" office:value="1443146476.60087" calcext:value-type="float">
            <text:p>1443146476.60087</text:p>
          </table:table-cell>
          <table:table-cell table:formula="of:=[.G147]-[.$B$2]" office:value-type="float" office:value="16.6006824970245" calcext:value-type="float">
            <text:p>16.600682497</text:p>
          </table:table-cell>
          <table:table-cell table:formula="of:=[.C147]/([.H147]-[.H146])" office:value-type="float" office:value="118130.921608512" calcext:value-type="float">
            <text:p>118130.921608512</text:p>
          </table:table-cell>
          <table:table-cell table:formula="of:=[.G147]-[.$B147]" office:value-type="float" office:value="10.0952379703522" calcext:value-type="float">
            <text:p>10.095237970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466.54505" calcext:value-type="float">
            <text:p>1443146466.54505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8591709137" calcext:value-type="float">
            <text:p>6.5448591709</text:p>
          </table:table-cell>
          <table:table-cell table:formula="of:=[.C148]/([.D148]-[.D147])" office:value-type="float" office:value="109603.932323959" calcext:value-type="float">
            <text:p>109603.932323959</text:p>
          </table:table-cell>
          <table:table-cell/>
          <table:table-cell office:value-type="float" office:value="1443146476.63744" calcext:value-type="float">
            <text:p>1443146476.63744</text:p>
          </table:table-cell>
          <table:table-cell table:formula="of:=[.G148]-[.$B$2]" office:value-type="float" office:value="16.6372504234314" calcext:value-type="float">
            <text:p>16.6372504234</text:p>
          </table:table-cell>
          <table:table-cell table:formula="of:=[.C148]/([.H148]-[.H147])" office:value-type="float" office:value="118136.313006513" calcext:value-type="float">
            <text:p>118136.313006513</text:p>
          </table:table-cell>
          <table:table-cell table:formula="of:=[.G148]-[.$B148]" office:value-type="float" office:value="10.0923912525177" calcext:value-type="float">
            <text:p>10.092391252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466.58446" calcext:value-type="float">
            <text:p>1443146466.58446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27333831787" calcext:value-type="float">
            <text:p>6.5842733383</text:p>
          </table:table-cell>
          <table:table-cell table:formula="of:=[.C149]/([.D149]-[.D148])" office:value-type="float" office:value="109605.258325016" calcext:value-type="float">
            <text:p>109605.258325016</text:p>
          </table:table-cell>
          <table:table-cell/>
          <table:table-cell office:value-type="float" office:value="1443146476.67403" calcext:value-type="float">
            <text:p>1443146476.67403</text:p>
          </table:table-cell>
          <table:table-cell table:formula="of:=[.G149]-[.$B$2]" office:value-type="float" office:value="16.6738379001617" calcext:value-type="float">
            <text:p>16.6738379002</text:p>
          </table:table-cell>
          <table:table-cell table:formula="of:=[.C149]/([.H149]-[.H148])" office:value-type="float" office:value="118073.187496335" calcext:value-type="float">
            <text:p>118073.187496335</text:p>
          </table:table-cell>
          <table:table-cell table:formula="of:=[.G149]-[.$B149]" office:value-type="float" office:value="10.0895645618439" calcext:value-type="float">
            <text:p>10.089564561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466.62387" calcext:value-type="float">
            <text:p>1443146466.62387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67916107178" calcext:value-type="float">
            <text:p>6.6236791611</text:p>
          </table:table-cell>
          <table:table-cell table:formula="of:=[.C150]/([.D150]-[.D149])" office:value-type="float" office:value="109628.468538238" calcext:value-type="float">
            <text:p>109628.468538238</text:p>
          </table:table-cell>
          <table:table-cell/>
          <table:table-cell office:value-type="float" office:value="1443146476.71053" calcext:value-type="float">
            <text:p>1443146476.71053</text:p>
          </table:table-cell>
          <table:table-cell table:formula="of:=[.G150]-[.$B$2]" office:value-type="float" office:value="16.7103428840637" calcext:value-type="float">
            <text:p>16.7103428841</text:p>
          </table:table-cell>
          <table:table-cell table:formula="of:=[.C150]/([.H150]-[.H149])" office:value-type="float" office:value="118340.005616767" calcext:value-type="float">
            <text:p>118340.005616767</text:p>
          </table:table-cell>
          <table:table-cell table:formula="of:=[.G150]-[.$B150]" office:value-type="float" office:value="10.0866637229919" calcext:value-type="float">
            <text:p>10.08666372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466.66328" calcext:value-type="float">
            <text:p>1443146466.66328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09499740601" calcext:value-type="float">
            <text:p>6.6630949974</text:p>
          </table:table-cell>
          <table:table-cell table:formula="of:=[.C151]/([.D151]-[.D150])" office:value-type="float" office:value="109600.617461681" calcext:value-type="float">
            <text:p>109600.617461681</text:p>
          </table:table-cell>
          <table:table-cell/>
          <table:table-cell office:value-type="float" office:value="1443146476.74722" calcext:value-type="float">
            <text:p>1443146476.74722</text:p>
          </table:table-cell>
          <table:table-cell table:formula="of:=[.G151]-[.$B$2]" office:value-type="float" office:value="16.7470273971558" calcext:value-type="float">
            <text:p>16.7470273972</text:p>
          </table:table-cell>
          <table:table-cell table:formula="of:=[.C151]/([.H151]-[.H150])" office:value-type="float" office:value="117760.865168393" calcext:value-type="float">
            <text:p>117760.865168393</text:p>
          </table:table-cell>
          <table:table-cell table:formula="of:=[.G151]-[.$B151]" office:value-type="float" office:value="10.0839323997498" calcext:value-type="float">
            <text:p>10.08393239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466.70269" calcext:value-type="float">
            <text:p>1443146466.70269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50082015991" calcext:value-type="float">
            <text:p>6.7025008202</text:p>
          </table:table-cell>
          <table:table-cell table:formula="of:=[.C152]/([.D152]-[.D151])" office:value-type="float" office:value="109628.468538238" calcext:value-type="float">
            <text:p>109628.468538238</text:p>
          </table:table-cell>
          <table:table-cell/>
          <table:table-cell office:value-type="float" office:value="1443146476.78365" calcext:value-type="float">
            <text:p>1443146476.78365</text:p>
          </table:table-cell>
          <table:table-cell table:formula="of:=[.G152]-[.$B$2]" office:value-type="float" office:value="16.783460855484" calcext:value-type="float">
            <text:p>16.7834608555</text:p>
          </table:table-cell>
          <table:table-cell table:formula="of:=[.C152]/([.H152]-[.H151])" office:value-type="float" office:value="118572.328794016" calcext:value-type="float">
            <text:p>118572.328794016</text:p>
          </table:table-cell>
          <table:table-cell table:formula="of:=[.G152]-[.$B152]" office:value-type="float" office:value="10.0809600353241" calcext:value-type="float">
            <text:p>10.080960035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466.74212" calcext:value-type="float">
            <text:p>1443146466.74212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93000793457" calcext:value-type="float">
            <text:p>6.7419300079</text:p>
          </table:table-cell>
          <table:table-cell table:formula="of:=[.C153]/([.D153]-[.D152])" office:value-type="float" office:value="109563.504698327" calcext:value-type="float">
            <text:p>109563.504698327</text:p>
          </table:table-cell>
          <table:table-cell/>
          <table:table-cell office:value-type="float" office:value="1443146476.82027" calcext:value-type="float">
            <text:p>1443146476.82027</text:p>
          </table:table-cell>
          <table:table-cell table:formula="of:=[.G153]-[.$B$2]" office:value-type="float" office:value="16.8200795650482" calcext:value-type="float">
            <text:p>16.820079565</text:p>
          </table:table-cell>
          <table:table-cell table:formula="of:=[.C153]/([.H153]-[.H152])" office:value-type="float" office:value="117972.480500033" calcext:value-type="float">
            <text:p>117972.480500033</text:p>
          </table:table-cell>
          <table:table-cell table:formula="of:=[.G153]-[.$B153]" office:value-type="float" office:value="10.0781495571136" calcext:value-type="float">
            <text:p>10.07814955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466.78151" calcext:value-type="float">
            <text:p>1443146466.78151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32486343384" calcext:value-type="float">
            <text:p>6.7813248634</text:p>
          </table:table-cell>
          <table:table-cell table:formula="of:=[.C154]/([.D154]-[.D153])" office:value-type="float" office:value="109658.988343803" calcext:value-type="float">
            <text:p>109658.988343803</text:p>
          </table:table-cell>
          <table:table-cell/>
          <table:table-cell office:value-type="float" office:value="1443146476.85682" calcext:value-type="float">
            <text:p>1443146476.85682</text:p>
          </table:table-cell>
          <table:table-cell table:formula="of:=[.G154]-[.$B$2]" office:value-type="float" office:value="16.8566303253174" calcext:value-type="float">
            <text:p>16.8566303253</text:p>
          </table:table-cell>
          <table:table-cell table:formula="of:=[.C154]/([.H154]-[.H153])" office:value-type="float" office:value="118191.795962297" calcext:value-type="float">
            <text:p>118191.795962297</text:p>
          </table:table-cell>
          <table:table-cell table:formula="of:=[.G154]-[.$B154]" office:value-type="float" office:value="10.0753054618835" calcext:value-type="float">
            <text:p>10.075305461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466.82093" calcext:value-type="float">
            <text:p>1443146466.82093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74427604675" calcext:value-type="float">
            <text:p>6.820744276</text:p>
          </table:table-cell>
          <table:table-cell table:formula="of:=[.C155]/([.D155]-[.D154])" office:value-type="float" office:value="109590.674077793" calcext:value-type="float">
            <text:p>109590.674077793</text:p>
          </table:table-cell>
          <table:table-cell/>
          <table:table-cell office:value-type="float" office:value="1443146476.89337" calcext:value-type="float">
            <text:p>1443146476.89337</text:p>
          </table:table-cell>
          <table:table-cell table:formula="of:=[.G155]-[.$B$2]" office:value-type="float" office:value="16.8931777477264" calcext:value-type="float">
            <text:p>16.8931777477</text:p>
          </table:table-cell>
          <table:table-cell table:formula="of:=[.C155]/([.H155]-[.H154])" office:value-type="float" office:value="118202.590367341" calcext:value-type="float">
            <text:p>118202.590367341</text:p>
          </table:table-cell>
          <table:table-cell table:formula="of:=[.G155]-[.$B155]" office:value-type="float" office:value="10.0724334716797" calcext:value-type="float">
            <text:p>10.07243347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466.86034" calcext:value-type="float">
            <text:p>1443146466.8603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14938354492" calcext:value-type="float">
            <text:p>6.8601493835</text:p>
          </table:table-cell>
          <table:table-cell table:formula="of:=[.C156]/([.D156]-[.D155])" office:value-type="float" office:value="109630.458442494" calcext:value-type="float">
            <text:p>109630.458442494</text:p>
          </table:table-cell>
          <table:table-cell/>
          <table:table-cell office:value-type="float" office:value="1443146476.92993" calcext:value-type="float">
            <text:p>1443146476.92993</text:p>
          </table:table-cell>
          <table:table-cell table:formula="of:=[.G156]-[.$B$2]" office:value-type="float" office:value="16.9297375679016" calcext:value-type="float">
            <text:p>16.9297375679</text:p>
          </table:table-cell>
          <table:table-cell table:formula="of:=[.C156]/([.H156]-[.H155])" office:value-type="float" office:value="118162.506798484" calcext:value-type="float">
            <text:p>118162.506798484</text:p>
          </table:table-cell>
          <table:table-cell table:formula="of:=[.G156]-[.$B156]" office:value-type="float" office:value="10.0695881843567" calcext:value-type="float">
            <text:p>10.069588184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466.89974" calcext:value-type="float">
            <text:p>1443146466.8997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54853057861" calcext:value-type="float">
            <text:p>6.8995485306</text:p>
          </table:table-cell>
          <table:table-cell table:formula="of:=[.C157]/([.D157]-[.D156])" office:value-type="float" office:value="109647.04378767" calcext:value-type="float">
            <text:p>109647.04378767</text:p>
          </table:table-cell>
          <table:table-cell/>
          <table:table-cell office:value-type="float" office:value="1443146476.96657" calcext:value-type="float">
            <text:p>1443146476.96657</text:p>
          </table:table-cell>
          <table:table-cell table:formula="of:=[.G157]-[.$B$2]" office:value-type="float" office:value="16.9663860797882" calcext:value-type="float">
            <text:p>16.9663860798</text:p>
          </table:table-cell>
          <table:table-cell table:formula="of:=[.C157]/([.H157]-[.H156])" office:value-type="float" office:value="117876.546075529" calcext:value-type="float">
            <text:p>117876.546075529</text:p>
          </table:table-cell>
          <table:table-cell table:formula="of:=[.G157]-[.$B157]" office:value-type="float" office:value="10.0668375492096" calcext:value-type="float">
            <text:p>10.066837549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466.93914" calcext:value-type="float">
            <text:p>1443146466.93914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95530700684" calcext:value-type="float">
            <text:p>6.938955307</text:p>
          </table:table-cell>
          <table:table-cell table:formula="of:=[.C158]/([.D158]-[.D157])" office:value-type="float" office:value="109625.815444931" calcext:value-type="float">
            <text:p>109625.815444931</text:p>
          </table:table-cell>
          <table:table-cell/>
          <table:table-cell office:value-type="float" office:value="1443146477.003" calcext:value-type="float">
            <text:p>1443146477.003</text:p>
          </table:table-cell>
          <table:table-cell table:formula="of:=[.G158]-[.$B$2]" office:value-type="float" office:value="17.0028111934662" calcext:value-type="float">
            <text:p>17.0028111935</text:p>
          </table:table-cell>
          <table:table-cell table:formula="of:=[.C158]/([.H158]-[.H157])" office:value-type="float" office:value="118599.492597102" calcext:value-type="float">
            <text:p>118599.492597102</text:p>
          </table:table-cell>
          <table:table-cell table:formula="of:=[.G158]-[.$B158]" office:value-type="float" office:value="10.0638558864594" calcext:value-type="float">
            <text:p>10.063855886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466.97856" calcext:value-type="float">
            <text:p>1443146466.97856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36780548096" calcext:value-type="float">
            <text:p>6.9783678055</text:p>
          </table:table-cell>
          <table:table-cell table:formula="of:=[.C159]/([.D159]-[.D158])" office:value-type="float" office:value="109609.899581387" calcext:value-type="float">
            <text:p>109609.899581387</text:p>
          </table:table-cell>
          <table:table-cell/>
          <table:table-cell office:value-type="float" office:value="1443146480.01817" calcext:value-type="float">
            <text:p>1443146480.01817</text:p>
          </table:table-cell>
          <table:table-cell table:formula="of:=[.G159]-[.$B$2]" office:value-type="float" office:value="20.0179781913757" calcext:value-type="float">
            <text:p>20.0179781914</text:p>
          </table:table-cell>
          <table:table-cell table:formula="of:=[.C159]/([.H159]-[.H158])" office:value-type="float" office:value="1432.75646191243" calcext:value-type="float">
            <text:p>1432.7564619124</text:p>
          </table:table-cell>
          <table:table-cell table:formula="of:=[.G159]-[.$B159]" office:value-type="float" office:value="13.0396103858948" calcext:value-type="float">
            <text:p>13.03961038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480.0247" calcext:value-type="float">
            <text:p>1443146480.0247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5130062103" calcext:value-type="float">
            <text:p>20.0245130062</text:p>
          </table:table-cell>
          <table:table-cell table:formula="of:=[.C160]/([.D160]-[.D159])" office:value-type="float" office:value="331.132294906428" calcext:value-type="float">
            <text:p>331.1322949064</text:p>
          </table:table-cell>
          <table:table-cell/>
          <table:table-cell office:value-type="float" office:value="1443146480.21447" calcext:value-type="float">
            <text:p>1443146480.21447</text:p>
          </table:table-cell>
          <table:table-cell table:formula="of:=[.G160]-[.$B$2]" office:value-type="float" office:value="20.2142784595489" calcext:value-type="float">
            <text:p>20.2142784595</text:p>
          </table:table-cell>
          <table:table-cell table:formula="of:=[.C160]/([.H160]-[.H159])" office:value-type="float" office:value="22007.1018761318" calcext:value-type="float">
            <text:p>22007.1018761318</text:p>
          </table:table-cell>
          <table:table-cell table:formula="of:=[.G160]-[.$B160]" office:value-type="float" office:value="0.189765453338623" calcext:value-type="float">
            <text:p>0.189765453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480.0789" calcext:value-type="float">
            <text:p>1443146480.0789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7076950073" calcext:value-type="float">
            <text:p>20.078707695</text:p>
          </table:table-cell>
          <table:table-cell table:formula="of:=[.C161]/([.D161]-[.D160])" office:value-type="float" office:value="79712.6082997154" calcext:value-type="float">
            <text:p>79712.6082997154</text:p>
          </table:table-cell>
          <table:table-cell/>
          <table:table-cell office:value-type="float" office:value="1443146480.26859" calcext:value-type="float">
            <text:p>1443146480.26859</text:p>
          </table:table-cell>
          <table:table-cell table:formula="of:=[.G161]-[.$B$2]" office:value-type="float" office:value="20.268404006958" calcext:value-type="float">
            <text:p>20.268404007</text:p>
          </table:table-cell>
          <table:table-cell table:formula="of:=[.C161]/([.H161]-[.H160])" office:value-type="float" office:value="79814.4352675327" calcext:value-type="float">
            <text:p>79814.4352675327</text:p>
          </table:table-cell>
          <table:table-cell table:formula="of:=[.G161]-[.$B161]" office:value-type="float" office:value="0.189696311950684" calcext:value-type="float">
            <text:p>0.1896963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480.13305" calcext:value-type="float">
            <text:p>1443146480.13305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8608989716" calcext:value-type="float">
            <text:p>20.132860899</text:p>
          </table:table-cell>
          <table:table-cell table:formula="of:=[.C162]/([.D162]-[.D161])" office:value-type="float" office:value="79773.6732780065" calcext:value-type="float">
            <text:p>79773.6732780065</text:p>
          </table:table-cell>
          <table:table-cell/>
          <table:table-cell office:value-type="float" office:value="1443146480.37693" calcext:value-type="float">
            <text:p>1443146480.37693</text:p>
          </table:table-cell>
          <table:table-cell table:formula="of:=[.G162]-[.$B$2]" office:value-type="float" office:value="20.3767383098602" calcext:value-type="float">
            <text:p>20.3767383099</text:p>
          </table:table-cell>
          <table:table-cell table:formula="of:=[.C162]/([.H162]-[.H161])" office:value-type="float" office:value="39876.5661869728" calcext:value-type="float">
            <text:p>39876.5661869728</text:p>
          </table:table-cell>
          <table:table-cell table:formula="of:=[.G162]-[.$B162]" office:value-type="float" office:value="0.243877410888672" calcext:value-type="float">
            <text:p>0.243877410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480.1872" calcext:value-type="float">
            <text:p>1443146480.1872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0129108429" calcext:value-type="float">
            <text:p>20.1870129108</text:p>
          </table:table-cell>
          <table:table-cell table:formula="of:=[.C163]/([.D163]-[.D162])" office:value-type="float" office:value="79775.4294016642" calcext:value-type="float">
            <text:p>79775.4294016642</text:p>
          </table:table-cell>
          <table:table-cell/>
          <table:table-cell office:value-type="float" office:value="1443146480.86422" calcext:value-type="float">
            <text:p>1443146480.86422</text:p>
          </table:table-cell>
          <table:table-cell table:formula="of:=[.G163]-[.$B$2]" office:value-type="float" office:value="20.8640313148499" calcext:value-type="float">
            <text:p>20.8640313148</text:p>
          </table:table-cell>
          <table:table-cell table:formula="of:=[.C163]/([.H163]-[.H162])" office:value-type="float" office:value="8865.30271472291" calcext:value-type="float">
            <text:p>8865.3027147229</text:p>
          </table:table-cell>
          <table:table-cell table:formula="of:=[.G163]-[.$B163]" office:value-type="float" office:value="0.677018404006958" calcext:value-type="float">
            <text:p>0.67701840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480.24135" calcext:value-type="float">
            <text:p>1443146480.24135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1618232727" calcext:value-type="float">
            <text:p>20.2411618233</text:p>
          </table:table-cell>
          <table:table-cell table:formula="of:=[.C164]/([.D164]-[.D163])" office:value-type="float" office:value="79779.9956850434" calcext:value-type="float">
            <text:p>79779.9956850434</text:p>
          </table:table-cell>
          <table:table-cell/>
          <table:table-cell office:value-type="float" office:value="1443146481.02665" calcext:value-type="float">
            <text:p>1443146481.02665</text:p>
          </table:table-cell>
          <table:table-cell table:formula="of:=[.G164]-[.$B$2]" office:value-type="float" office:value="21.0264656543732" calcext:value-type="float">
            <text:p>21.0264656544</text:p>
          </table:table-cell>
          <table:table-cell table:formula="of:=[.C164]/([.H164]-[.H163])" office:value-type="float" office:value="26595.3616253657" calcext:value-type="float">
            <text:p>26595.3616253657</text:p>
          </table:table-cell>
          <table:table-cell table:formula="of:=[.G164]-[.$B164]" office:value-type="float" office:value="0.785303831100464" calcext:value-type="float">
            <text:p>0.785303831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480.2955" calcext:value-type="float">
            <text:p>1443146480.2955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3114509582" calcext:value-type="float">
            <text:p>20.295311451</text:p>
          </table:table-cell>
          <table:table-cell table:formula="of:=[.C165]/([.D165]-[.D164])" office:value-type="float" office:value="79778.941880944" calcext:value-type="float">
            <text:p>79778.941880944</text:p>
          </table:table-cell>
          <table:table-cell/>
          <table:table-cell office:value-type="float" office:value="1443146481.54587" calcext:value-type="float">
            <text:p>1443146481.54587</text:p>
          </table:table-cell>
          <table:table-cell table:formula="of:=[.G165]-[.$B$2]" office:value-type="float" office:value="21.5456793308258" calcext:value-type="float">
            <text:p>21.5456793308</text:p>
          </table:table-cell>
          <table:table-cell table:formula="of:=[.C165]/([.H165]-[.H164])" office:value-type="float" office:value="8320.27389862885" calcext:value-type="float">
            <text:p>8320.2738986289</text:p>
          </table:table-cell>
          <table:table-cell table:formula="of:=[.G165]-[.$B165]" office:value-type="float" office:value="1.25036787986755" calcext:value-type="float">
            <text:p>1.25036787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480.34964" calcext:value-type="float">
            <text:p>1443146480.34964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4563102722" calcext:value-type="float">
            <text:p>20.3494563103</text:p>
          </table:table-cell>
          <table:table-cell table:formula="of:=[.C166]/([.D166]-[.D165])" office:value-type="float" office:value="79785.9677675033" calcext:value-type="float">
            <text:p>79785.9677675033</text:p>
          </table:table-cell>
          <table:table-cell/>
          <table:table-cell office:value-type="float" office:value="1443146482.00458" calcext:value-type="float">
            <text:p>1443146482.00458</text:p>
          </table:table-cell>
          <table:table-cell table:formula="of:=[.G166]-[.$B$2]" office:value-type="float" office:value="22.0043892860413" calcext:value-type="float">
            <text:p>22.004389286</text:p>
          </table:table-cell>
          <table:table-cell table:formula="of:=[.C166]/([.H166]-[.H165])" office:value-type="float" office:value="9417.71581558747" calcext:value-type="float">
            <text:p>9417.7158155875</text:p>
          </table:table-cell>
          <table:table-cell table:formula="of:=[.G166]-[.$B166]" office:value-type="float" office:value="1.65493297576904" calcext:value-type="float">
            <text:p>1.65493297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480.40379" calcext:value-type="float">
            <text:p>1443146480.40379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6002159119" calcext:value-type="float">
            <text:p>20.4036002159</text:p>
          </table:table-cell>
          <table:table-cell table:formula="of:=[.C167]/([.D167]-[.D166])" office:value-type="float" office:value="79787.3730933174" calcext:value-type="float">
            <text:p>79787.3730933174</text:p>
          </table:table-cell>
          <table:table-cell/>
          <table:table-cell office:value-type="float" office:value="1443146482.20527" calcext:value-type="float">
            <text:p>1443146482.20527</text:p>
          </table:table-cell>
          <table:table-cell table:formula="of:=[.G167]-[.$B$2]" office:value-type="float" office:value="22.2050814628601" calcext:value-type="float">
            <text:p>22.2050814629</text:p>
          </table:table-cell>
          <table:table-cell table:formula="of:=[.C167]/([.H167]-[.H166])" office:value-type="float" office:value="21525.5027299813" calcext:value-type="float">
            <text:p>21525.5027299813</text:p>
          </table:table-cell>
          <table:table-cell table:formula="of:=[.G167]-[.$B167]" office:value-type="float" office:value="1.80148124694824" calcext:value-type="float">
            <text:p>1.801481246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480.45793" calcext:value-type="float">
            <text:p>1443146480.45793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7438831329" calcext:value-type="float">
            <text:p>20.4577438831</text:p>
          </table:table-cell>
          <table:table-cell table:formula="of:=[.C168]/([.D168]-[.D167])" office:value-type="float" office:value="79787.7244325062" calcext:value-type="float">
            <text:p>79787.7244325062</text:p>
          </table:table-cell>
          <table:table-cell/>
          <table:table-cell office:value-type="float" office:value="1443146486.11822" calcext:value-type="float">
            <text:p>1443146486.11822</text:p>
          </table:table-cell>
          <table:table-cell table:formula="of:=[.G168]-[.$B$2]" office:value-type="float" office:value="26.1180267333984" calcext:value-type="float">
            <text:p>26.1180267334</text:p>
          </table:table-cell>
          <table:table-cell table:formula="of:=[.C168]/([.H168]-[.H167])" office:value-type="float" office:value="1104.02770836753" calcext:value-type="float">
            <text:p>1104.0277083675</text:p>
          </table:table-cell>
          <table:table-cell table:formula="of:=[.G168]-[.$B168]" office:value-type="float" office:value="5.6602828502655" calcext:value-type="float">
            <text:p>5.66028285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480.51207" calcext:value-type="float">
            <text:p>1443146480.51207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8863582611" calcext:value-type="float">
            <text:p>20.5118863583</text:p>
          </table:table-cell>
          <table:table-cell table:formula="of:=[.C169]/([.D169]-[.D168])" office:value-type="float" office:value="79789.4811748646" calcext:value-type="float">
            <text:p>79789.4811748646</text:p>
          </table:table-cell>
          <table:table-cell/>
          <table:table-cell office:value-type="float" office:value="1443146486.55515" calcext:value-type="float">
            <text:p>1443146486.55515</text:p>
          </table:table-cell>
          <table:table-cell table:formula="of:=[.G169]-[.$B$2]" office:value-type="float" office:value="26.5549566745758" calcext:value-type="float">
            <text:p>26.5549566746</text:p>
          </table:table-cell>
          <table:table-cell table:formula="of:=[.C169]/([.H169]-[.H168])" office:value-type="float" office:value="9887.16861188126" calcext:value-type="float">
            <text:p>9887.1686118813</text:p>
          </table:table-cell>
          <table:table-cell table:formula="of:=[.G169]-[.$B169]" office:value-type="float" office:value="6.0430703163147" calcext:value-type="float">
            <text:p>6.043070316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480.56622" calcext:value-type="float">
            <text:p>1443146480.5662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0285949707" calcext:value-type="float">
            <text:p>20.566028595</text:p>
          </table:table-cell>
          <table:table-cell table:formula="of:=[.C170]/([.D170]-[.D169])" office:value-type="float" office:value="79789.8325326194" calcext:value-type="float">
            <text:p>79789.8325326194</text:p>
          </table:table-cell>
          <table:table-cell/>
          <table:table-cell office:value-type="float" office:value="1443146486.99182" calcext:value-type="float">
            <text:p>1443146486.99182</text:p>
          </table:table-cell>
          <table:table-cell table:formula="of:=[.G170]-[.$B$2]" office:value-type="float" office:value="26.9916300773621" calcext:value-type="float">
            <text:p>26.9916300774</text:p>
          </table:table-cell>
          <table:table-cell table:formula="of:=[.C170]/([.H170]-[.H169])" office:value-type="float" office:value="9892.97715967046" calcext:value-type="float">
            <text:p>9892.9771596705</text:p>
          </table:table-cell>
          <table:table-cell table:formula="of:=[.G170]-[.$B170]" office:value-type="float" office:value="6.42560148239136" calcext:value-type="float">
            <text:p>6.425601482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480.62036" calcext:value-type="float">
            <text:p>1443146480.62036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1677322388" calcext:value-type="float">
            <text:p>20.6201677322</text:p>
          </table:table-cell>
          <table:table-cell table:formula="of:=[.C171]/([.D171]-[.D170])" office:value-type="float" office:value="79794.4004650425" calcext:value-type="float">
            <text:p>79794.4004650425</text:p>
          </table:table-cell>
          <table:table-cell/>
          <table:table-cell office:value-type="float" office:value="1443146491.01654" calcext:value-type="float">
            <text:p>1443146491.01654</text:p>
          </table:table-cell>
          <table:table-cell table:formula="of:=[.G171]-[.$B$2]" office:value-type="float" office:value="31.0163519382477" calcext:value-type="float">
            <text:p>31.0163519382</text:p>
          </table:table-cell>
          <table:table-cell table:formula="of:=[.C171]/([.H171]-[.H170])" office:value-type="float" office:value="1073.36609816048" calcext:value-type="float">
            <text:p>1073.3660981605</text:p>
          </table:table-cell>
          <table:table-cell table:formula="of:=[.G171]-[.$B171]" office:value-type="float" office:value="10.3961842060089" calcext:value-type="float">
            <text:p>10.3961842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480.67449" calcext:value-type="float">
            <text:p>1443146480.67449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2985248566" calcext:value-type="float">
            <text:p>20.6742985249</text:p>
          </table:table-cell>
          <table:table-cell table:formula="of:=[.C172]/([.D172]-[.D171])" office:value-type="float" office:value="79806.701344691" calcext:value-type="float">
            <text:p>79806.701344691</text:p>
          </table:table-cell>
          <table:table-cell/>
          <table:table-cell office:value-type="float" office:value="1443146491.06686" calcext:value-type="float">
            <text:p>1443146491.06686</text:p>
          </table:table-cell>
          <table:table-cell table:formula="of:=[.G172]-[.$B$2]" office:value-type="float" office:value="31.06667137146" calcext:value-type="float">
            <text:p>31.0666713715</text:p>
          </table:table-cell>
          <table:table-cell table:formula="of:=[.C172]/([.H172]-[.H171])" office:value-type="float" office:value="85851.5234417569" calcext:value-type="float">
            <text:p>85851.5234417569</text:p>
          </table:table-cell>
          <table:table-cell table:formula="of:=[.G172]-[.$B172]" office:value-type="float" office:value="10.3923728466034" calcext:value-type="float">
            <text:p>10.392372846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480.72867" calcext:value-type="float">
            <text:p>1443146480.72867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4860610962" calcext:value-type="float">
            <text:p>20.7284860611</text:p>
          </table:table-cell>
          <table:table-cell table:formula="of:=[.C173]/([.D173]-[.D172])" office:value-type="float" office:value="79723.13007361" calcext:value-type="float">
            <text:p>79723.13007361</text:p>
          </table:table-cell>
          <table:table-cell/>
          <table:table-cell office:value-type="float" office:value="1443146491.11732" calcext:value-type="float">
            <text:p>1443146491.11732</text:p>
          </table:table-cell>
          <table:table-cell table:formula="of:=[.G173]-[.$B$2]" office:value-type="float" office:value="31.1171305179596" calcext:value-type="float">
            <text:p>31.117130518</text:p>
          </table:table-cell>
          <table:table-cell table:formula="of:=[.C173]/([.H173]-[.H172])" office:value-type="float" office:value="85613.8143365416" calcext:value-type="float">
            <text:p>85613.8143365416</text:p>
          </table:table-cell>
          <table:table-cell table:formula="of:=[.G173]-[.$B173]" office:value-type="float" office:value="10.3886444568634" calcext:value-type="float">
            <text:p>10.38864445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480.78281" calcext:value-type="float">
            <text:p>1443146480.78281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6263904572" calcext:value-type="float">
            <text:p>20.7826263905</text:p>
          </table:table-cell>
          <table:table-cell table:formula="of:=[.C174]/([.D174]-[.D173])" office:value-type="float" office:value="79792.6435060617" calcext:value-type="float">
            <text:p>79792.6435060617</text:p>
          </table:table-cell>
          <table:table-cell/>
          <table:table-cell office:value-type="float" office:value="1443146491.1677" calcext:value-type="float">
            <text:p>1443146491.1677</text:p>
          </table:table-cell>
          <table:table-cell table:formula="of:=[.G174]-[.$B$2]" office:value-type="float" office:value="31.1675109863281" calcext:value-type="float">
            <text:p>31.1675109863</text:p>
          </table:table-cell>
          <table:table-cell table:formula="of:=[.C174]/([.H174]-[.H173])" office:value-type="float" office:value="85747.515652285" calcext:value-type="float">
            <text:p>85747.515652285</text:p>
          </table:table-cell>
          <table:table-cell table:formula="of:=[.G174]-[.$B174]" office:value-type="float" office:value="10.384884595871" calcext:value-type="float">
            <text:p>10.384884595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480.83695" calcext:value-type="float">
            <text:p>1443146480.83695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7655277252" calcext:value-type="float">
            <text:p>20.8367655277</text:p>
          </table:table-cell>
          <table:table-cell table:formula="of:=[.C175]/([.D175]-[.D174])" office:value-type="float" office:value="79794.4004650425" calcext:value-type="float">
            <text:p>79794.4004650425</text:p>
          </table:table-cell>
          <table:table-cell/>
          <table:table-cell office:value-type="float" office:value="1443146491.21819" calcext:value-type="float">
            <text:p>1443146491.21819</text:p>
          </table:table-cell>
          <table:table-cell table:formula="of:=[.G175]-[.$B$2]" office:value-type="float" office:value="31.2180006504059" calcext:value-type="float">
            <text:p>31.2180006504</text:p>
          </table:table-cell>
          <table:table-cell table:formula="of:=[.C175]/([.H175]-[.H174])" office:value-type="float" office:value="85562.0665914275" calcext:value-type="float">
            <text:p>85562.0665914275</text:p>
          </table:table-cell>
          <table:table-cell table:formula="of:=[.G175]-[.$B175]" office:value-type="float" office:value="10.3812351226807" calcext:value-type="float">
            <text:p>10.381235122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480.89109" calcext:value-type="float">
            <text:p>1443146480.89109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8989429474" calcext:value-type="float">
            <text:p>20.8908989429</text:p>
          </table:table-cell>
          <table:table-cell table:formula="of:=[.C176]/([.D176]-[.D175])" office:value-type="float" office:value="79802.8349452989" calcext:value-type="float">
            <text:p>79802.8349452989</text:p>
          </table:table-cell>
          <table:table-cell/>
          <table:table-cell office:value-type="float" office:value="1443146491.26884" calcext:value-type="float">
            <text:p>1443146491.26884</text:p>
          </table:table-cell>
          <table:table-cell table:formula="of:=[.G176]-[.$B$2]" office:value-type="float" office:value="31.2686557769775" calcext:value-type="float">
            <text:p>31.268655777</text:p>
          </table:table-cell>
          <table:table-cell table:formula="of:=[.C176]/([.H176]-[.H175])" office:value-type="float" office:value="85282.5822849155" calcext:value-type="float">
            <text:p>85282.5822849155</text:p>
          </table:table-cell>
          <table:table-cell table:formula="of:=[.G176]-[.$B176]" office:value-type="float" office:value="10.3777568340302" calcext:value-type="float">
            <text:p>10.37775683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480.94523" calcext:value-type="float">
            <text:p>1443146480.94523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0442790985" calcext:value-type="float">
            <text:p>20.9450442791</text:p>
          </table:table-cell>
          <table:table-cell table:formula="of:=[.C177]/([.D177]-[.D176])" office:value-type="float" office:value="79785.2651231605" calcext:value-type="float">
            <text:p>79785.2651231605</text:p>
          </table:table-cell>
          <table:table-cell/>
          <table:table-cell office:value-type="float" office:value="1443146491.31913" calcext:value-type="float">
            <text:p>1443146491.31913</text:p>
          </table:table-cell>
          <table:table-cell table:formula="of:=[.G177]-[.$B$2]" office:value-type="float" office:value="31.3189387321472" calcext:value-type="float">
            <text:p>31.3189387321</text:p>
          </table:table-cell>
          <table:table-cell table:formula="of:=[.C177]/([.H177]-[.H176])" office:value-type="float" office:value="85913.8048951646" calcext:value-type="float">
            <text:p>85913.8048951646</text:p>
          </table:table-cell>
          <table:table-cell table:formula="of:=[.G177]-[.$B177]" office:value-type="float" office:value="10.3738944530487" calcext:value-type="float">
            <text:p>10.37389445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480.99941" calcext:value-type="float">
            <text:p>1443146480.99941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2234706879" calcext:value-type="float">
            <text:p>20.9992234707</text:p>
          </table:table-cell>
          <table:table-cell table:formula="of:=[.C178]/([.D178]-[.D177])" office:value-type="float" office:value="79735.4089876961" calcext:value-type="float">
            <text:p>79735.4089876961</text:p>
          </table:table-cell>
          <table:table-cell/>
          <table:table-cell office:value-type="float" office:value="1443146491.36951" calcext:value-type="float">
            <text:p>1443146491.36951</text:p>
          </table:table-cell>
          <table:table-cell table:formula="of:=[.G178]-[.$B$2]" office:value-type="float" office:value="31.3693263530731" calcext:value-type="float">
            <text:p>31.3693263531</text:p>
          </table:table-cell>
          <table:table-cell table:formula="of:=[.C178]/([.H178]-[.H177])" office:value-type="float" office:value="85735.343733587" calcext:value-type="float">
            <text:p>85735.343733587</text:p>
          </table:table-cell>
          <table:table-cell table:formula="of:=[.G178]-[.$B178]" office:value-type="float" office:value="10.3701028823853" calcext:value-type="float">
            <text:p>10.370102882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481.05039" calcext:value-type="float">
            <text:p>1443146481.05039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2052307129" calcext:value-type="float">
            <text:p>21.0502052307</text:p>
          </table:table-cell>
          <table:table-cell table:formula="of:=[.C179]/([.D179]-[.D178])" office:value-type="float" office:value="84736.187959763" calcext:value-type="float">
            <text:p>84736.187959763</text:p>
          </table:table-cell>
          <table:table-cell/>
          <table:table-cell office:value-type="float" office:value="1443146491.41997" calcext:value-type="float">
            <text:p>1443146491.41997</text:p>
          </table:table-cell>
          <table:table-cell table:formula="of:=[.G179]-[.$B$2]" office:value-type="float" office:value="31.4197773933411" calcext:value-type="float">
            <text:p>31.4197773933</text:p>
          </table:table-cell>
          <table:table-cell table:formula="of:=[.C179]/([.H179]-[.H178])" office:value-type="float" office:value="85627.5703544779" calcext:value-type="float">
            <text:p>85627.5703544779</text:p>
          </table:table-cell>
          <table:table-cell table:formula="of:=[.G179]-[.$B179]" office:value-type="float" office:value="10.3695721626282" calcext:value-type="float">
            <text:p>10.369572162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481.10136" calcext:value-type="float">
            <text:p>1443146481.10136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1703014374" calcext:value-type="float">
            <text:p>21.1011703014</text:p>
          </table:table-cell>
          <table:table-cell table:formula="of:=[.C180]/([.D180]-[.D179])" office:value-type="float" office:value="84763.9361348783" calcext:value-type="float">
            <text:p>84763.9361348783</text:p>
          </table:table-cell>
          <table:table-cell/>
          <table:table-cell office:value-type="float" office:value="1443146491.47041" calcext:value-type="float">
            <text:p>1443146491.47041</text:p>
          </table:table-cell>
          <table:table-cell table:formula="of:=[.G180]-[.$B$2]" office:value-type="float" office:value="31.470219373703" calcext:value-type="float">
            <text:p>31.4702193737</text:p>
          </table:table-cell>
          <table:table-cell table:formula="of:=[.C180]/([.H180]-[.H179])" office:value-type="float" office:value="85642.9499595876" calcext:value-type="float">
            <text:p>85642.9499595876</text:p>
          </table:table-cell>
          <table:table-cell table:formula="of:=[.G180]-[.$B180]" office:value-type="float" office:value="10.3690490722656" calcext:value-type="float">
            <text:p>10.36904907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481.15232" calcext:value-type="float">
            <text:p>1443146481.15232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1356105804" calcext:value-type="float">
            <text:p>21.1521356106</text:p>
          </table:table-cell>
          <table:table-cell table:formula="of:=[.C181]/([.D181]-[.D180])" office:value-type="float" office:value="84763.5396044236" calcext:value-type="float">
            <text:p>84763.5396044236</text:p>
          </table:table-cell>
          <table:table-cell/>
          <table:table-cell office:value-type="float" office:value="1443146491.52089" calcext:value-type="float">
            <text:p>1443146491.52089</text:p>
          </table:table-cell>
          <table:table-cell table:formula="of:=[.G181]-[.$B$2]" office:value-type="float" office:value="31.5206985473633" calcext:value-type="float">
            <text:p>31.5206985474</text:p>
          </table:table-cell>
          <table:table-cell table:formula="of:=[.C181]/([.H181]-[.H180])" office:value-type="float" office:value="85579.8478214665" calcext:value-type="float">
            <text:p>85579.8478214665</text:p>
          </table:table-cell>
          <table:table-cell table:formula="of:=[.G181]-[.$B181]" office:value-type="float" office:value="10.3685629367828" calcext:value-type="float">
            <text:p>10.368562936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481.20328" calcext:value-type="float">
            <text:p>1443146481.20328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0940055847" calcext:value-type="float">
            <text:p>21.2030940056</text:p>
          </table:table-cell>
          <table:table-cell table:formula="of:=[.C182]/([.D182]-[.D181])" office:value-type="float" office:value="84775.0404940698" calcext:value-type="float">
            <text:p>84775.0404940698</text:p>
          </table:table-cell>
          <table:table-cell/>
          <table:table-cell office:value-type="float" office:value="1443146491.57127" calcext:value-type="float">
            <text:p>1443146491.57127</text:p>
          </table:table-cell>
          <table:table-cell table:formula="of:=[.G182]-[.$B$2]" office:value-type="float" office:value="31.571084022522" calcext:value-type="float">
            <text:p>31.5710840225</text:p>
          </table:table-cell>
          <table:table-cell table:formula="of:=[.C182]/([.H182]-[.H181])" office:value-type="float" office:value="85738.9949463404" calcext:value-type="float">
            <text:p>85738.9949463404</text:p>
          </table:table-cell>
          <table:table-cell table:formula="of:=[.G182]-[.$B182]" office:value-type="float" office:value="10.3679900169373" calcext:value-type="float">
            <text:p>10.36799001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481.25425" calcext:value-type="float">
            <text:p>1443146481.25425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0576457977" calcext:value-type="float">
            <text:p>21.2540576458</text:p>
          </table:table-cell>
          <table:table-cell table:formula="of:=[.C183]/([.D183]-[.D182])" office:value-type="float" office:value="84766.3153955192" calcext:value-type="float">
            <text:p>84766.3153955192</text:p>
          </table:table-cell>
          <table:table-cell/>
          <table:table-cell office:value-type="float" office:value="1443146491.62169" calcext:value-type="float">
            <text:p>1443146491.62169</text:p>
          </table:table-cell>
          <table:table-cell table:formula="of:=[.G183]-[.$B$2]" office:value-type="float" office:value="31.6215047836304" calcext:value-type="float">
            <text:p>31.6215047836</text:p>
          </table:table-cell>
          <table:table-cell table:formula="of:=[.C183]/([.H183]-[.H182])" office:value-type="float" office:value="85678.9922451296" calcext:value-type="float">
            <text:p>85678.9922451296</text:p>
          </table:table-cell>
          <table:table-cell table:formula="of:=[.G183]-[.$B183]" office:value-type="float" office:value="10.3674471378326" calcext:value-type="float">
            <text:p>10.36744713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481.30521" calcext:value-type="float">
            <text:p>1443146481.30521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0222396851" calcext:value-type="float">
            <text:p>21.3050222397</text:p>
          </table:table-cell>
          <table:table-cell table:formula="of:=[.C184]/([.D184]-[.D183])" office:value-type="float" office:value="84764.729206918" calcext:value-type="float">
            <text:p>84764.729206918</text:p>
          </table:table-cell>
          <table:table-cell/>
          <table:table-cell office:value-type="float" office:value="1443146491.67213" calcext:value-type="float">
            <text:p>1443146491.67213</text:p>
          </table:table-cell>
          <table:table-cell table:formula="of:=[.G184]-[.$B$2]" office:value-type="float" office:value="31.6719462871551" calcext:value-type="float">
            <text:p>31.6719462872</text:p>
          </table:table-cell>
          <table:table-cell table:formula="of:=[.C184]/([.H184]-[.H183])" office:value-type="float" office:value="85643.7595655277" calcext:value-type="float">
            <text:p>85643.7595655277</text:p>
          </table:table-cell>
          <table:table-cell table:formula="of:=[.G184]-[.$B184]" office:value-type="float" office:value="10.3669240474701" calcext:value-type="float">
            <text:p>10.366924047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481.35616" calcext:value-type="float">
            <text:p>1443146481.35616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59758663177" calcext:value-type="float">
            <text:p>21.3559758663</text:p>
          </table:table-cell>
          <table:table-cell table:formula="of:=[.C185]/([.D185]-[.D184])" office:value-type="float" office:value="84782.9739606485" calcext:value-type="float">
            <text:p>84782.9739606485</text:p>
          </table:table-cell>
          <table:table-cell/>
          <table:table-cell office:value-type="float" office:value="1443146491.7226" calcext:value-type="float">
            <text:p>1443146491.7226</text:p>
          </table:table-cell>
          <table:table-cell table:formula="of:=[.G185]-[.$B$2]" office:value-type="float" office:value="31.7224125862122" calcext:value-type="float">
            <text:p>31.7224125862</text:p>
          </table:table-cell>
          <table:table-cell table:formula="of:=[.C185]/([.H185]-[.H184])" office:value-type="float" office:value="85601.680343552" calcext:value-type="float">
            <text:p>85601.680343552</text:p>
          </table:table-cell>
          <table:table-cell table:formula="of:=[.G185]-[.$B185]" office:value-type="float" office:value="10.3664367198944" calcext:value-type="float">
            <text:p>10.366436719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481.40717" calcext:value-type="float">
            <text:p>1443146481.40717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69802761078" calcext:value-type="float">
            <text:p>21.4069802761</text:p>
          </table:table-cell>
          <table:table-cell table:formula="of:=[.C186]/([.D186]-[.D185])" office:value-type="float" office:value="84698.5587674358" calcext:value-type="float">
            <text:p>84698.5587674358</text:p>
          </table:table-cell>
          <table:table-cell/>
          <table:table-cell office:value-type="float" office:value="1443146491.77307" calcext:value-type="float">
            <text:p>1443146491.77307</text:p>
          </table:table-cell>
          <table:table-cell table:formula="of:=[.G186]-[.$B$2]" office:value-type="float" office:value="31.7728815078735" calcext:value-type="float">
            <text:p>31.7728815079</text:p>
          </table:table-cell>
          <table:table-cell table:formula="of:=[.C186]/([.H186]-[.H185])" office:value-type="float" office:value="85597.2320745269" calcext:value-type="float">
            <text:p>85597.2320745269</text:p>
          </table:table-cell>
          <table:table-cell table:formula="of:=[.G186]-[.$B186]" office:value-type="float" office:value="10.3659012317657" calcext:value-type="float">
            <text:p>10.365901231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481.45813" calcext:value-type="float">
            <text:p>1443146481.4581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9453468323" calcext:value-type="float">
            <text:p>21.4579453468</text:p>
          </table:table-cell>
          <table:table-cell table:formula="of:=[.C187]/([.D187]-[.D186])" office:value-type="float" office:value="84763.9361348783" calcext:value-type="float">
            <text:p>84763.9361348783</text:p>
          </table:table-cell>
          <table:table-cell/>
          <table:table-cell office:value-type="float" office:value="1443146491.82352" calcext:value-type="float">
            <text:p>1443146491.82352</text:p>
          </table:table-cell>
          <table:table-cell table:formula="of:=[.G187]-[.$B$2]" office:value-type="float" office:value="31.8233275413513" calcext:value-type="float">
            <text:p>31.8233275414</text:p>
          </table:table-cell>
          <table:table-cell table:formula="of:=[.C187]/([.H187]-[.H186])" office:value-type="float" office:value="85636.0689270557" calcext:value-type="float">
            <text:p>85636.0689270557</text:p>
          </table:table-cell>
          <table:table-cell table:formula="of:=[.G187]-[.$B187]" office:value-type="float" office:value="10.365382194519" calcext:value-type="float">
            <text:p>10.365382194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481.50909" calcext:value-type="float">
            <text:p>1443146481.50909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9066028595" calcext:value-type="float">
            <text:p>21.5089066029</text:p>
          </table:table-cell>
          <table:table-cell table:formula="of:=[.C188]/([.D188]-[.D187])" office:value-type="float" office:value="84770.2811267527" calcext:value-type="float">
            <text:p>84770.2811267527</text:p>
          </table:table-cell>
          <table:table-cell/>
          <table:table-cell office:value-type="float" office:value="1443146491.87394" calcext:value-type="float">
            <text:p>1443146491.87394</text:p>
          </table:table-cell>
          <table:table-cell table:formula="of:=[.G188]-[.$B$2]" office:value-type="float" office:value="31.8737528324127" calcext:value-type="float">
            <text:p>31.8737528324</text:p>
          </table:table-cell>
          <table:table-cell table:formula="of:=[.C188]/([.H188]-[.H187])" office:value-type="float" office:value="85671.2952779919" calcext:value-type="float">
            <text:p>85671.2952779919</text:p>
          </table:table-cell>
          <table:table-cell table:formula="of:=[.G188]-[.$B188]" office:value-type="float" office:value="10.3648462295532" calcext:value-type="float">
            <text:p>10.364846229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481.56005" calcext:value-type="float">
            <text:p>1443146481.56005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8573684692" calcext:value-type="float">
            <text:p>21.5598573685</text:p>
          </table:table-cell>
          <table:table-cell table:formula="of:=[.C189]/([.D189]-[.D188])" office:value-type="float" office:value="84787.7347533727" calcext:value-type="float">
            <text:p>84787.7347533727</text:p>
          </table:table-cell>
          <table:table-cell/>
          <table:table-cell office:value-type="float" office:value="1443146491.92435" calcext:value-type="float">
            <text:p>1443146491.92435</text:p>
          </table:table-cell>
          <table:table-cell table:formula="of:=[.G189]-[.$B$2]" office:value-type="float" office:value="31.9241626262665" calcext:value-type="float">
            <text:p>31.9241626263</text:p>
          </table:table-cell>
          <table:table-cell table:formula="of:=[.C189]/([.H189]-[.H188])" office:value-type="float" office:value="85697.6327364568" calcext:value-type="float">
            <text:p>85697.6327364568</text:p>
          </table:table-cell>
          <table:table-cell table:formula="of:=[.G189]-[.$B189]" office:value-type="float" office:value="10.3643052577972" calcext:value-type="float">
            <text:p>10.364305257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481.61101" calcext:value-type="float">
            <text:p>1443146481.61101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8248233795" calcext:value-type="float">
            <text:p>21.6108248234</text:p>
          </table:table-cell>
          <table:table-cell table:formula="of:=[.C190]/([.D190]-[.D189])" office:value-type="float" office:value="84759.9709972728" calcext:value-type="float">
            <text:p>84759.9709972728</text:p>
          </table:table-cell>
          <table:table-cell/>
          <table:table-cell office:value-type="float" office:value="1443146491.9748" calcext:value-type="float">
            <text:p>1443146491.9748</text:p>
          </table:table-cell>
          <table:table-cell table:formula="of:=[.G190]-[.$B$2]" office:value-type="float" office:value="31.9746108055115" calcext:value-type="float">
            <text:p>31.9746108055</text:p>
          </table:table-cell>
          <table:table-cell table:formula="of:=[.C190]/([.H190]-[.H189])" office:value-type="float" office:value="85632.4264751058" calcext:value-type="float">
            <text:p>85632.4264751058</text:p>
          </table:table-cell>
          <table:table-cell table:formula="of:=[.G190]-[.$B190]" office:value-type="float" office:value="10.363785982132" calcext:value-type="float">
            <text:p>10.363785982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481.66198" calcext:value-type="float">
            <text:p>1443146481.66198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7877483368" calcext:value-type="float">
            <text:p>21.6617877483</text:p>
          </table:table-cell>
          <table:table-cell table:formula="of:=[.C191]/([.D191]-[.D190])" office:value-type="float" office:value="84767.5050759284" calcext:value-type="float">
            <text:p>84767.5050759284</text:p>
          </table:table-cell>
          <table:table-cell/>
          <table:table-cell office:value-type="float" office:value="1443146492.02523" calcext:value-type="float">
            <text:p>1443146492.02523</text:p>
          </table:table-cell>
          <table:table-cell table:formula="of:=[.G191]-[.$B$2]" office:value-type="float" office:value="32.0250442028046" calcext:value-type="float">
            <text:p>32.0250442028</text:p>
          </table:table-cell>
          <table:table-cell table:formula="of:=[.C191]/([.H191]-[.H190])" office:value-type="float" office:value="85657.5252088327" calcext:value-type="float">
            <text:p>85657.5252088327</text:p>
          </table:table-cell>
          <table:table-cell table:formula="of:=[.G191]-[.$B191]" office:value-type="float" office:value="10.3632564544678" calcext:value-type="float">
            <text:p>10.363256454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481.71294" calcext:value-type="float">
            <text:p>1443146481.71294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7501964569" calcext:value-type="float">
            <text:p>21.7127501965</text:p>
          </table:table-cell>
          <table:table-cell table:formula="of:=[.C192]/([.D192]-[.D191])" office:value-type="float" office:value="84768.2982147536" calcext:value-type="float">
            <text:p>84768.2982147536</text:p>
          </table:table-cell>
          <table:table-cell/>
          <table:table-cell office:value-type="float" office:value="1443146492.04102" calcext:value-type="float">
            <text:p>1443146492.04102</text:p>
          </table:table-cell>
          <table:table-cell table:formula="of:=[.G192]-[.$B$2]" office:value-type="float" office:value="32.0408267974854" calcext:value-type="float">
            <text:p>32.0408267975</text:p>
          </table:table-cell>
          <table:table-cell table:formula="of:=[.C192]/([.H192]-[.H191])" office:value-type="float" office:value="273719.251325589" calcext:value-type="float">
            <text:p>273719.251325589</text:p>
          </table:table-cell>
          <table:table-cell table:formula="of:=[.G192]-[.$B192]" office:value-type="float" office:value="10.3280766010284" calcext:value-type="float">
            <text:p>10.32807660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481.76392" calcext:value-type="float">
            <text:p>1443146481.76392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7276649475" calcext:value-type="float">
            <text:p>21.7637276649</text:p>
          </table:table-cell>
          <table:table-cell table:formula="of:=[.C193]/([.D193]-[.D192])" office:value-type="float" office:value="84743.3214694946" calcext:value-type="float">
            <text:p>84743.3214694946</text:p>
          </table:table-cell>
          <table:table-cell/>
          <table:table-cell office:value-type="float" office:value="1443146492.0568" calcext:value-type="float">
            <text:p>1443146492.0568</text:p>
          </table:table-cell>
          <table:table-cell table:formula="of:=[.G193]-[.$B$2]" office:value-type="float" office:value="32.0566148757935" calcext:value-type="float">
            <text:p>32.0566148758</text:p>
          </table:table-cell>
          <table:table-cell table:formula="of:=[.C193]/([.H193]-[.H192])" office:value-type="float" office:value="273624.181214135" calcext:value-type="float">
            <text:p>273624.181214135</text:p>
          </table:table-cell>
          <table:table-cell table:formula="of:=[.G193]-[.$B193]" office:value-type="float" office:value="10.2928872108459" calcext:value-type="float">
            <text:p>10.292887210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481.81488" calcext:value-type="float">
            <text:p>1443146481.81488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6951198578" calcext:value-type="float">
            <text:p>21.8146951199</text:p>
          </table:table-cell>
          <table:table-cell table:formula="of:=[.C194]/([.D194]-[.D193])" office:value-type="float" office:value="84759.9709972728" calcext:value-type="float">
            <text:p>84759.9709972728</text:p>
          </table:table-cell>
          <table:table-cell/>
          <table:table-cell office:value-type="float" office:value="1443146492.08565" calcext:value-type="float">
            <text:p>1443146492.08565</text:p>
          </table:table-cell>
          <table:table-cell table:formula="of:=[.G194]-[.$B$2]" office:value-type="float" office:value="32.0854609012604" calcext:value-type="float">
            <text:p>32.0854609013</text:p>
          </table:table-cell>
          <table:table-cell table:formula="of:=[.C194]/([.H194]-[.H193])" office:value-type="float" office:value="149760.666506873" calcext:value-type="float">
            <text:p>149760.666506873</text:p>
          </table:table-cell>
          <table:table-cell table:formula="of:=[.G194]-[.$B194]" office:value-type="float" office:value="10.2707657814026" calcext:value-type="float">
            <text:p>10.27076578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481.86585" calcext:value-type="float">
            <text:p>1443146481.86585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663766861" calcext:value-type="float">
            <text:p>21.8656637669</text:p>
          </table:table-cell>
          <table:table-cell table:formula="of:=[.C195]/([.D195]-[.D194])" office:value-type="float" office:value="84757.9885675795" calcext:value-type="float">
            <text:p>84757.9885675795</text:p>
          </table:table-cell>
          <table:table-cell/>
          <table:table-cell office:value-type="float" office:value="1443146492.13235" calcext:value-type="float">
            <text:p>1443146492.13235</text:p>
          </table:table-cell>
          <table:table-cell table:formula="of:=[.G195]-[.$B$2]" office:value-type="float" office:value="32.1321654319763" calcext:value-type="float">
            <text:p>32.132165432</text:p>
          </table:table-cell>
          <table:table-cell table:formula="of:=[.C195]/([.H195]-[.H194])" office:value-type="float" office:value="92496.3795541444" calcext:value-type="float">
            <text:p>92496.3795541444</text:p>
          </table:table-cell>
          <table:table-cell table:formula="of:=[.G195]-[.$B195]" office:value-type="float" office:value="10.2665016651154" calcext:value-type="float">
            <text:p>10.266501665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481.91682" calcext:value-type="float">
            <text:p>1443146481.91682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6276454926" calcext:value-type="float">
            <text:p>21.9166276455</text:p>
          </table:table-cell>
          <table:table-cell table:formula="of:=[.C196]/([.D196]-[.D195])" office:value-type="float" office:value="84765.9188428036" calcext:value-type="float">
            <text:p>84765.9188428036</text:p>
          </table:table-cell>
          <table:table-cell/>
          <table:table-cell office:value-type="float" office:value="1443146492.17898" calcext:value-type="float">
            <text:p>1443146492.17898</text:p>
          </table:table-cell>
          <table:table-cell table:formula="of:=[.G196]-[.$B$2]" office:value-type="float" office:value="32.1787917613983" calcext:value-type="float">
            <text:p>32.1787917614</text:p>
          </table:table-cell>
          <table:table-cell table:formula="of:=[.C196]/([.H196]-[.H195])" office:value-type="float" office:value="92651.5137166671" calcext:value-type="float">
            <text:p>92651.5137166671</text:p>
          </table:table-cell>
          <table:table-cell table:formula="of:=[.G196]-[.$B196]" office:value-type="float" office:value="10.2621641159058" calcext:value-type="float">
            <text:p>10.262164115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481.96779" calcext:value-type="float">
            <text:p>1443146481.96779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5991535187" calcext:value-type="float">
            <text:p>21.9675991535</text:p>
          </table:table-cell>
          <table:table-cell table:formula="of:=[.C197]/([.D197]-[.D196])" office:value-type="float" office:value="84753.2311146452" calcext:value-type="float">
            <text:p>84753.2311146452</text:p>
          </table:table-cell>
          <table:table-cell/>
          <table:table-cell office:value-type="float" office:value="1443146492.22568" calcext:value-type="float">
            <text:p>1443146492.22568</text:p>
          </table:table-cell>
          <table:table-cell table:formula="of:=[.G197]-[.$B$2]" office:value-type="float" office:value="32.2254874706268" calcext:value-type="float">
            <text:p>32.2254874706</text:p>
          </table:table-cell>
          <table:table-cell table:formula="of:=[.C197]/([.H197]-[.H196])" office:value-type="float" office:value="92513.8534433461" calcext:value-type="float">
            <text:p>92513.8534433461</text:p>
          </table:table-cell>
          <table:table-cell table:formula="of:=[.G197]-[.$B197]" office:value-type="float" office:value="10.2578883171082" calcext:value-type="float">
            <text:p>10.257888317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482.01558" calcext:value-type="float">
            <text:p>1443146482.01558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3949260712" calcext:value-type="float">
            <text:p>22.0153949261</text:p>
          </table:table-cell>
          <table:table-cell table:formula="of:=[.C198]/([.D198]-[.D197])" office:value-type="float" office:value="90384.5626777074" calcext:value-type="float">
            <text:p>90384.5626777074</text:p>
          </table:table-cell>
          <table:table-cell/>
          <table:table-cell office:value-type="float" office:value="1443146492.27244" calcext:value-type="float">
            <text:p>1443146492.27244</text:p>
          </table:table-cell>
          <table:table-cell table:formula="of:=[.G198]-[.$B$2]" office:value-type="float" office:value="32.2722561359406" calcext:value-type="float">
            <text:p>32.2722561359</text:p>
          </table:table-cell>
          <table:table-cell table:formula="of:=[.C198]/([.H198]-[.H197])" office:value-type="float" office:value="92369.5378309764" calcext:value-type="float">
            <text:p>92369.5378309764</text:p>
          </table:table-cell>
          <table:table-cell table:formula="of:=[.G198]-[.$B198]" office:value-type="float" office:value="10.2568612098694" calcext:value-type="float">
            <text:p>10.256861209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482.05794" calcext:value-type="float">
            <text:p>1443146482.05794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7473640442" calcext:value-type="float">
            <text:p>22.057747364</text:p>
          </table:table-cell>
          <table:table-cell table:formula="of:=[.C199]/([.D199]-[.D198])" office:value-type="float" office:value="102001.211896036" calcext:value-type="float">
            <text:p>102001.211896036</text:p>
          </table:table-cell>
          <table:table-cell/>
          <table:table-cell office:value-type="float" office:value="1443146492.31906" calcext:value-type="float">
            <text:p>1443146492.31906</text:p>
          </table:table-cell>
          <table:table-cell table:formula="of:=[.G199]-[.$B$2]" office:value-type="float" office:value="32.3188736438751" calcext:value-type="float">
            <text:p>32.3188736439</text:p>
          </table:table-cell>
          <table:table-cell table:formula="of:=[.C199]/([.H199]-[.H198])" office:value-type="float" office:value="92669.0462747023" calcext:value-type="float">
            <text:p>92669.0462747023</text:p>
          </table:table-cell>
          <table:table-cell table:formula="of:=[.G199]-[.$B199]" office:value-type="float" office:value="10.2611262798309" calcext:value-type="float">
            <text:p>10.26112627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482.10025" calcext:value-type="float">
            <text:p>1443146482.10025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0640392303" calcext:value-type="float">
            <text:p>22.1000640392</text:p>
          </table:table-cell>
          <table:table-cell table:formula="of:=[.C200]/([.D200]-[.D199])" office:value-type="float" office:value="102087.415445464" calcext:value-type="float">
            <text:p>102087.415445464</text:p>
          </table:table-cell>
          <table:table-cell/>
          <table:table-cell office:value-type="float" office:value="1443146492.36578" calcext:value-type="float">
            <text:p>1443146492.36578</text:p>
          </table:table-cell>
          <table:table-cell table:formula="of:=[.G200]-[.$B$2]" office:value-type="float" office:value="32.3655898571014" calcext:value-type="float">
            <text:p>32.3655898571</text:p>
          </table:table-cell>
          <table:table-cell table:formula="of:=[.C200]/([.H200]-[.H199])" office:value-type="float" office:value="92473.2486143859" calcext:value-type="float">
            <text:p>92473.2486143859</text:p>
          </table:table-cell>
          <table:table-cell table:formula="of:=[.G200]-[.$B200]" office:value-type="float" office:value="10.2655258178711" calcext:value-type="float">
            <text:p>10.265525817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482.14258" calcext:value-type="float">
            <text:p>1443146482.14258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3938274384" calcext:value-type="float">
            <text:p>22.1423938274</text:p>
          </table:table-cell>
          <table:table-cell table:formula="of:=[.C201]/([.D201]-[.D200])" office:value-type="float" office:value="102055.790564592" calcext:value-type="float">
            <text:p>102055.790564592</text:p>
          </table:table-cell>
          <table:table-cell/>
          <table:table-cell office:value-type="float" office:value="1443146492.41239" calcext:value-type="float">
            <text:p>1443146492.41239</text:p>
          </table:table-cell>
          <table:table-cell table:formula="of:=[.G201]-[.$B$2]" office:value-type="float" office:value="32.4122006893158" calcext:value-type="float">
            <text:p>32.4122006893</text:p>
          </table:table-cell>
          <table:table-cell table:formula="of:=[.C201]/([.H201]-[.H200])" office:value-type="float" office:value="92682.3185677749" calcext:value-type="float">
            <text:p>92682.3185677749</text:p>
          </table:table-cell>
          <table:table-cell table:formula="of:=[.G201]-[.$B201]" office:value-type="float" office:value="10.2698068618774" calcext:value-type="float">
            <text:p>10.26980686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482.18492" calcext:value-type="float">
            <text:p>1443146482.18492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7267150879" calcext:value-type="float">
            <text:p>22.1847267151</text:p>
          </table:table-cell>
          <table:table-cell table:formula="of:=[.C202]/([.D202]-[.D201])" office:value-type="float" office:value="102048.318455482" calcext:value-type="float">
            <text:p>102048.318455482</text:p>
          </table:table-cell>
          <table:table-cell/>
          <table:table-cell office:value-type="float" office:value="1443146492.45912" calcext:value-type="float">
            <text:p>1443146492.45912</text:p>
          </table:table-cell>
          <table:table-cell table:formula="of:=[.G202]-[.$B$2]" office:value-type="float" office:value="32.4589359760284" calcext:value-type="float">
            <text:p>32.458935976</text:p>
          </table:table-cell>
          <table:table-cell table:formula="of:=[.C202]/([.H202]-[.H201])" office:value-type="float" office:value="92435.5086673945" calcext:value-type="float">
            <text:p>92435.5086673945</text:p>
          </table:table-cell>
          <table:table-cell table:formula="of:=[.G202]-[.$B202]" office:value-type="float" office:value="10.2742092609406" calcext:value-type="float">
            <text:p>10.274209260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482.22725" calcext:value-type="float">
            <text:p>1443146482.22725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0579338074" calcext:value-type="float">
            <text:p>22.2270579338</text:p>
          </table:table-cell>
          <table:table-cell table:formula="of:=[.C203]/([.D203]-[.D202])" office:value-type="float" office:value="102052.341762884" calcext:value-type="float">
            <text:p>102052.341762884</text:p>
          </table:table-cell>
          <table:table-cell/>
          <table:table-cell office:value-type="float" office:value="1443146492.50589" calcext:value-type="float">
            <text:p>1443146492.50589</text:p>
          </table:table-cell>
          <table:table-cell table:formula="of:=[.G203]-[.$B$2]" office:value-type="float" office:value="32.5057020187378" calcext:value-type="float">
            <text:p>32.5057020187</text:p>
          </table:table-cell>
          <table:table-cell table:formula="of:=[.C203]/([.H203]-[.H202])" office:value-type="float" office:value="92374.7178449256" calcext:value-type="float">
            <text:p>92374.7178449256</text:p>
          </table:table-cell>
          <table:table-cell table:formula="of:=[.G203]-[.$B203]" office:value-type="float" office:value="10.2786440849304" calcext:value-type="float">
            <text:p>10.278644084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482.26957" calcext:value-type="float">
            <text:p>1443146482.26957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3791389465" calcext:value-type="float">
            <text:p>22.2693791389</text:p>
          </table:table-cell>
          <table:table-cell table:formula="of:=[.C204]/([.D204]-[.D203])" office:value-type="float" office:value="102076.488270951" calcext:value-type="float">
            <text:p>102076.488270951</text:p>
          </table:table-cell>
          <table:table-cell/>
          <table:table-cell office:value-type="float" office:value="1443146492.55252" calcext:value-type="float">
            <text:p>1443146492.55252</text:p>
          </table:table-cell>
          <table:table-cell table:formula="of:=[.G204]-[.$B$2]" office:value-type="float" office:value="32.5523347854614" calcext:value-type="float">
            <text:p>32.5523347855</text:p>
          </table:table-cell>
          <table:table-cell table:formula="of:=[.C204]/([.H204]-[.H203])" office:value-type="float" office:value="92638.7238741871" calcext:value-type="float">
            <text:p>92638.7238741871</text:p>
          </table:table-cell>
          <table:table-cell table:formula="of:=[.G204]-[.$B204]" office:value-type="float" office:value="10.2829556465149" calcext:value-type="float">
            <text:p>10.282955646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482.3119" calcext:value-type="float">
            <text:p>1443146482.311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7079734802" calcext:value-type="float">
            <text:p>22.3117079735</text:p>
          </table:table-cell>
          <table:table-cell table:formula="of:=[.C205]/([.D205]-[.D204])" office:value-type="float" office:value="102058.089895235" calcext:value-type="float">
            <text:p>102058.089895235</text:p>
          </table:table-cell>
          <table:table-cell/>
          <table:table-cell office:value-type="float" office:value="1443146492.59917" calcext:value-type="float">
            <text:p>1443146492.59917</text:p>
          </table:table-cell>
          <table:table-cell table:formula="of:=[.G205]-[.$B$2]" office:value-type="float" office:value="32.5989811420441" calcext:value-type="float">
            <text:p>32.598981142</text:p>
          </table:table-cell>
          <table:table-cell table:formula="of:=[.C205]/([.H205]-[.H204])" office:value-type="float" office:value="92611.7346881405" calcext:value-type="float">
            <text:p>92611.7346881405</text:p>
          </table:table-cell>
          <table:table-cell table:formula="of:=[.G205]-[.$B205]" office:value-type="float" office:value="10.2872731685638" calcext:value-type="float">
            <text:p>10.287273168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482.35423" calcext:value-type="float">
            <text:p>1443146482.35423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0377616882" calcext:value-type="float">
            <text:p>22.3540377617</text:p>
          </table:table-cell>
          <table:table-cell table:formula="of:=[.C206]/([.D206]-[.D205])" office:value-type="float" office:value="102055.790564592" calcext:value-type="float">
            <text:p>102055.790564592</text:p>
          </table:table-cell>
          <table:table-cell/>
          <table:table-cell office:value-type="float" office:value="1443146492.64579" calcext:value-type="float">
            <text:p>1443146492.64579</text:p>
          </table:table-cell>
          <table:table-cell table:formula="of:=[.G206]-[.$B$2]" office:value-type="float" office:value="32.6455991268158" calcext:value-type="float">
            <text:p>32.6455991268</text:p>
          </table:table-cell>
          <table:table-cell table:formula="of:=[.C206]/([.H206]-[.H205])" office:value-type="float" office:value="92668.0983992226" calcext:value-type="float">
            <text:p>92668.0983992226</text:p>
          </table:table-cell>
          <table:table-cell table:formula="of:=[.G206]-[.$B206]" office:value-type="float" office:value="10.2915613651276" calcext:value-type="float">
            <text:p>10.291561365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482.39655" calcext:value-type="float">
            <text:p>1443146482.39655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3620662689" calcext:value-type="float">
            <text:p>22.3963620663</text:p>
          </table:table-cell>
          <table:table-cell table:formula="of:=[.C207]/([.D207]-[.D206])" office:value-type="float" office:value="102069.013130841" calcext:value-type="float">
            <text:p>102069.013130841</text:p>
          </table:table-cell>
          <table:table-cell/>
          <table:table-cell office:value-type="float" office:value="1443146492.69254" calcext:value-type="float">
            <text:p>1443146492.69254</text:p>
          </table:table-cell>
          <table:table-cell table:formula="of:=[.G207]-[.$B$2]" office:value-type="float" office:value="32.692346572876" calcext:value-type="float">
            <text:p>32.6923465729</text:p>
          </table:table-cell>
          <table:table-cell table:formula="of:=[.C207]/([.H207]-[.H206])" office:value-type="float" office:value="92411.4655255951" calcext:value-type="float">
            <text:p>92411.4655255951</text:p>
          </table:table-cell>
          <table:table-cell table:formula="of:=[.G207]-[.$B207]" office:value-type="float" office:value="10.2959845066071" calcext:value-type="float">
            <text:p>10.295984506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482.43888" calcext:value-type="float">
            <text:p>1443146482.43888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6923313141" calcext:value-type="float">
            <text:p>22.4386923313</text:p>
          </table:table-cell>
          <table:table-cell table:formula="of:=[.C208]/([.D208]-[.D207])" office:value-type="float" office:value="102054.640938123" calcext:value-type="float">
            <text:p>102054.640938123</text:p>
          </table:table-cell>
          <table:table-cell/>
          <table:table-cell office:value-type="float" office:value="1443146492.73919" calcext:value-type="float">
            <text:p>1443146492.73919</text:p>
          </table:table-cell>
          <table:table-cell table:formula="of:=[.G208]-[.$B$2]" office:value-type="float" office:value="32.7389979362488" calcext:value-type="float">
            <text:p>32.7389979362</text:p>
          </table:table-cell>
          <table:table-cell table:formula="of:=[.C208]/([.H208]-[.H207])" office:value-type="float" office:value="92601.7952675423" calcext:value-type="float">
            <text:p>92601.7952675423</text:p>
          </table:table-cell>
          <table:table-cell table:formula="of:=[.G208]-[.$B208]" office:value-type="float" office:value="10.3003056049347" calcext:value-type="float">
            <text:p>10.300305604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482.48121" calcext:value-type="float">
            <text:p>1443146482.48121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0252189636" calcext:value-type="float">
            <text:p>22.481025219</text:p>
          </table:table-cell>
          <table:table-cell table:formula="of:=[.C209]/([.D209]-[.D208])" office:value-type="float" office:value="102048.318455482" calcext:value-type="float">
            <text:p>102048.318455482</text:p>
          </table:table-cell>
          <table:table-cell/>
          <table:table-cell office:value-type="float" office:value="1443146492.78584" calcext:value-type="float">
            <text:p>1443146492.78584</text:p>
          </table:table-cell>
          <table:table-cell table:formula="of:=[.G209]-[.$B$2]" office:value-type="float" office:value="32.7856557369232" calcext:value-type="float">
            <text:p>32.7856557369</text:p>
          </table:table-cell>
          <table:table-cell table:formula="of:=[.C209]/([.H209]-[.H208])" office:value-type="float" office:value="92589.0191469466" calcext:value-type="float">
            <text:p>92589.0191469466</text:p>
          </table:table-cell>
          <table:table-cell table:formula="of:=[.G209]-[.$B209]" office:value-type="float" office:value="10.3046305179596" calcext:value-type="float">
            <text:p>10.30463051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482.52354" calcext:value-type="float">
            <text:p>1443146482.52354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3523845673" calcext:value-type="float">
            <text:p>22.5233523846</text:p>
          </table:table-cell>
          <table:table-cell table:formula="of:=[.C210]/([.D210]-[.D209])" office:value-type="float" office:value="102062.113973177" calcext:value-type="float">
            <text:p>102062.113973177</text:p>
          </table:table-cell>
          <table:table-cell/>
          <table:table-cell office:value-type="float" office:value="1443146492.83261" calcext:value-type="float">
            <text:p>1443146492.83261</text:p>
          </table:table-cell>
          <table:table-cell table:formula="of:=[.G210]-[.$B$2]" office:value-type="float" office:value="32.8324263095856" calcext:value-type="float">
            <text:p>32.8324263096</text:p>
          </table:table-cell>
          <table:table-cell table:formula="of:=[.C210]/([.H210]-[.H209])" office:value-type="float" office:value="92365.7709129836" calcext:value-type="float">
            <text:p>92365.7709129836</text:p>
          </table:table-cell>
          <table:table-cell table:formula="of:=[.G210]-[.$B210]" office:value-type="float" office:value="10.3090739250183" calcext:value-type="float">
            <text:p>10.30907392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482.56586" calcext:value-type="float">
            <text:p>1443146482.56586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6762123108" calcext:value-type="float">
            <text:p>22.5656762123</text:p>
          </table:table-cell>
          <table:table-cell table:formula="of:=[.C211]/([.D211]-[.D210])" office:value-type="float" office:value="102070.163081135" calcext:value-type="float">
            <text:p>102070.163081135</text:p>
          </table:table-cell>
          <table:table-cell/>
          <table:table-cell office:value-type="float" office:value="1443146492.87922" calcext:value-type="float">
            <text:p>1443146492.87922</text:p>
          </table:table-cell>
          <table:table-cell table:formula="of:=[.G211]-[.$B$2]" office:value-type="float" office:value="32.8790271282196" calcext:value-type="float">
            <text:p>32.8790271282</text:p>
          </table:table-cell>
          <table:table-cell table:formula="of:=[.C211]/([.H211]-[.H210])" office:value-type="float" office:value="92702.2341372571" calcext:value-type="float">
            <text:p>92702.2341372571</text:p>
          </table:table-cell>
          <table:table-cell table:formula="of:=[.G211]-[.$B211]" office:value-type="float" office:value="10.3133509159088" calcext:value-type="float">
            <text:p>10.313350915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482.6082" calcext:value-type="float">
            <text:p>1443146482.6082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0164909363" calcext:value-type="float">
            <text:p>22.6080164909</text:p>
          </table:table-cell>
          <table:table-cell table:formula="of:=[.C212]/([.D212]-[.D211])" office:value-type="float" office:value="102030.504763835" calcext:value-type="float">
            <text:p>102030.504763835</text:p>
          </table:table-cell>
          <table:table-cell/>
          <table:table-cell office:value-type="float" office:value="1443146492.92594" calcext:value-type="float">
            <text:p>1443146492.92594</text:p>
          </table:table-cell>
          <table:table-cell table:formula="of:=[.G212]-[.$B$2]" office:value-type="float" office:value="32.9257502555847" calcext:value-type="float">
            <text:p>32.9257502556</text:p>
          </table:table-cell>
          <table:table-cell table:formula="of:=[.C212]/([.H212]-[.H211])" office:value-type="float" office:value="92459.5643232927" calcext:value-type="float">
            <text:p>92459.5643232927</text:p>
          </table:table-cell>
          <table:table-cell table:formula="of:=[.G212]-[.$B212]" office:value-type="float" office:value="10.3177337646484" calcext:value-type="float">
            <text:p>10.317733764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482.65054" calcext:value-type="float">
            <text:p>1443146482.65054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349855423" calcext:value-type="float">
            <text:p>22.6503498554</text:p>
          </table:table-cell>
          <table:table-cell table:formula="of:=[.C213]/([.D213]-[.D212])" office:value-type="float" office:value="102047.168997347" calcext:value-type="float">
            <text:p>102047.168997347</text:p>
          </table:table-cell>
          <table:table-cell/>
          <table:table-cell office:value-type="float" office:value="1443146492.97263" calcext:value-type="float">
            <text:p>1443146492.97263</text:p>
          </table:table-cell>
          <table:table-cell table:formula="of:=[.G213]-[.$B$2]" office:value-type="float" office:value="32.9724390506744" calcext:value-type="float">
            <text:p>32.9724390507</text:p>
          </table:table-cell>
          <table:table-cell table:formula="of:=[.C213]/([.H213]-[.H212])" office:value-type="float" office:value="92527.5538102509" calcext:value-type="float">
            <text:p>92527.5538102509</text:p>
          </table:table-cell>
          <table:table-cell table:formula="of:=[.G213]-[.$B213]" office:value-type="float" office:value="10.3220891952515" calcext:value-type="float">
            <text:p>10.322089195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482.69287" calcext:value-type="float">
            <text:p>1443146482.69287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6853656769" calcext:value-type="float">
            <text:p>22.6926853657</text:p>
          </table:table-cell>
          <table:table-cell table:formula="of:=[.C214]/([.D214]-[.D213])" office:value-type="float" office:value="102041.996756172" calcext:value-type="float">
            <text:p>102041.996756172</text:p>
          </table:table-cell>
          <table:table-cell/>
          <table:table-cell office:value-type="float" office:value="1443146493.01925" calcext:value-type="float">
            <text:p>1443146493.01925</text:p>
          </table:table-cell>
          <table:table-cell table:formula="of:=[.G214]-[.$B$2]" office:value-type="float" office:value="33.0190632343292" calcext:value-type="float">
            <text:p>33.0190632343</text:p>
          </table:table-cell>
          <table:table-cell table:formula="of:=[.C214]/([.H214]-[.H213])" office:value-type="float" office:value="92655.7777823232" calcext:value-type="float">
            <text:p>92655.7777823232</text:p>
          </table:table-cell>
          <table:table-cell table:formula="of:=[.G214]-[.$B214]" office:value-type="float" office:value="10.3263778686523" calcext:value-type="float">
            <text:p>10.326377868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482.73521" calcext:value-type="float">
            <text:p>1443146482.73521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0196838379" calcext:value-type="float">
            <text:p>22.7350196838</text:p>
          </table:table-cell>
          <table:table-cell table:formula="of:=[.C215]/([.D215]-[.D214])" office:value-type="float" office:value="102044.870158761" calcext:value-type="float">
            <text:p>102044.870158761</text:p>
          </table:table-cell>
          <table:table-cell/>
          <table:table-cell office:value-type="float" office:value="1443146493.03367" calcext:value-type="float">
            <text:p>1443146493.03367</text:p>
          </table:table-cell>
          <table:table-cell table:formula="of:=[.G215]-[.$B$2]" office:value-type="float" office:value="33.0334768295288" calcext:value-type="float">
            <text:p>33.0334768295</text:p>
          </table:table-cell>
          <table:table-cell table:formula="of:=[.C215]/([.H215]-[.H214])" office:value-type="float" office:value="299717.033826813" calcext:value-type="float">
            <text:p>299717.033826813</text:p>
          </table:table-cell>
          <table:table-cell table:formula="of:=[.G215]-[.$B215]" office:value-type="float" office:value="10.2984571456909" calcext:value-type="float">
            <text:p>10.298457145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482.77754" calcext:value-type="float">
            <text:p>1443146482.77754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3494720459" calcext:value-type="float">
            <text:p>22.777349472</text:p>
          </table:table-cell>
          <table:table-cell table:formula="of:=[.C216]/([.D216]-[.D215])" office:value-type="float" office:value="102055.790564592" calcext:value-type="float">
            <text:p>102055.790564592</text:p>
          </table:table-cell>
          <table:table-cell/>
          <table:table-cell office:value-type="float" office:value="1443146493.0481" calcext:value-type="float">
            <text:p>1443146493.0481</text:p>
          </table:table-cell>
          <table:table-cell table:formula="of:=[.G216]-[.$B$2]" office:value-type="float" office:value="33.047910451889" calcext:value-type="float">
            <text:p>33.0479104519</text:p>
          </table:table-cell>
          <table:table-cell table:formula="of:=[.C216]/([.H216]-[.H215])" office:value-type="float" office:value="299301.165860024" calcext:value-type="float">
            <text:p>299301.165860024</text:p>
          </table:table-cell>
          <table:table-cell table:formula="of:=[.G216]-[.$B216]" office:value-type="float" office:value="10.2705609798431" calcext:value-type="float">
            <text:p>10.270560979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482.81986" calcext:value-type="float">
            <text:p>1443146482.81986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6744918823" calcext:value-type="float">
            <text:p>22.8196744919</text:p>
          </table:table-cell>
          <table:table-cell table:formula="of:=[.C217]/([.D217]-[.D216])" office:value-type="float" office:value="102067.288253983" calcext:value-type="float">
            <text:p>102067.288253983</text:p>
          </table:table-cell>
          <table:table-cell/>
          <table:table-cell office:value-type="float" office:value="1443146493.07606" calcext:value-type="float">
            <text:p>1443146493.07606</text:p>
          </table:table-cell>
          <table:table-cell table:formula="of:=[.G217]-[.$B$2]" office:value-type="float" office:value="33.0758666992187" calcext:value-type="float">
            <text:p>33.0758666992</text:p>
          </table:table-cell>
          <table:table-cell table:formula="of:=[.C217]/([.H217]-[.H216])" office:value-type="float" office:value="154527.17773779" calcext:value-type="float">
            <text:p>154527.17773779</text:p>
          </table:table-cell>
          <table:table-cell table:formula="of:=[.G217]-[.$B217]" office:value-type="float" office:value="10.2561922073364" calcext:value-type="float">
            <text:p>10.256192207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482.8622" calcext:value-type="float">
            <text:p>1443146482.862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007856369" calcext:value-type="float">
            <text:p>22.8620078564</text:p>
          </table:table-cell>
          <table:table-cell table:formula="of:=[.C218]/([.D218]-[.D217])" office:value-type="float" office:value="102047.168997347" calcext:value-type="float">
            <text:p>102047.168997347</text:p>
          </table:table-cell>
          <table:table-cell/>
          <table:table-cell office:value-type="float" office:value="1443146493.11995" calcext:value-type="float">
            <text:p>1443146493.11995</text:p>
          </table:table-cell>
          <table:table-cell table:formula="of:=[.G218]-[.$B$2]" office:value-type="float" office:value="33.1197628974915" calcext:value-type="float">
            <text:p>33.1197628975</text:p>
          </table:table-cell>
          <table:table-cell table:formula="of:=[.C218]/([.H218]-[.H217])" office:value-type="float" office:value="98413.9895934041" calcext:value-type="float">
            <text:p>98413.9895934041</text:p>
          </table:table-cell>
          <table:table-cell table:formula="of:=[.G218]-[.$B218]" office:value-type="float" office:value="10.2577550411224" calcext:value-type="float">
            <text:p>10.25775504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482.90453" calcext:value-type="float">
            <text:p>1443146482.9045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3381214142" calcext:value-type="float">
            <text:p>22.9043381214</text:p>
          </table:table-cell>
          <table:table-cell table:formula="of:=[.C219]/([.D219]-[.D218])" office:value-type="float" office:value="102054.640938123" calcext:value-type="float">
            <text:p>102054.640938123</text:p>
          </table:table-cell>
          <table:table-cell/>
          <table:table-cell office:value-type="float" office:value="1443146493.16384" calcext:value-type="float">
            <text:p>1443146493.16384</text:p>
          </table:table-cell>
          <table:table-cell table:formula="of:=[.G219]-[.$B$2]" office:value-type="float" office:value="33.163654088974" calcext:value-type="float">
            <text:p>33.163654089</text:p>
          </table:table-cell>
          <table:table-cell table:formula="of:=[.C219]/([.H219]-[.H218])" office:value-type="float" office:value="98425.2159506337" calcext:value-type="float">
            <text:p>98425.2159506337</text:p>
          </table:table-cell>
          <table:table-cell table:formula="of:=[.G219]-[.$B219]" office:value-type="float" office:value="10.2593159675598" calcext:value-type="float">
            <text:p>10.259315967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482.94685" calcext:value-type="float">
            <text:p>1443146482.9468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6650485992" calcext:value-type="float">
            <text:p>22.9466650486</text:p>
          </table:table-cell>
          <table:table-cell table:formula="of:=[.C220]/([.D220]-[.D219])" office:value-type="float" office:value="102062.688867359" calcext:value-type="float">
            <text:p>102062.688867359</text:p>
          </table:table-cell>
          <table:table-cell/>
          <table:table-cell office:value-type="float" office:value="1443146493.20776" calcext:value-type="float">
            <text:p>1443146493.20776</text:p>
          </table:table-cell>
          <table:table-cell table:formula="of:=[.G220]-[.$B$2]" office:value-type="float" office:value="33.2075712680817" calcext:value-type="float">
            <text:p>33.2075712681</text:p>
          </table:table-cell>
          <table:table-cell table:formula="of:=[.C220]/([.H220]-[.H219])" office:value-type="float" office:value="98366.9736484946" calcext:value-type="float">
            <text:p>98366.9736484946</text:p>
          </table:table-cell>
          <table:table-cell table:formula="of:=[.G220]-[.$B220]" office:value-type="float" office:value="10.2609062194824" calcext:value-type="float">
            <text:p>10.260906219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482.9892" calcext:value-type="float">
            <text:p>1443146482.989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0081882477" calcext:value-type="float">
            <text:p>22.9890081882</text:p>
          </table:table-cell>
          <table:table-cell table:formula="of:=[.C221]/([.D221]-[.D220])" office:value-type="float" office:value="102023.610810811" calcext:value-type="float">
            <text:p>102023.610810811</text:p>
          </table:table-cell>
          <table:table-cell/>
          <table:table-cell office:value-type="float" office:value="1443146493.25163" calcext:value-type="float">
            <text:p>1443146493.25163</text:p>
          </table:table-cell>
          <table:table-cell table:formula="of:=[.G221]-[.$B$2]" office:value-type="float" office:value="33.2514395713806" calcext:value-type="float">
            <text:p>33.2514395714</text:p>
          </table:table-cell>
          <table:table-cell table:formula="of:=[.C221]/([.H221]-[.H220])" office:value-type="float" office:value="98476.5690744958" calcext:value-type="float">
            <text:p>98476.5690744958</text:p>
          </table:table-cell>
          <table:table-cell table:formula="of:=[.G221]-[.$B221]" office:value-type="float" office:value="10.2624313831329" calcext:value-type="float">
            <text:p>10.262431383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483.03229" calcext:value-type="float">
            <text:p>1443146483.03229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096862793" calcext:value-type="float">
            <text:p>23.0320968628</text:p>
          </table:table-cell>
          <table:table-cell table:formula="of:=[.C222]/([.D222]-[.D221])" office:value-type="float" office:value="100258.363609201" calcext:value-type="float">
            <text:p>100258.363609201</text:p>
          </table:table-cell>
          <table:table-cell/>
          <table:table-cell office:value-type="float" office:value="1443146493.2955" calcext:value-type="float">
            <text:p>1443146493.2955</text:p>
          </table:table-cell>
          <table:table-cell table:formula="of:=[.G222]-[.$B$2]" office:value-type="float" office:value="33.295309305191" calcext:value-type="float">
            <text:p>33.2953093052</text:p>
          </table:table-cell>
          <table:table-cell table:formula="of:=[.C222]/([.H222]-[.H221])" office:value-type="float" office:value="98473.3579343815" calcext:value-type="float">
            <text:p>98473.3579343815</text:p>
          </table:table-cell>
          <table:table-cell table:formula="of:=[.G222]-[.$B222]" office:value-type="float" office:value="10.2632124423981" calcext:value-type="float">
            <text:p>10.26321244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483.07563" calcext:value-type="float">
            <text:p>1443146483.07563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443983078" calcext:value-type="float">
            <text:p>23.0754439831</text:p>
          </table:table-cell>
          <table:table-cell table:formula="of:=[.C223]/([.D223]-[.D222])" office:value-type="float" office:value="99660.5996336855" calcext:value-type="float">
            <text:p>99660.5996336855</text:p>
          </table:table-cell>
          <table:table-cell/>
          <table:table-cell office:value-type="float" office:value="1443146493.33939" calcext:value-type="float">
            <text:p>1443146493.33939</text:p>
          </table:table-cell>
          <table:table-cell table:formula="of:=[.G223]-[.$B$2]" office:value-type="float" office:value="33.3392043113709" calcext:value-type="float">
            <text:p>33.3392043114</text:p>
          </table:table-cell>
          <table:table-cell table:formula="of:=[.C223]/([.H223]-[.H222])" office:value-type="float" office:value="98416.6623033095" calcext:value-type="float">
            <text:p>98416.6623033095</text:p>
          </table:table-cell>
          <table:table-cell table:formula="of:=[.G223]-[.$B223]" office:value-type="float" office:value="10.2637603282928" calcext:value-type="float">
            <text:p>10.263760328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483.11898" calcext:value-type="float">
            <text:p>1443146483.11898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87930107117" calcext:value-type="float">
            <text:p>23.1187930107</text:p>
          </table:table-cell>
          <table:table-cell table:formula="of:=[.C224]/([.D224]-[.D223])" office:value-type="float" office:value="99656.2145870344" calcext:value-type="float">
            <text:p>99656.2145870344</text:p>
          </table:table-cell>
          <table:table-cell/>
          <table:table-cell office:value-type="float" office:value="1443146493.38322" calcext:value-type="float">
            <text:p>1443146493.38322</text:p>
          </table:table-cell>
          <table:table-cell table:formula="of:=[.G224]-[.$B$2]" office:value-type="float" office:value="33.3830292224884" calcext:value-type="float">
            <text:p>33.3830292225</text:p>
          </table:table-cell>
          <table:table-cell table:formula="of:=[.C224]/([.H224]-[.H223])" office:value-type="float" office:value="98574.0732802002" calcext:value-type="float">
            <text:p>98574.0732802002</text:p>
          </table:table-cell>
          <table:table-cell table:formula="of:=[.G224]-[.$B224]" office:value-type="float" office:value="10.2642362117767" calcext:value-type="float">
            <text:p>10.264236211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483.16233" calcext:value-type="float">
            <text:p>1443146483.16233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136554718" calcext:value-type="float">
            <text:p>23.1621365547</text:p>
          </table:table-cell>
          <table:table-cell table:formula="of:=[.C225]/([.D225]-[.D224])" office:value-type="float" office:value="99668.8226363616" calcext:value-type="float">
            <text:p>99668.8226363616</text:p>
          </table:table-cell>
          <table:table-cell/>
          <table:table-cell office:value-type="float" office:value="1443146493.42713" calcext:value-type="float">
            <text:p>1443146493.42713</text:p>
          </table:table-cell>
          <table:table-cell table:formula="of:=[.G225]-[.$B$2]" office:value-type="float" office:value="33.4269428253174" calcext:value-type="float">
            <text:p>33.4269428253</text:p>
          </table:table-cell>
          <table:table-cell table:formula="of:=[.C225]/([.H225]-[.H224])" office:value-type="float" office:value="98374.9845537416" calcext:value-type="float">
            <text:p>98374.9845537416</text:p>
          </table:table-cell>
          <table:table-cell table:formula="of:=[.G225]-[.$B225]" office:value-type="float" office:value="10.2648062705994" calcext:value-type="float">
            <text:p>10.26480627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483.20566" calcext:value-type="float">
            <text:p>1443146483.20566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4743766785" calcext:value-type="float">
            <text:p>23.2054743767</text:p>
          </table:table-cell>
          <table:table-cell table:formula="of:=[.C226]/([.D226]-[.D225])" office:value-type="float" office:value="99681.9822634949" calcext:value-type="float">
            <text:p>99681.9822634949</text:p>
          </table:table-cell>
          <table:table-cell/>
          <table:table-cell office:value-type="float" office:value="1443146493.47104" calcext:value-type="float">
            <text:p>1443146493.47104</text:p>
          </table:table-cell>
          <table:table-cell table:formula="of:=[.G226]-[.$B$2]" office:value-type="float" office:value="33.4708466529846" calcext:value-type="float">
            <text:p>33.470846653</text:p>
          </table:table-cell>
          <table:table-cell table:formula="of:=[.C226]/([.H226]-[.H225])" office:value-type="float" office:value="98396.8876869441" calcext:value-type="float">
            <text:p>98396.8876869441</text:p>
          </table:table-cell>
          <table:table-cell table:formula="of:=[.G226]-[.$B226]" office:value-type="float" office:value="10.2653722763062" calcext:value-type="float">
            <text:p>10.265372276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483.24901" calcext:value-type="float">
            <text:p>1443146483.24901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88164901733" calcext:value-type="float">
            <text:p>23.2488164902</text:p>
          </table:table-cell>
          <table:table-cell table:formula="of:=[.C227]/([.D227]-[.D226])" office:value-type="float" office:value="99672.1122173937" calcext:value-type="float">
            <text:p>99672.1122173937</text:p>
          </table:table-cell>
          <table:table-cell/>
          <table:table-cell office:value-type="float" office:value="1443146493.51487" calcext:value-type="float">
            <text:p>1443146493.51487</text:p>
          </table:table-cell>
          <table:table-cell table:formula="of:=[.G227]-[.$B$2]" office:value-type="float" office:value="33.5146858692169" calcext:value-type="float">
            <text:p>33.5146858692</text:p>
          </table:table-cell>
          <table:table-cell table:formula="of:=[.C227]/([.H227]-[.H226])" office:value-type="float" office:value="98541.9077090415" calcext:value-type="float">
            <text:p>98541.9077090415</text:p>
          </table:table-cell>
          <table:table-cell table:formula="of:=[.G227]-[.$B227]" office:value-type="float" office:value="10.2658693790436" calcext:value-type="float">
            <text:p>10.2658693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483.29235" calcext:value-type="float">
            <text:p>1443146483.29235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1664714813" calcext:value-type="float">
            <text:p>23.2921664715</text:p>
          </table:table-cell>
          <table:table-cell table:formula="of:=[.C228]/([.D228]-[.D227])" office:value-type="float" office:value="99654.0222084115" calcext:value-type="float">
            <text:p>99654.0222084115</text:p>
          </table:table-cell>
          <table:table-cell/>
          <table:table-cell office:value-type="float" office:value="1443146493.55882" calcext:value-type="float">
            <text:p>1443146493.55882</text:p>
          </table:table-cell>
          <table:table-cell table:formula="of:=[.G228]-[.$B$2]" office:value-type="float" office:value="33.5586314201355" calcext:value-type="float">
            <text:p>33.5586314201</text:p>
          </table:table-cell>
          <table:table-cell table:formula="of:=[.C228]/([.H228]-[.H227])" office:value-type="float" office:value="98303.4666695602" calcext:value-type="float">
            <text:p>98303.4666695602</text:p>
          </table:table-cell>
          <table:table-cell table:formula="of:=[.G228]-[.$B228]" office:value-type="float" office:value="10.2664649486542" calcext:value-type="float">
            <text:p>10.266464948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483.3357" calcext:value-type="float">
            <text:p>1443146483.3357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5093002319" calcext:value-type="float">
            <text:p>23.3355093002</text:p>
          </table:table-cell>
          <table:table-cell table:formula="of:=[.C229]/([.D229]-[.D228])" office:value-type="float" office:value="99670.4673997349" calcext:value-type="float">
            <text:p>99670.4673997349</text:p>
          </table:table-cell>
          <table:table-cell/>
          <table:table-cell office:value-type="float" office:value="1443146493.60267" calcext:value-type="float">
            <text:p>1443146493.60267</text:p>
          </table:table-cell>
          <table:table-cell table:formula="of:=[.G229]-[.$B$2]" office:value-type="float" office:value="33.6024780273438" calcext:value-type="float">
            <text:p>33.6024780273</text:p>
          </table:table-cell>
          <table:table-cell table:formula="of:=[.C229]/([.H229]-[.H228])" office:value-type="float" office:value="98525.2970539297" calcext:value-type="float">
            <text:p>98525.2970539297</text:p>
          </table:table-cell>
          <table:table-cell table:formula="of:=[.G229]-[.$B229]" office:value-type="float" office:value="10.2669687271118" calcext:value-type="float">
            <text:p>10.266968727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483.37904" calcext:value-type="float">
            <text:p>1443146483.37904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88547515869" calcext:value-type="float">
            <text:p>23.3788547516</text:p>
          </table:table-cell>
          <table:table-cell table:formula="of:=[.C230]/([.D230]-[.D229])" office:value-type="float" office:value="99664.4368660756" calcext:value-type="float">
            <text:p>99664.4368660756</text:p>
          </table:table-cell>
          <table:table-cell/>
          <table:table-cell office:value-type="float" office:value="1443146493.64655" calcext:value-type="float">
            <text:p>1443146493.64655</text:p>
          </table:table-cell>
          <table:table-cell table:formula="of:=[.G230]-[.$B$2]" office:value-type="float" office:value="33.6463634967804" calcext:value-type="float">
            <text:p>33.6463634968</text:p>
          </table:table-cell>
          <table:table-cell table:formula="of:=[.C230]/([.H230]-[.H229])" office:value-type="float" office:value="98438.0492098072" calcext:value-type="float">
            <text:p>98438.0492098072</text:p>
          </table:table-cell>
          <table:table-cell table:formula="of:=[.G230]-[.$B230]" office:value-type="float" office:value="10.2675087451935" calcext:value-type="float">
            <text:p>10.26750874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483.42238" calcext:value-type="float">
            <text:p>1443146483.42238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1949577332" calcext:value-type="float">
            <text:p>23.4221949577</text:p>
          </table:table-cell>
          <table:table-cell table:formula="of:=[.C231]/([.D231]-[.D230])" office:value-type="float" office:value="99676.498663234" calcext:value-type="float">
            <text:p>99676.498663234</text:p>
          </table:table-cell>
          <table:table-cell/>
          <table:table-cell office:value-type="float" office:value="1443146493.69044" calcext:value-type="float">
            <text:p>1443146493.69044</text:p>
          </table:table-cell>
          <table:table-cell table:formula="of:=[.G231]-[.$B$2]" office:value-type="float" office:value="33.6902530193329" calcext:value-type="float">
            <text:p>33.6902530193</text:p>
          </table:table-cell>
          <table:table-cell table:formula="of:=[.C231]/([.H231]-[.H230])" office:value-type="float" office:value="98428.958638897" calcext:value-type="float">
            <text:p>98428.958638897</text:p>
          </table:table-cell>
          <table:table-cell table:formula="of:=[.G231]-[.$B231]" office:value-type="float" office:value="10.2680580615997" calcext:value-type="float">
            <text:p>10.26805806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483.46573" calcext:value-type="float">
            <text:p>1443146483.46573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5418395996" calcext:value-type="float">
            <text:p>23.4655418396</text:p>
          </table:table-cell>
          <table:table-cell table:formula="of:=[.C232]/([.D232]-[.D231])" office:value-type="float" office:value="99661.1477916506" calcext:value-type="float">
            <text:p>99661.1477916506</text:p>
          </table:table-cell>
          <table:table-cell/>
          <table:table-cell office:value-type="float" office:value="1443146493.73432" calcext:value-type="float">
            <text:p>1443146493.73432</text:p>
          </table:table-cell>
          <table:table-cell table:formula="of:=[.G232]-[.$B$2]" office:value-type="float" office:value="33.7341310977936" calcext:value-type="float">
            <text:p>33.7341310978</text:p>
          </table:table-cell>
          <table:table-cell table:formula="of:=[.C232]/([.H232]-[.H231])" office:value-type="float" office:value="98454.6304567535" calcext:value-type="float">
            <text:p>98454.6304567535</text:p>
          </table:table-cell>
          <table:table-cell table:formula="of:=[.G232]-[.$B232]" office:value-type="float" office:value="10.268589258194" calcext:value-type="float">
            <text:p>10.268589258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483.50907" calcext:value-type="float">
            <text:p>1443146483.50907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88772773743" calcext:value-type="float">
            <text:p>23.5088772774</text:p>
          </table:table-cell>
          <table:table-cell table:formula="of:=[.C233]/([.D233]-[.D232])" office:value-type="float" office:value="99687.4664671384" calcext:value-type="float">
            <text:p>99687.4664671384</text:p>
          </table:table-cell>
          <table:table-cell/>
          <table:table-cell office:value-type="float" office:value="1443146493.77821" calcext:value-type="float">
            <text:p>1443146493.77821</text:p>
          </table:table-cell>
          <table:table-cell table:formula="of:=[.G233]-[.$B$2]" office:value-type="float" office:value="33.7780230045319" calcext:value-type="float">
            <text:p>33.7780230045</text:p>
          </table:table-cell>
          <table:table-cell table:formula="of:=[.C233]/([.H233]-[.H232])" office:value-type="float" office:value="98423.6120285069" calcext:value-type="float">
            <text:p>98423.6120285069</text:p>
          </table:table-cell>
          <table:table-cell table:formula="of:=[.G233]-[.$B233]" office:value-type="float" office:value="10.2691457271576" calcext:value-type="float">
            <text:p>10.26914572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483.55241" calcext:value-type="float">
            <text:p>1443146483.55241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2236824036" calcext:value-type="float">
            <text:p>23.5522236824</text:p>
          </table:table-cell>
          <table:table-cell table:formula="of:=[.C234]/([.D234]-[.D233])" office:value-type="float" office:value="99662.244125671" calcext:value-type="float">
            <text:p>99662.244125671</text:p>
          </table:table-cell>
          <table:table-cell/>
          <table:table-cell office:value-type="float" office:value="1443146493.82221" calcext:value-type="float">
            <text:p>1443146493.82221</text:p>
          </table:table-cell>
          <table:table-cell table:formula="of:=[.G234]-[.$B$2]" office:value-type="float" office:value="33.8220198154449" calcext:value-type="float">
            <text:p>33.8220198154</text:p>
          </table:table-cell>
          <table:table-cell table:formula="of:=[.C234]/([.H234]-[.H233])" office:value-type="float" office:value="98188.934841982" calcext:value-type="float">
            <text:p>98188.934841982</text:p>
          </table:table-cell>
          <table:table-cell table:formula="of:=[.G234]-[.$B234]" office:value-type="float" office:value="10.2697961330414" calcext:value-type="float">
            <text:p>10.2697961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483.59576" calcext:value-type="float">
            <text:p>1443146483.59576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57056427" calcext:value-type="float">
            <text:p>23.5955705643</text:p>
          </table:table-cell>
          <table:table-cell table:formula="of:=[.C235]/([.D235]-[.D234])" office:value-type="float" office:value="99661.1477916506" calcext:value-type="float">
            <text:p>99661.1477916506</text:p>
          </table:table-cell>
          <table:table-cell/>
          <table:table-cell office:value-type="float" office:value="1443146493.86603" calcext:value-type="float">
            <text:p>1443146493.86603</text:p>
          </table:table-cell>
          <table:table-cell table:formula="of:=[.G235]-[.$B$2]" office:value-type="float" office:value="33.8658430576324" calcext:value-type="float">
            <text:p>33.8658430576</text:p>
          </table:table-cell>
          <table:table-cell table:formula="of:=[.C235]/([.H235]-[.H234])" office:value-type="float" office:value="98577.8272980501" calcext:value-type="float">
            <text:p>98577.8272980501</text:p>
          </table:table-cell>
          <table:table-cell table:formula="of:=[.G235]-[.$B235]" office:value-type="float" office:value="10.2702724933624" calcext:value-type="float">
            <text:p>10.270272493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483.63909" calcext:value-type="float">
            <text:p>1443146483.63909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89064788818" calcext:value-type="float">
            <text:p>23.6389064789</text:p>
          </table:table-cell>
          <table:table-cell table:formula="of:=[.C236]/([.D236]-[.D235])" office:value-type="float" office:value="99686.3695781343" calcext:value-type="float">
            <text:p>99686.3695781343</text:p>
          </table:table-cell>
          <table:table-cell/>
          <table:table-cell office:value-type="float" office:value="1443146493.9099" calcext:value-type="float">
            <text:p>1443146493.9099</text:p>
          </table:table-cell>
          <table:table-cell table:formula="of:=[.G236]-[.$B$2]" office:value-type="float" office:value="33.9097111225128" calcext:value-type="float">
            <text:p>33.9097111225</text:p>
          </table:table-cell>
          <table:table-cell table:formula="of:=[.C236]/([.H236]-[.H235])" office:value-type="float" office:value="98477.1042848758" calcext:value-type="float">
            <text:p>98477.1042848758</text:p>
          </table:table-cell>
          <table:table-cell table:formula="of:=[.G236]-[.$B236]" office:value-type="float" office:value="10.270804643631" calcext:value-type="float">
            <text:p>10.27080464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483.68244" calcext:value-type="float">
            <text:p>1443146483.68244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2483539581" calcext:value-type="float">
            <text:p>23.682248354</text:p>
          </table:table-cell>
          <table:table-cell table:formula="of:=[.C237]/([.D237]-[.D236])" office:value-type="float" office:value="99672.6605020106" calcext:value-type="float">
            <text:p>99672.6605020106</text:p>
          </table:table-cell>
          <table:table-cell/>
          <table:table-cell office:value-type="float" office:value="1443146493.95379" calcext:value-type="float">
            <text:p>1443146493.95379</text:p>
          </table:table-cell>
          <table:table-cell table:formula="of:=[.G237]-[.$B$2]" office:value-type="float" office:value="33.9535992145538" calcext:value-type="float">
            <text:p>33.9535992146</text:p>
          </table:table-cell>
          <table:table-cell table:formula="of:=[.C237]/([.H237]-[.H236])" office:value-type="float" office:value="98432.1668839635" calcext:value-type="float">
            <text:p>98432.1668839635</text:p>
          </table:table-cell>
          <table:table-cell table:formula="of:=[.G237]-[.$B237]" office:value-type="float" office:value="10.2713508605957" calcext:value-type="float">
            <text:p>10.271350860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483.72578" calcext:value-type="float">
            <text:p>1443146483.72578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5897521973" calcext:value-type="float">
            <text:p>23.7255897522</text:p>
          </table:table-cell>
          <table:table-cell table:formula="of:=[.C238]/([.D238]-[.D237])" office:value-type="float" office:value="99673.7570893408" calcext:value-type="float">
            <text:p>99673.7570893408</text:p>
          </table:table-cell>
          <table:table-cell/>
          <table:table-cell office:value-type="float" office:value="1443146493.99762" calcext:value-type="float">
            <text:p>1443146493.99762</text:p>
          </table:table-cell>
          <table:table-cell table:formula="of:=[.G238]-[.$B$2]" office:value-type="float" office:value="33.9974324703217" calcext:value-type="float">
            <text:p>33.9974324703</text:p>
          </table:table-cell>
          <table:table-cell table:formula="of:=[.C238]/([.H238]-[.H237])" office:value-type="float" office:value="98555.307478923" calcext:value-type="float">
            <text:p>98555.307478923</text:p>
          </table:table-cell>
          <table:table-cell table:formula="of:=[.G238]-[.$B238]" office:value-type="float" office:value="10.2718427181244" calcext:value-type="float">
            <text:p>10.271842718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483.76912" calcext:value-type="float">
            <text:p>1443146483.76912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89318656921" calcext:value-type="float">
            <text:p>23.7689318657</text:p>
          </table:table-cell>
          <table:table-cell table:formula="of:=[.C239]/([.D239]-[.D238])" office:value-type="float" office:value="99672.1122173937" calcext:value-type="float">
            <text:p>99672.1122173937</text:p>
          </table:table-cell>
          <table:table-cell/>
          <table:table-cell office:value-type="float" office:value="1443146494.01208" calcext:value-type="float">
            <text:p>1443146494.01208</text:p>
          </table:table-cell>
          <table:table-cell table:formula="of:=[.G239]-[.$B$2]" office:value-type="float" office:value="34.0118885040283" calcext:value-type="float">
            <text:p>34.011888504</text:p>
          </table:table-cell>
          <table:table-cell table:formula="of:=[.C239]/([.H239]-[.H238])" office:value-type="float" office:value="298837.156004156" calcext:value-type="float">
            <text:p>298837.156004156</text:p>
          </table:table-cell>
          <table:table-cell table:formula="of:=[.G239]-[.$B239]" office:value-type="float" office:value="10.2429566383362" calcext:value-type="float">
            <text:p>10.242956638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483.81251" calcext:value-type="float">
            <text:p>1443146483.81251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3183250427" calcext:value-type="float">
            <text:p>23.812318325</text:p>
          </table:table-cell>
          <table:table-cell table:formula="of:=[.C240]/([.D240]-[.D239])" office:value-type="float" office:value="99570.2360750868" calcext:value-type="float">
            <text:p>99570.2360750868</text:p>
          </table:table-cell>
          <table:table-cell/>
          <table:table-cell office:value-type="float" office:value="1443146494.02642" calcext:value-type="float">
            <text:p>1443146494.02642</text:p>
          </table:table-cell>
          <table:table-cell table:formula="of:=[.G240]-[.$B$2]" office:value-type="float" office:value="34.0262310504913" calcext:value-type="float">
            <text:p>34.0262310505</text:p>
          </table:table-cell>
          <table:table-cell table:formula="of:=[.C240]/([.H240]-[.H239])" office:value-type="float" office:value="301201.743438004" calcext:value-type="float">
            <text:p>301201.743438004</text:p>
          </table:table-cell>
          <table:table-cell table:formula="of:=[.G240]-[.$B240]" office:value-type="float" office:value="10.2139127254486" calcext:value-type="float">
            <text:p>10.213912725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483.85584" calcext:value-type="float">
            <text:p>1443146483.85584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6559085846" calcext:value-type="float">
            <text:p>23.8556559086</text:p>
          </table:table-cell>
          <table:table-cell table:formula="of:=[.C241]/([.D241]-[.D240])" office:value-type="float" office:value="99682.5306567054" calcext:value-type="float">
            <text:p>99682.5306567054</text:p>
          </table:table-cell>
          <table:table-cell/>
          <table:table-cell office:value-type="float" office:value="1443146494.06075" calcext:value-type="float">
            <text:p>1443146494.06075</text:p>
          </table:table-cell>
          <table:table-cell table:formula="of:=[.G241]-[.$B$2]" office:value-type="float" office:value="34.0605628490448" calcext:value-type="float">
            <text:p>34.060562849</text:p>
          </table:table-cell>
          <table:table-cell table:formula="of:=[.C241]/([.H241]-[.H240])" office:value-type="float" office:value="125830.86765094" calcext:value-type="float">
            <text:p>125830.86765094</text:p>
          </table:table-cell>
          <table:table-cell table:formula="of:=[.G241]-[.$B241]" office:value-type="float" office:value="10.2049069404602" calcext:value-type="float">
            <text:p>10.204906940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483.89918" calcext:value-type="float">
            <text:p>1443146483.89918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89908695221" calcext:value-type="float">
            <text:p>23.8989908695</text:p>
          </table:table-cell>
          <table:table-cell table:formula="of:=[.C242]/([.D242]-[.D241])" office:value-type="float" office:value="99688.5633802817" calcext:value-type="float">
            <text:p>99688.5633802817</text:p>
          </table:table-cell>
          <table:table-cell/>
          <table:table-cell office:value-type="float" office:value="1443146494.10953" calcext:value-type="float">
            <text:p>1443146494.10953</text:p>
          </table:table-cell>
          <table:table-cell table:formula="of:=[.G242]-[.$B$2]" office:value-type="float" office:value="34.1093399524689" calcext:value-type="float">
            <text:p>34.1093399525</text:p>
          </table:table-cell>
          <table:table-cell table:formula="of:=[.C242]/([.H242]-[.H241])" office:value-type="float" office:value="88566.1447019835" calcext:value-type="float">
            <text:p>88566.1447019835</text:p>
          </table:table-cell>
          <table:table-cell table:formula="of:=[.G242]-[.$B242]" office:value-type="float" office:value="10.2103490829468" calcext:value-type="float">
            <text:p>10.210349082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483.94253" calcext:value-type="float">
            <text:p>1443146483.9425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3367977142" calcext:value-type="float">
            <text:p>23.9423367977</text:p>
          </table:table-cell>
          <table:table-cell table:formula="of:=[.C243]/([.D243]-[.D242])" office:value-type="float" office:value="99663.3404838124" calcext:value-type="float">
            <text:p>99663.3404838124</text:p>
          </table:table-cell>
          <table:table-cell/>
          <table:table-cell office:value-type="float" office:value="1443146494.15827" calcext:value-type="float">
            <text:p>1443146494.15827</text:p>
          </table:table-cell>
          <table:table-cell table:formula="of:=[.G243]-[.$B$2]" office:value-type="float" office:value="34.158084154129" calcext:value-type="float">
            <text:p>34.1580841541</text:p>
          </table:table-cell>
          <table:table-cell table:formula="of:=[.C243]/([.H243]-[.H242])" office:value-type="float" office:value="88625.9258099859" calcext:value-type="float">
            <text:p>88625.9258099859</text:p>
          </table:table-cell>
          <table:table-cell table:formula="of:=[.G243]-[.$B243]" office:value-type="float" office:value="10.2157473564148" calcext:value-type="float">
            <text:p>10.21574735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483.98587" calcext:value-type="float">
            <text:p>1443146483.9858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5677242279" calcext:value-type="float">
            <text:p>23.9856772423</text:p>
          </table:table-cell>
          <table:table-cell table:formula="of:=[.C244]/([.D244]-[.D243])" office:value-type="float" office:value="99675.9503363901" calcext:value-type="float">
            <text:p>99675.9503363901</text:p>
          </table:table-cell>
          <table:table-cell/>
          <table:table-cell office:value-type="float" office:value="1443146494.20699" calcext:value-type="float">
            <text:p>1443146494.20699</text:p>
          </table:table-cell>
          <table:table-cell table:formula="of:=[.G244]-[.$B$2]" office:value-type="float" office:value="34.2067992687225" calcext:value-type="float">
            <text:p>34.2067992687</text:p>
          </table:table-cell>
          <table:table-cell table:formula="of:=[.C244]/([.H244]-[.H243])" office:value-type="float" office:value="88678.8430253614" calcext:value-type="float">
            <text:p>88678.8430253614</text:p>
          </table:table-cell>
          <table:table-cell table:formula="of:=[.G244]-[.$B244]" office:value-type="float" office:value="10.2211220264435" calcext:value-type="float">
            <text:p>10.22112202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484.02906" calcext:value-type="float">
            <text:p>1443146484.02906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88710594177" calcext:value-type="float">
            <text:p>24.0288710594</text:p>
          </table:table-cell>
          <table:table-cell table:formula="of:=[.C245]/([.D245]-[.D244])" office:value-type="float" office:value="100014.314227678" calcext:value-type="float">
            <text:p>100014.314227678</text:p>
          </table:table-cell>
          <table:table-cell/>
          <table:table-cell office:value-type="float" office:value="1443146494.25579" calcext:value-type="float">
            <text:p>1443146494.25579</text:p>
          </table:table-cell>
          <table:table-cell table:formula="of:=[.G245]-[.$B$2]" office:value-type="float" office:value="34.2556054592133" calcext:value-type="float">
            <text:p>34.2556054592</text:p>
          </table:table-cell>
          <table:table-cell table:formula="of:=[.C245]/([.H245]-[.H244])" office:value-type="float" office:value="88513.3618617738" calcext:value-type="float">
            <text:p>88513.3618617738</text:p>
          </table:table-cell>
          <table:table-cell table:formula="of:=[.G245]-[.$B245]" office:value-type="float" office:value="10.2267343997955" calcext:value-type="float">
            <text:p>10.226734399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484.07219" calcext:value-type="float">
            <text:p>1443146484.07219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0014572144" calcext:value-type="float">
            <text:p>24.0720014572</text:p>
          </table:table-cell>
          <table:table-cell table:formula="of:=[.C246]/([.D246]-[.D245])" office:value-type="float" office:value="100161.376214746" calcext:value-type="float">
            <text:p>100161.376214746</text:p>
          </table:table-cell>
          <table:table-cell/>
          <table:table-cell office:value-type="float" office:value="1443146494.30455" calcext:value-type="float">
            <text:p>1443146494.30455</text:p>
          </table:table-cell>
          <table:table-cell table:formula="of:=[.G246]-[.$B$2]" office:value-type="float" office:value="34.3043627738953" calcext:value-type="float">
            <text:p>34.3043627739</text:p>
          </table:table-cell>
          <table:table-cell table:formula="of:=[.C246]/([.H246]-[.H245])" office:value-type="float" office:value="88602.0903360831" calcext:value-type="float">
            <text:p>88602.0903360831</text:p>
          </table:table-cell>
          <table:table-cell table:formula="of:=[.G246]-[.$B246]" office:value-type="float" office:value="10.2323613166809" calcext:value-type="float">
            <text:p>10.232361316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484.11532" calcext:value-type="float">
            <text:p>1443146484.11532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1354312897" calcext:value-type="float">
            <text:p>24.1151354313</text:p>
          </table:table-cell>
          <table:table-cell table:formula="of:=[.C247]/([.D247]-[.D246])" office:value-type="float" office:value="100153.07174008" calcext:value-type="float">
            <text:p>100153.07174008</text:p>
          </table:table-cell>
          <table:table-cell/>
          <table:table-cell office:value-type="float" office:value="1443146494.35329" calcext:value-type="float">
            <text:p>1443146494.35329</text:p>
          </table:table-cell>
          <table:table-cell table:formula="of:=[.G247]-[.$B$2]" office:value-type="float" office:value="34.3530967235565" calcext:value-type="float">
            <text:p>34.3530967236</text:p>
          </table:table-cell>
          <table:table-cell table:formula="of:=[.C247]/([.H247]-[.H246])" office:value-type="float" office:value="88644.5697512292" calcext:value-type="float">
            <text:p>88644.5697512292</text:p>
          </table:table-cell>
          <table:table-cell table:formula="of:=[.G247]-[.$B247]" office:value-type="float" office:value="10.2379612922668" calcext:value-type="float">
            <text:p>10.237961292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484.15845" calcext:value-type="float">
            <text:p>1443146484.15845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2646369934" calcext:value-type="float">
            <text:p>24.158264637</text:p>
          </table:table-cell>
          <table:table-cell table:formula="of:=[.C248]/([.D248]-[.D247])" office:value-type="float" office:value="100164.144679016" calcext:value-type="float">
            <text:p>100164.144679016</text:p>
          </table:table-cell>
          <table:table-cell/>
          <table:table-cell office:value-type="float" office:value="1443146494.40204" calcext:value-type="float">
            <text:p>1443146494.40204</text:p>
          </table:table-cell>
          <table:table-cell table:formula="of:=[.G248]-[.$B$2]" office:value-type="float" office:value="34.40185546875" calcext:value-type="float">
            <text:p>34.4018554688</text:p>
          </table:table-cell>
          <table:table-cell table:formula="of:=[.C248]/([.H248]-[.H247])" office:value-type="float" office:value="88599.4908781521" calcext:value-type="float">
            <text:p>88599.4908781521</text:p>
          </table:table-cell>
          <table:table-cell table:formula="of:=[.G248]-[.$B248]" office:value-type="float" office:value="10.2435908317566" calcext:value-type="float">
            <text:p>10.243590831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484.20157" calcext:value-type="float">
            <text:p>1443146484.20157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3785839081" calcext:value-type="float">
            <text:p>24.2013785839</text:p>
          </table:table-cell>
          <table:table-cell table:formula="of:=[.C249]/([.D249]-[.D248])" office:value-type="float" office:value="100199.594543031" calcext:value-type="float">
            <text:p>100199.594543031</text:p>
          </table:table-cell>
          <table:table-cell/>
          <table:table-cell office:value-type="float" office:value="1443146494.4508" calcext:value-type="float">
            <text:p>1443146494.4508</text:p>
          </table:table-cell>
          <table:table-cell table:formula="of:=[.G249]-[.$B$2]" office:value-type="float" office:value="34.4506094455719" calcext:value-type="float">
            <text:p>34.4506094456</text:p>
          </table:table-cell>
          <table:table-cell table:formula="of:=[.C249]/([.H249]-[.H248])" office:value-type="float" office:value="88608.1563311474" calcext:value-type="float">
            <text:p>88608.1563311474</text:p>
          </table:table-cell>
          <table:table-cell table:formula="of:=[.G249]-[.$B249]" office:value-type="float" office:value="10.2492308616638" calcext:value-type="float">
            <text:p>10.24923086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484.2447" calcext:value-type="float">
            <text:p>1443146484.2447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5070743561" calcext:value-type="float">
            <text:p>24.2445070744</text:p>
          </table:table-cell>
          <table:table-cell table:formula="of:=[.C250]/([.D250]-[.D249])" office:value-type="float" office:value="100165.805831039" calcext:value-type="float">
            <text:p>100165.805831039</text:p>
          </table:table-cell>
          <table:table-cell/>
          <table:table-cell office:value-type="float" office:value="1443146494.49956" calcext:value-type="float">
            <text:p>1443146494.49956</text:p>
          </table:table-cell>
          <table:table-cell table:formula="of:=[.G250]-[.$B$2]" office:value-type="float" office:value="34.4993705749512" calcext:value-type="float">
            <text:p>34.499370575</text:p>
          </table:table-cell>
          <table:table-cell table:formula="of:=[.C250]/([.H250]-[.H249])" office:value-type="float" office:value="88595.1587872031" calcext:value-type="float">
            <text:p>88595.1587872031</text:p>
          </table:table-cell>
          <table:table-cell table:formula="of:=[.G250]-[.$B250]" office:value-type="float" office:value="10.2548635005951" calcext:value-type="float">
            <text:p>10.25486350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484.28782" calcext:value-type="float">
            <text:p>1443146484.2878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76350879669" calcext:value-type="float">
            <text:p>24.287635088</text:p>
          </table:table-cell>
          <table:table-cell table:formula="of:=[.C251]/([.D251]-[.D250])" office:value-type="float" office:value="100166.913296332" calcext:value-type="float">
            <text:p>100166.913296332</text:p>
          </table:table-cell>
          <table:table-cell/>
          <table:table-cell office:value-type="float" office:value="1443146494.5484" calcext:value-type="float">
            <text:p>1443146494.5484</text:p>
          </table:table-cell>
          <table:table-cell table:formula="of:=[.G251]-[.$B$2]" office:value-type="float" office:value="34.5482070446014" calcext:value-type="float">
            <text:p>34.5482070446</text:p>
          </table:table-cell>
          <table:table-cell table:formula="of:=[.C251]/([.H251]-[.H250])" office:value-type="float" office:value="88458.4825835429" calcext:value-type="float">
            <text:p>88458.4825835429</text:p>
          </table:table-cell>
          <table:table-cell table:formula="of:=[.G251]-[.$B251]" office:value-type="float" office:value="10.2605719566345" calcext:value-type="float">
            <text:p>10.26057195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484.33095" calcext:value-type="float">
            <text:p>1443146484.33095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0760717392" calcext:value-type="float">
            <text:p>24.3307607174</text:p>
          </table:table-cell>
          <table:table-cell table:formula="of:=[.C252]/([.D252]-[.D251])" office:value-type="float" office:value="100172.450990148" calcext:value-type="float">
            <text:p>100172.450990148</text:p>
          </table:table-cell>
          <table:table-cell/>
          <table:table-cell office:value-type="float" office:value="1443146494.59701" calcext:value-type="float">
            <text:p>1443146494.59701</text:p>
          </table:table-cell>
          <table:table-cell table:formula="of:=[.G252]-[.$B$2]" office:value-type="float" office:value="34.596816778183" calcext:value-type="float">
            <text:p>34.5968167782</text:p>
          </table:table-cell>
          <table:table-cell table:formula="of:=[.C252]/([.H252]-[.H251])" office:value-type="float" office:value="88871.0898353966" calcext:value-type="float">
            <text:p>88871.0898353966</text:p>
          </table:table-cell>
          <table:table-cell table:formula="of:=[.G252]-[.$B252]" office:value-type="float" office:value="10.266056060791" calcext:value-type="float">
            <text:p>10.266056060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484.37406" calcext:value-type="float">
            <text:p>1443146484.37406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3875617981" calcext:value-type="float">
            <text:p>24.373875618</text:p>
          </table:table-cell>
          <table:table-cell table:formula="of:=[.C253]/([.D253]-[.D252])" office:value-type="float" office:value="100197.37819141" calcext:value-type="float">
            <text:p>100197.37819141</text:p>
          </table:table-cell>
          <table:table-cell/>
          <table:table-cell office:value-type="float" office:value="1443146494.64582" calcext:value-type="float">
            <text:p>1443146494.64582</text:p>
          </table:table-cell>
          <table:table-cell table:formula="of:=[.G253]-[.$B$2]" office:value-type="float" office:value="34.6456325054169" calcext:value-type="float">
            <text:p>34.6456325054</text:p>
          </table:table-cell>
          <table:table-cell table:formula="of:=[.C253]/([.H253]-[.H252])" office:value-type="float" office:value="88496.0697051986" calcext:value-type="float">
            <text:p>88496.0697051986</text:p>
          </table:table-cell>
          <table:table-cell table:formula="of:=[.G253]-[.$B253]" office:value-type="float" office:value="10.2717568874359" calcext:value-type="float">
            <text:p>10.271756887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484.41719" calcext:value-type="float">
            <text:p>1443146484.41719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0026779175" calcext:value-type="float">
            <text:p>24.4170026779</text:p>
          </table:table-cell>
          <table:table-cell table:formula="of:=[.C254]/([.D254]-[.D253])" office:value-type="float" office:value="100169.128300385" calcext:value-type="float">
            <text:p>100169.128300385</text:p>
          </table:table-cell>
          <table:table-cell/>
          <table:table-cell office:value-type="float" office:value="1443146494.69471" calcext:value-type="float">
            <text:p>1443146494.69471</text:p>
          </table:table-cell>
          <table:table-cell table:formula="of:=[.G254]-[.$B$2]" office:value-type="float" office:value="34.6945235729218" calcext:value-type="float">
            <text:p>34.6945235729</text:p>
          </table:table-cell>
          <table:table-cell table:formula="of:=[.C254]/([.H254]-[.H253])" office:value-type="float" office:value="88359.6988257325" calcext:value-type="float">
            <text:p>88359.6988257325</text:p>
          </table:table-cell>
          <table:table-cell table:formula="of:=[.G254]-[.$B254]" office:value-type="float" office:value="10.2775208950043" calcext:value-type="float">
            <text:p>10.2775208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484.46032" calcext:value-type="float">
            <text:p>1443146484.46032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1323604584" calcext:value-type="float">
            <text:p>24.4601323605</text:p>
          </table:table-cell>
          <table:table-cell table:formula="of:=[.C255]/([.D255]-[.D254])" office:value-type="float" office:value="100163.037274943" calcext:value-type="float">
            <text:p>100163.037274943</text:p>
          </table:table-cell>
          <table:table-cell/>
          <table:table-cell office:value-type="float" office:value="1443146494.74341" calcext:value-type="float">
            <text:p>1443146494.74341</text:p>
          </table:table-cell>
          <table:table-cell table:formula="of:=[.G255]-[.$B$2]" office:value-type="float" office:value="34.743218421936" calcext:value-type="float">
            <text:p>34.7432184219</text:p>
          </table:table-cell>
          <table:table-cell table:formula="of:=[.C255]/([.H255]-[.H254])" office:value-type="float" office:value="88715.7489436499" calcext:value-type="float">
            <text:p>88715.7489436499</text:p>
          </table:table-cell>
          <table:table-cell table:formula="of:=[.G255]-[.$B255]" office:value-type="float" office:value="10.2830860614777" calcext:value-type="float">
            <text:p>10.283086061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484.50344" calcext:value-type="float">
            <text:p>1443146484.50344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255367279" calcext:value-type="float">
            <text:p>24.5032553673</text:p>
          </table:table-cell>
          <table:table-cell table:formula="of:=[.C256]/([.D256]-[.D255])" office:value-type="float" office:value="100178.543160595" calcext:value-type="float">
            <text:p>100178.543160595</text:p>
          </table:table-cell>
          <table:table-cell/>
          <table:table-cell office:value-type="float" office:value="1443146494.79217" calcext:value-type="float">
            <text:p>1443146494.79217</text:p>
          </table:table-cell>
          <table:table-cell table:formula="of:=[.G256]-[.$B$2]" office:value-type="float" office:value="34.7919845581055" calcext:value-type="float">
            <text:p>34.7919845581</text:p>
          </table:table-cell>
          <table:table-cell table:formula="of:=[.C256]/([.H256]-[.H255])" office:value-type="float" office:value="88586.0627750073" calcext:value-type="float">
            <text:p>88586.0627750073</text:p>
          </table:table-cell>
          <table:table-cell table:formula="of:=[.G256]-[.$B256]" office:value-type="float" office:value="10.2887291908264" calcext:value-type="float">
            <text:p>10.288729190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484.54658" calcext:value-type="float">
            <text:p>1443146484.54658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3945865631" calcext:value-type="float">
            <text:p>24.5463945866</text:p>
          </table:table-cell>
          <table:table-cell table:formula="of:=[.C257]/([.D257]-[.D256])" office:value-type="float" office:value="100140.894334555" calcext:value-type="float">
            <text:p>100140.894334555</text:p>
          </table:table-cell>
          <table:table-cell/>
          <table:table-cell office:value-type="float" office:value="1443146494.84091" calcext:value-type="float">
            <text:p>1443146494.84091</text:p>
          </table:table-cell>
          <table:table-cell table:formula="of:=[.G257]-[.$B$2]" office:value-type="float" office:value="34.8407196998596" calcext:value-type="float">
            <text:p>34.8407196999</text:p>
          </table:table-cell>
          <table:table-cell table:formula="of:=[.C257]/([.H257]-[.H256])" office:value-type="float" office:value="88642.4014480701" calcext:value-type="float">
            <text:p>88642.4014480701</text:p>
          </table:table-cell>
          <table:table-cell table:formula="of:=[.G257]-[.$B257]" office:value-type="float" office:value="10.2943251132965" calcext:value-type="float">
            <text:p>10.29432511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484.58976" calcext:value-type="float">
            <text:p>1443146484.58976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95709991455" calcext:value-type="float">
            <text:p>24.5895709991</text:p>
          </table:table-cell>
          <table:table-cell table:formula="of:=[.C258]/([.D258]-[.D257])" office:value-type="float" office:value="100054.630332146" calcext:value-type="float">
            <text:p>100054.630332146</text:p>
          </table:table-cell>
          <table:table-cell/>
          <table:table-cell office:value-type="float" office:value="1443146494.88969" calcext:value-type="float">
            <text:p>1443146494.88969</text:p>
          </table:table-cell>
          <table:table-cell table:formula="of:=[.G258]-[.$B$2]" office:value-type="float" office:value="34.8895053863525" calcext:value-type="float">
            <text:p>34.8895053864</text:p>
          </table:table-cell>
          <table:table-cell table:formula="of:=[.C258]/([.H258]-[.H257])" office:value-type="float" office:value="88550.5628915757" calcext:value-type="float">
            <text:p>88550.5628915757</text:p>
          </table:table-cell>
          <table:table-cell table:formula="of:=[.G258]-[.$B258]" office:value-type="float" office:value="10.299934387207" calcext:value-type="float">
            <text:p>10.299934387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484.63288" calcext:value-type="float">
            <text:p>1443146484.63288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26947212219" calcext:value-type="float">
            <text:p>24.6326947212</text:p>
          </table:table-cell>
          <table:table-cell table:formula="of:=[.C259]/([.D259]-[.D258])" office:value-type="float" office:value="100176.881586077" calcext:value-type="float">
            <text:p>100176.881586077</text:p>
          </table:table-cell>
          <table:table-cell/>
          <table:table-cell office:value-type="float" office:value="1443146494.93838" calcext:value-type="float">
            <text:p>1443146494.93838</text:p>
          </table:table-cell>
          <table:table-cell table:formula="of:=[.G259]-[.$B$2]" office:value-type="float" office:value="34.9381885528564" calcext:value-type="float">
            <text:p>34.9381885529</text:p>
          </table:table-cell>
          <table:table-cell table:formula="of:=[.C259]/([.H259]-[.H258])" office:value-type="float" office:value="88737.0380818054" calcext:value-type="float">
            <text:p>88737.0380818054</text:p>
          </table:table-cell>
          <table:table-cell table:formula="of:=[.G259]-[.$B259]" office:value-type="float" office:value="10.3054938316345" calcext:value-type="float">
            <text:p>10.305493831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484.67602" calcext:value-type="float">
            <text:p>1443146484.67602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58291721344" calcext:value-type="float">
            <text:p>24.6758291721</text:p>
          </table:table-cell>
          <table:table-cell table:formula="of:=[.C260]/([.D260]-[.D259])" office:value-type="float" office:value="100151.964580835" calcext:value-type="float">
            <text:p>100151.964580835</text:p>
          </table:table-cell>
          <table:table-cell/>
          <table:table-cell office:value-type="float" office:value="1443146494.98714" calcext:value-type="float">
            <text:p>1443146494.98714</text:p>
          </table:table-cell>
          <table:table-cell table:formula="of:=[.G260]-[.$B$2]" office:value-type="float" office:value="34.9869520664215" calcext:value-type="float">
            <text:p>34.9869520664</text:p>
          </table:table-cell>
          <table:table-cell table:formula="of:=[.C260]/([.H260]-[.H259])" office:value-type="float" office:value="88590.8271198705" calcext:value-type="float">
            <text:p>88590.8271198705</text:p>
          </table:table-cell>
          <table:table-cell table:formula="of:=[.G260]-[.$B260]" office:value-type="float" office:value="10.3111228942871" calcext:value-type="float">
            <text:p>10.31112289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484.71915" calcext:value-type="float">
            <text:p>1443146484.71915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89660072327" calcext:value-type="float">
            <text:p>24.7189660072</text:p>
          </table:table-cell>
          <table:table-cell table:formula="of:=[.C261]/([.D261]-[.D260])" office:value-type="float" office:value="100146.429151767" calcext:value-type="float">
            <text:p>100146.429151767</text:p>
          </table:table-cell>
          <table:table-cell/>
          <table:table-cell office:value-type="float" office:value="1443146495.03593" calcext:value-type="float">
            <text:p>1443146495.03593</text:p>
          </table:table-cell>
          <table:table-cell table:formula="of:=[.G261]-[.$B$2]" office:value-type="float" office:value="35.0357427597046" calcext:value-type="float">
            <text:p>35.0357427597</text:p>
          </table:table-cell>
          <table:table-cell table:formula="of:=[.C261]/([.H261]-[.H260])" office:value-type="float" office:value="88541.4760338736" calcext:value-type="float">
            <text:p>88541.4760338736</text:p>
          </table:table-cell>
          <table:table-cell table:formula="of:=[.G261]-[.$B261]" office:value-type="float" office:value="10.3167767524719" calcext:value-type="float">
            <text:p>10.316776752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484.76228" calcext:value-type="float">
            <text:p>1443146484.76228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0897293091" calcext:value-type="float">
            <text:p>24.7620897293</text:p>
          </table:table-cell>
          <table:table-cell table:formula="of:=[.C262]/([.D262]-[.D261])" office:value-type="float" office:value="100176.881586077" calcext:value-type="float">
            <text:p>100176.881586077</text:p>
          </table:table-cell>
          <table:table-cell/>
          <table:table-cell office:value-type="float" office:value="1443146495.04909" calcext:value-type="float">
            <text:p>1443146495.04909</text:p>
          </table:table-cell>
          <table:table-cell table:formula="of:=[.G262]-[.$B$2]" office:value-type="float" office:value="35.0489032268524" calcext:value-type="float">
            <text:p>35.0489032269</text:p>
          </table:table-cell>
          <table:table-cell table:formula="of:=[.C262]/([.H262]-[.H261])" office:value-type="float" office:value="328255.824924365" calcext:value-type="float">
            <text:p>328255.824924365</text:p>
          </table:table-cell>
          <table:table-cell table:formula="of:=[.G262]-[.$B262]" office:value-type="float" office:value="10.2868134975433" calcext:value-type="float">
            <text:p>10.286813497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484.80555" calcext:value-type="float">
            <text:p>1443146484.80555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3648471832" calcext:value-type="float">
            <text:p>24.8053648472</text:p>
          </table:table-cell>
          <table:table-cell table:formula="of:=[.C263]/([.D263]-[.D262])" office:value-type="float" office:value="99826.417863577" calcext:value-type="float">
            <text:p>99826.417863577</text:p>
          </table:table-cell>
          <table:table-cell/>
          <table:table-cell office:value-type="float" office:value="1443146495.06224" calcext:value-type="float">
            <text:p>1443146495.06224</text:p>
          </table:table-cell>
          <table:table-cell table:formula="of:=[.G263]-[.$B$2]" office:value-type="float" office:value="35.0620510578155" calcext:value-type="float">
            <text:p>35.0620510578</text:p>
          </table:table-cell>
          <table:table-cell table:formula="of:=[.C263]/([.H263]-[.H262])" office:value-type="float" office:value="328571.306713089" calcext:value-type="float">
            <text:p>328571.306713089</text:p>
          </table:table-cell>
          <table:table-cell table:formula="of:=[.G263]-[.$B263]" office:value-type="float" office:value="10.2566862106323" calcext:value-type="float">
            <text:p>10.256686210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484.84869" calcext:value-type="float">
            <text:p>1443146484.84869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5045433044" calcext:value-type="float">
            <text:p>24.8485045433</text:p>
          </table:table-cell>
          <table:table-cell table:formula="of:=[.C264]/([.D264]-[.D263])" office:value-type="float" office:value="100139.787444526" calcext:value-type="float">
            <text:p>100139.787444526</text:p>
          </table:table-cell>
          <table:table-cell/>
          <table:table-cell office:value-type="float" office:value="1443146495.08756" calcext:value-type="float">
            <text:p>1443146495.08756</text:p>
          </table:table-cell>
          <table:table-cell table:formula="of:=[.G264]-[.$B$2]" office:value-type="float" office:value="35.0873708724976" calcext:value-type="float">
            <text:p>35.0873708725</text:p>
          </table:table-cell>
          <table:table-cell table:formula="of:=[.C264]/([.H264]-[.H263])" office:value-type="float" office:value="170617.362498705" calcext:value-type="float">
            <text:p>170617.362498705</text:p>
          </table:table-cell>
          <table:table-cell table:formula="of:=[.G264]-[.$B264]" office:value-type="float" office:value="10.2388663291931" calcext:value-type="float">
            <text:p>10.238866329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484.89182" calcext:value-type="float">
            <text:p>1443146484.89182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6323184967" calcext:value-type="float">
            <text:p>24.8916323185</text:p>
          </table:table-cell>
          <table:table-cell table:formula="of:=[.C265]/([.D265]-[.D264])" office:value-type="float" office:value="100167.467038161" calcext:value-type="float">
            <text:p>100167.467038161</text:p>
          </table:table-cell>
          <table:table-cell/>
          <table:table-cell office:value-type="float" office:value="1443146495.12749" calcext:value-type="float">
            <text:p>1443146495.12749</text:p>
          </table:table-cell>
          <table:table-cell table:formula="of:=[.G265]-[.$B$2]" office:value-type="float" office:value="35.1272971630096" calcext:value-type="float">
            <text:p>35.127297163</text:p>
          </table:table-cell>
          <table:table-cell table:formula="of:=[.C265]/([.H265]-[.H264])" office:value-type="float" office:value="108199.383027893" calcext:value-type="float">
            <text:p>108199.383027893</text:p>
          </table:table-cell>
          <table:table-cell table:formula="of:=[.G265]-[.$B265]" office:value-type="float" office:value="10.2356648445129" calcext:value-type="float">
            <text:p>10.235664844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484.93491" calcext:value-type="float">
            <text:p>1443146484.93491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4725522995" calcext:value-type="float">
            <text:p>24.934725523</text:p>
          </table:table-cell>
          <table:table-cell table:formula="of:=[.C266]/([.D266]-[.D265])" office:value-type="float" office:value="100247.824460846" calcext:value-type="float">
            <text:p>100247.824460846</text:p>
          </table:table-cell>
          <table:table-cell/>
          <table:table-cell office:value-type="float" office:value="1443146495.16736" calcext:value-type="float">
            <text:p>1443146495.16736</text:p>
          </table:table-cell>
          <table:table-cell table:formula="of:=[.G266]-[.$B$2]" office:value-type="float" office:value="35.1671717166901" calcext:value-type="float">
            <text:p>35.1671717167</text:p>
          </table:table-cell>
          <table:table-cell table:formula="of:=[.C266]/([.H266]-[.H265])" office:value-type="float" office:value="108339.770637265" calcext:value-type="float">
            <text:p>108339.770637265</text:p>
          </table:table-cell>
          <table:table-cell table:formula="of:=[.G266]-[.$B266]" office:value-type="float" office:value="10.2324461936951" calcext:value-type="float">
            <text:p>10.23244619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484.97804" calcext:value-type="float">
            <text:p>1443146484.97804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78537750244" calcext:value-type="float">
            <text:p>24.977853775</text:p>
          </table:table-cell>
          <table:table-cell table:formula="of:=[.C267]/([.D267]-[.D266])" office:value-type="float" office:value="100166.359560624" calcext:value-type="float">
            <text:p>100166.359560624</text:p>
          </table:table-cell>
          <table:table-cell/>
          <table:table-cell office:value-type="float" office:value="1443146495.20724" calcext:value-type="float">
            <text:p>1443146495.20724</text:p>
          </table:table-cell>
          <table:table-cell table:formula="of:=[.G267]-[.$B$2]" office:value-type="float" office:value="35.2070491313934" calcext:value-type="float">
            <text:p>35.2070491314</text:p>
          </table:table-cell>
          <table:table-cell table:formula="of:=[.C267]/([.H267]-[.H266])" office:value-type="float" office:value="108331.997751976" calcext:value-type="float">
            <text:p>108331.997751976</text:p>
          </table:table-cell>
          <table:table-cell table:formula="of:=[.G267]-[.$B267]" office:value-type="float" office:value="10.229195356369" calcext:value-type="float">
            <text:p>10.229195356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485.02026" calcext:value-type="float">
            <text:p>1443146485.02026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0734138489" calcext:value-type="float">
            <text:p>25.0200734138</text:p>
          </table:table-cell>
          <table:table-cell table:formula="of:=[.C268]/([.D268]-[.D267])" office:value-type="float" office:value="102322.050123672" calcext:value-type="float">
            <text:p>102322.050123672</text:p>
          </table:table-cell>
          <table:table-cell/>
          <table:table-cell office:value-type="float" office:value="1443146495.24719" calcext:value-type="float">
            <text:p>1443146495.24719</text:p>
          </table:table-cell>
          <table:table-cell table:formula="of:=[.G268]-[.$B$2]" office:value-type="float" office:value="35.2470035552979" calcext:value-type="float">
            <text:p>35.2470035553</text:p>
          </table:table-cell>
          <table:table-cell table:formula="of:=[.C268]/([.H268]-[.H267])" office:value-type="float" office:value="108123.195827689" calcext:value-type="float">
            <text:p>108123.195827689</text:p>
          </table:table-cell>
          <table:table-cell table:formula="of:=[.G268]-[.$B268]" office:value-type="float" office:value="10.226930141449" calcext:value-type="float">
            <text:p>10.22693014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485.06154" calcext:value-type="float">
            <text:p>1443146485.06154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3520145416" calcext:value-type="float">
            <text:p>25.0613520145</text:p>
          </table:table-cell>
          <table:table-cell table:formula="of:=[.C269]/([.D269]-[.D268])" office:value-type="float" office:value="104654.71037052" calcext:value-type="float">
            <text:p>104654.71037052</text:p>
          </table:table-cell>
          <table:table-cell/>
          <table:table-cell office:value-type="float" office:value="1443146495.28706" calcext:value-type="float">
            <text:p>1443146495.28706</text:p>
          </table:table-cell>
          <table:table-cell table:formula="of:=[.G269]-[.$B$2]" office:value-type="float" office:value="35.2868704795837" calcext:value-type="float">
            <text:p>35.2868704796</text:p>
          </table:table-cell>
          <table:table-cell table:formula="of:=[.C269]/([.H269]-[.H268])" office:value-type="float" office:value="108360.503785568" calcext:value-type="float">
            <text:p>108360.503785568</text:p>
          </table:table-cell>
          <table:table-cell table:formula="of:=[.G269]-[.$B269]" office:value-type="float" office:value="10.2255184650421" calcext:value-type="float">
            <text:p>10.2255184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485.10283" calcext:value-type="float">
            <text:p>1443146485.10283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26382446289" calcext:value-type="float">
            <text:p>25.1026382446</text:p>
          </table:table-cell>
          <table:table-cell table:formula="of:=[.C270]/([.D270]-[.D269])" office:value-type="float" office:value="104635.370942501" calcext:value-type="float">
            <text:p>104635.370942501</text:p>
          </table:table-cell>
          <table:table-cell/>
          <table:table-cell office:value-type="float" office:value="1443146495.32693" calcext:value-type="float">
            <text:p>1443146495.32693</text:p>
          </table:table-cell>
          <table:table-cell table:formula="of:=[.G270]-[.$B$2]" office:value-type="float" office:value="35.3267450332642" calcext:value-type="float">
            <text:p>35.3267450333</text:p>
          </table:table-cell>
          <table:table-cell table:formula="of:=[.C270]/([.H270]-[.H269])" office:value-type="float" office:value="108339.770637265" calcext:value-type="float">
            <text:p>108339.770637265</text:p>
          </table:table-cell>
          <table:table-cell table:formula="of:=[.G270]-[.$B270]" office:value-type="float" office:value="10.2241067886353" calcext:value-type="float">
            <text:p>10.224106788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485.14411" calcext:value-type="float">
            <text:p>1443146485.14411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39249515533" calcext:value-type="float">
            <text:p>25.1439249516</text:p>
          </table:table-cell>
          <table:table-cell table:formula="of:=[.C271]/([.D271]-[.D270])" office:value-type="float" office:value="104634.162465568" calcext:value-type="float">
            <text:p>104634.162465568</text:p>
          </table:table-cell>
          <table:table-cell/>
          <table:table-cell office:value-type="float" office:value="1443146495.36682" calcext:value-type="float">
            <text:p>1443146495.36682</text:p>
          </table:table-cell>
          <table:table-cell table:formula="of:=[.G271]-[.$B$2]" office:value-type="float" office:value="35.3666324615479" calcext:value-type="float">
            <text:p>35.3666324615</text:p>
          </table:table-cell>
          <table:table-cell table:formula="of:=[.C271]/([.H271]-[.H270])" office:value-type="float" office:value="108304.801434549" calcext:value-type="float">
            <text:p>108304.801434549</text:p>
          </table:table-cell>
          <table:table-cell table:formula="of:=[.G271]-[.$B271]" office:value-type="float" office:value="10.2227075099945" calcext:value-type="float">
            <text:p>10.2227075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485.18541" calcext:value-type="float">
            <text:p>1443146485.18541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2195262909" calcext:value-type="float">
            <text:p>25.1852195263</text:p>
          </table:table-cell>
          <table:table-cell table:formula="of:=[.C272]/([.D272]-[.D271])" office:value-type="float" office:value="104614.226625559" calcext:value-type="float">
            <text:p>104614.226625559</text:p>
          </table:table-cell>
          <table:table-cell/>
          <table:table-cell office:value-type="float" office:value="1443146495.4067" calcext:value-type="float">
            <text:p>1443146495.4067</text:p>
          </table:table-cell>
          <table:table-cell table:formula="of:=[.G272]-[.$B$2]" office:value-type="float" office:value="35.4065113067627" calcext:value-type="float">
            <text:p>35.4065113068</text:p>
          </table:table-cell>
          <table:table-cell table:formula="of:=[.C272]/([.H272]-[.H271])" office:value-type="float" office:value="108328.111727568" calcext:value-type="float">
            <text:p>108328.111727568</text:p>
          </table:table-cell>
          <table:table-cell table:formula="of:=[.G272]-[.$B272]" office:value-type="float" office:value="10.2212917804718" calcext:value-type="float">
            <text:p>10.221291780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485.22674" calcext:value-type="float">
            <text:p>1443146485.22674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5503406525" calcext:value-type="float">
            <text:p>25.2265503407</text:p>
          </table:table-cell>
          <table:table-cell table:formula="of:=[.C273]/([.D273]-[.D272])" office:value-type="float" office:value="104522.49893282" calcext:value-type="float">
            <text:p>104522.49893282</text:p>
          </table:table-cell>
          <table:table-cell/>
          <table:table-cell office:value-type="float" office:value="1443146495.44658" calcext:value-type="float">
            <text:p>1443146495.44658</text:p>
          </table:table-cell>
          <table:table-cell table:formula="of:=[.G273]-[.$B$2]" office:value-type="float" office:value="35.4463953971863" calcext:value-type="float">
            <text:p>35.4463953972</text:p>
          </table:table-cell>
          <table:table-cell table:formula="of:=[.C273]/([.H273]-[.H272])" office:value-type="float" office:value="108313.865356336" calcext:value-type="float">
            <text:p>108313.865356336</text:p>
          </table:table-cell>
          <table:table-cell table:formula="of:=[.G273]-[.$B273]" office:value-type="float" office:value="10.2198450565338" calcext:value-type="float">
            <text:p>10.21984505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485.26802" calcext:value-type="float">
            <text:p>1443146485.26802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78346633911" calcext:value-type="float">
            <text:p>25.2678346634</text:p>
          </table:table-cell>
          <table:table-cell table:formula="of:=[.C274]/([.D274]-[.D273])" office:value-type="float" office:value="104640.20512939" calcext:value-type="float">
            <text:p>104640.20512939</text:p>
          </table:table-cell>
          <table:table-cell/>
          <table:table-cell office:value-type="float" office:value="1443146495.48647" calcext:value-type="float">
            <text:p>1443146495.48647</text:p>
          </table:table-cell>
          <table:table-cell table:formula="of:=[.G274]-[.$B$2]" office:value-type="float" office:value="35.4862766265869" calcext:value-type="float">
            <text:p>35.4862766266</text:p>
          </table:table-cell>
          <table:table-cell table:formula="of:=[.C274]/([.H274]-[.H273])" office:value-type="float" office:value="108321.635639729" calcext:value-type="float">
            <text:p>108321.635639729</text:p>
          </table:table-cell>
          <table:table-cell table:formula="of:=[.G274]-[.$B274]" office:value-type="float" office:value="10.2184419631958" calcext:value-type="float">
            <text:p>10.21844196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485.30931" calcext:value-type="float">
            <text:p>1443146485.30931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1194629669" calcext:value-type="float">
            <text:p>25.309119463</text:p>
          </table:table-cell>
          <table:table-cell table:formula="of:=[.C275]/([.D275]-[.D274])" office:value-type="float" office:value="104638.996540792" calcext:value-type="float">
            <text:p>104638.996540792</text:p>
          </table:table-cell>
          <table:table-cell/>
          <table:table-cell office:value-type="float" office:value="1443146495.52638" calcext:value-type="float">
            <text:p>1443146495.52638</text:p>
          </table:table-cell>
          <table:table-cell table:formula="of:=[.G275]-[.$B$2]" office:value-type="float" office:value="35.5261943340302" calcext:value-type="float">
            <text:p>35.526194334</text:p>
          </table:table-cell>
          <table:table-cell table:formula="of:=[.C275]/([.H275]-[.H274])" office:value-type="float" office:value="108222.647960006" calcext:value-type="float">
            <text:p>108222.647960006</text:p>
          </table:table-cell>
          <table:table-cell table:formula="of:=[.G275]-[.$B275]" office:value-type="float" office:value="10.2170748710632" calcext:value-type="float">
            <text:p>10.217074871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485.35059" calcext:value-type="float">
            <text:p>1443146485.3505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4028320312" calcext:value-type="float">
            <text:p>25.350402832</text:p>
          </table:table-cell>
          <table:table-cell table:formula="of:=[.C276]/([.D276]-[.D275])" office:value-type="float" office:value="104642.622390344" calcext:value-type="float">
            <text:p>104642.622390344</text:p>
          </table:table-cell>
          <table:table-cell/>
          <table:table-cell office:value-type="float" office:value="1443146495.56628" calcext:value-type="float">
            <text:p>1443146495.56628</text:p>
          </table:table-cell>
          <table:table-cell table:formula="of:=[.G276]-[.$B$2]" office:value-type="float" office:value="35.5660963058472" calcext:value-type="float">
            <text:p>35.5660963058</text:p>
          </table:table-cell>
          <table:table-cell table:formula="of:=[.C276]/([.H276]-[.H275])" office:value-type="float" office:value="108265.326330507" calcext:value-type="float">
            <text:p>108265.326330507</text:p>
          </table:table-cell>
          <table:table-cell table:formula="of:=[.G276]-[.$B276]" office:value-type="float" office:value="10.2156934738159" calcext:value-type="float">
            <text:p>10.215693473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485.39188" calcext:value-type="float">
            <text:p>1443146485.39188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16885852814" calcext:value-type="float">
            <text:p>25.3916885853</text:p>
          </table:table-cell>
          <table:table-cell table:formula="of:=[.C277]/([.D277]-[.D276])" office:value-type="float" office:value="104636.579447348" calcext:value-type="float">
            <text:p>104636.579447348</text:p>
          </table:table-cell>
          <table:table-cell/>
          <table:table-cell office:value-type="float" office:value="1443146495.60615" calcext:value-type="float">
            <text:p>1443146495.60615</text:p>
          </table:table-cell>
          <table:table-cell table:formula="of:=[.G277]-[.$B$2]" office:value-type="float" office:value="35.6059634685516" calcext:value-type="float">
            <text:p>35.6059634686</text:p>
          </table:table-cell>
          <table:table-cell table:formula="of:=[.C277]/([.H277]-[.H276])" office:value-type="float" office:value="108359.855754567" calcext:value-type="float">
            <text:p>108359.855754567</text:p>
          </table:table-cell>
          <table:table-cell table:formula="of:=[.G277]-[.$B277]" office:value-type="float" office:value="10.2142748832703" calcext:value-type="float">
            <text:p>10.21427488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485.43316" calcext:value-type="float">
            <text:p>1443146485.43316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29679012299" calcext:value-type="float">
            <text:p>25.4329679012</text:p>
          </table:table-cell>
          <table:table-cell table:formula="of:=[.C278]/([.D278]-[.D277])" office:value-type="float" office:value="104652.89699546" calcext:value-type="float">
            <text:p>104652.89699546</text:p>
          </table:table-cell>
          <table:table-cell/>
          <table:table-cell office:value-type="float" office:value="1443146495.6462" calcext:value-type="float">
            <text:p>1443146495.6462</text:p>
          </table:table-cell>
          <table:table-cell table:formula="of:=[.G278]-[.$B$2]" office:value-type="float" office:value="35.6460094451904" calcext:value-type="float">
            <text:p>35.6460094452</text:p>
          </table:table-cell>
          <table:table-cell table:formula="of:=[.C278]/([.H278]-[.H277])" office:value-type="float" office:value="107876.005596404" calcext:value-type="float">
            <text:p>107876.005596404</text:p>
          </table:table-cell>
          <table:table-cell table:formula="of:=[.G278]-[.$B278]" office:value-type="float" office:value="10.2130415439606" calcext:value-type="float">
            <text:p>10.2130415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485.47445" calcext:value-type="float">
            <text:p>1443146485.47445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2603302002" calcext:value-type="float">
            <text:p>25.4742603302</text:p>
          </table:table-cell>
          <table:table-cell table:formula="of:=[.C279]/([.D279]-[.D278])" office:value-type="float" office:value="104619.662919402" calcext:value-type="float">
            <text:p>104619.662919402</text:p>
          </table:table-cell>
          <table:table-cell/>
          <table:table-cell office:value-type="float" office:value="1443146495.68599" calcext:value-type="float">
            <text:p>1443146495.68599</text:p>
          </table:table-cell>
          <table:table-cell table:formula="of:=[.G279]-[.$B$2]" office:value-type="float" office:value="35.6857972145081" calcext:value-type="float">
            <text:p>35.6857972145</text:p>
          </table:table-cell>
          <table:table-cell table:formula="of:=[.C279]/([.H279]-[.H278])" office:value-type="float" office:value="108576.079385434" calcext:value-type="float">
            <text:p>108576.079385434</text:p>
          </table:table-cell>
          <table:table-cell table:formula="of:=[.G279]-[.$B279]" office:value-type="float" office:value="10.2115368843079" calcext:value-type="float">
            <text:p>10.21153688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485.51573" calcext:value-type="float">
            <text:p>1443146485.5157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5427455902" calcext:value-type="float">
            <text:p>25.5155427456</text:p>
          </table:table-cell>
          <table:table-cell table:formula="of:=[.C280]/([.D280]-[.D279])" office:value-type="float" office:value="104645.039762981" calcext:value-type="float">
            <text:p>104645.039762981</text:p>
          </table:table-cell>
          <table:table-cell/>
          <table:table-cell office:value-type="float" office:value="1443146495.72585" calcext:value-type="float">
            <text:p>1443146495.72585</text:p>
          </table:table-cell>
          <table:table-cell table:formula="of:=[.G280]-[.$B$2]" office:value-type="float" office:value="35.7256662845612" calcext:value-type="float">
            <text:p>35.7256662846</text:p>
          </table:table-cell>
          <table:table-cell table:formula="of:=[.C280]/([.H280]-[.H279])" office:value-type="float" office:value="108354.67178558" calcext:value-type="float">
            <text:p>108354.67178558</text:p>
          </table:table-cell>
          <table:table-cell table:formula="of:=[.G280]-[.$B280]" office:value-type="float" office:value="10.2101235389709" calcext:value-type="float">
            <text:p>10.21012353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485.55701" calcext:value-type="float">
            <text:p>1443146485.55701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68225383759" calcext:value-type="float">
            <text:p>25.5568225384</text:p>
          </table:table-cell>
          <table:table-cell table:formula="of:=[.C281]/([.D281]-[.D280])" office:value-type="float" office:value="104651.688113665" calcext:value-type="float">
            <text:p>104651.688113665</text:p>
          </table:table-cell>
          <table:table-cell/>
          <table:table-cell office:value-type="float" office:value="1443146495.76577" calcext:value-type="float">
            <text:p>1443146495.76577</text:p>
          </table:table-cell>
          <table:table-cell table:formula="of:=[.G281]-[.$B$2]" office:value-type="float" office:value="35.7655804157257" calcext:value-type="float">
            <text:p>35.7655804157</text:p>
          </table:table-cell>
          <table:table-cell table:formula="of:=[.C281]/([.H281]-[.H280])" office:value-type="float" office:value="108232.344634793" calcext:value-type="float">
            <text:p>108232.344634793</text:p>
          </table:table-cell>
          <table:table-cell table:formula="of:=[.G281]-[.$B281]" office:value-type="float" office:value="10.2087578773499" calcext:value-type="float">
            <text:p>10.208757877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485.59832" calcext:value-type="float">
            <text:p>1443146485.59832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1302261353" calcext:value-type="float">
            <text:p>25.5981302261</text:p>
          </table:table-cell>
          <table:table-cell table:formula="of:=[.C282]/([.D282]-[.D281])" office:value-type="float" office:value="104581.017101762" calcext:value-type="float">
            <text:p>104581.017101762</text:p>
          </table:table-cell>
          <table:table-cell/>
          <table:table-cell office:value-type="float" office:value="1443146495.8057" calcext:value-type="float">
            <text:p>1443146495.8057</text:p>
          </table:table-cell>
          <table:table-cell table:formula="of:=[.G282]-[.$B$2]" office:value-type="float" office:value="35.8055105209351" calcext:value-type="float">
            <text:p>35.8055105209</text:p>
          </table:table-cell>
          <table:table-cell table:formula="of:=[.C282]/([.H282]-[.H281])" office:value-type="float" office:value="108189.046268487" calcext:value-type="float">
            <text:p>108189.046268487</text:p>
          </table:table-cell>
          <table:table-cell table:formula="of:=[.G282]-[.$B282]" office:value-type="float" office:value="10.2073802947998" calcext:value-type="float">
            <text:p>10.207380294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485.6396" calcext:value-type="float">
            <text:p>1443146485.6396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4159793854" calcext:value-type="float">
            <text:p>25.6394159794</text:p>
          </table:table-cell>
          <table:table-cell table:formula="of:=[.C283]/([.D283]-[.D282])" office:value-type="float" office:value="104636.579447348" calcext:value-type="float">
            <text:p>104636.579447348</text:p>
          </table:table-cell>
          <table:table-cell/>
          <table:table-cell office:value-type="float" office:value="1443146495.84548" calcext:value-type="float">
            <text:p>1443146495.84548</text:p>
          </table:table-cell>
          <table:table-cell table:formula="of:=[.G283]-[.$B$2]" office:value-type="float" office:value="35.8452913761139" calcext:value-type="float">
            <text:p>35.8452913761</text:p>
          </table:table-cell>
          <table:table-cell table:formula="of:=[.C283]/([.H283]-[.H282])" office:value-type="float" office:value="108594.950525313" calcext:value-type="float">
            <text:p>108594.950525313</text:p>
          </table:table-cell>
          <table:table-cell table:formula="of:=[.G283]-[.$B283]" office:value-type="float" office:value="10.2058753967285" calcext:value-type="float">
            <text:p>10.205875396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485.68089" calcext:value-type="float">
            <text:p>1443146485.68089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0698633194" calcext:value-type="float">
            <text:p>25.6806986332</text:p>
          </table:table-cell>
          <table:table-cell table:formula="of:=[.C284]/([.D284]-[.D283])" office:value-type="float" office:value="104644.435409351" calcext:value-type="float">
            <text:p>104644.435409351</text:p>
          </table:table-cell>
          <table:table-cell/>
          <table:table-cell office:value-type="float" office:value="1443146495.88544" calcext:value-type="float">
            <text:p>1443146495.88544</text:p>
          </table:table-cell>
          <table:table-cell table:formula="of:=[.G284]-[.$B$2]" office:value-type="float" office:value="35.8852505683899" calcext:value-type="float">
            <text:p>35.8852505684</text:p>
          </table:table-cell>
          <table:table-cell table:formula="of:=[.C284]/([.H284]-[.H283])" office:value-type="float" office:value="108110.293375338" calcext:value-type="float">
            <text:p>108110.293375338</text:p>
          </table:table-cell>
          <table:table-cell table:formula="of:=[.G284]-[.$B284]" office:value-type="float" office:value="10.2045519351959" calcext:value-type="float">
            <text:p>10.204551935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485.72219" calcext:value-type="float">
            <text:p>1443146485.72219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19974994659" calcext:value-type="float">
            <text:p>25.7219974995</text:p>
          </table:table-cell>
          <table:table-cell table:formula="of:=[.C285]/([.D285]-[.D284])" office:value-type="float" office:value="104603.355732594" calcext:value-type="float">
            <text:p>104603.355732594</text:p>
          </table:table-cell>
          <table:table-cell/>
          <table:table-cell office:value-type="float" office:value="1443146495.92535" calcext:value-type="float">
            <text:p>1443146495.92535</text:p>
          </table:table-cell>
          <table:table-cell table:formula="of:=[.G285]-[.$B$2]" office:value-type="float" office:value="35.9251594543457" calcext:value-type="float">
            <text:p>35.9251594543</text:p>
          </table:table-cell>
          <table:table-cell table:formula="of:=[.C285]/([.H285]-[.H284])" office:value-type="float" office:value="108246.569568075" calcext:value-type="float">
            <text:p>108246.569568075</text:p>
          </table:table-cell>
          <table:table-cell table:formula="of:=[.G285]-[.$B285]" office:value-type="float" office:value="10.2031619548798" calcext:value-type="float">
            <text:p>10.203161954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485.76347" calcext:value-type="float">
            <text:p>1443146485.76347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2842063904" calcext:value-type="float">
            <text:p>25.7632842064</text:p>
          </table:table-cell>
          <table:table-cell table:formula="of:=[.C286]/([.D286]-[.D285])" office:value-type="float" office:value="104634.162465568" calcext:value-type="float">
            <text:p>104634.162465568</text:p>
          </table:table-cell>
          <table:table-cell/>
          <table:table-cell office:value-type="float" office:value="1443146495.96524" calcext:value-type="float">
            <text:p>1443146495.96524</text:p>
          </table:table-cell>
          <table:table-cell table:formula="of:=[.G286]-[.$B$2]" office:value-type="float" office:value="35.9650530815124" calcext:value-type="float">
            <text:p>35.9650530815</text:p>
          </table:table-cell>
          <table:table-cell table:formula="of:=[.C286]/([.H286]-[.H285])" office:value-type="float" office:value="108287.972460945" calcext:value-type="float">
            <text:p>108287.972460945</text:p>
          </table:table-cell>
          <table:table-cell table:formula="of:=[.G286]-[.$B286]" office:value-type="float" office:value="10.2017688751221" calcext:value-type="float">
            <text:p>10.201768875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485.80475" calcext:value-type="float">
            <text:p>1443146485.80475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5613765717" calcext:value-type="float">
            <text:p>25.8045613766</text:p>
          </table:table-cell>
          <table:table-cell table:formula="of:=[.C287]/([.D287]-[.D286])" office:value-type="float" office:value="104658.337309174" calcext:value-type="float">
            <text:p>104658.337309174</text:p>
          </table:table-cell>
          <table:table-cell/>
          <table:table-cell office:value-type="float" office:value="1443146496.00514" calcext:value-type="float">
            <text:p>1443146496.00514</text:p>
          </table:table-cell>
          <table:table-cell table:formula="of:=[.G287]-[.$B$2]" office:value-type="float" office:value="36.0049514770508" calcext:value-type="float">
            <text:p>36.0049514771</text:p>
          </table:table-cell>
          <table:table-cell table:formula="of:=[.C287]/([.H287]-[.H286])" office:value-type="float" office:value="108275.03065505" calcext:value-type="float">
            <text:p>108275.03065505</text:p>
          </table:table-cell>
          <table:table-cell table:formula="of:=[.G287]-[.$B287]" office:value-type="float" office:value="10.2003901004791" calcext:value-type="float">
            <text:p>10.200390100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485.84604" calcext:value-type="float">
            <text:p>1443146485.84604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58535671234" calcext:value-type="float">
            <text:p>25.8458535671</text:p>
          </table:table-cell>
          <table:table-cell table:formula="of:=[.C288]/([.D288]-[.D287])" office:value-type="float" office:value="104620.266986928" calcext:value-type="float">
            <text:p>104620.266986928</text:p>
          </table:table-cell>
          <table:table-cell/>
          <table:table-cell office:value-type="float" office:value="1443146496.01733" calcext:value-type="float">
            <text:p>1443146496.01733</text:p>
          </table:table-cell>
          <table:table-cell table:formula="of:=[.G288]-[.$B$2]" office:value-type="float" office:value="36.0171463489532" calcext:value-type="float">
            <text:p>36.017146349</text:p>
          </table:table-cell>
          <table:table-cell table:formula="of:=[.C288]/([.H288]-[.H287])" office:value-type="float" office:value="354247.263485112" calcext:value-type="float">
            <text:p>354247.263485112</text:p>
          </table:table-cell>
          <table:table-cell table:formula="of:=[.G288]-[.$B288]" office:value-type="float" office:value="10.1712927818298" calcext:value-type="float">
            <text:p>10.171292781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485.88733" calcext:value-type="float">
            <text:p>1443146485.88733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1393203735" calcext:value-type="float">
            <text:p>25.8871393204</text:p>
          </table:table-cell>
          <table:table-cell table:formula="of:=[.C289]/([.D289]-[.D288])" office:value-type="float" office:value="104636.579447348" calcext:value-type="float">
            <text:p>104636.579447348</text:p>
          </table:table-cell>
          <table:table-cell/>
          <table:table-cell office:value-type="float" office:value="1443146496.02948" calcext:value-type="float">
            <text:p>1443146496.02948</text:p>
          </table:table-cell>
          <table:table-cell table:formula="of:=[.G289]-[.$B$2]" office:value-type="float" office:value="36.0292935371399" calcext:value-type="float">
            <text:p>36.0292935371</text:p>
          </table:table-cell>
          <table:table-cell table:formula="of:=[.C289]/([.H289]-[.H288])" office:value-type="float" office:value="355637.859035506" calcext:value-type="float">
            <text:p>355637.859035506</text:p>
          </table:table-cell>
          <table:table-cell table:formula="of:=[.G289]-[.$B289]" office:value-type="float" office:value="10.1421542167664" calcext:value-type="float">
            <text:p>10.142154216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485.92862" calcext:value-type="float">
            <text:p>1443146485.92862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4353256226" calcext:value-type="float">
            <text:p>25.9284353256</text:p>
          </table:table-cell>
          <table:table-cell table:formula="of:=[.C290]/([.D290]-[.D289])" office:value-type="float" office:value="104610.602743522" calcext:value-type="float">
            <text:p>104610.602743522</text:p>
          </table:table-cell>
          <table:table-cell/>
          <table:table-cell office:value-type="float" office:value="1443146496.05241" calcext:value-type="float">
            <text:p>1443146496.05241</text:p>
          </table:table-cell>
          <table:table-cell table:formula="of:=[.G290]-[.$B$2]" office:value-type="float" office:value="36.0522229671478" calcext:value-type="float">
            <text:p>36.0522229671</text:p>
          </table:table-cell>
          <table:table-cell table:formula="of:=[.C290]/([.H290]-[.H289])" office:value-type="float" office:value="188404.160003327" calcext:value-type="float">
            <text:p>188404.160003327</text:p>
          </table:table-cell>
          <table:table-cell table:formula="of:=[.G290]-[.$B290]" office:value-type="float" office:value="10.1237876415253" calcext:value-type="float">
            <text:p>10.123787641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485.96991" calcext:value-type="float">
            <text:p>1443146485.96991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97177410126" calcext:value-type="float">
            <text:p>25.969717741</text:p>
          </table:table-cell>
          <table:table-cell table:formula="of:=[.C291]/([.D291]-[.D290])" office:value-type="float" office:value="104645.039762981" calcext:value-type="float">
            <text:p>104645.039762981</text:p>
          </table:table-cell>
          <table:table-cell/>
          <table:table-cell office:value-type="float" office:value="1443146496.08901" calcext:value-type="float">
            <text:p>1443146496.08901</text:p>
          </table:table-cell>
          <table:table-cell table:formula="of:=[.G291]-[.$B$2]" office:value-type="float" office:value="36.0888175964355" calcext:value-type="float">
            <text:p>36.0888175964</text:p>
          </table:table-cell>
          <table:table-cell table:formula="of:=[.C291]/([.H291]-[.H290])" office:value-type="float" office:value="118050.109649551" calcext:value-type="float">
            <text:p>118050.109649551</text:p>
          </table:table-cell>
          <table:table-cell table:formula="of:=[.G291]-[.$B291]" office:value-type="float" office:value="10.119099855423" calcext:value-type="float">
            <text:p>10.119099855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486.0107" calcext:value-type="float">
            <text:p>1443146486.0107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5137825012" calcext:value-type="float">
            <text:p>26.0105137825</text:p>
          </table:table-cell>
          <table:table-cell table:formula="of:=[.C292]/([.D292]-[.D291])" office:value-type="float" office:value="105892.626891316" calcext:value-type="float">
            <text:p>105892.626891316</text:p>
          </table:table-cell>
          <table:table-cell/>
          <table:table-cell office:value-type="float" office:value="1443146496.12558" calcext:value-type="float">
            <text:p>1443146496.12558</text:p>
          </table:table-cell>
          <table:table-cell table:formula="of:=[.G292]-[.$B$2]" office:value-type="float" office:value="36.1253893375397" calcext:value-type="float">
            <text:p>36.1253893375</text:p>
          </table:table-cell>
          <table:table-cell table:formula="of:=[.C292]/([.H292]-[.H291])" office:value-type="float" office:value="118123.990534118" calcext:value-type="float">
            <text:p>118123.990534118</text:p>
          </table:table-cell>
          <table:table-cell table:formula="of:=[.G292]-[.$B292]" office:value-type="float" office:value="10.1148755550385" calcext:value-type="float">
            <text:p>10.11487555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486.05013" calcext:value-type="float">
            <text:p>1443146486.05013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99427318573" calcext:value-type="float">
            <text:p>26.0499427319</text:p>
          </table:table-cell>
          <table:table-cell table:formula="of:=[.C293]/([.D293]-[.D292])" office:value-type="float" office:value="109564.167205839" calcext:value-type="float">
            <text:p>109564.167205839</text:p>
          </table:table-cell>
          <table:table-cell/>
          <table:table-cell office:value-type="float" office:value="1443146496.16204" calcext:value-type="float">
            <text:p>1443146496.16204</text:p>
          </table:table-cell>
          <table:table-cell table:formula="of:=[.G293]-[.$B$2]" office:value-type="float" office:value="36.1618537902832" calcext:value-type="float">
            <text:p>36.1618537903</text:p>
          </table:table-cell>
          <table:table-cell table:formula="of:=[.C293]/([.H293]-[.H292])" office:value-type="float" office:value="118471.543516212" calcext:value-type="float">
            <text:p>118471.543516212</text:p>
          </table:table-cell>
          <table:table-cell table:formula="of:=[.G293]-[.$B293]" office:value-type="float" office:value="10.1119110584259" calcext:value-type="float">
            <text:p>10.111911058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486.08955" calcext:value-type="float">
            <text:p>1443146486.08955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3626213074" calcext:value-type="float">
            <text:p>26.0893626213</text:p>
          </table:table-cell>
          <table:table-cell table:formula="of:=[.C294]/([.D294]-[.D293])" office:value-type="float" office:value="109589.34842959" calcext:value-type="float">
            <text:p>109589.34842959</text:p>
          </table:table-cell>
          <table:table-cell/>
          <table:table-cell office:value-type="float" office:value="1443146496.19869" calcext:value-type="float">
            <text:p>1443146496.19869</text:p>
          </table:table-cell>
          <table:table-cell table:formula="of:=[.G294]-[.$B$2]" office:value-type="float" office:value="36.1985020637512" calcext:value-type="float">
            <text:p>36.1985020638</text:p>
          </table:table-cell>
          <table:table-cell table:formula="of:=[.C294]/([.H294]-[.H293])" office:value-type="float" office:value="117877.312931808" calcext:value-type="float">
            <text:p>117877.312931808</text:p>
          </table:table-cell>
          <table:table-cell table:formula="of:=[.G294]-[.$B294]" office:value-type="float" office:value="10.1091394424438" calcext:value-type="float">
            <text:p>10.109139442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486.12897" calcext:value-type="float">
            <text:p>1443146486.12897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8785610199" calcext:value-type="float">
            <text:p>26.1287856102</text:p>
          </table:table-cell>
          <table:table-cell table:formula="of:=[.C295]/([.D295]-[.D294])" office:value-type="float" office:value="109580.732497944" calcext:value-type="float">
            <text:p>109580.732497944</text:p>
          </table:table-cell>
          <table:table-cell/>
          <table:table-cell office:value-type="float" office:value="1443146496.23526" calcext:value-type="float">
            <text:p>1443146496.23526</text:p>
          </table:table-cell>
          <table:table-cell table:formula="of:=[.G295]-[.$B$2]" office:value-type="float" office:value="36.2350685596466" calcext:value-type="float">
            <text:p>36.2350685596</text:p>
          </table:table-cell>
          <table:table-cell table:formula="of:=[.C295]/([.H295]-[.H294])" office:value-type="float" office:value="118140.934596501" calcext:value-type="float">
            <text:p>118140.934596501</text:p>
          </table:table-cell>
          <table:table-cell table:formula="of:=[.G295]-[.$B295]" office:value-type="float" office:value="10.1062829494476" calcext:value-type="float">
            <text:p>10.10628294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486.16839" calcext:value-type="float">
            <text:p>1443146486.16839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2047843933" calcext:value-type="float">
            <text:p>26.1682047844</text:p>
          </table:table-cell>
          <table:table-cell table:formula="of:=[.C296]/([.D296]-[.D295])" office:value-type="float" office:value="109591.336913921" calcext:value-type="float">
            <text:p>109591.336913921</text:p>
          </table:table-cell>
          <table:table-cell/>
          <table:table-cell office:value-type="float" office:value="1443146496.27179" calcext:value-type="float">
            <text:p>1443146496.27179</text:p>
          </table:table-cell>
          <table:table-cell table:formula="of:=[.G296]-[.$B$2]" office:value-type="float" office:value="36.2715971469879" calcext:value-type="float">
            <text:p>36.271597147</text:p>
          </table:table-cell>
          <table:table-cell table:formula="of:=[.C296]/([.H296]-[.H295])" office:value-type="float" office:value="118263.538626217" calcext:value-type="float">
            <text:p>118263.538626217</text:p>
          </table:table-cell>
          <table:table-cell table:formula="of:=[.G296]-[.$B296]" office:value-type="float" office:value="10.1033923625946" calcext:value-type="float">
            <text:p>10.103392362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486.20781" calcext:value-type="float">
            <text:p>1443146486.2078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76208591461" calcext:value-type="float">
            <text:p>26.2076208591</text:p>
          </table:table-cell>
          <table:table-cell table:formula="of:=[.C297]/([.D297]-[.D296])" office:value-type="float" office:value="109599.954513286" calcext:value-type="float">
            <text:p>109599.954513286</text:p>
          </table:table-cell>
          <table:table-cell/>
          <table:table-cell office:value-type="float" office:value="1443146496.3084" calcext:value-type="float">
            <text:p>1443146496.3084</text:p>
          </table:table-cell>
          <table:table-cell table:formula="of:=[.G297]-[.$B$2]" office:value-type="float" office:value="36.3082129955292" calcext:value-type="float">
            <text:p>36.3082129955</text:p>
          </table:table-cell>
          <table:table-cell table:formula="of:=[.C297]/([.H297]-[.H296])" office:value-type="float" office:value="117981.698420347" calcext:value-type="float">
            <text:p>117981.698420347</text:p>
          </table:table-cell>
          <table:table-cell table:formula="of:=[.G297]-[.$B297]" office:value-type="float" office:value="10.1005921363831" calcext:value-type="float">
            <text:p>10.100592136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486.24722" calcext:value-type="float">
            <text:p>1443146486.2472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0314502716" calcext:value-type="float">
            <text:p>26.2470314503</text:p>
          </table:table-cell>
          <table:table-cell table:formula="of:=[.C298]/([.D298]-[.D297])" office:value-type="float" office:value="109615.204355717" calcext:value-type="float">
            <text:p>109615.204355717</text:p>
          </table:table-cell>
          <table:table-cell/>
          <table:table-cell office:value-type="float" office:value="1443146496.34492" calcext:value-type="float">
            <text:p>1443146496.34492</text:p>
          </table:table-cell>
          <table:table-cell table:formula="of:=[.G298]-[.$B$2]" office:value-type="float" office:value="36.3447325229645" calcext:value-type="float">
            <text:p>36.344732523</text:p>
          </table:table-cell>
          <table:table-cell table:formula="of:=[.C298]/([.H298]-[.H297])" office:value-type="float" office:value="118292.877903561" calcext:value-type="float">
            <text:p>118292.877903561</text:p>
          </table:table-cell>
          <table:table-cell table:formula="of:=[.G298]-[.$B298]" office:value-type="float" office:value="10.0977010726929" calcext:value-type="float">
            <text:p>10.097701072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486.28663" calcext:value-type="float">
            <text:p>1443146486.2866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44323349" calcext:value-type="float">
            <text:p>26.2864432335</text:p>
          </table:table-cell>
          <table:table-cell table:formula="of:=[.C299]/([.D299]-[.D298])" office:value-type="float" office:value="109611.888811591" calcext:value-type="float">
            <text:p>109611.888811591</text:p>
          </table:table-cell>
          <table:table-cell/>
          <table:table-cell office:value-type="float" office:value="1443146496.38153" calcext:value-type="float">
            <text:p>1443146496.38153</text:p>
          </table:table-cell>
          <table:table-cell table:formula="of:=[.G299]-[.$B$2]" office:value-type="float" office:value="36.3813374042511" calcext:value-type="float">
            <text:p>36.3813374043</text:p>
          </table:table-cell>
          <table:table-cell table:formula="of:=[.C299]/([.H299]-[.H298])" office:value-type="float" office:value="118017.04713024" calcext:value-type="float">
            <text:p>118017.04713024</text:p>
          </table:table-cell>
          <table:table-cell table:formula="of:=[.G299]-[.$B299]" office:value-type="float" office:value="10.0948941707611" calcext:value-type="float">
            <text:p>10.09489417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486.32605" calcext:value-type="float">
            <text:p>1443146486.3260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58616924286" calcext:value-type="float">
            <text:p>26.3258616924</text:p>
          </table:table-cell>
          <table:table-cell table:formula="of:=[.C300]/([.D300]-[.D299])" office:value-type="float" office:value="109593.325470414" calcext:value-type="float">
            <text:p>109593.325470414</text:p>
          </table:table-cell>
          <table:table-cell/>
          <table:table-cell office:value-type="float" office:value="1443146496.41812" calcext:value-type="float">
            <text:p>1443146496.41812</text:p>
          </table:table-cell>
          <table:table-cell table:formula="of:=[.G300]-[.$B$2]" office:value-type="float" office:value="36.4179344177246" calcext:value-type="float">
            <text:p>36.4179344177</text:p>
          </table:table-cell>
          <table:table-cell table:formula="of:=[.C300]/([.H300]-[.H299])" office:value-type="float" office:value="118042.419038561" calcext:value-type="float">
            <text:p>118042.419038561</text:p>
          </table:table-cell>
          <table:table-cell table:formula="of:=[.G300]-[.$B300]" office:value-type="float" office:value="10.092072725296" calcext:value-type="float">
            <text:p>10.092072725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486.36546" calcext:value-type="float">
            <text:p>1443146486.3654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2741909027" calcext:value-type="float">
            <text:p>26.3652741909</text:p>
          </table:table-cell>
          <table:table-cell table:formula="of:=[.C301]/([.D301]-[.D300])" office:value-type="float" office:value="109609.899581387" calcext:value-type="float">
            <text:p>109609.899581387</text:p>
          </table:table-cell>
          <table:table-cell/>
          <table:table-cell office:value-type="float" office:value="1443146496.45467" calcext:value-type="float">
            <text:p>1443146496.45467</text:p>
          </table:table-cell>
          <table:table-cell table:formula="of:=[.G301]-[.$B$2]" office:value-type="float" office:value="36.4544830322266" calcext:value-type="float">
            <text:p>36.4544830322</text:p>
          </table:table-cell>
          <table:table-cell table:formula="of:=[.C301]/([.H301]-[.H300])" office:value-type="float" office:value="118198.734996347" calcext:value-type="float">
            <text:p>118198.734996347</text:p>
          </table:table-cell>
          <table:table-cell table:formula="of:=[.G301]-[.$B301]" office:value-type="float" office:value="10.0892088413239" calcext:value-type="float">
            <text:p>10.089208841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486.40488" calcext:value-type="float">
            <text:p>1443146486.40488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46905040741" calcext:value-type="float">
            <text:p>26.4046905041</text:p>
          </table:table-cell>
          <table:table-cell table:formula="of:=[.C302]/([.D302]-[.D301])" office:value-type="float" office:value="109599.291572911" calcext:value-type="float">
            <text:p>109599.291572911</text:p>
          </table:table-cell>
          <table:table-cell/>
          <table:table-cell office:value-type="float" office:value="1443146496.49124" calcext:value-type="float">
            <text:p>1443146496.49124</text:p>
          </table:table-cell>
          <table:table-cell table:formula="of:=[.G302]-[.$B$2]" office:value-type="float" office:value="36.4910500049591" calcext:value-type="float">
            <text:p>36.491050005</text:p>
          </table:table-cell>
          <table:table-cell table:formula="of:=[.C302]/([.H302]-[.H301])" office:value-type="float" office:value="118139.394026328" calcext:value-type="float">
            <text:p>118139.394026328</text:p>
          </table:table-cell>
          <table:table-cell table:formula="of:=[.G302]-[.$B302]" office:value-type="float" office:value="10.086359500885" calcext:value-type="float">
            <text:p>10.086359500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486.44428" calcext:value-type="float">
            <text:p>1443146486.44428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0960884094" calcext:value-type="float">
            <text:p>26.4440960884</text:p>
          </table:table-cell>
          <table:table-cell table:formula="of:=[.C303]/([.D303]-[.D302])" office:value-type="float" office:value="109629.13183163" calcext:value-type="float">
            <text:p>109629.13183163</text:p>
          </table:table-cell>
          <table:table-cell/>
          <table:table-cell office:value-type="float" office:value="1443146496.52787" calcext:value-type="float">
            <text:p>1443146496.52787</text:p>
          </table:table-cell>
          <table:table-cell table:formula="of:=[.G303]-[.$B$2]" office:value-type="float" office:value="36.5276825428009" calcext:value-type="float">
            <text:p>36.5276825428</text:p>
          </table:table-cell>
          <table:table-cell table:formula="of:=[.C303]/([.H303]-[.H302])" office:value-type="float" office:value="117927.947516401" calcext:value-type="float">
            <text:p>117927.947516401</text:p>
          </table:table-cell>
          <table:table-cell table:formula="of:=[.G303]-[.$B303]" office:value-type="float" office:value="10.0835864543915" calcext:value-type="float">
            <text:p>10.083586454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486.48371" calcext:value-type="float">
            <text:p>1443146486.48371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5188388824" calcext:value-type="float">
            <text:p>26.4835188389</text:p>
          </table:table-cell>
          <table:table-cell table:formula="of:=[.C304]/([.D304]-[.D303])" office:value-type="float" office:value="109581.395213818" calcext:value-type="float">
            <text:p>109581.395213818</text:p>
          </table:table-cell>
          <table:table-cell/>
          <table:table-cell office:value-type="float" office:value="1443146496.56439" calcext:value-type="float">
            <text:p>1443146496.56439</text:p>
          </table:table-cell>
          <table:table-cell table:formula="of:=[.G304]-[.$B$2]" office:value-type="float" office:value="36.5642046928406" calcext:value-type="float">
            <text:p>36.5642046928</text:p>
          </table:table-cell>
          <table:table-cell table:formula="of:=[.C304]/([.H304]-[.H303])" office:value-type="float" office:value="118284.38345791" calcext:value-type="float">
            <text:p>118284.38345791</text:p>
          </table:table-cell>
          <table:table-cell table:formula="of:=[.G304]-[.$B304]" office:value-type="float" office:value="10.0806858539581" calcext:value-type="float">
            <text:p>10.08068585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486.52312" calcext:value-type="float">
            <text:p>1443146486.52312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29315757751" calcext:value-type="float">
            <text:p>26.5229315758</text:p>
          </table:table-cell>
          <table:table-cell table:formula="of:=[.C305]/([.D305]-[.D304])" office:value-type="float" office:value="109609.236520698" calcext:value-type="float">
            <text:p>109609.236520698</text:p>
          </table:table-cell>
          <table:table-cell/>
          <table:table-cell office:value-type="float" office:value="1443146496.60098" calcext:value-type="float">
            <text:p>1443146496.60098</text:p>
          </table:table-cell>
          <table:table-cell table:formula="of:=[.G305]-[.$B$2]" office:value-type="float" office:value="36.6007907390594" calcext:value-type="float">
            <text:p>36.6007907391</text:p>
          </table:table-cell>
          <table:table-cell table:formula="of:=[.C305]/([.H305]-[.H304])" office:value-type="float" office:value="118077.804148502" calcext:value-type="float">
            <text:p>118077.804148502</text:p>
          </table:table-cell>
          <table:table-cell table:formula="of:=[.G305]-[.$B305]" office:value-type="float" office:value="10.0778591632843" calcext:value-type="float">
            <text:p>10.077859163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486.56256" calcext:value-type="float">
            <text:p>1443146486.56256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3700618744" calcext:value-type="float">
            <text:p>26.5623700619</text:p>
          </table:table-cell>
          <table:table-cell table:formula="of:=[.C306]/([.D306]-[.D305])" office:value-type="float" office:value="109537.673153303" calcext:value-type="float">
            <text:p>109537.673153303</text:p>
          </table:table-cell>
          <table:table-cell/>
          <table:table-cell office:value-type="float" office:value="1443146496.63751" calcext:value-type="float">
            <text:p>1443146496.63751</text:p>
          </table:table-cell>
          <table:table-cell table:formula="of:=[.G306]-[.$B$2]" office:value-type="float" office:value="36.6373212337494" calcext:value-type="float">
            <text:p>36.6373212337</text:p>
          </table:table-cell>
          <table:table-cell table:formula="of:=[.C306]/([.H306]-[.H305])" office:value-type="float" office:value="118257.363790628" calcext:value-type="float">
            <text:p>118257.363790628</text:p>
          </table:table-cell>
          <table:table-cell table:formula="of:=[.G306]-[.$B306]" office:value-type="float" office:value="10.074951171875" calcext:value-type="float">
            <text:p>10.074951171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486.60198" calcext:value-type="float">
            <text:p>1443146486.60198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1788520813" calcext:value-type="float">
            <text:p>26.6017885208</text:p>
          </table:table-cell>
          <table:table-cell table:formula="of:=[.C307]/([.D307]-[.D306])" office:value-type="float" office:value="109593.325470414" calcext:value-type="float">
            <text:p>109593.325470414</text:p>
          </table:table-cell>
          <table:table-cell/>
          <table:table-cell office:value-type="float" office:value="1443146496.67408" calcext:value-type="float">
            <text:p>1443146496.67408</text:p>
          </table:table-cell>
          <table:table-cell table:formula="of:=[.G307]-[.$B$2]" office:value-type="float" office:value="36.6738946437836" calcext:value-type="float">
            <text:p>36.6738946438</text:p>
          </table:table-cell>
          <table:table-cell table:formula="of:=[.C307]/([.H307]-[.H306])" office:value-type="float" office:value="118118.600260756" calcext:value-type="float">
            <text:p>118118.600260756</text:p>
          </table:table-cell>
          <table:table-cell table:formula="of:=[.G307]-[.$B307]" office:value-type="float" office:value="10.0721061229706" calcext:value-type="float">
            <text:p>10.07210612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486.64139" calcext:value-type="float">
            <text:p>1443146486.64139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2012577057" calcext:value-type="float">
            <text:p>26.6412012577</text:p>
          </table:table-cell>
          <table:table-cell table:formula="of:=[.C308]/([.D308]-[.D307])" office:value-type="float" office:value="109609.236520698" calcext:value-type="float">
            <text:p>109609.236520698</text:p>
          </table:table-cell>
          <table:table-cell/>
          <table:table-cell office:value-type="float" office:value="1443146496.71068" calcext:value-type="float">
            <text:p>1443146496.71068</text:p>
          </table:table-cell>
          <table:table-cell table:formula="of:=[.G308]-[.$B$2]" office:value-type="float" office:value="36.71049284935" calcext:value-type="float">
            <text:p>36.7104928494</text:p>
          </table:table-cell>
          <table:table-cell table:formula="of:=[.C308]/([.H308]-[.H307])" office:value-type="float" office:value="118038.574108818" calcext:value-type="float">
            <text:p>118038.574108818</text:p>
          </table:table-cell>
          <table:table-cell table:formula="of:=[.G308]-[.$B308]" office:value-type="float" office:value="10.0692915916443" calcext:value-type="float">
            <text:p>10.069291591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486.68081" calcext:value-type="float">
            <text:p>1443146486.68081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06180477142" calcext:value-type="float">
            <text:p>26.6806180477</text:p>
          </table:table-cell>
          <table:table-cell table:formula="of:=[.C309]/([.D309]-[.D308])" office:value-type="float" office:value="109597.965716221" calcext:value-type="float">
            <text:p>109597.965716221</text:p>
          </table:table-cell>
          <table:table-cell/>
          <table:table-cell office:value-type="float" office:value="1443146496.74724" calcext:value-type="float">
            <text:p>1443146496.74724</text:p>
          </table:table-cell>
          <table:table-cell table:formula="of:=[.G309]-[.$B$2]" office:value-type="float" office:value="36.747047662735" calcext:value-type="float">
            <text:p>36.7470476627</text:p>
          </table:table-cell>
          <table:table-cell table:formula="of:=[.C309]/([.H309]-[.H308])" office:value-type="float" office:value="118178.691120648" calcext:value-type="float">
            <text:p>118178.691120648</text:p>
          </table:table-cell>
          <table:table-cell table:formula="of:=[.G309]-[.$B309]" office:value-type="float" office:value="10.0664296150208" calcext:value-type="float">
            <text:p>10.06642961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486.72022" calcext:value-type="float">
            <text:p>1443146486.72022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0291156769" calcext:value-type="float">
            <text:p>26.7200291157</text:p>
          </table:table-cell>
          <table:table-cell table:formula="of:=[.C310]/([.D310]-[.D309])" office:value-type="float" office:value="109613.878113997" calcext:value-type="float">
            <text:p>109613.878113997</text:p>
          </table:table-cell>
          <table:table-cell/>
          <table:table-cell office:value-type="float" office:value="1443146496.78381" calcext:value-type="float">
            <text:p>1443146496.78381</text:p>
          </table:table-cell>
          <table:table-cell table:formula="of:=[.G310]-[.$B$2]" office:value-type="float" office:value="36.7836174964905" calcext:value-type="float">
            <text:p>36.7836174965</text:p>
          </table:table-cell>
          <table:table-cell table:formula="of:=[.C310]/([.H310]-[.H309])" office:value-type="float" office:value="118130.151448968" calcext:value-type="float">
            <text:p>118130.151448968</text:p>
          </table:table-cell>
          <table:table-cell table:formula="of:=[.G310]-[.$B310]" office:value-type="float" office:value="10.0635883808136" calcext:value-type="float">
            <text:p>10.063588380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486.75967" calcext:value-type="float">
            <text:p>1443146486.75967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4847679138" calcext:value-type="float">
            <text:p>26.7594847679</text:p>
          </table:table-cell>
          <table:table-cell table:formula="of:=[.C311]/([.D311]-[.D310])" office:value-type="float" office:value="109490.016134003" calcext:value-type="float">
            <text:p>109490.016134003</text:p>
          </table:table-cell>
          <table:table-cell/>
          <table:table-cell office:value-type="float" office:value="1443146496.82038" calcext:value-type="float">
            <text:p>1443146496.82038</text:p>
          </table:table-cell>
          <table:table-cell table:formula="of:=[.G311]-[.$B$2]" office:value-type="float" office:value="36.8201878070831" calcext:value-type="float">
            <text:p>36.8201878071</text:p>
          </table:table-cell>
          <table:table-cell table:formula="of:=[.C311]/([.H311]-[.H310])" office:value-type="float" office:value="118128.611160007" calcext:value-type="float">
            <text:p>118128.611160007</text:p>
          </table:table-cell>
          <table:table-cell table:formula="of:=[.G311]-[.$B311]" office:value-type="float" office:value="10.0607030391693" calcext:value-type="float">
            <text:p>10.060703039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486.79909" calcext:value-type="float">
            <text:p>1443146486.79909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88975048065" calcext:value-type="float">
            <text:p>26.7988975048</text:p>
          </table:table-cell>
          <table:table-cell table:formula="of:=[.C312]/([.D312]-[.D311])" office:value-type="float" office:value="109609.236520698" calcext:value-type="float">
            <text:p>109609.236520698</text:p>
          </table:table-cell>
          <table:table-cell/>
          <table:table-cell office:value-type="float" office:value="1443146496.85697" calcext:value-type="float">
            <text:p>1443146496.85697</text:p>
          </table:table-cell>
          <table:table-cell table:formula="of:=[.G312]-[.$B$2]" office:value-type="float" office:value="36.8567774295807" calcext:value-type="float">
            <text:p>36.8567774296</text:p>
          </table:table-cell>
          <table:table-cell table:formula="of:=[.C312]/([.H312]-[.H311])" office:value-type="float" office:value="118066.263194933" calcext:value-type="float">
            <text:p>118066.263194933</text:p>
          </table:table-cell>
          <table:table-cell table:formula="of:=[.G312]-[.$B312]" office:value-type="float" office:value="10.0578799247742" calcext:value-type="float">
            <text:p>10.057879924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486.8385" calcext:value-type="float">
            <text:p>1443146486.8385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3147716522" calcext:value-type="float">
            <text:p>26.8383147717</text:p>
          </table:table-cell>
          <table:table-cell table:formula="of:=[.C313]/([.D313]-[.D312])" office:value-type="float" office:value="109596.639891609" calcext:value-type="float">
            <text:p>109596.639891609</text:p>
          </table:table-cell>
          <table:table-cell/>
          <table:table-cell office:value-type="float" office:value="1443146496.89353" calcext:value-type="float">
            <text:p>1443146496.89353</text:p>
          </table:table-cell>
          <table:table-cell table:formula="of:=[.G313]-[.$B$2]" office:value-type="float" office:value="36.8933393955231" calcext:value-type="float">
            <text:p>36.8933393955</text:p>
          </table:table-cell>
          <table:table-cell table:formula="of:=[.C313]/([.H313]-[.H312])" office:value-type="float" office:value="118155.57201732" calcext:value-type="float">
            <text:p>118155.57201732</text:p>
          </table:table-cell>
          <table:table-cell table:formula="of:=[.G313]-[.$B313]" office:value-type="float" office:value="10.0550246238709" calcext:value-type="float">
            <text:p>10.055024623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486.87791" calcext:value-type="float">
            <text:p>1443146486.87791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77248859406" calcext:value-type="float">
            <text:p>26.8777248859</text:p>
          </table:table-cell>
          <table:table-cell table:formula="of:=[.C314]/([.D314]-[.D313])" office:value-type="float" office:value="109616.53062953" calcext:value-type="float">
            <text:p>109616.53062953</text:p>
          </table:table-cell>
          <table:table-cell/>
          <table:table-cell office:value-type="float" office:value="1443146496.93007" calcext:value-type="float">
            <text:p>1443146496.93007</text:p>
          </table:table-cell>
          <table:table-cell table:formula="of:=[.G314]-[.$B$2]" office:value-type="float" office:value="36.9298779964447" calcext:value-type="float">
            <text:p>36.9298779964</text:p>
          </table:table-cell>
          <table:table-cell table:formula="of:=[.C314]/([.H314]-[.H313])" office:value-type="float" office:value="118231.127931408" calcext:value-type="float">
            <text:p>118231.127931408</text:p>
          </table:table-cell>
          <table:table-cell table:formula="of:=[.G314]-[.$B314]" office:value-type="float" office:value="10.0521531105042" calcext:value-type="float">
            <text:p>10.052153110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486.91733" calcext:value-type="float">
            <text:p>1443146486.91733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1402454376" calcext:value-type="float">
            <text:p>26.9171402454</text:p>
          </table:table-cell>
          <table:table-cell table:formula="of:=[.C315]/([.D315]-[.D314])" office:value-type="float" office:value="109601.943382531" calcext:value-type="float">
            <text:p>109601.943382531</text:p>
          </table:table-cell>
          <table:table-cell/>
          <table:table-cell office:value-type="float" office:value="1443146496.96664" calcext:value-type="float">
            <text:p>1443146496.96664</text:p>
          </table:table-cell>
          <table:table-cell table:formula="of:=[.G315]-[.$B$2]" office:value-type="float" office:value="36.966450214386" calcext:value-type="float">
            <text:p>36.9664502144</text:p>
          </table:table-cell>
          <table:table-cell table:formula="of:=[.C315]/([.H315]-[.H314])" office:value-type="float" office:value="118122.450405815" calcext:value-type="float">
            <text:p>118122.450405815</text:p>
          </table:table-cell>
          <table:table-cell table:formula="of:=[.G315]-[.$B315]" office:value-type="float" office:value="10.0493099689484" calcext:value-type="float">
            <text:p>10.049309968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486.95675" calcext:value-type="float">
            <text:p>1443146486.95675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65587043762" calcext:value-type="float">
            <text:p>26.9565587044</text:p>
          </table:table-cell>
          <table:table-cell table:formula="of:=[.C316]/([.D316]-[.D315])" office:value-type="float" office:value="109593.325470414" calcext:value-type="float">
            <text:p>109593.325470414</text:p>
          </table:table-cell>
          <table:table-cell/>
          <table:table-cell office:value-type="float" office:value="1443146497.00319" calcext:value-type="float">
            <text:p>1443146497.00319</text:p>
          </table:table-cell>
          <table:table-cell table:formula="of:=[.G316]-[.$B$2]" office:value-type="float" office:value="37.003000497818" calcext:value-type="float">
            <text:p>37.0030004978</text:p>
          </table:table-cell>
          <table:table-cell table:formula="of:=[.C316]/([.H316]-[.H315])" office:value-type="float" office:value="118193.337899454" calcext:value-type="float">
            <text:p>118193.337899454</text:p>
          </table:table-cell>
          <table:table-cell table:formula="of:=[.G316]-[.$B316]" office:value-type="float" office:value="10.0464417934418" calcext:value-type="float">
            <text:p>10.046441793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486.99616" calcext:value-type="float">
            <text:p>1443146486.99616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59750175476" calcext:value-type="float">
            <text:p>26.9959750175</text:p>
          </table:table-cell>
          <table:table-cell table:formula="of:=[.C317]/([.D317]-[.D316])" office:value-type="float" office:value="109599.291572911" calcext:value-type="float">
            <text:p>109599.291572911</text:p>
          </table:table-cell>
          <table:table-cell/>
          <table:table-cell office:value-type="float" office:value="1443146500.0182" calcext:value-type="float">
            <text:p>1443146500.0182</text:p>
          </table:table-cell>
          <table:table-cell table:formula="of:=[.G317]-[.$B$2]" office:value-type="float" office:value="40.0180146694183" calcext:value-type="float">
            <text:p>40.0180146694</text:p>
          </table:table-cell>
          <table:table-cell table:formula="of:=[.C317]/([.H317]-[.H316])" office:value-type="float" office:value="1432.8290860759" calcext:value-type="float">
            <text:p>1432.8290860759</text:p>
          </table:table-cell>
          <table:table-cell table:formula="of:=[.G317]-[.$B317]" office:value-type="float" office:value="13.0220396518707" calcext:value-type="float">
            <text:p>13.022039651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500.04885" calcext:value-type="float">
            <text:p>1443146500.04885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8663854599" calcext:value-type="float">
            <text:p>40.0486638546</text:p>
          </table:table-cell>
          <table:table-cell table:formula="of:=[.C318]/([.D318]-[.D317])" office:value-type="float" office:value="330.966290082488" calcext:value-type="float">
            <text:p>330.9662900825</text:p>
          </table:table-cell>
          <table:table-cell/>
          <table:table-cell office:value-type="float" office:value="1443146500.23861" calcext:value-type="float">
            <text:p>1443146500.23861</text:p>
          </table:table-cell>
          <table:table-cell table:formula="of:=[.G318]-[.$B$2]" office:value-type="float" office:value="40.2384240627289" calcext:value-type="float">
            <text:p>40.2384240627</text:p>
          </table:table-cell>
          <table:table-cell table:formula="of:=[.C318]/([.H318]-[.H317])" office:value-type="float" office:value="19599.8906176985" calcext:value-type="float">
            <text:p>19599.8906176985</text:p>
          </table:table-cell>
          <table:table-cell table:formula="of:=[.G318]-[.$B318]" office:value-type="float" office:value="0.189760208129883" calcext:value-type="float">
            <text:p>0.18976020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500.103" calcext:value-type="float">
            <text:p>1443146500.10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28144359589" calcext:value-type="float">
            <text:p>40.102814436</text:p>
          </table:table-cell>
          <table:table-cell table:formula="of:=[.C319]/([.D319]-[.D318])" office:value-type="float" office:value="79777.536852116" calcext:value-type="float">
            <text:p>79777.536852116</text:p>
          </table:table-cell>
          <table:table-cell/>
          <table:table-cell office:value-type="float" office:value="1443146500.29271" calcext:value-type="float">
            <text:p>1443146500.29271</text:p>
          </table:table-cell>
          <table:table-cell table:formula="of:=[.G319]-[.$B$2]" office:value-type="float" office:value="40.2925193309784" calcext:value-type="float">
            <text:p>40.292519331</text:p>
          </table:table-cell>
          <table:table-cell table:formula="of:=[.C319]/([.H319]-[.H318])" office:value-type="float" office:value="79859.1104137651" calcext:value-type="float">
            <text:p>79859.1104137651</text:p>
          </table:table-cell>
          <table:table-cell table:formula="of:=[.G319]-[.$B319]" office:value-type="float" office:value="0.189704895019531" calcext:value-type="float">
            <text:p>0.18970489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500.15714" calcext:value-type="float">
            <text:p>1443146500.15714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69483280182" calcext:value-type="float">
            <text:p>40.156948328</text:p>
          </table:table-cell>
          <table:table-cell table:formula="of:=[.C320]/([.D320]-[.D319])" office:value-type="float" office:value="79802.1320038405" calcext:value-type="float">
            <text:p>79802.1320038405</text:p>
          </table:table-cell>
          <table:table-cell/>
          <table:table-cell office:value-type="float" office:value="1443146500.40096" calcext:value-type="float">
            <text:p>1443146500.40096</text:p>
          </table:table-cell>
          <table:table-cell table:formula="of:=[.G320]-[.$B$2]" office:value-type="float" office:value="40.4007668495178" calcext:value-type="float">
            <text:p>40.4007668495</text:p>
          </table:table-cell>
          <table:table-cell table:formula="of:=[.C320]/([.H320]-[.H319])" office:value-type="float" office:value="39908.5360873788" calcext:value-type="float">
            <text:p>39908.5360873788</text:p>
          </table:table-cell>
          <table:table-cell table:formula="of:=[.G320]-[.$B320]" office:value-type="float" office:value="0.243818521499634" calcext:value-type="float">
            <text:p>0.243818521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500.21128" calcext:value-type="float">
            <text:p>1443146500.21128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10948562622" calcext:value-type="float">
            <text:p>40.2110948563</text:p>
          </table:table-cell>
          <table:table-cell table:formula="of:=[.C321]/([.D321]-[.D320])" office:value-type="float" office:value="79783.5085664466" calcext:value-type="float">
            <text:p>79783.5085664466</text:p>
          </table:table-cell>
          <table:table-cell/>
          <table:table-cell office:value-type="float" office:value="1443146500.88845" calcext:value-type="float">
            <text:p>1443146500.88845</text:p>
          </table:table-cell>
          <table:table-cell table:formula="of:=[.G321]-[.$B$2]" office:value-type="float" office:value="40.888258934021" calcext:value-type="float">
            <text:p>40.888258934</text:p>
          </table:table-cell>
          <table:table-cell table:formula="of:=[.C321]/([.H321]-[.H320])" office:value-type="float" office:value="8861.68234793538" calcext:value-type="float">
            <text:p>8861.6823479354</text:p>
          </table:table-cell>
          <table:table-cell table:formula="of:=[.G321]-[.$B321]" office:value-type="float" office:value="0.677164077758789" calcext:value-type="float">
            <text:p>0.677164077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500.26544" calcext:value-type="float">
            <text:p>1443146500.26544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52468681336" calcext:value-type="float">
            <text:p>40.2652468681</text:p>
          </table:table-cell>
          <table:table-cell table:formula="of:=[.C322]/([.D322]-[.D321])" office:value-type="float" office:value="79775.4294016642" calcext:value-type="float">
            <text:p>79775.4294016642</text:p>
          </table:table-cell>
          <table:table-cell/>
          <table:table-cell office:value-type="float" office:value="1443146500.99663" calcext:value-type="float">
            <text:p>1443146500.99663</text:p>
          </table:table-cell>
          <table:table-cell table:formula="of:=[.G322]-[.$B$2]" office:value-type="float" office:value="40.9964423179626" calcext:value-type="float">
            <text:p>40.996442318</text:p>
          </table:table-cell>
          <table:table-cell table:formula="of:=[.C322]/([.H322]-[.H321])" office:value-type="float" office:value="39932.1951542025" calcext:value-type="float">
            <text:p>39932.1951542025</text:p>
          </table:table-cell>
          <table:table-cell table:formula="of:=[.G322]-[.$B322]" office:value-type="float" office:value="0.731195449829102" calcext:value-type="float">
            <text:p>0.731195449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500.31962" calcext:value-type="float">
            <text:p>1443146500.31962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94327354431" calcext:value-type="float">
            <text:p>40.3194327354</text:p>
          </table:table-cell>
          <table:table-cell table:formula="of:=[.C323]/([.D323]-[.D322])" office:value-type="float" office:value="79725.5855538738" calcext:value-type="float">
            <text:p>79725.5855538738</text:p>
          </table:table-cell>
          <table:table-cell/>
          <table:table-cell office:value-type="float" office:value="1443146501.36473" calcext:value-type="float">
            <text:p>1443146501.36473</text:p>
          </table:table-cell>
          <table:table-cell table:formula="of:=[.G323]-[.$B$2]" office:value-type="float" office:value="41.3645396232605" calcext:value-type="float">
            <text:p>41.3645396233</text:p>
          </table:table-cell>
          <table:table-cell table:formula="of:=[.C323]/([.H323]-[.H322])" office:value-type="float" office:value="11736.0272347129" calcext:value-type="float">
            <text:p>11736.0272347129</text:p>
          </table:table-cell>
          <table:table-cell table:formula="of:=[.G323]-[.$B323]" office:value-type="float" office:value="1.04510688781738" calcext:value-type="float">
            <text:p>1.045106887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500.37377" calcext:value-type="float">
            <text:p>1443146500.37377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35797405243" calcext:value-type="float">
            <text:p>40.3735797405</text:p>
          </table:table-cell>
          <table:table-cell table:formula="of:=[.C324]/([.D324]-[.D323])" office:value-type="float" office:value="79782.8059654175" calcext:value-type="float">
            <text:p>79782.8059654175</text:p>
          </table:table-cell>
          <table:table-cell/>
          <table:table-cell office:value-type="float" office:value="1443146502.02739" calcext:value-type="float">
            <text:p>1443146502.02739</text:p>
          </table:table-cell>
          <table:table-cell table:formula="of:=[.G324]-[.$B$2]" office:value-type="float" office:value="42.0272002220154" calcext:value-type="float">
            <text:p>42.027200222</text:p>
          </table:table-cell>
          <table:table-cell table:formula="of:=[.C324]/([.H324]-[.H323])" office:value-type="float" office:value="6519.17438296035" calcext:value-type="float">
            <text:p>6519.1743829604</text:p>
          </table:table-cell>
          <table:table-cell table:formula="of:=[.G324]-[.$B324]" office:value-type="float" office:value="1.65362048149109" calcext:value-type="float">
            <text:p>1.653620481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500.42792" calcext:value-type="float">
            <text:p>1443146500.42792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77310371399" calcext:value-type="float">
            <text:p>40.4277310371</text:p>
          </table:table-cell>
          <table:table-cell table:formula="of:=[.C325]/([.D325]-[.D324])" office:value-type="float" office:value="79776.483112972" calcext:value-type="float">
            <text:p>79776.483112972</text:p>
          </table:table-cell>
          <table:table-cell/>
          <table:table-cell office:value-type="float" office:value="1443146506.01324" calcext:value-type="float">
            <text:p>1443146506.01324</text:p>
          </table:table-cell>
          <table:table-cell table:formula="of:=[.G325]-[.$B$2]" office:value-type="float" office:value="46.0130474567413" calcext:value-type="float">
            <text:p>46.0130474567</text:p>
          </table:table-cell>
          <table:table-cell table:formula="of:=[.C325]/([.H325]-[.H324])" office:value-type="float" office:value="1083.8348149329" calcext:value-type="float">
            <text:p>1083.8348149329</text:p>
          </table:table-cell>
          <table:table-cell table:formula="of:=[.G325]-[.$B325]" office:value-type="float" office:value="5.58531641960144" calcext:value-type="float">
            <text:p>5.585316419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500.48206" calcext:value-type="float">
            <text:p>1443146500.48206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18744659424" calcext:value-type="float">
            <text:p>40.4818744659</text:p>
          </table:table-cell>
          <table:table-cell table:formula="of:=[.C326]/([.D326]-[.D325])" office:value-type="float" office:value="79788.0757747893" calcext:value-type="float">
            <text:p>79788.0757747893</text:p>
          </table:table-cell>
          <table:table-cell/>
          <table:table-cell office:value-type="float" office:value="1443146506.13707" calcext:value-type="float">
            <text:p>1443146506.13707</text:p>
          </table:table-cell>
          <table:table-cell table:formula="of:=[.G326]-[.$B$2]" office:value-type="float" office:value="46.1368775367737" calcext:value-type="float">
            <text:p>46.1368775368</text:p>
          </table:table-cell>
          <table:table-cell table:formula="of:=[.C326]/([.H326]-[.H325])" office:value-type="float" office:value="34886.515448197" calcext:value-type="float">
            <text:p>34886.515448197</text:p>
          </table:table-cell>
          <table:table-cell table:formula="of:=[.G326]-[.$B326]" office:value-type="float" office:value="5.6550030708313" calcext:value-type="float">
            <text:p>5.655003070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500.5362" calcext:value-type="float">
            <text:p>1443146500.5362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0066890717" calcext:value-type="float">
            <text:p>40.5360066891</text:p>
          </table:table-cell>
          <table:table-cell table:formula="of:=[.C327]/([.D327]-[.D326])" office:value-type="float" office:value="79804.5923531251" calcext:value-type="float">
            <text:p>79804.5923531251</text:p>
          </table:table-cell>
          <table:table-cell/>
          <table:table-cell office:value-type="float" office:value="1443146506.57301" calcext:value-type="float">
            <text:p>1443146506.57301</text:p>
          </table:table-cell>
          <table:table-cell table:formula="of:=[.G327]-[.$B$2]" office:value-type="float" office:value="46.5728261470795" calcext:value-type="float">
            <text:p>46.5728261471</text:p>
          </table:table-cell>
          <table:table-cell table:formula="of:=[.C327]/([.H327]-[.H326])" office:value-type="float" office:value="9909.42486769217" calcext:value-type="float">
            <text:p>9909.4248676922</text:p>
          </table:table-cell>
          <table:table-cell table:formula="of:=[.G327]-[.$B327]" office:value-type="float" office:value="6.03681945800781" calcext:value-type="float">
            <text:p>6.0368194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500.59034" calcext:value-type="float">
            <text:p>1443146500.59034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01477336884" calcext:value-type="float">
            <text:p>40.5901477337</text:p>
          </table:table-cell>
          <table:table-cell table:formula="of:=[.C328]/([.D328]-[.D327])" office:value-type="float" office:value="79791.589367811" calcext:value-type="float">
            <text:p>79791.589367811</text:p>
          </table:table-cell>
          <table:table-cell/>
          <table:table-cell office:value-type="float" office:value="1443146507.00663" calcext:value-type="float">
            <text:p>1443146507.00663</text:p>
          </table:table-cell>
          <table:table-cell table:formula="of:=[.G328]-[.$B$2]" office:value-type="float" office:value="47.0064382553101" calcext:value-type="float">
            <text:p>47.0064382553</text:p>
          </table:table-cell>
          <table:table-cell table:formula="of:=[.C328]/([.H328]-[.H327])" office:value-type="float" office:value="9962.82142034342" calcext:value-type="float">
            <text:p>9962.8214203434</text:p>
          </table:table-cell>
          <table:table-cell table:formula="of:=[.G328]-[.$B328]" office:value-type="float" office:value="6.4162905216217" calcext:value-type="float">
            <text:p>6.416290521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500.64453" calcext:value-type="float">
            <text:p>1443146500.64453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43400382996" calcext:value-type="float">
            <text:p>40.6443400383</text:p>
          </table:table-cell>
          <table:table-cell table:formula="of:=[.C329]/([.D329]-[.D328])" office:value-type="float" office:value="79716.1152490772" calcext:value-type="float">
            <text:p>79716.1152490772</text:p>
          </table:table-cell>
          <table:table-cell/>
          <table:table-cell office:value-type="float" office:value="1443146511.01648" calcext:value-type="float">
            <text:p>1443146511.01648</text:p>
          </table:table-cell>
          <table:table-cell table:formula="of:=[.G329]-[.$B$2]" office:value-type="float" office:value="51.0162954330444" calcext:value-type="float">
            <text:p>51.016295433</text:p>
          </table:table-cell>
          <table:table-cell table:formula="of:=[.C329]/([.H329]-[.H328])" office:value-type="float" office:value="1077.34510445603" calcext:value-type="float">
            <text:p>1077.345104456</text:p>
          </table:table-cell>
          <table:table-cell table:formula="of:=[.G329]-[.$B329]" office:value-type="float" office:value="10.3719553947449" calcext:value-type="float">
            <text:p>10.371955394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500.69867" calcext:value-type="float">
            <text:p>1443146500.69867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84827518463" calcext:value-type="float">
            <text:p>40.6984827518</text:p>
          </table:table-cell>
          <table:table-cell table:formula="of:=[.C330]/([.D330]-[.D329])" office:value-type="float" office:value="79789.1298202042" calcext:value-type="float">
            <text:p>79789.1298202042</text:p>
          </table:table-cell>
          <table:table-cell/>
          <table:table-cell office:value-type="float" office:value="1443146511.06692" calcext:value-type="float">
            <text:p>1443146511.06692</text:p>
          </table:table-cell>
          <table:table-cell table:formula="of:=[.G330]-[.$B$2]" office:value-type="float" office:value="51.0667326450348" calcext:value-type="float">
            <text:p>51.066732645</text:p>
          </table:table-cell>
          <table:table-cell table:formula="of:=[.C330]/([.H330]-[.H329])" office:value-type="float" office:value="85651.0467078549" calcext:value-type="float">
            <text:p>85651.0467078549</text:p>
          </table:table-cell>
          <table:table-cell table:formula="of:=[.G330]-[.$B330]" office:value-type="float" office:value="10.3682498931885" calcext:value-type="float">
            <text:p>10.368249893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500.75282" calcext:value-type="float">
            <text:p>1443146500.75282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2628326416" calcext:value-type="float">
            <text:p>40.7526283264</text:p>
          </table:table-cell>
          <table:table-cell table:formula="of:=[.C331]/([.D331]-[.D330])" office:value-type="float" office:value="79784.91380563" calcext:value-type="float">
            <text:p>79784.91380563</text:p>
          </table:table-cell>
          <table:table-cell/>
          <table:table-cell office:value-type="float" office:value="1443146511.11742" calcext:value-type="float">
            <text:p>1443146511.11742</text:p>
          </table:table-cell>
          <table:table-cell table:formula="of:=[.G331]-[.$B$2]" office:value-type="float" office:value="51.1172280311584" calcext:value-type="float">
            <text:p>51.1172280312</text:p>
          </table:table-cell>
          <table:table-cell table:formula="of:=[.C331]/([.H331]-[.H330])" office:value-type="float" office:value="85552.3708526722" calcext:value-type="float">
            <text:p>85552.3708526722</text:p>
          </table:table-cell>
          <table:table-cell table:formula="of:=[.G331]-[.$B331]" office:value-type="float" office:value="10.3645997047424" calcext:value-type="float">
            <text:p>10.364599704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500.80696" calcext:value-type="float">
            <text:p>1443146500.80696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67722320557" calcext:value-type="float">
            <text:p>40.8067722321</text:p>
          </table:table-cell>
          <table:table-cell table:formula="of:=[.C332]/([.D332]-[.D331])" office:value-type="float" office:value="79787.3730933174" calcext:value-type="float">
            <text:p>79787.3730933174</text:p>
          </table:table-cell>
          <table:table-cell/>
          <table:table-cell office:value-type="float" office:value="1443146511.16786" calcext:value-type="float">
            <text:p>1443146511.16786</text:p>
          </table:table-cell>
          <table:table-cell table:formula="of:=[.G332]-[.$B$2]" office:value-type="float" office:value="51.1676690578461" calcext:value-type="float">
            <text:p>51.1676690578</text:p>
          </table:table-cell>
          <table:table-cell table:formula="of:=[.C332]/([.H332]-[.H331])" office:value-type="float" office:value="85644.5691867748" calcext:value-type="float">
            <text:p>85644.5691867748</text:p>
          </table:table-cell>
          <table:table-cell table:formula="of:=[.G332]-[.$B332]" office:value-type="float" office:value="10.3608968257904" calcext:value-type="float">
            <text:p>10.360896825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500.86111" calcext:value-type="float">
            <text:p>1443146500.86111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09232902527" calcext:value-type="float">
            <text:p>40.8609232903</text:p>
          </table:table-cell>
          <table:table-cell table:formula="of:=[.C333]/([.D333]-[.D332])" office:value-type="float" office:value="79776.8343562604" calcext:value-type="float">
            <text:p>79776.8343562604</text:p>
          </table:table-cell>
          <table:table-cell/>
          <table:table-cell office:value-type="float" office:value="1443146511.2183" calcext:value-type="float">
            <text:p>1443146511.2183</text:p>
          </table:table-cell>
          <table:table-cell table:formula="of:=[.G333]-[.$B$2]" office:value-type="float" office:value="51.2181122303009" calcext:value-type="float">
            <text:p>51.2181122303</text:p>
          </table:table-cell>
          <table:table-cell table:formula="of:=[.C333]/([.H333]-[.H332])" office:value-type="float" office:value="85640.9260117028" calcext:value-type="float">
            <text:p>85640.9260117028</text:p>
          </table:table-cell>
          <table:table-cell table:formula="of:=[.G333]-[.$B333]" office:value-type="float" office:value="10.3571889400482" calcext:value-type="float">
            <text:p>10.3571889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500.91526" calcext:value-type="float">
            <text:p>1443146500.91526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0705337524" calcext:value-type="float">
            <text:p>40.9150705338</text:p>
          </table:table-cell>
          <table:table-cell table:formula="of:=[.C334]/([.D334]-[.D333])" office:value-type="float" office:value="79782.4546695434" calcext:value-type="float">
            <text:p>79782.4546695434</text:p>
          </table:table-cell>
          <table:table-cell/>
          <table:table-cell office:value-type="float" office:value="1443146511.26872" calcext:value-type="float">
            <text:p>1443146511.26872</text:p>
          </table:table-cell>
          <table:table-cell table:formula="of:=[.G334]-[.$B$2]" office:value-type="float" office:value="51.2685301303864" calcext:value-type="float">
            <text:p>51.2685301304</text:p>
          </table:table-cell>
          <table:table-cell table:formula="of:=[.C334]/([.H334]-[.H333])" office:value-type="float" office:value="85683.8542001627" calcext:value-type="float">
            <text:p>85683.8542001627</text:p>
          </table:table-cell>
          <table:table-cell table:formula="of:=[.G334]-[.$B334]" office:value-type="float" office:value="10.3534595966339" calcext:value-type="float">
            <text:p>10.353459596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500.9694" calcext:value-type="float">
            <text:p>1443146500.9694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92115783691" calcext:value-type="float">
            <text:p>40.9692115784</text:p>
          </table:table-cell>
          <table:table-cell table:formula="of:=[.C335]/([.D335]-[.D334])" office:value-type="float" office:value="79791.589367811" calcext:value-type="float">
            <text:p>79791.589367811</text:p>
          </table:table-cell>
          <table:table-cell/>
          <table:table-cell office:value-type="float" office:value="1443146511.31922" calcext:value-type="float">
            <text:p>1443146511.31922</text:p>
          </table:table-cell>
          <table:table-cell table:formula="of:=[.G335]-[.$B$2]" office:value-type="float" office:value="51.3190295696259" calcext:value-type="float">
            <text:p>51.3190295696</text:p>
          </table:table-cell>
          <table:table-cell table:formula="of:=[.C335]/([.H335]-[.H334])" office:value-type="float" office:value="85545.5043671215" calcext:value-type="float">
            <text:p>85545.5043671215</text:p>
          </table:table-cell>
          <table:table-cell table:formula="of:=[.G335]-[.$B335]" office:value-type="float" office:value="10.3498179912567" calcext:value-type="float">
            <text:p>10.34981799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501.02218" calcext:value-type="float">
            <text:p>1443146501.02218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19905376434" calcext:value-type="float">
            <text:p>41.0219905376</text:p>
          </table:table-cell>
          <table:table-cell table:formula="of:=[.C336]/([.D336]-[.D335])" office:value-type="float" office:value="81850.7992465138" calcext:value-type="float">
            <text:p>81850.7992465138</text:p>
          </table:table-cell>
          <table:table-cell/>
          <table:table-cell office:value-type="float" office:value="1443146511.36962" calcext:value-type="float">
            <text:p>1443146511.36962</text:p>
          </table:table-cell>
          <table:table-cell table:formula="of:=[.G336]-[.$B$2]" office:value-type="float" office:value="51.3694314956665" calcext:value-type="float">
            <text:p>51.3694314957</text:p>
          </table:table-cell>
          <table:table-cell table:formula="of:=[.C336]/([.H336]-[.H335])" office:value-type="float" office:value="85711.0102601218" calcext:value-type="float">
            <text:p>85711.0102601218</text:p>
          </table:table-cell>
          <table:table-cell table:formula="of:=[.G336]-[.$B336]" office:value-type="float" office:value="10.3474409580231" calcext:value-type="float">
            <text:p>10.34744095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501.07318" calcext:value-type="float">
            <text:p>1443146501.07318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29899406433" calcext:value-type="float">
            <text:p>41.0729899406</text:p>
          </table:table-cell>
          <table:table-cell table:formula="of:=[.C337]/([.D337]-[.D336])" office:value-type="float" office:value="84706.8739218445" calcext:value-type="float">
            <text:p>84706.8739218445</text:p>
          </table:table-cell>
          <table:table-cell/>
          <table:table-cell office:value-type="float" office:value="1443146511.42007" calcext:value-type="float">
            <text:p>1443146511.42007</text:p>
          </table:table-cell>
          <table:table-cell table:formula="of:=[.G337]-[.$B$2]" office:value-type="float" office:value="51.4198853969574" calcext:value-type="float">
            <text:p>51.419885397</text:p>
          </table:table-cell>
          <table:table-cell table:formula="of:=[.C337]/([.H337]-[.H336])" office:value-type="float" office:value="85622.7147845893" calcext:value-type="float">
            <text:p>85622.7147845893</text:p>
          </table:table-cell>
          <table:table-cell table:formula="of:=[.G337]-[.$B337]" office:value-type="float" office:value="10.3468954563141" calcext:value-type="float">
            <text:p>10.346895456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501.12414" calcext:value-type="float">
            <text:p>1443146501.12414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39471435547" calcext:value-type="float">
            <text:p>41.1239471436</text:p>
          </table:table-cell>
          <table:table-cell table:formula="of:=[.C338]/([.D338]-[.D337])" office:value-type="float" office:value="84777.0237215178" calcext:value-type="float">
            <text:p>84777.0237215178</text:p>
          </table:table-cell>
          <table:table-cell/>
          <table:table-cell office:value-type="float" office:value="1443146511.47052" calcext:value-type="float">
            <text:p>1443146511.47052</text:p>
          </table:table-cell>
          <table:table-cell table:formula="of:=[.G338]-[.$B$2]" office:value-type="float" office:value="51.4703266620636" calcext:value-type="float">
            <text:p>51.4703266621</text:p>
          </table:table-cell>
          <table:table-cell table:formula="of:=[.C338]/([.H338]-[.H337])" office:value-type="float" office:value="85644.1643742378" calcext:value-type="float">
            <text:p>85644.1643742378</text:p>
          </table:table-cell>
          <table:table-cell table:formula="of:=[.G338]-[.$B338]" office:value-type="float" office:value="10.3463795185089" calcext:value-type="float">
            <text:p>10.346379518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501.17512" calcext:value-type="float">
            <text:p>1443146501.17512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49293804169" calcext:value-type="float">
            <text:p>41.1749293804</text:p>
          </table:table-cell>
          <table:table-cell table:formula="of:=[.C339]/([.D339]-[.D338])" office:value-type="float" office:value="84735.3954217036" calcext:value-type="float">
            <text:p>84735.3954217036</text:p>
          </table:table-cell>
          <table:table-cell/>
          <table:table-cell office:value-type="float" office:value="1443146511.52095" calcext:value-type="float">
            <text:p>1443146511.52095</text:p>
          </table:table-cell>
          <table:table-cell table:formula="of:=[.G339]-[.$B$2]" office:value-type="float" office:value="51.5207633972168" calcext:value-type="float">
            <text:p>51.5207633972</text:p>
          </table:table-cell>
          <table:table-cell table:formula="of:=[.C339]/([.H339]-[.H338])" office:value-type="float" office:value="85651.8564668844" calcext:value-type="float">
            <text:p>85651.8564668844</text:p>
          </table:table-cell>
          <table:table-cell table:formula="of:=[.G339]-[.$B339]" office:value-type="float" office:value="10.3458340167999" calcext:value-type="float">
            <text:p>10.34583401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501.22609" calcext:value-type="float">
            <text:p>1443146501.2260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589802742" calcext:value-type="float">
            <text:p>41.2258980274</text:p>
          </table:table-cell>
          <table:table-cell table:formula="of:=[.C340]/([.D340]-[.D339])" office:value-type="float" office:value="84757.9885675795" calcext:value-type="float">
            <text:p>84757.9885675795</text:p>
          </table:table-cell>
          <table:table-cell/>
          <table:table-cell office:value-type="float" office:value="1443146511.57142" calcext:value-type="float">
            <text:p>1443146511.57142</text:p>
          </table:table-cell>
          <table:table-cell table:formula="of:=[.G340]-[.$B$2]" office:value-type="float" office:value="51.5712316036224" calcext:value-type="float">
            <text:p>51.5712316036</text:p>
          </table:table-cell>
          <table:table-cell table:formula="of:=[.C340]/([.H340]-[.H339])" office:value-type="float" office:value="85598.4451929573" calcext:value-type="float">
            <text:p>85598.4451929573</text:p>
          </table:table-cell>
          <table:table-cell table:formula="of:=[.G340]-[.$B340]" office:value-type="float" office:value="10.3453335762024" calcext:value-type="float">
            <text:p>10.345333576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501.27702" calcext:value-type="float">
            <text:p>1443146501.27702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68352031708" calcext:value-type="float">
            <text:p>41.2768352032</text:p>
          </table:table-cell>
          <table:table-cell table:formula="of:=[.C341]/([.D341]-[.D340])" office:value-type="float" office:value="84810.355822248" calcext:value-type="float">
            <text:p>84810.355822248</text:p>
          </table:table-cell>
          <table:table-cell/>
          <table:table-cell office:value-type="float" office:value="1443146511.62183" calcext:value-type="float">
            <text:p>1443146511.62183</text:p>
          </table:table-cell>
          <table:table-cell table:formula="of:=[.G341]-[.$B$2]" office:value-type="float" office:value="51.6216404438019" calcext:value-type="float">
            <text:p>51.6216404438</text:p>
          </table:table-cell>
          <table:table-cell table:formula="of:=[.C341]/([.H341]-[.H340])" office:value-type="float" office:value="85699.2540320674" calcext:value-type="float">
            <text:p>85699.2540320674</text:p>
          </table:table-cell>
          <table:table-cell table:formula="of:=[.G341]-[.$B341]" office:value-type="float" office:value="10.3448052406311" calcext:value-type="float">
            <text:p>10.344805240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501.32797" calcext:value-type="float">
            <text:p>1443146501.32797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7778339386" calcext:value-type="float">
            <text:p>41.3277783394</text:p>
          </table:table-cell>
          <table:table-cell table:formula="of:=[.C342]/([.D342]-[.D341])" office:value-type="float" office:value="84800.4328149351" calcext:value-type="float">
            <text:p>84800.4328149351</text:p>
          </table:table-cell>
          <table:table-cell/>
          <table:table-cell office:value-type="float" office:value="1443146511.67231" calcext:value-type="float">
            <text:p>1443146511.67231</text:p>
          </table:table-cell>
          <table:table-cell table:formula="of:=[.G342]-[.$B$2]" office:value-type="float" office:value="51.6721186637878" calcext:value-type="float">
            <text:p>51.6721186638</text:p>
          </table:table-cell>
          <table:table-cell table:formula="of:=[.C342]/([.H342]-[.H341])" office:value-type="float" office:value="85581.4646634014" calcext:value-type="float">
            <text:p>85581.4646634014</text:p>
          </table:table-cell>
          <table:table-cell table:formula="of:=[.G342]-[.$B342]" office:value-type="float" office:value="10.3443403244019" calcext:value-type="float">
            <text:p>10.344340324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501.37893" calcext:value-type="float">
            <text:p>1443146501.37893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87422180176" calcext:value-type="float">
            <text:p>41.378742218</text:p>
          </table:table-cell>
          <table:table-cell table:formula="of:=[.C343]/([.D343]-[.D342])" office:value-type="float" office:value="84765.9188428036" calcext:value-type="float">
            <text:p>84765.9188428036</text:p>
          </table:table-cell>
          <table:table-cell/>
          <table:table-cell office:value-type="float" office:value="1443146511.72267" calcext:value-type="float">
            <text:p>1443146511.72267</text:p>
          </table:table-cell>
          <table:table-cell table:formula="of:=[.G343]-[.$B$2]" office:value-type="float" office:value="51.7224779129028" calcext:value-type="float">
            <text:p>51.7224779129</text:p>
          </table:table-cell>
          <table:table-cell table:formula="of:=[.C343]/([.H343]-[.H342])" office:value-type="float" office:value="85783.6460217212" calcext:value-type="float">
            <text:p>85783.6460217212</text:p>
          </table:table-cell>
          <table:table-cell table:formula="of:=[.G343]-[.$B343]" office:value-type="float" office:value="10.3437356948853" calcext:value-type="float">
            <text:p>10.343735694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501.42989" calcext:value-type="float">
            <text:p>1443146501.42989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97044277191" calcext:value-type="float">
            <text:p>41.4297044277</text:p>
          </table:table-cell>
          <table:table-cell table:formula="of:=[.C344]/([.D344]-[.D343])" office:value-type="float" office:value="84768.694789732" calcext:value-type="float">
            <text:p>84768.694789732</text:p>
          </table:table-cell>
          <table:table-cell/>
          <table:table-cell office:value-type="float" office:value="1443146511.77316" calcext:value-type="float">
            <text:p>1443146511.77316</text:p>
          </table:table-cell>
          <table:table-cell table:formula="of:=[.G344]-[.$B$2]" office:value-type="float" office:value="51.7729754447937" calcext:value-type="float">
            <text:p>51.7729754448</text:p>
          </table:table-cell>
          <table:table-cell table:formula="of:=[.C344]/([.H344]-[.H343])" office:value-type="float" office:value="85548.7355171339" calcext:value-type="float">
            <text:p>85548.7355171339</text:p>
          </table:table-cell>
          <table:table-cell table:formula="of:=[.G344]-[.$B344]" office:value-type="float" office:value="10.3432710170746" calcext:value-type="float">
            <text:p>10.343271017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501.48085" calcext:value-type="float">
            <text:p>1443146501.4808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06571006775" calcext:value-type="float">
            <text:p>41.4806571007</text:p>
          </table:table-cell>
          <table:table-cell table:formula="of:=[.C345]/([.D345]-[.D344])" office:value-type="float" office:value="84784.5608321518" calcext:value-type="float">
            <text:p>84784.5608321518</text:p>
          </table:table-cell>
          <table:table-cell/>
          <table:table-cell office:value-type="float" office:value="1443146511.8236" calcext:value-type="float">
            <text:p>1443146511.8236</text:p>
          </table:table-cell>
          <table:table-cell table:formula="of:=[.G345]-[.$B$2]" office:value-type="float" office:value="51.8234105110169" calcext:value-type="float">
            <text:p>51.823410511</text:p>
          </table:table-cell>
          <table:table-cell table:formula="of:=[.C345]/([.H345]-[.H344])" office:value-type="float" office:value="85654.6907440673" calcext:value-type="float">
            <text:p>85654.6907440673</text:p>
          </table:table-cell>
          <table:table-cell table:formula="of:=[.G345]-[.$B345]" office:value-type="float" office:value="10.3427534103394" calcext:value-type="float">
            <text:p>10.342753410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501.5318" calcext:value-type="float">
            <text:p>1443146501.5318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16162109375" calcext:value-type="float">
            <text:p>41.5316162109</text:p>
          </table:table-cell>
          <table:table-cell table:formula="of:=[.C346]/([.D346]-[.D345])" office:value-type="float" office:value="84773.8506021391" calcext:value-type="float">
            <text:p>84773.8506021391</text:p>
          </table:table-cell>
          <table:table-cell/>
          <table:table-cell office:value-type="float" office:value="1443146511.87408" calcext:value-type="float">
            <text:p>1443146511.87408</text:p>
          </table:table-cell>
          <table:table-cell table:formula="of:=[.G346]-[.$B$2]" office:value-type="float" office:value="51.87389087677" calcext:value-type="float">
            <text:p>51.8738908768</text:p>
          </table:table-cell>
          <table:table-cell table:formula="of:=[.C346]/([.H346]-[.H345])" office:value-type="float" office:value="85577.8268549568" calcext:value-type="float">
            <text:p>85577.8268549568</text:p>
          </table:table-cell>
          <table:table-cell table:formula="of:=[.G346]-[.$B346]" office:value-type="float" office:value="10.3422746658325" calcext:value-type="float">
            <text:p>10.342274665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501.58277" calcext:value-type="float">
            <text:p>1443146501.58277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2578420639" calcext:value-type="float">
            <text:p>41.5825784206</text:p>
          </table:table-cell>
          <table:table-cell table:formula="of:=[.C347]/([.D347]-[.D346])" office:value-type="float" office:value="84768.694789732" calcext:value-type="float">
            <text:p>84768.694789732</text:p>
          </table:table-cell>
          <table:table-cell/>
          <table:table-cell office:value-type="float" office:value="1443146511.92449" calcext:value-type="float">
            <text:p>1443146511.92449</text:p>
          </table:table-cell>
          <table:table-cell table:formula="of:=[.G347]-[.$B$2]" office:value-type="float" office:value="51.9243042469025" calcext:value-type="float">
            <text:p>51.9243042469</text:p>
          </table:table-cell>
          <table:table-cell table:formula="of:=[.C347]/([.H347]-[.H346])" office:value-type="float" office:value="85691.55342423" calcext:value-type="float">
            <text:p>85691.55342423</text:p>
          </table:table-cell>
          <table:table-cell table:formula="of:=[.G347]-[.$B347]" office:value-type="float" office:value="10.3417258262634" calcext:value-type="float">
            <text:p>10.341725826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501.63375" calcext:value-type="float">
            <text:p>1443146501.63375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35625648499" calcext:value-type="float">
            <text:p>41.6335625648</text:p>
          </table:table-cell>
          <table:table-cell table:formula="of:=[.C348]/([.D348]-[.D347])" office:value-type="float" office:value="84732.225417713" calcext:value-type="float">
            <text:p>84732.225417713</text:p>
          </table:table-cell>
          <table:table-cell/>
          <table:table-cell office:value-type="float" office:value="1443146511.97494" calcext:value-type="float">
            <text:p>1443146511.97494</text:p>
          </table:table-cell>
          <table:table-cell table:formula="of:=[.G348]-[.$B$2]" office:value-type="float" office:value="51.9747488498688" calcext:value-type="float">
            <text:p>51.9747488499</text:p>
          </table:table-cell>
          <table:table-cell table:formula="of:=[.C348]/([.H348]-[.H347])" office:value-type="float" office:value="85638.4974005104" calcext:value-type="float">
            <text:p>85638.4974005104</text:p>
          </table:table-cell>
          <table:table-cell table:formula="of:=[.G348]-[.$B348]" office:value-type="float" office:value="10.3411862850189" calcext:value-type="float">
            <text:p>10.34118628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501.68472" calcext:value-type="float">
            <text:p>1443146501.68472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45347881317" calcext:value-type="float">
            <text:p>41.6845347881</text:p>
          </table:table-cell>
          <table:table-cell table:formula="of:=[.C349]/([.D349]-[.D348])" office:value-type="float" office:value="84752.041834859" calcext:value-type="float">
            <text:p>84752.041834859</text:p>
          </table:table-cell>
          <table:table-cell/>
          <table:table-cell office:value-type="float" office:value="1443146511.9926" calcext:value-type="float">
            <text:p>1443146511.9926</text:p>
          </table:table-cell>
          <table:table-cell table:formula="of:=[.G349]-[.$B$2]" office:value-type="float" office:value="51.99240899086" calcext:value-type="float">
            <text:p>51.9924089909</text:p>
          </table:table-cell>
          <table:table-cell table:formula="of:=[.C349]/([.H349]-[.H348])" office:value-type="float" office:value="244618.658602441" calcext:value-type="float">
            <text:p>244618.658602441</text:p>
          </table:table-cell>
          <table:table-cell table:formula="of:=[.G349]-[.$B349]" office:value-type="float" office:value="10.3078742027283" calcext:value-type="float">
            <text:p>10.307874202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501.73568" calcext:value-type="float">
            <text:p>1443146501.73568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5493183136" calcext:value-type="float">
            <text:p>41.7354931831</text:p>
          </table:table-cell>
          <table:table-cell table:formula="of:=[.C350]/([.D350]-[.D349])" office:value-type="float" office:value="84775.0404940698" calcext:value-type="float">
            <text:p>84775.0404940698</text:p>
          </table:table-cell>
          <table:table-cell/>
          <table:table-cell office:value-type="float" office:value="1443146512.00916" calcext:value-type="float">
            <text:p>1443146512.00916</text:p>
          </table:table-cell>
          <table:table-cell table:formula="of:=[.G350]-[.$B$2]" office:value-type="float" office:value="52.0089707374573" calcext:value-type="float">
            <text:p>52.0089707375</text:p>
          </table:table-cell>
          <table:table-cell table:formula="of:=[.C350]/([.H350]-[.H349])" office:value-type="float" office:value="260842.053984021" calcext:value-type="float">
            <text:p>260842.053984021</text:p>
          </table:table-cell>
          <table:table-cell table:formula="of:=[.G350]-[.$B350]" office:value-type="float" office:value="10.2734775543213" calcext:value-type="float">
            <text:p>10.273477554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501.78665" calcext:value-type="float">
            <text:p>1443146501.78665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64584922791" calcext:value-type="float">
            <text:p>41.7864584923</text:p>
          </table:table-cell>
          <table:table-cell table:formula="of:=[.C351]/([.D351]-[.D350])" office:value-type="float" office:value="84763.5396044236" calcext:value-type="float">
            <text:p>84763.5396044236</text:p>
          </table:table-cell>
          <table:table-cell/>
          <table:table-cell office:value-type="float" office:value="1443146512.02497" calcext:value-type="float">
            <text:p>1443146512.02497</text:p>
          </table:table-cell>
          <table:table-cell table:formula="of:=[.G351]-[.$B$2]" office:value-type="float" office:value="52.0247845649719" calcext:value-type="float">
            <text:p>52.024784565</text:p>
          </table:table-cell>
          <table:table-cell table:formula="of:=[.C351]/([.H351]-[.H350])" office:value-type="float" office:value="273178.646725365" calcext:value-type="float">
            <text:p>273178.646725365</text:p>
          </table:table-cell>
          <table:table-cell table:formula="of:=[.G351]-[.$B351]" office:value-type="float" office:value="10.2383260726929" calcext:value-type="float">
            <text:p>10.238326072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501.83761" calcext:value-type="float">
            <text:p>1443146501.83761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7423324585" calcext:value-type="float">
            <text:p>41.8374233246</text:p>
          </table:table-cell>
          <table:table-cell table:formula="of:=[.C352]/([.D352]-[.D351])" office:value-type="float" office:value="84764.3326690431" calcext:value-type="float">
            <text:p>84764.3326690431</text:p>
          </table:table-cell>
          <table:table-cell/>
          <table:table-cell office:value-type="float" office:value="1443146512.05309" calcext:value-type="float">
            <text:p>1443146512.05309</text:p>
          </table:table-cell>
          <table:table-cell table:formula="of:=[.G352]-[.$B$2]" office:value-type="float" office:value="52.0529046058655" calcext:value-type="float">
            <text:p>52.0529046059</text:p>
          </table:table-cell>
          <table:table-cell table:formula="of:=[.C352]/([.H352]-[.H351])" office:value-type="float" office:value="153627.088109611" calcext:value-type="float">
            <text:p>153627.088109611</text:p>
          </table:table-cell>
          <table:table-cell table:formula="of:=[.G352]-[.$B352]" office:value-type="float" office:value="10.2154812812805" calcext:value-type="float">
            <text:p>10.215481281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501.88858" calcext:value-type="float">
            <text:p>1443146501.88858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83926868439" calcext:value-type="float">
            <text:p>41.8883926868</text:p>
          </table:table-cell>
          <table:table-cell table:formula="of:=[.C353]/([.D353]-[.D352])" office:value-type="float" office:value="84756.7991542747" calcext:value-type="float">
            <text:p>84756.7991542747</text:p>
          </table:table-cell>
          <table:table-cell/>
          <table:table-cell office:value-type="float" office:value="1443146512.09972" calcext:value-type="float">
            <text:p>1443146512.09972</text:p>
          </table:table-cell>
          <table:table-cell table:formula="of:=[.G353]-[.$B$2]" office:value-type="float" office:value="52.0995316505432" calcext:value-type="float">
            <text:p>52.0995316505</text:p>
          </table:table-cell>
          <table:table-cell table:formula="of:=[.C353]/([.H353]-[.H352])" office:value-type="float" office:value="92650.0924486624" calcext:value-type="float">
            <text:p>92650.0924486624</text:p>
          </table:table-cell>
          <table:table-cell table:formula="of:=[.G353]-[.$B353]" office:value-type="float" office:value="10.2111389636993" calcext:value-type="float">
            <text:p>10.211138963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501.93954" calcext:value-type="float">
            <text:p>1443146501.93954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9350605011" calcext:value-type="float">
            <text:p>41.939350605</text:p>
          </table:table-cell>
          <table:table-cell table:formula="of:=[.C354]/([.D354]-[.D353])" office:value-type="float" office:value="84775.8337739142" calcext:value-type="float">
            <text:p>84775.8337739142</text:p>
          </table:table-cell>
          <table:table-cell/>
          <table:table-cell office:value-type="float" office:value="1443146512.14646" calcext:value-type="float">
            <text:p>1443146512.14646</text:p>
          </table:table-cell>
          <table:table-cell table:formula="of:=[.G354]-[.$B$2]" office:value-type="float" office:value="52.1462724208832" calcext:value-type="float">
            <text:p>52.1462724209</text:p>
          </table:table-cell>
          <table:table-cell table:formula="of:=[.C354]/([.H354]-[.H353])" office:value-type="float" office:value="92424.6641332347" calcext:value-type="float">
            <text:p>92424.6641332347</text:p>
          </table:table-cell>
          <table:table-cell table:formula="of:=[.G354]-[.$B354]" office:value-type="float" office:value="10.2069218158722" calcext:value-type="float">
            <text:p>10.206921815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501.99052" calcext:value-type="float">
            <text:p>1443146501.99052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03326034546" calcext:value-type="float">
            <text:p>41.9903326035</text:p>
          </table:table-cell>
          <table:table-cell table:formula="of:=[.C355]/([.D355]-[.D354])" office:value-type="float" office:value="84735.7916888802" calcext:value-type="float">
            <text:p>84735.7916888802</text:p>
          </table:table-cell>
          <table:table-cell/>
          <table:table-cell office:value-type="float" office:value="1443146512.19309" calcext:value-type="float">
            <text:p>1443146512.19309</text:p>
          </table:table-cell>
          <table:table-cell table:formula="of:=[.G355]-[.$B$2]" office:value-type="float" office:value="52.1929008960724" calcext:value-type="float">
            <text:p>52.1929008961</text:p>
          </table:table-cell>
          <table:table-cell table:formula="of:=[.C355]/([.H355]-[.H354])" office:value-type="float" office:value="92647.2500434618" calcext:value-type="float">
            <text:p>92647.2500434618</text:p>
          </table:table-cell>
          <table:table-cell table:formula="of:=[.G355]-[.$B355]" office:value-type="float" office:value="10.2025682926178" calcext:value-type="float">
            <text:p>10.202568292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502.03447" calcext:value-type="float">
            <text:p>1443146502.03447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42786312103" calcext:value-type="float">
            <text:p>42.0342786312</text:p>
          </table:table-cell>
          <table:table-cell table:formula="of:=[.C356]/([.D356]-[.D355])" office:value-type="float" office:value="98302.4000260413" calcext:value-type="float">
            <text:p>98302.4000260413</text:p>
          </table:table-cell>
          <table:table-cell/>
          <table:table-cell office:value-type="float" office:value="1443146512.23984" calcext:value-type="float">
            <text:p>1443146512.23984</text:p>
          </table:table-cell>
          <table:table-cell table:formula="of:=[.G356]-[.$B$2]" office:value-type="float" office:value="52.2396533489227" calcext:value-type="float">
            <text:p>52.2396533489</text:p>
          </table:table-cell>
          <table:table-cell table:formula="of:=[.C356]/([.H356]-[.H355])" office:value-type="float" office:value="92401.569043418" calcext:value-type="float">
            <text:p>92401.569043418</text:p>
          </table:table-cell>
          <table:table-cell table:formula="of:=[.G356]-[.$B356]" office:value-type="float" office:value="10.2053747177124" calcext:value-type="float">
            <text:p>10.205374717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502.07681" calcext:value-type="float">
            <text:p>1443146502.07681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66191482544" calcext:value-type="float">
            <text:p>42.0766191483</text:p>
          </table:table-cell>
          <table:table-cell table:formula="of:=[.C357]/([.D357]-[.D356])" office:value-type="float" office:value="102029.930232165" calcext:value-type="float">
            <text:p>102029.930232165</text:p>
          </table:table-cell>
          <table:table-cell/>
          <table:table-cell office:value-type="float" office:value="1443146512.28657" calcext:value-type="float">
            <text:p>1443146512.28657</text:p>
          </table:table-cell>
          <table:table-cell table:formula="of:=[.G357]-[.$B$2]" office:value-type="float" office:value="52.2863781452179" calcext:value-type="float">
            <text:p>52.2863781452</text:p>
          </table:table-cell>
          <table:table-cell table:formula="of:=[.C357]/([.H357]-[.H356])" office:value-type="float" office:value="92456.2618253069" calcext:value-type="float">
            <text:p>92456.2618253069</text:p>
          </table:table-cell>
          <table:table-cell table:formula="of:=[.G357]-[.$B357]" office:value-type="float" office:value="10.2097589969635" calcext:value-type="float">
            <text:p>10.20975899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502.11914" calcext:value-type="float">
            <text:p>1443146502.11914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89513206482" calcext:value-type="float">
            <text:p>42.1189513206</text:p>
          </table:table-cell>
          <table:table-cell table:formula="of:=[.C358]/([.D358]-[.D357])" office:value-type="float" office:value="102050.042691238" calcext:value-type="float">
            <text:p>102050.042691238</text:p>
          </table:table-cell>
          <table:table-cell/>
          <table:table-cell office:value-type="float" office:value="1443146512.33312" calcext:value-type="float">
            <text:p>1443146512.33312</text:p>
          </table:table-cell>
          <table:table-cell table:formula="of:=[.G358]-[.$B$2]" office:value-type="float" office:value="52.3329303264618" calcext:value-type="float">
            <text:p>52.3329303265</text:p>
          </table:table-cell>
          <table:table-cell table:formula="of:=[.C358]/([.H358]-[.H357])" office:value-type="float" office:value="92799.0887766704" calcext:value-type="float">
            <text:p>92799.0887766704</text:p>
          </table:table-cell>
          <table:table-cell table:formula="of:=[.G358]-[.$B358]" office:value-type="float" office:value="10.2139790058136" calcext:value-type="float">
            <text:p>10.213979005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502.16149" calcext:value-type="float">
            <text:p>1443146502.16149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12994670868" calcext:value-type="float">
            <text:p>42.1612994671</text:p>
          </table:table-cell>
          <table:table-cell table:formula="of:=[.C359]/([.D359]-[.D358])" office:value-type="float" office:value="102011.548634452" calcext:value-type="float">
            <text:p>102011.548634452</text:p>
          </table:table-cell>
          <table:table-cell/>
          <table:table-cell office:value-type="float" office:value="1443146512.37983" calcext:value-type="float">
            <text:p>1443146512.37983</text:p>
          </table:table-cell>
          <table:table-cell table:formula="of:=[.G359]-[.$B$2]" office:value-type="float" office:value="52.379637002945" calcext:value-type="float">
            <text:p>52.3796370029</text:p>
          </table:table-cell>
          <table:table-cell table:formula="of:=[.C359]/([.H359]-[.H358])" office:value-type="float" office:value="92492.130146706" calcext:value-type="float">
            <text:p>92492.130146706</text:p>
          </table:table-cell>
          <table:table-cell table:formula="of:=[.G359]-[.$B359]" office:value-type="float" office:value="10.2183375358582" calcext:value-type="float">
            <text:p>10.218337535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502.20381" calcext:value-type="float">
            <text:p>1443146502.20381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36209106445" calcext:value-type="float">
            <text:p>42.2036209106</text:p>
          </table:table-cell>
          <table:table-cell table:formula="of:=[.C360]/([.D360]-[.D359])" office:value-type="float" office:value="102075.913221301" calcext:value-type="float">
            <text:p>102075.913221301</text:p>
          </table:table-cell>
          <table:table-cell/>
          <table:table-cell office:value-type="float" office:value="1443146512.42656" calcext:value-type="float">
            <text:p>1443146512.42656</text:p>
          </table:table-cell>
          <table:table-cell table:formula="of:=[.G360]-[.$B$2]" office:value-type="float" office:value="52.4263708591461" calcext:value-type="float">
            <text:p>52.4263708591</text:p>
          </table:table-cell>
          <table:table-cell table:formula="of:=[.C360]/([.H360]-[.H359])" office:value-type="float" office:value="92438.3380948494" calcext:value-type="float">
            <text:p>92438.3380948494</text:p>
          </table:table-cell>
          <table:table-cell table:formula="of:=[.G360]-[.$B360]" office:value-type="float" office:value="10.2227499485016" calcext:value-type="float">
            <text:p>10.222749948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502.24614" calcext:value-type="float">
            <text:p>1443146502.24614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59497451782" calcext:value-type="float">
            <text:p>42.2459497452</text:p>
          </table:table-cell>
          <table:table-cell table:formula="of:=[.C361]/([.D361]-[.D360])" office:value-type="float" office:value="102058.089895235" calcext:value-type="float">
            <text:p>102058.089895235</text:p>
          </table:table-cell>
          <table:table-cell/>
          <table:table-cell office:value-type="float" office:value="1443146512.47326" calcext:value-type="float">
            <text:p>1443146512.47326</text:p>
          </table:table-cell>
          <table:table-cell table:formula="of:=[.G361]-[.$B$2]" office:value-type="float" office:value="52.4730687141418" calcext:value-type="float">
            <text:p>52.4730687141</text:p>
          </table:table-cell>
          <table:table-cell table:formula="of:=[.C361]/([.H361]-[.H360])" office:value-type="float" office:value="92509.6024302453" calcext:value-type="float">
            <text:p>92509.6024302453</text:p>
          </table:table-cell>
          <table:table-cell table:formula="of:=[.G361]-[.$B361]" office:value-type="float" office:value="10.2271189689636" calcext:value-type="float">
            <text:p>10.22711896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502.28849" calcext:value-type="float">
            <text:p>1443146502.28849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8302898407" calcext:value-type="float">
            <text:p>42.2883028984</text:p>
          </table:table-cell>
          <table:table-cell table:formula="of:=[.C362]/([.D362]-[.D361])" office:value-type="float" office:value="101999.48930996" calcext:value-type="float">
            <text:p>101999.48930996</text:p>
          </table:table-cell>
          <table:table-cell/>
          <table:table-cell office:value-type="float" office:value="1443146512.51993" calcext:value-type="float">
            <text:p>1443146512.51993</text:p>
          </table:table-cell>
          <table:table-cell table:formula="of:=[.G362]-[.$B$2]" office:value-type="float" office:value="52.5197386741638" calcext:value-type="float">
            <text:p>52.5197386742</text:p>
          </table:table-cell>
          <table:table-cell table:formula="of:=[.C362]/([.H362]-[.H361])" office:value-type="float" office:value="92564.8960908924" calcext:value-type="float">
            <text:p>92564.8960908924</text:p>
          </table:table-cell>
          <table:table-cell table:formula="of:=[.G362]-[.$B362]" office:value-type="float" office:value="10.2314357757568" calcext:value-type="float">
            <text:p>10.231435775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502.33082" calcext:value-type="float">
            <text:p>1443146502.3308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06341171265" calcext:value-type="float">
            <text:p>42.3306341171</text:p>
          </table:table-cell>
          <table:table-cell table:formula="of:=[.C363]/([.D363]-[.D362])" office:value-type="float" office:value="102052.341762884" calcext:value-type="float">
            <text:p>102052.341762884</text:p>
          </table:table-cell>
          <table:table-cell/>
          <table:table-cell office:value-type="float" office:value="1443146512.56659" calcext:value-type="float">
            <text:p>1443146512.56659</text:p>
          </table:table-cell>
          <table:table-cell table:formula="of:=[.G363]-[.$B$2]" office:value-type="float" office:value="52.5664024353027" calcext:value-type="float">
            <text:p>52.5664024353</text:p>
          </table:table-cell>
          <table:table-cell table:formula="of:=[.C363]/([.H363]-[.H362])" office:value-type="float" office:value="92577.1925486149" calcext:value-type="float">
            <text:p>92577.1925486149</text:p>
          </table:table-cell>
          <table:table-cell table:formula="of:=[.G363]-[.$B363]" office:value-type="float" office:value="10.2357683181763" calcext:value-type="float">
            <text:p>10.235768318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502.37315" calcext:value-type="float">
            <text:p>1443146502.37315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29584217072" calcext:value-type="float">
            <text:p>42.3729584217</text:p>
          </table:table-cell>
          <table:table-cell table:formula="of:=[.C364]/([.D364]-[.D363])" office:value-type="float" office:value="102069.013130841" calcext:value-type="float">
            <text:p>102069.013130841</text:p>
          </table:table-cell>
          <table:table-cell/>
          <table:table-cell office:value-type="float" office:value="1443146512.61327" calcext:value-type="float">
            <text:p>1443146512.61327</text:p>
          </table:table-cell>
          <table:table-cell table:formula="of:=[.G364]-[.$B$2]" office:value-type="float" office:value="52.6130845546722" calcext:value-type="float">
            <text:p>52.6130845547</text:p>
          </table:table-cell>
          <table:table-cell table:formula="of:=[.C364]/([.H364]-[.H363])" office:value-type="float" office:value="92540.7856015608" calcext:value-type="float">
            <text:p>92540.7856015608</text:p>
          </table:table-cell>
          <table:table-cell table:formula="of:=[.G364]-[.$B364]" office:value-type="float" office:value="10.2401261329651" calcext:value-type="float">
            <text:p>10.24012613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502.41548" calcext:value-type="float">
            <text:p>1443146502.41548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52939319611" calcext:value-type="float">
            <text:p>42.415293932</text:p>
          </table:table-cell>
          <table:table-cell table:formula="of:=[.C365]/([.D365]-[.D364])" office:value-type="float" office:value="102041.996756172" calcext:value-type="float">
            <text:p>102041.996756172</text:p>
          </table:table-cell>
          <table:table-cell/>
          <table:table-cell office:value-type="float" office:value="1443146512.66001" calcext:value-type="float">
            <text:p>1443146512.66001</text:p>
          </table:table-cell>
          <table:table-cell table:formula="of:=[.G365]-[.$B$2]" office:value-type="float" office:value="52.6598179340363" calcext:value-type="float">
            <text:p>52.659817934</text:p>
          </table:table-cell>
          <table:table-cell table:formula="of:=[.C365]/([.H365]-[.H364])" office:value-type="float" office:value="92439.2812758272" calcext:value-type="float">
            <text:p>92439.2812758272</text:p>
          </table:table-cell>
          <table:table-cell table:formula="of:=[.G365]-[.$B365]" office:value-type="float" office:value="10.2445240020752" calcext:value-type="float">
            <text:p>10.244524002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502.4578" calcext:value-type="float">
            <text:p>1443146502.4578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76101303101" calcext:value-type="float">
            <text:p>42.4576101303</text:p>
          </table:table-cell>
          <table:table-cell table:formula="of:=[.C366]/([.D366]-[.D365])" office:value-type="float" office:value="102088.565810454" calcext:value-type="float">
            <text:p>102088.565810454</text:p>
          </table:table-cell>
          <table:table-cell/>
          <table:table-cell office:value-type="float" office:value="1443146512.70676" calcext:value-type="float">
            <text:p>1443146512.70676</text:p>
          </table:table-cell>
          <table:table-cell table:formula="of:=[.G366]-[.$B$2]" office:value-type="float" office:value="52.7065722942352" calcext:value-type="float">
            <text:p>52.7065722942</text:p>
          </table:table-cell>
          <table:table-cell table:formula="of:=[.C366]/([.H366]-[.H365])" office:value-type="float" office:value="92397.7995124986" calcext:value-type="float">
            <text:p>92397.7995124986</text:p>
          </table:table-cell>
          <table:table-cell table:formula="of:=[.G366]-[.$B366]" office:value-type="float" office:value="10.2489621639252" calcext:value-type="float">
            <text:p>10.24896216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502.50014" calcext:value-type="float">
            <text:p>1443146502.50014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9947309494" calcext:value-type="float">
            <text:p>42.4999473095</text:p>
          </table:table-cell>
          <table:table-cell table:formula="of:=[.C367]/([.D367]-[.D366])" office:value-type="float" office:value="102037.974264395" calcext:value-type="float">
            <text:p>102037.974264395</text:p>
          </table:table-cell>
          <table:table-cell/>
          <table:table-cell office:value-type="float" office:value="1443146512.7534" calcext:value-type="float">
            <text:p>1443146512.7534</text:p>
          </table:table-cell>
          <table:table-cell table:formula="of:=[.G367]-[.$B$2]" office:value-type="float" office:value="52.7532136440277" calcext:value-type="float">
            <text:p>52.753213644</text:p>
          </table:table-cell>
          <table:table-cell table:formula="of:=[.C367]/([.H367]-[.H366])" office:value-type="float" office:value="92621.6762426646" calcext:value-type="float">
            <text:p>92621.6762426646</text:p>
          </table:table-cell>
          <table:table-cell table:formula="of:=[.G367]-[.$B367]" office:value-type="float" office:value="10.2532663345337" calcext:value-type="float">
            <text:p>10.253266334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502.54247" calcext:value-type="float">
            <text:p>1443146502.54247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22852039337" calcext:value-type="float">
            <text:p>42.5422852039</text:p>
          </table:table-cell>
          <table:table-cell table:formula="of:=[.C368]/([.D368]-[.D367])" office:value-type="float" office:value="102036.250436428" calcext:value-type="float">
            <text:p>102036.250436428</text:p>
          </table:table-cell>
          <table:table-cell/>
          <table:table-cell office:value-type="float" office:value="1443146512.80007" calcext:value-type="float">
            <text:p>1443146512.80007</text:p>
          </table:table-cell>
          <table:table-cell table:formula="of:=[.G368]-[.$B$2]" office:value-type="float" office:value="52.7998795509338" calcext:value-type="float">
            <text:p>52.7998795509</text:p>
          </table:table-cell>
          <table:table-cell table:formula="of:=[.C368]/([.H368]-[.H367])" office:value-type="float" office:value="92572.9357127895" calcext:value-type="float">
            <text:p>92572.9357127895</text:p>
          </table:table-cell>
          <table:table-cell table:formula="of:=[.G368]-[.$B368]" office:value-type="float" office:value="10.2575943470001" calcext:value-type="float">
            <text:p>10.25759434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502.58481" calcext:value-type="float">
            <text:p>1443146502.58481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46219062805" calcext:value-type="float">
            <text:p>42.5846219063</text:p>
          </table:table-cell>
          <table:table-cell table:formula="of:=[.C369]/([.D369]-[.D368])" office:value-type="float" office:value="102039.123515399" calcext:value-type="float">
            <text:p>102039.123515399</text:p>
          </table:table-cell>
          <table:table-cell/>
          <table:table-cell office:value-type="float" office:value="1443146512.84674" calcext:value-type="float">
            <text:p>1443146512.84674</text:p>
          </table:table-cell>
          <table:table-cell table:formula="of:=[.G369]-[.$B$2]" office:value-type="float" office:value="52.8465507030487" calcext:value-type="float">
            <text:p>52.846550703</text:p>
          </table:table-cell>
          <table:table-cell table:formula="of:=[.C369]/([.H369]-[.H368])" office:value-type="float" office:value="92562.5317619653" calcext:value-type="float">
            <text:p>92562.5317619653</text:p>
          </table:table-cell>
          <table:table-cell table:formula="of:=[.G369]-[.$B369]" office:value-type="float" office:value="10.2619287967682" calcext:value-type="float">
            <text:p>10.26192879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502.62715" calcext:value-type="float">
            <text:p>1443146502.62715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69643306732" calcext:value-type="float">
            <text:p>42.6269643307</text:p>
          </table:table-cell>
          <table:table-cell table:formula="of:=[.C370]/([.D370]-[.D369])" office:value-type="float" office:value="102025.334211727" calcext:value-type="float">
            <text:p>102025.334211727</text:p>
          </table:table-cell>
          <table:table-cell/>
          <table:table-cell office:value-type="float" office:value="1443146512.89345" calcext:value-type="float">
            <text:p>1443146512.89345</text:p>
          </table:table-cell>
          <table:table-cell table:formula="of:=[.G370]-[.$B$2]" office:value-type="float" office:value="52.8932650089264" calcext:value-type="float">
            <text:p>52.8932650089</text:p>
          </table:table-cell>
          <table:table-cell table:formula="of:=[.C370]/([.H370]-[.H369])" office:value-type="float" office:value="92477.0243041024" calcext:value-type="float">
            <text:p>92477.0243041024</text:p>
          </table:table-cell>
          <table:table-cell table:formula="of:=[.G370]-[.$B370]" office:value-type="float" office:value="10.2663006782532" calcext:value-type="float">
            <text:p>10.266300678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502.66948" calcext:value-type="float">
            <text:p>1443146502.66948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92945957184" calcext:value-type="float">
            <text:p>42.6692945957</text:p>
          </table:table-cell>
          <table:table-cell table:formula="of:=[.C371]/([.D371]-[.D370])" office:value-type="float" office:value="102054.640938123" calcext:value-type="float">
            <text:p>102054.640938123</text:p>
          </table:table-cell>
          <table:table-cell/>
          <table:table-cell office:value-type="float" office:value="1443146512.94011" calcext:value-type="float">
            <text:p>1443146512.94011</text:p>
          </table:table-cell>
          <table:table-cell table:formula="of:=[.G371]-[.$B$2]" office:value-type="float" office:value="52.9399199485779" calcext:value-type="float">
            <text:p>52.9399199486</text:p>
          </table:table-cell>
          <table:table-cell table:formula="of:=[.C371]/([.H371]-[.H370])" office:value-type="float" office:value="92594.6969875054" calcext:value-type="float">
            <text:p>92594.6969875054</text:p>
          </table:table-cell>
          <table:table-cell table:formula="of:=[.G371]-[.$B371]" office:value-type="float" office:value="10.2706253528595" calcext:value-type="float">
            <text:p>10.270625352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502.71182" calcext:value-type="float">
            <text:p>1443146502.71182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16289138794" calcext:value-type="float">
            <text:p>42.7116289139</text:p>
          </table:table-cell>
          <table:table-cell table:formula="of:=[.C372]/([.D372]-[.D371])" office:value-type="float" office:value="102044.870158761" calcext:value-type="float">
            <text:p>102044.870158761</text:p>
          </table:table-cell>
          <table:table-cell/>
          <table:table-cell office:value-type="float" office:value="1443146512.98682" calcext:value-type="float">
            <text:p>1443146512.98682</text:p>
          </table:table-cell>
          <table:table-cell table:formula="of:=[.G372]-[.$B$2]" office:value-type="float" office:value="52.9866302013397" calcext:value-type="float">
            <text:p>52.9866302013</text:p>
          </table:table-cell>
          <table:table-cell table:formula="of:=[.C372]/([.H372]-[.H371])" office:value-type="float" office:value="92485.0486685688" calcext:value-type="float">
            <text:p>92485.0486685688</text:p>
          </table:table-cell>
          <table:table-cell table:formula="of:=[.G372]-[.$B372]" office:value-type="float" office:value="10.2750012874603" calcext:value-type="float">
            <text:p>10.275001287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502.75414" calcext:value-type="float">
            <text:p>1443146502.75414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39508342743" calcext:value-type="float">
            <text:p>42.7539508343</text:p>
          </table:table-cell>
          <table:table-cell table:formula="of:=[.C373]/([.D373]-[.D372])" office:value-type="float" office:value="102074.763141439" calcext:value-type="float">
            <text:p>102074.763141439</text:p>
          </table:table-cell>
          <table:table-cell/>
          <table:table-cell office:value-type="float" office:value="1443146513.03352" calcext:value-type="float">
            <text:p>1443146513.03352</text:p>
          </table:table-cell>
          <table:table-cell table:formula="of:=[.G373]-[.$B$2]" office:value-type="float" office:value="53.0333299636841" calcext:value-type="float">
            <text:p>53.0333299637</text:p>
          </table:table-cell>
          <table:table-cell table:formula="of:=[.C373]/([.H373]-[.H372])" office:value-type="float" office:value="92505.8240798885" calcext:value-type="float">
            <text:p>92505.8240798885</text:p>
          </table:table-cell>
          <table:table-cell table:formula="of:=[.G373]-[.$B373]" office:value-type="float" office:value="10.2793791294098" calcext:value-type="float">
            <text:p>10.279379129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502.7965" calcext:value-type="float">
            <text:p>1443146502.7965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63151931763" calcext:value-type="float">
            <text:p>42.7963151932</text:p>
          </table:table-cell>
          <table:table-cell table:formula="of:=[.C374]/([.D374]-[.D373])" office:value-type="float" office:value="101972.509722042" calcext:value-type="float">
            <text:p>101972.509722042</text:p>
          </table:table-cell>
          <table:table-cell/>
          <table:table-cell office:value-type="float" office:value="1443146513.04793" calcext:value-type="float">
            <text:p>1443146513.04793</text:p>
          </table:table-cell>
          <table:table-cell table:formula="of:=[.G374]-[.$B$2]" office:value-type="float" office:value="53.047741651535" calcext:value-type="float">
            <text:p>53.0477416515</text:p>
          </table:table-cell>
          <table:table-cell table:formula="of:=[.C374]/([.H374]-[.H373])" office:value-type="float" office:value="299756.700580674" calcext:value-type="float">
            <text:p>299756.700580674</text:p>
          </table:table-cell>
          <table:table-cell table:formula="of:=[.G374]-[.$B374]" office:value-type="float" office:value="10.2514264583588" calcext:value-type="float">
            <text:p>10.251426458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502.83883" calcext:value-type="float">
            <text:p>1443146502.83883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86437892914" calcext:value-type="float">
            <text:p>42.8386437893</text:p>
          </table:table-cell>
          <table:table-cell table:formula="of:=[.C375]/([.D375]-[.D374])" office:value-type="float" office:value="102058.664744084" calcext:value-type="float">
            <text:p>102058.664744084</text:p>
          </table:table-cell>
          <table:table-cell/>
          <table:table-cell office:value-type="float" office:value="1443146513.06237" calcext:value-type="float">
            <text:p>1443146513.06237</text:p>
          </table:table-cell>
          <table:table-cell table:formula="of:=[.G375]-[.$B$2]" office:value-type="float" office:value="53.0621817111969" calcext:value-type="float">
            <text:p>53.0621817112</text:p>
          </table:table-cell>
          <table:table-cell table:formula="of:=[.C375]/([.H375]-[.H374])" office:value-type="float" office:value="299167.738995476" calcext:value-type="float">
            <text:p>299167.738995476</text:p>
          </table:table-cell>
          <table:table-cell table:formula="of:=[.G375]-[.$B375]" office:value-type="float" office:value="10.2235379219055" calcext:value-type="float">
            <text:p>10.223537921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502.88118" calcext:value-type="float">
            <text:p>1443146502.88118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09885978699" calcext:value-type="float">
            <text:p>42.8809885979</text:p>
          </table:table-cell>
          <table:table-cell table:formula="of:=[.C376]/([.D376]-[.D375])" office:value-type="float" office:value="102019.589768421" calcext:value-type="float">
            <text:p>102019.589768421</text:p>
          </table:table-cell>
          <table:table-cell/>
          <table:table-cell office:value-type="float" office:value="1443146513.09023" calcext:value-type="float">
            <text:p>1443146513.09023</text:p>
          </table:table-cell>
          <table:table-cell table:formula="of:=[.G376]-[.$B$2]" office:value-type="float" office:value="53.090042591095" calcext:value-type="float">
            <text:p>53.0900425911</text:p>
          </table:table-cell>
          <table:table-cell table:formula="of:=[.C376]/([.H376]-[.H375])" office:value-type="float" office:value="155056.122269098" calcext:value-type="float">
            <text:p>155056.122269098</text:p>
          </table:table-cell>
          <table:table-cell table:formula="of:=[.G376]-[.$B376]" office:value-type="float" office:value="10.2090539932251" calcext:value-type="float">
            <text:p>10.209053993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502.9235" calcext:value-type="float">
            <text:p>1443146502.9235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3140945435" calcext:value-type="float">
            <text:p>42.9233140945</text:p>
          </table:table-cell>
          <table:table-cell table:formula="of:=[.C377]/([.D377]-[.D376])" office:value-type="float" office:value="102066.138368464" calcext:value-type="float">
            <text:p>102066.138368464</text:p>
          </table:table-cell>
          <table:table-cell/>
          <table:table-cell office:value-type="float" office:value="1443146513.13414" calcext:value-type="float">
            <text:p>1443146513.13414</text:p>
          </table:table-cell>
          <table:table-cell table:formula="of:=[.G377]-[.$B$2]" office:value-type="float" office:value="53.1339547634125" calcext:value-type="float">
            <text:p>53.1339547634</text:p>
          </table:table-cell>
          <table:table-cell table:formula="of:=[.C377]/([.H377]-[.H376])" office:value-type="float" office:value="98378.1892811962" calcext:value-type="float">
            <text:p>98378.1892811962</text:p>
          </table:table-cell>
          <table:table-cell table:formula="of:=[.G377]-[.$B377]" office:value-type="float" office:value="10.210640668869" calcext:value-type="float">
            <text:p>10.210640668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502.96583" calcext:value-type="float">
            <text:p>1443146502.96583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56434059143" calcext:value-type="float">
            <text:p>42.9656434059</text:p>
          </table:table-cell>
          <table:table-cell table:formula="of:=[.C378]/([.D378]-[.D377])" office:value-type="float" office:value="102056.940216963" calcext:value-type="float">
            <text:p>102056.940216963</text:p>
          </table:table-cell>
          <table:table-cell/>
          <table:table-cell office:value-type="float" office:value="1443146513.17793" calcext:value-type="float">
            <text:p>1443146513.17793</text:p>
          </table:table-cell>
          <table:table-cell table:formula="of:=[.G378]-[.$B$2]" office:value-type="float" office:value="53.1777398586273" calcext:value-type="float">
            <text:p>53.1777398586</text:p>
          </table:table-cell>
          <table:table-cell table:formula="of:=[.C378]/([.H378]-[.H377])" office:value-type="float" office:value="98663.7114479875" calcext:value-type="float">
            <text:p>98663.7114479875</text:p>
          </table:table-cell>
          <table:table-cell table:formula="of:=[.G378]-[.$B378]" office:value-type="float" office:value="10.212096452713" calcext:value-type="float">
            <text:p>10.212096452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503.00834" calcext:value-type="float">
            <text:p>1443146503.00834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81553459168" calcext:value-type="float">
            <text:p>43.0081553459</text:p>
          </table:table-cell>
          <table:table-cell table:formula="of:=[.C379]/([.D379]-[.D378])" office:value-type="float" office:value="101618.509993943" calcext:value-type="float">
            <text:p>101618.509993943</text:p>
          </table:table-cell>
          <table:table-cell/>
          <table:table-cell office:value-type="float" office:value="1443146513.22191" calcext:value-type="float">
            <text:p>1443146513.22191</text:p>
          </table:table-cell>
          <table:table-cell table:formula="of:=[.G379]-[.$B$2]" office:value-type="float" office:value="53.2217183113098" calcext:value-type="float">
            <text:p>53.2217183113</text:p>
          </table:table-cell>
          <table:table-cell table:formula="of:=[.C379]/([.H379]-[.H378])" office:value-type="float" office:value="98229.92253021" calcext:value-type="float">
            <text:p>98229.92253021</text:p>
          </table:table-cell>
          <table:table-cell table:formula="of:=[.G379]-[.$B379]" office:value-type="float" office:value="10.2135629653931" calcext:value-type="float">
            <text:p>10.213562965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503.0517" calcext:value-type="float">
            <text:p>1443146503.0517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15079498291" calcext:value-type="float">
            <text:p>43.0515079498</text:p>
          </table:table-cell>
          <table:table-cell table:formula="of:=[.C380]/([.D380]-[.D379])" office:value-type="float" office:value="99647.9936645512" calcext:value-type="float">
            <text:p>99647.9936645512</text:p>
          </table:table-cell>
          <table:table-cell/>
          <table:table-cell office:value-type="float" office:value="1443146513.26579" calcext:value-type="float">
            <text:p>1443146513.26579</text:p>
          </table:table-cell>
          <table:table-cell table:formula="of:=[.G380]-[.$B$2]" office:value-type="float" office:value="53.2656011581421" calcext:value-type="float">
            <text:p>53.2656011581</text:p>
          </table:table-cell>
          <table:table-cell table:formula="of:=[.C380]/([.H380]-[.H379])" office:value-type="float" office:value="98443.9322387508" calcext:value-type="float">
            <text:p>98443.9322387508</text:p>
          </table:table-cell>
          <table:table-cell table:formula="of:=[.G380]-[.$B380]" office:value-type="float" office:value="10.214093208313" calcext:value-type="float">
            <text:p>10.214093208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503.09504" calcext:value-type="float">
            <text:p>1443146503.09504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4854593277" calcext:value-type="float">
            <text:p>43.0948545933</text:p>
          </table:table-cell>
          <table:table-cell table:formula="of:=[.C381]/([.D381]-[.D380])" office:value-type="float" office:value="99661.6959556458" calcext:value-type="float">
            <text:p>99661.6959556458</text:p>
          </table:table-cell>
          <table:table-cell/>
          <table:table-cell office:value-type="float" office:value="1443146513.30967" calcext:value-type="float">
            <text:p>1443146513.30967</text:p>
          </table:table-cell>
          <table:table-cell table:formula="of:=[.G381]-[.$B$2]" office:value-type="float" office:value="53.3094844818115" calcext:value-type="float">
            <text:p>53.3094844818</text:p>
          </table:table-cell>
          <table:table-cell table:formula="of:=[.C381]/([.H381]-[.H380])" office:value-type="float" office:value="98442.8625448224" calcext:value-type="float">
            <text:p>98442.8625448224</text:p>
          </table:table-cell>
          <table:table-cell table:formula="of:=[.G381]-[.$B381]" office:value-type="float" office:value="10.2146298885345" calcext:value-type="float">
            <text:p>10.214629888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503.13842" calcext:value-type="float">
            <text:p>1443146503.13842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8233423233" calcext:value-type="float">
            <text:p>43.1382334232</text:p>
          </table:table-cell>
          <table:table-cell table:formula="of:=[.C382]/([.D382]-[.D381])" office:value-type="float" office:value="99587.7483181638" calcext:value-type="float">
            <text:p>99587.7483181638</text:p>
          </table:table-cell>
          <table:table-cell/>
          <table:table-cell office:value-type="float" office:value="1443146513.35359" calcext:value-type="float">
            <text:p>1443146513.35359</text:p>
          </table:table-cell>
          <table:table-cell table:formula="of:=[.G382]-[.$B$2]" office:value-type="float" office:value="53.353405714035" calcext:value-type="float">
            <text:p>53.353405714</text:p>
          </table:table-cell>
          <table:table-cell table:formula="of:=[.C382]/([.H382]-[.H381])" office:value-type="float" office:value="98357.896199632" calcext:value-type="float">
            <text:p>98357.896199632</text:p>
          </table:table-cell>
          <table:table-cell table:formula="of:=[.G382]-[.$B382]" office:value-type="float" office:value="10.215172290802" calcext:value-type="float">
            <text:p>10.215172290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503.18176" calcext:value-type="float">
            <text:p>1443146503.18176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15755367279" calcext:value-type="float">
            <text:p>43.1815755367</text:p>
          </table:table-cell>
          <table:table-cell table:formula="of:=[.C383]/([.D383]-[.D382])" office:value-type="float" office:value="99672.1122173937" calcext:value-type="float">
            <text:p>99672.1122173937</text:p>
          </table:table-cell>
          <table:table-cell/>
          <table:table-cell office:value-type="float" office:value="1443146513.39736" calcext:value-type="float">
            <text:p>1443146513.39736</text:p>
          </table:table-cell>
          <table:table-cell table:formula="of:=[.G383]-[.$B$2]" office:value-type="float" office:value="53.3971753120422" calcext:value-type="float">
            <text:p>53.397175312</text:p>
          </table:table-cell>
          <table:table-cell table:formula="of:=[.C383]/([.H383]-[.H382])" office:value-type="float" office:value="98698.6446457461" calcext:value-type="float">
            <text:p>98698.6446457461</text:p>
          </table:table-cell>
          <table:table-cell table:formula="of:=[.G383]-[.$B383]" office:value-type="float" office:value="10.2155997753143" calcext:value-type="float">
            <text:p>10.215599775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503.2251" calcext:value-type="float">
            <text:p>1443146503.2251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49140739441" calcext:value-type="float">
            <text:p>43.2249140739</text:p>
          </table:table-cell>
          <table:table-cell table:formula="of:=[.C384]/([.D384]-[.D383])" office:value-type="float" office:value="99680.337120066" calcext:value-type="float">
            <text:p>99680.337120066</text:p>
          </table:table-cell>
          <table:table-cell/>
          <table:table-cell office:value-type="float" office:value="1443146513.44132" calcext:value-type="float">
            <text:p>1443146513.44132</text:p>
          </table:table-cell>
          <table:table-cell table:formula="of:=[.G384]-[.$B$2]" office:value-type="float" office:value="53.4411292076111" calcext:value-type="float">
            <text:p>53.4411292076</text:p>
          </table:table-cell>
          <table:table-cell table:formula="of:=[.C384]/([.H384]-[.H383])" office:value-type="float" office:value="98284.8037492677" calcext:value-type="float">
            <text:p>98284.8037492677</text:p>
          </table:table-cell>
          <table:table-cell table:formula="of:=[.G384]-[.$B384]" office:value-type="float" office:value="10.216215133667" calcext:value-type="float">
            <text:p>10.216215133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503.26844" calcext:value-type="float">
            <text:p>1443146503.26844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2554721832" calcext:value-type="float">
            <text:p>43.2682554722</text:p>
          </table:table-cell>
          <table:table-cell table:formula="of:=[.C385]/([.D385]-[.D384])" office:value-type="float" office:value="99673.7570893408" calcext:value-type="float">
            <text:p>99673.7570893408</text:p>
          </table:table-cell>
          <table:table-cell/>
          <table:table-cell office:value-type="float" office:value="1443146513.48521" calcext:value-type="float">
            <text:p>1443146513.48521</text:p>
          </table:table-cell>
          <table:table-cell table:formula="of:=[.G385]-[.$B$2]" office:value-type="float" office:value="53.4850223064423" calcext:value-type="float">
            <text:p>53.4850223064</text:p>
          </table:table-cell>
          <table:table-cell table:formula="of:=[.C385]/([.H385]-[.H384])" office:value-type="float" office:value="98420.9389411247" calcext:value-type="float">
            <text:p>98420.9389411247</text:p>
          </table:table-cell>
          <table:table-cell table:formula="of:=[.G385]-[.$B385]" office:value-type="float" office:value="10.216766834259" calcext:value-type="float">
            <text:p>10.216766834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503.31179" calcext:value-type="float">
            <text:p>1443146503.31179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15994930267" calcext:value-type="float">
            <text:p>43.311599493</text:p>
          </table:table-cell>
          <table:table-cell table:formula="of:=[.C386]/([.D386]-[.D385])" office:value-type="float" office:value="99667.7261576035" calcext:value-type="float">
            <text:p>99667.7261576035</text:p>
          </table:table-cell>
          <table:table-cell/>
          <table:table-cell office:value-type="float" office:value="1443146513.52907" calcext:value-type="float">
            <text:p>1443146513.52907</text:p>
          </table:table-cell>
          <table:table-cell table:formula="of:=[.G386]-[.$B$2]" office:value-type="float" office:value="53.5288863182068" calcext:value-type="float">
            <text:p>53.5288863182</text:p>
          </table:table-cell>
          <table:table-cell table:formula="of:=[.C386]/([.H386]-[.H385])" office:value-type="float" office:value="98486.2037515151" calcext:value-type="float">
            <text:p>98486.2037515151</text:p>
          </table:table-cell>
          <table:table-cell table:formula="of:=[.G386]-[.$B386]" office:value-type="float" office:value="10.2172868251801" calcext:value-type="float">
            <text:p>10.217286825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503.35513" calcext:value-type="float">
            <text:p>1443146503.35513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4945898056" calcext:value-type="float">
            <text:p>43.3549458981</text:p>
          </table:table-cell>
          <table:table-cell table:formula="of:=[.C387]/([.D387]-[.D386])" office:value-type="float" office:value="99662.244125671" calcext:value-type="float">
            <text:p>99662.244125671</text:p>
          </table:table-cell>
          <table:table-cell/>
          <table:table-cell office:value-type="float" office:value="1443146513.573" calcext:value-type="float">
            <text:p>1443146513.573</text:p>
          </table:table-cell>
          <table:table-cell table:formula="of:=[.G387]-[.$B$2]" office:value-type="float" office:value="53.572808265686" calcext:value-type="float">
            <text:p>53.5728082657</text:p>
          </table:table-cell>
          <table:table-cell table:formula="of:=[.C387]/([.H387]-[.H386])" office:value-type="float" office:value="98356.2944708015" calcext:value-type="float">
            <text:p>98356.2944708015</text:p>
          </table:table-cell>
          <table:table-cell table:formula="of:=[.G387]-[.$B387]" office:value-type="float" office:value="10.21786236763" calcext:value-type="float">
            <text:p>10.217862367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503.39848" calcext:value-type="float">
            <text:p>1443146503.39848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82877731323" calcext:value-type="float">
            <text:p>43.3982877731</text:p>
          </table:table-cell>
          <table:table-cell table:formula="of:=[.C388]/([.D388]-[.D387])" office:value-type="float" office:value="99672.6605020106" calcext:value-type="float">
            <text:p>99672.6605020106</text:p>
          </table:table-cell>
          <table:table-cell/>
          <table:table-cell office:value-type="float" office:value="1443146513.6168" calcext:value-type="float">
            <text:p>1443146513.6168</text:p>
          </table:table-cell>
          <table:table-cell table:formula="of:=[.G388]-[.$B$2]" office:value-type="float" office:value="53.6166121959686" calcext:value-type="float">
            <text:p>53.616612196</text:p>
          </table:table-cell>
          <table:table-cell table:formula="of:=[.C388]/([.H388]-[.H387])" office:value-type="float" office:value="98621.2874536677" calcext:value-type="float">
            <text:p>98621.2874536677</text:p>
          </table:table-cell>
          <table:table-cell table:formula="of:=[.G388]-[.$B388]" office:value-type="float" office:value="10.2183244228363" calcext:value-type="float">
            <text:p>10.218324422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503.44183" calcext:value-type="float">
            <text:p>1443146503.44183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16403770447" calcext:value-type="float">
            <text:p>43.441640377</text:p>
          </table:table-cell>
          <table:table-cell table:formula="of:=[.C389]/([.D389]-[.D388])" office:value-type="float" office:value="99647.9936645512" calcext:value-type="float">
            <text:p>99647.9936645512</text:p>
          </table:table-cell>
          <table:table-cell/>
          <table:table-cell office:value-type="float" office:value="1443146513.66074" calcext:value-type="float">
            <text:p>1443146513.66074</text:p>
          </table:table-cell>
          <table:table-cell table:formula="of:=[.G389]-[.$B$2]" office:value-type="float" office:value="53.6605508327484" calcext:value-type="float">
            <text:p>53.6605508327</text:p>
          </table:table-cell>
          <table:table-cell table:formula="of:=[.C389]/([.H389]-[.H388])" office:value-type="float" office:value="98318.9356021965" calcext:value-type="float">
            <text:p>98318.9356021965</text:p>
          </table:table-cell>
          <table:table-cell table:formula="of:=[.G389]-[.$B389]" office:value-type="float" office:value="10.2189104557037" calcext:value-type="float">
            <text:p>10.218910455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503.48517" calcext:value-type="float">
            <text:p>1443146503.48517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49827289581" calcext:value-type="float">
            <text:p>43.484982729</text:p>
          </table:table-cell>
          <table:table-cell table:formula="of:=[.C390]/([.D390]-[.D389])" office:value-type="float" office:value="99671.5639388088" calcext:value-type="float">
            <text:p>99671.5639388088</text:p>
          </table:table-cell>
          <table:table-cell/>
          <table:table-cell office:value-type="float" office:value="1443146513.70462" calcext:value-type="float">
            <text:p>1443146513.70462</text:p>
          </table:table-cell>
          <table:table-cell table:formula="of:=[.G390]-[.$B$2]" office:value-type="float" office:value="53.7044332027435" calcext:value-type="float">
            <text:p>53.7044332027</text:p>
          </table:table-cell>
          <table:table-cell table:formula="of:=[.C390]/([.H390]-[.H389])" office:value-type="float" office:value="98445.0019559265" calcext:value-type="float">
            <text:p>98445.0019559265</text:p>
          </table:table-cell>
          <table:table-cell table:formula="of:=[.G390]-[.$B390]" office:value-type="float" office:value="10.2194504737854" calcext:value-type="float">
            <text:p>10.219450473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503.52853" calcext:value-type="float">
            <text:p>1443146503.52853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83463001251" calcext:value-type="float">
            <text:p>43.5283463001</text:p>
          </table:table-cell>
          <table:table-cell table:formula="of:=[.C391]/([.D391]-[.D390])" office:value-type="float" office:value="99622.7912909611" calcext:value-type="float">
            <text:p>99622.7912909611</text:p>
          </table:table-cell>
          <table:table-cell/>
          <table:table-cell office:value-type="float" office:value="1443146513.74853" calcext:value-type="float">
            <text:p>1443146513.74853</text:p>
          </table:table-cell>
          <table:table-cell table:formula="of:=[.G391]-[.$B$2]" office:value-type="float" office:value="53.7483382225037" calcext:value-type="float">
            <text:p>53.7483382225</text:p>
          </table:table-cell>
          <table:table-cell table:formula="of:=[.C391]/([.H391]-[.H390])" office:value-type="float" office:value="98394.2160509582" calcext:value-type="float">
            <text:p>98394.2160509582</text:p>
          </table:table-cell>
          <table:table-cell table:formula="of:=[.G391]-[.$B391]" office:value-type="float" office:value="10.2199919223785" calcext:value-type="float">
            <text:p>10.219991922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503.57187" calcext:value-type="float">
            <text:p>1443146503.57187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16857910156" calcext:value-type="float">
            <text:p>43.571685791</text:p>
          </table:table-cell>
          <table:table-cell table:formula="of:=[.C392]/([.D392]-[.D391])" office:value-type="float" office:value="99678.143679963" calcext:value-type="float">
            <text:p>99678.143679963</text:p>
          </table:table-cell>
          <table:table-cell/>
          <table:table-cell office:value-type="float" office:value="1443146513.79242" calcext:value-type="float">
            <text:p>1443146513.79242</text:p>
          </table:table-cell>
          <table:table-cell table:formula="of:=[.G392]-[.$B$2]" office:value-type="float" office:value="53.7922286987305" calcext:value-type="float">
            <text:p>53.7922286987</text:p>
          </table:table-cell>
          <table:table-cell table:formula="of:=[.C392]/([.H392]-[.H391])" office:value-type="float" office:value="98426.8199250367" calcext:value-type="float">
            <text:p>98426.8199250367</text:p>
          </table:table-cell>
          <table:table-cell table:formula="of:=[.G392]-[.$B392]" office:value-type="float" office:value="10.2205429077148" calcext:value-type="float">
            <text:p>10.22054290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503.61523" calcext:value-type="float">
            <text:p>1443146503.61523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0441169739" calcext:value-type="float">
            <text:p>43.615044117</text:p>
          </table:table-cell>
          <table:table-cell table:formula="of:=[.C393]/([.D393]-[.D392])" office:value-type="float" office:value="99634.843009381" calcext:value-type="float">
            <text:p>99634.843009381</text:p>
          </table:table-cell>
          <table:table-cell/>
          <table:table-cell office:value-type="float" office:value="1443146513.83636" calcext:value-type="float">
            <text:p>1443146513.83636</text:p>
          </table:table-cell>
          <table:table-cell table:formula="of:=[.G393]-[.$B$2]" office:value-type="float" office:value="53.8361670970917" calcext:value-type="float">
            <text:p>53.8361670971</text:p>
          </table:table-cell>
          <table:table-cell table:formula="of:=[.C393]/([.H393]-[.H392])" office:value-type="float" office:value="98319.4691004987" calcext:value-type="float">
            <text:p>98319.4691004987</text:p>
          </table:table-cell>
          <table:table-cell table:formula="of:=[.G393]-[.$B393]" office:value-type="float" office:value="10.2211229801178" calcext:value-type="float">
            <text:p>10.221122980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503.65858" calcext:value-type="float">
            <text:p>1443146503.65858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83878993988" calcext:value-type="float">
            <text:p>43.6583878994</text:p>
          </table:table-cell>
          <table:table-cell table:formula="of:=[.C394]/([.D394]-[.D393])" office:value-type="float" office:value="99668.2743939669" calcext:value-type="float">
            <text:p>99668.2743939669</text:p>
          </table:table-cell>
          <table:table-cell/>
          <table:table-cell office:value-type="float" office:value="1443146513.88013" calcext:value-type="float">
            <text:p>1443146513.88013</text:p>
          </table:table-cell>
          <table:table-cell table:formula="of:=[.G394]-[.$B$2]" office:value-type="float" office:value="53.8799412250519" calcext:value-type="float">
            <text:p>53.8799412251</text:p>
          </table:table-cell>
          <table:table-cell table:formula="of:=[.C394]/([.H394]-[.H393])" office:value-type="float" office:value="98688.4308449799" calcext:value-type="float">
            <text:p>98688.4308449799</text:p>
          </table:table-cell>
          <table:table-cell table:formula="of:=[.G394]-[.$B394]" office:value-type="float" office:value="10.2215533256531" calcext:value-type="float">
            <text:p>10.221553325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503.70192" calcext:value-type="float">
            <text:p>1443146503.70192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1732635498" calcext:value-type="float">
            <text:p>43.7017326355</text:p>
          </table:table-cell>
          <table:table-cell table:formula="of:=[.C395]/([.D395]-[.D394])" office:value-type="float" office:value="99666.0814847003" calcext:value-type="float">
            <text:p>99666.0814847003</text:p>
          </table:table-cell>
          <table:table-cell/>
          <table:table-cell office:value-type="float" office:value="1443146513.92409" calcext:value-type="float">
            <text:p>1443146513.92409</text:p>
          </table:table-cell>
          <table:table-cell table:formula="of:=[.G395]-[.$B$2]" office:value-type="float" office:value="53.9238982200623" calcext:value-type="float">
            <text:p>53.9238982201</text:p>
          </table:table-cell>
          <table:table-cell table:formula="of:=[.C395]/([.H395]-[.H394])" office:value-type="float" office:value="98277.8736121582" calcext:value-type="float">
            <text:p>98277.8736121582</text:p>
          </table:table-cell>
          <table:table-cell table:formula="of:=[.G395]-[.$B395]" office:value-type="float" office:value="10.2221655845642" calcext:value-type="float">
            <text:p>10.222165584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503.74527" calcext:value-type="float">
            <text:p>1443146503.74527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0771331787" calcext:value-type="float">
            <text:p>43.7450771332</text:p>
          </table:table-cell>
          <table:table-cell table:formula="of:=[.C396]/([.D396]-[.D395])" office:value-type="float" office:value="99666.6297029703" calcext:value-type="float">
            <text:p>99666.6297029703</text:p>
          </table:table-cell>
          <table:table-cell/>
          <table:table-cell office:value-type="float" office:value="1443146513.96793" calcext:value-type="float">
            <text:p>1443146513.96793</text:p>
          </table:table-cell>
          <table:table-cell table:formula="of:=[.G396]-[.$B$2]" office:value-type="float" office:value="53.9677429199219" calcext:value-type="float">
            <text:p>53.9677429199</text:p>
          </table:table-cell>
          <table:table-cell table:formula="of:=[.C396]/([.H396]-[.H395])" office:value-type="float" office:value="98529.5831384789" calcext:value-type="float">
            <text:p>98529.5831384789</text:p>
          </table:table-cell>
          <table:table-cell table:formula="of:=[.G396]-[.$B396]" office:value-type="float" office:value="10.2226657867432" calcext:value-type="float">
            <text:p>10.222665786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503.78862" calcext:value-type="float">
            <text:p>1443146503.78862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84323596954" calcext:value-type="float">
            <text:p>43.7884323597</text:p>
          </table:table-cell>
          <table:table-cell table:formula="of:=[.C397]/([.D397]-[.D396])" office:value-type="float" office:value="99641.9658500371" calcext:value-type="float">
            <text:p>99641.9658500371</text:p>
          </table:table-cell>
          <table:table-cell/>
          <table:table-cell office:value-type="float" office:value="1443146514.01178" calcext:value-type="float">
            <text:p>1443146514.01178</text:p>
          </table:table-cell>
          <table:table-cell table:formula="of:=[.G397]-[.$B$2]" office:value-type="float" office:value="54.0115895271301" calcext:value-type="float">
            <text:p>54.0115895271</text:p>
          </table:table-cell>
          <table:table-cell table:formula="of:=[.C397]/([.H397]-[.H396])" office:value-type="float" office:value="98525.2970539297" calcext:value-type="float">
            <text:p>98525.2970539297</text:p>
          </table:table-cell>
          <table:table-cell table:formula="of:=[.G397]-[.$B397]" office:value-type="float" office:value="10.2231571674347" calcext:value-type="float">
            <text:p>10.223157167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503.83196" calcext:value-type="float">
            <text:p>1443146503.83196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17737579346" calcext:value-type="float">
            <text:p>43.8317737579</text:p>
          </table:table-cell>
          <table:table-cell table:formula="of:=[.C398]/([.D398]-[.D397])" office:value-type="float" office:value="99673.7570893408" calcext:value-type="float">
            <text:p>99673.7570893408</text:p>
          </table:table-cell>
          <table:table-cell/>
          <table:table-cell office:value-type="float" office:value="1443146514.02614" calcext:value-type="float">
            <text:p>1443146514.02614</text:p>
          </table:table-cell>
          <table:table-cell table:formula="of:=[.G398]-[.$B$2]" office:value-type="float" office:value="54.0259487628937" calcext:value-type="float">
            <text:p>54.0259487629</text:p>
          </table:table-cell>
          <table:table-cell table:formula="of:=[.C398]/([.H398]-[.H397])" office:value-type="float" office:value="300851.665864147" calcext:value-type="float">
            <text:p>300851.665864147</text:p>
          </table:table-cell>
          <table:table-cell table:formula="of:=[.G398]-[.$B398]" office:value-type="float" office:value="10.1941750049591" calcext:value-type="float">
            <text:p>10.19417500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503.87533" calcext:value-type="float">
            <text:p>1443146503.87533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1404285431" calcext:value-type="float">
            <text:p>43.8751404285</text:p>
          </table:table-cell>
          <table:table-cell table:formula="of:=[.C399]/([.D399]-[.D398])" office:value-type="float" office:value="99615.6711913048" calcext:value-type="float">
            <text:p>99615.6711913048</text:p>
          </table:table-cell>
          <table:table-cell/>
          <table:table-cell office:value-type="float" office:value="1443146514.04049" calcext:value-type="float">
            <text:p>1443146514.04049</text:p>
          </table:table-cell>
          <table:table-cell table:formula="of:=[.G399]-[.$B$2]" office:value-type="float" office:value="54.0403020381928" calcext:value-type="float">
            <text:p>54.0403020382</text:p>
          </table:table-cell>
          <table:table-cell table:formula="of:=[.C399]/([.H399]-[.H398])" office:value-type="float" office:value="300976.600112953" calcext:value-type="float">
            <text:p>300976.600112953</text:p>
          </table:table-cell>
          <table:table-cell table:formula="of:=[.G399]-[.$B399]" office:value-type="float" office:value="10.1651616096497" calcext:value-type="float">
            <text:p>10.165161609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503.91868" calcext:value-type="float">
            <text:p>1443146503.91868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84904098511" calcext:value-type="float">
            <text:p>43.9184904099</text:p>
          </table:table-cell>
          <table:table-cell table:formula="of:=[.C400]/([.D400]-[.D399])" office:value-type="float" office:value="99654.0222084115" calcext:value-type="float">
            <text:p>99654.0222084115</text:p>
          </table:table-cell>
          <table:table-cell/>
          <table:table-cell office:value-type="float" office:value="1443146514.07489" calcext:value-type="float">
            <text:p>1443146514.07489</text:p>
          </table:table-cell>
          <table:table-cell table:formula="of:=[.G400]-[.$B$2]" office:value-type="float" office:value="54.0747051239014" calcext:value-type="float">
            <text:p>54.0747051239</text:p>
          </table:table-cell>
          <table:table-cell table:formula="of:=[.C400]/([.H400]-[.H399])" office:value-type="float" office:value="125570.131603568" calcext:value-type="float">
            <text:p>125570.131603568</text:p>
          </table:table-cell>
          <table:table-cell table:formula="of:=[.G400]-[.$B400]" office:value-type="float" office:value="10.1562147140503" calcext:value-type="float">
            <text:p>10.156214714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503.96202" calcext:value-type="float">
            <text:p>1443146503.96202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18330001831" calcext:value-type="float">
            <text:p>43.9618330002</text:p>
          </table:table-cell>
          <table:table-cell table:formula="of:=[.C401]/([.D401]-[.D400])" office:value-type="float" office:value="99671.0156662559" calcext:value-type="float">
            <text:p>99671.0156662559</text:p>
          </table:table-cell>
          <table:table-cell/>
          <table:table-cell office:value-type="float" office:value="1443146514.12368" calcext:value-type="float">
            <text:p>1443146514.12368</text:p>
          </table:table-cell>
          <table:table-cell table:formula="of:=[.G401]-[.$B$2]" office:value-type="float" office:value="54.1234891414642" calcext:value-type="float">
            <text:p>54.1234891415</text:p>
          </table:table-cell>
          <table:table-cell table:formula="of:=[.C401]/([.H401]-[.H400])" office:value-type="float" office:value="88553.5922586321" calcext:value-type="float">
            <text:p>88553.5922586321</text:p>
          </table:table-cell>
          <table:table-cell table:formula="of:=[.G401]-[.$B401]" office:value-type="float" office:value="10.1616561412811" calcext:value-type="float">
            <text:p>10.161656141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504.00532" calcext:value-type="float">
            <text:p>1443146504.00532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1321983337" calcext:value-type="float">
            <text:p>44.0051321983</text:p>
          </table:table-cell>
          <table:table-cell table:formula="of:=[.C402]/([.D402]-[.D401])" office:value-type="float" office:value="99770.9007213259" calcext:value-type="float">
            <text:p>99770.9007213259</text:p>
          </table:table-cell>
          <table:table-cell/>
          <table:table-cell office:value-type="float" office:value="1443146514.17243" calcext:value-type="float">
            <text:p>1443146514.17243</text:p>
          </table:table-cell>
          <table:table-cell table:formula="of:=[.G402]-[.$B$2]" office:value-type="float" office:value="54.1722459793091" calcext:value-type="float">
            <text:p>54.1722459793</text:p>
          </table:table-cell>
          <table:table-cell table:formula="of:=[.C402]/([.H402]-[.H401])" office:value-type="float" office:value="88602.9568559567" calcext:value-type="float">
            <text:p>88602.9568559567</text:p>
          </table:table-cell>
          <table:table-cell table:formula="of:=[.G402]-[.$B402]" office:value-type="float" office:value="10.1671137809753" calcext:value-type="float">
            <text:p>10.16711378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504.04851" calcext:value-type="float">
            <text:p>1443146504.04851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83207702637" calcext:value-type="float">
            <text:p>44.0483207703</text:p>
          </table:table-cell>
          <table:table-cell table:formula="of:=[.C403]/([.D403]-[.D402])" office:value-type="float" office:value="100026.460865821" calcext:value-type="float">
            <text:p>100026.460865821</text:p>
          </table:table-cell>
          <table:table-cell/>
          <table:table-cell office:value-type="float" office:value="1443146514.22118" calcext:value-type="float">
            <text:p>1443146514.22118</text:p>
          </table:table-cell>
          <table:table-cell table:formula="of:=[.G403]-[.$B$2]" office:value-type="float" office:value="54.2209935188293" calcext:value-type="float">
            <text:p>54.2209935188</text:p>
          </table:table-cell>
          <table:table-cell table:formula="of:=[.C403]/([.H403]-[.H402])" office:value-type="float" office:value="88619.8573818118" calcext:value-type="float">
            <text:p>88619.8573818118</text:p>
          </table:table-cell>
          <table:table-cell table:formula="of:=[.G403]-[.$B403]" office:value-type="float" office:value="10.1726727485657" calcext:value-type="float">
            <text:p>10.172672748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504.09165" calcext:value-type="float">
            <text:p>1443146504.09165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14623737335" calcext:value-type="float">
            <text:p>44.0914623737</text:p>
          </table:table-cell>
          <table:table-cell table:formula="of:=[.C404]/([.D404]-[.D403])" office:value-type="float" office:value="100135.360129097" calcext:value-type="float">
            <text:p>100135.360129097</text:p>
          </table:table-cell>
          <table:table-cell/>
          <table:table-cell office:value-type="float" office:value="1443146514.26993" calcext:value-type="float">
            <text:p>1443146514.26993</text:p>
          </table:table-cell>
          <table:table-cell table:formula="of:=[.G404]-[.$B$2]" office:value-type="float" office:value="54.2697401046753" calcext:value-type="float">
            <text:p>54.2697401047</text:p>
          </table:table-cell>
          <table:table-cell table:formula="of:=[.C404]/([.H404]-[.H403])" office:value-type="float" office:value="88621.5911336314" calcext:value-type="float">
            <text:p>88621.5911336314</text:p>
          </table:table-cell>
          <table:table-cell table:formula="of:=[.G404]-[.$B404]" office:value-type="float" office:value="10.1782777309418" calcext:value-type="float">
            <text:p>10.178277730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504.13478" calcext:value-type="float">
            <text:p>1443146504.13478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45937252045" calcext:value-type="float">
            <text:p>44.1345937252</text:p>
          </table:table-cell>
          <table:table-cell table:formula="of:=[.C405]/([.D405]-[.D404])" office:value-type="float" office:value="100159.161553514" calcext:value-type="float">
            <text:p>100159.161553514</text:p>
          </table:table-cell>
          <table:table-cell/>
          <table:table-cell office:value-type="float" office:value="1443146514.3187" calcext:value-type="float">
            <text:p>1443146514.3187</text:p>
          </table:table-cell>
          <table:table-cell table:formula="of:=[.G405]-[.$B$2]" office:value-type="float" office:value="54.3185079097748" calcext:value-type="float">
            <text:p>54.3185079098</text:p>
          </table:table-cell>
          <table:table-cell table:formula="of:=[.C405]/([.H405]-[.H404])" office:value-type="float" office:value="88583.0311859866" calcext:value-type="float">
            <text:p>88583.0311859866</text:p>
          </table:table-cell>
          <table:table-cell table:formula="of:=[.G405]-[.$B405]" office:value-type="float" office:value="10.1839141845703" calcext:value-type="float">
            <text:p>10.183914184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504.17792" calcext:value-type="float">
            <text:p>1443146504.17792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77346134186" calcext:value-type="float">
            <text:p>44.1777346134</text:p>
          </table:table-cell>
          <table:table-cell table:formula="of:=[.C406]/([.D406]-[.D405])" office:value-type="float" office:value="100137.020326506" calcext:value-type="float">
            <text:p>100137.020326506</text:p>
          </table:table-cell>
          <table:table-cell/>
          <table:table-cell office:value-type="float" office:value="1443146514.36748" calcext:value-type="float">
            <text:p>1443146514.36748</text:p>
          </table:table-cell>
          <table:table-cell table:formula="of:=[.G406]-[.$B$2]" office:value-type="float" office:value="54.3672907352448" calcext:value-type="float">
            <text:p>54.3672907352</text:p>
          </table:table-cell>
          <table:table-cell table:formula="of:=[.C406]/([.H406]-[.H405])" office:value-type="float" office:value="88555.7562191486" calcext:value-type="float">
            <text:p>88555.7562191486</text:p>
          </table:table-cell>
          <table:table-cell table:formula="of:=[.G406]-[.$B406]" office:value-type="float" office:value="10.1895561218262" calcext:value-type="float">
            <text:p>10.189556121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504.22105" calcext:value-type="float">
            <text:p>1443146504.22105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08576202393" calcext:value-type="float">
            <text:p>44.2208576202</text:p>
          </table:table-cell>
          <table:table-cell table:formula="of:=[.C407]/([.D407]-[.D406])" office:value-type="float" office:value="100178.543160595" calcext:value-type="float">
            <text:p>100178.543160595</text:p>
          </table:table-cell>
          <table:table-cell/>
          <table:table-cell office:value-type="float" office:value="1443146514.41618" calcext:value-type="float">
            <text:p>1443146514.41618</text:p>
          </table:table-cell>
          <table:table-cell table:formula="of:=[.G407]-[.$B$2]" office:value-type="float" office:value="54.4159953594208" calcext:value-type="float">
            <text:p>54.4159953594</text:p>
          </table:table-cell>
          <table:table-cell table:formula="of:=[.C407]/([.H407]-[.H406])" office:value-type="float" office:value="88697.9434311393" calcext:value-type="float">
            <text:p>88697.9434311393</text:p>
          </table:table-cell>
          <table:table-cell table:formula="of:=[.G407]-[.$B407]" office:value-type="float" office:value="10.1951377391815" calcext:value-type="float">
            <text:p>10.195137739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504.26418" calcext:value-type="float">
            <text:p>1443146504.26418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3995885849" calcext:value-type="float">
            <text:p>44.2639958858</text:p>
          </table:table-cell>
          <table:table-cell table:formula="of:=[.C408]/([.D408]-[.D407])" office:value-type="float" office:value="100143.108188023" calcext:value-type="float">
            <text:p>100143.108188023</text:p>
          </table:table-cell>
          <table:table-cell/>
          <table:table-cell office:value-type="float" office:value="1443146514.46495" calcext:value-type="float">
            <text:p>1443146514.46495</text:p>
          </table:table-cell>
          <table:table-cell table:formula="of:=[.G408]-[.$B$2]" office:value-type="float" office:value="54.4647607803345" calcext:value-type="float">
            <text:p>54.4647607803</text:p>
          </table:table-cell>
          <table:table-cell table:formula="of:=[.C408]/([.H408]-[.H407])" office:value-type="float" office:value="88587.3620909664" calcext:value-type="float">
            <text:p>88587.3620909664</text:p>
          </table:table-cell>
          <table:table-cell table:formula="of:=[.G408]-[.$B408]" office:value-type="float" office:value="10.2007648944855" calcext:value-type="float">
            <text:p>10.200764894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504.30741" calcext:value-type="float">
            <text:p>1443146504.30741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2180747986" calcext:value-type="float">
            <text:p>44.3072180748</text:p>
          </table:table-cell>
          <table:table-cell table:formula="of:=[.C409]/([.D409]-[.D408])" office:value-type="float" office:value="99948.6630591272" calcext:value-type="float">
            <text:p>99948.6630591272</text:p>
          </table:table-cell>
          <table:table-cell/>
          <table:table-cell office:value-type="float" office:value="1443146514.51369" calcext:value-type="float">
            <text:p>1443146514.51369</text:p>
          </table:table-cell>
          <table:table-cell table:formula="of:=[.G409]-[.$B$2]" office:value-type="float" office:value="54.513498544693" calcext:value-type="float">
            <text:p>54.5134985447</text:p>
          </table:table-cell>
          <table:table-cell table:formula="of:=[.C409]/([.H409]-[.H408])" office:value-type="float" office:value="88637.631554488" calcext:value-type="float">
            <text:p>88637.631554488</text:p>
          </table:table-cell>
          <table:table-cell table:formula="of:=[.G409]-[.$B409]" office:value-type="float" office:value="10.2062804698944" calcext:value-type="float">
            <text:p>10.206280469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504.35054" calcext:value-type="float">
            <text:p>1443146504.35054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03482341766" calcext:value-type="float">
            <text:p>44.3503482342</text:p>
          </table:table-cell>
          <table:table-cell table:formula="of:=[.C410]/([.D410]-[.D409])" office:value-type="float" office:value="100161.929895357" calcext:value-type="float">
            <text:p>100161.929895357</text:p>
          </table:table-cell>
          <table:table-cell/>
          <table:table-cell office:value-type="float" office:value="1443146514.56244" calcext:value-type="float">
            <text:p>1443146514.56244</text:p>
          </table:table-cell>
          <table:table-cell table:formula="of:=[.G410]-[.$B$2]" office:value-type="float" office:value="54.5622508525848" calcext:value-type="float">
            <text:p>54.5622508526</text:p>
          </table:table-cell>
          <table:table-cell table:formula="of:=[.C410]/([.H410]-[.H409])" office:value-type="float" office:value="88611.1896401639" calcext:value-type="float">
            <text:p>88611.1896401639</text:p>
          </table:table-cell>
          <table:table-cell table:formula="of:=[.G410]-[.$B410]" office:value-type="float" office:value="10.2119026184082" calcext:value-type="float">
            <text:p>10.211902618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504.39366" calcext:value-type="float">
            <text:p>1443146504.39366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34738636017" calcext:value-type="float">
            <text:p>44.3934738636</text:p>
          </table:table-cell>
          <table:table-cell table:formula="of:=[.C411]/([.D411]-[.D410])" office:value-type="float" office:value="100172.450990148" calcext:value-type="float">
            <text:p>100172.450990148</text:p>
          </table:table-cell>
          <table:table-cell/>
          <table:table-cell office:value-type="float" office:value="1443146514.61125" calcext:value-type="float">
            <text:p>1443146514.61125</text:p>
          </table:table-cell>
          <table:table-cell table:formula="of:=[.G411]-[.$B$2]" office:value-type="float" office:value="54.6110608577728" calcext:value-type="float">
            <text:p>54.6110608578</text:p>
          </table:table-cell>
          <table:table-cell table:formula="of:=[.C411]/([.H411]-[.H410])" office:value-type="float" office:value="88506.444188273" calcext:value-type="float">
            <text:p>88506.444188273</text:p>
          </table:table-cell>
          <table:table-cell table:formula="of:=[.G411]-[.$B411]" office:value-type="float" office:value="10.2175869941711" calcext:value-type="float">
            <text:p>10.217586994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504.43684" calcext:value-type="float">
            <text:p>1443146504.43684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653137207" calcext:value-type="float">
            <text:p>44.4366531372</text:p>
          </table:table-cell>
          <table:table-cell table:formula="of:=[.C412]/([.D412]-[.D411])" office:value-type="float" office:value="100048.00079511" calcext:value-type="float">
            <text:p>100048.00079511</text:p>
          </table:table-cell>
          <table:table-cell/>
          <table:table-cell office:value-type="float" office:value="1443146514.66002" calcext:value-type="float">
            <text:p>1443146514.66002</text:p>
          </table:table-cell>
          <table:table-cell table:formula="of:=[.G412]-[.$B$2]" office:value-type="float" office:value="54.6598272323608" calcext:value-type="float">
            <text:p>54.6598272324</text:p>
          </table:table-cell>
          <table:table-cell table:formula="of:=[.C412]/([.H412]-[.H411])" office:value-type="float" office:value="88585.6296781574" calcext:value-type="float">
            <text:p>88585.6296781574</text:p>
          </table:table-cell>
          <table:table-cell table:formula="of:=[.G412]-[.$B412]" office:value-type="float" office:value="10.2231740951538" calcext:value-type="float">
            <text:p>10.223174095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504.47997" calcext:value-type="float">
            <text:p>1443146504.47997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97794818878" calcext:value-type="float">
            <text:p>44.4797794819</text:p>
          </table:table-cell>
          <table:table-cell table:formula="of:=[.C413]/([.D413]-[.D412])" office:value-type="float" office:value="100170.789617713" calcext:value-type="float">
            <text:p>100170.789617713</text:p>
          </table:table-cell>
          <table:table-cell/>
          <table:table-cell office:value-type="float" office:value="1443146514.70873" calcext:value-type="float">
            <text:p>1443146514.70873</text:p>
          </table:table-cell>
          <table:table-cell table:formula="of:=[.G413]-[.$B$2]" office:value-type="float" office:value="54.7085425853729" calcext:value-type="float">
            <text:p>54.7085425854</text:p>
          </table:table-cell>
          <table:table-cell table:formula="of:=[.C413]/([.H413]-[.H412])" office:value-type="float" office:value="88678.4090208343" calcext:value-type="float">
            <text:p>88678.4090208343</text:p>
          </table:table-cell>
          <table:table-cell table:formula="of:=[.G413]-[.$B413]" office:value-type="float" office:value="10.2287631034851" calcext:value-type="float">
            <text:p>10.228763103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504.52315" calcext:value-type="float">
            <text:p>1443146504.52315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29578018189" calcext:value-type="float">
            <text:p>44.5229578018</text:p>
          </table:table-cell>
          <table:table-cell table:formula="of:=[.C414]/([.D414]-[.D413])" office:value-type="float" office:value="100050.210543172" calcext:value-type="float">
            <text:p>100050.210543172</text:p>
          </table:table-cell>
          <table:table-cell/>
          <table:table-cell office:value-type="float" office:value="1443146514.75752" calcext:value-type="float">
            <text:p>1443146514.75752</text:p>
          </table:table-cell>
          <table:table-cell table:formula="of:=[.G414]-[.$B$2]" office:value-type="float" office:value="54.7573282718659" calcext:value-type="float">
            <text:p>54.7573282719</text:p>
          </table:table-cell>
          <table:table-cell table:formula="of:=[.C414]/([.H414]-[.H413])" office:value-type="float" office:value="88550.5628915757" calcext:value-type="float">
            <text:p>88550.5628915757</text:p>
          </table:table-cell>
          <table:table-cell table:formula="of:=[.G414]-[.$B414]" office:value-type="float" office:value="10.234370470047" calcext:value-type="float">
            <text:p>10.2343704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504.56628" calcext:value-type="float">
            <text:p>1443146504.56628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0932064056" calcext:value-type="float">
            <text:p>44.5660932064</text:p>
          </table:table-cell>
          <table:table-cell table:formula="of:=[.C415]/([.D415]-[.D414])" office:value-type="float" office:value="100149.750335778" calcext:value-type="float">
            <text:p>100149.750335778</text:p>
          </table:table-cell>
          <table:table-cell/>
          <table:table-cell office:value-type="float" office:value="1443146514.80628" calcext:value-type="float">
            <text:p>1443146514.80628</text:p>
          </table:table-cell>
          <table:table-cell table:formula="of:=[.G415]-[.$B$2]" office:value-type="float" office:value="54.8060956001282" calcext:value-type="float">
            <text:p>54.8060956001</text:p>
          </table:table-cell>
          <table:table-cell table:formula="of:=[.C415]/([.H415]-[.H414])" office:value-type="float" office:value="88583.8973331052" calcext:value-type="float">
            <text:p>88583.8973331052</text:p>
          </table:table-cell>
          <table:table-cell table:formula="of:=[.G415]-[.$B415]" office:value-type="float" office:value="10.2400023937225" calcext:value-type="float">
            <text:p>10.240002393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504.60942" calcext:value-type="float">
            <text:p>1443146504.60942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2290878296" calcext:value-type="float">
            <text:p>44.6092290878</text:p>
          </table:table-cell>
          <table:table-cell table:formula="of:=[.C416]/([.D416]-[.D415])" office:value-type="float" office:value="100148.643249965" calcext:value-type="float">
            <text:p>100148.643249965</text:p>
          </table:table-cell>
          <table:table-cell/>
          <table:table-cell office:value-type="float" office:value="1443146514.85503" calcext:value-type="float">
            <text:p>1443146514.85503</text:p>
          </table:table-cell>
          <table:table-cell table:formula="of:=[.G416]-[.$B$2]" office:value-type="float" office:value="54.8548438549042" calcext:value-type="float">
            <text:p>54.8548438549</text:p>
          </table:table-cell>
          <table:table-cell table:formula="of:=[.C416]/([.H416]-[.H415])" office:value-type="float" office:value="88618.5571124642" calcext:value-type="float">
            <text:p>88618.5571124642</text:p>
          </table:table-cell>
          <table:table-cell table:formula="of:=[.G416]-[.$B416]" office:value-type="float" office:value="10.2456147670746" calcext:value-type="float">
            <text:p>10.245614767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504.65254" calcext:value-type="float">
            <text:p>1443146504.65254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23559093475" calcext:value-type="float">
            <text:p>44.6523559093</text:p>
          </table:table-cell>
          <table:table-cell table:formula="of:=[.C417]/([.D417]-[.D416])" office:value-type="float" office:value="100169.682066705" calcext:value-type="float">
            <text:p>100169.682066705</text:p>
          </table:table-cell>
          <table:table-cell/>
          <table:table-cell office:value-type="float" office:value="1443146514.90381" calcext:value-type="float">
            <text:p>1443146514.90381</text:p>
          </table:table-cell>
          <table:table-cell table:formula="of:=[.G417]-[.$B$2]" office:value-type="float" office:value="54.9036242961884" calcext:value-type="float">
            <text:p>54.9036242962</text:p>
          </table:table-cell>
          <table:table-cell table:formula="of:=[.C417]/([.H417]-[.H416])" office:value-type="float" office:value="88560.084457478" calcext:value-type="float">
            <text:p>88560.084457478</text:p>
          </table:table-cell>
          <table:table-cell table:formula="of:=[.G417]-[.$B417]" office:value-type="float" office:value="10.2512683868408" calcext:value-type="float">
            <text:p>10.251268386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504.69567" calcext:value-type="float">
            <text:p>1443146504.69567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4855918884" calcext:value-type="float">
            <text:p>44.6954855919</text:p>
          </table:table-cell>
          <table:table-cell table:formula="of:=[.C418]/([.D418]-[.D417])" office:value-type="float" office:value="100163.037274943" calcext:value-type="float">
            <text:p>100163.037274943</text:p>
          </table:table-cell>
          <table:table-cell/>
          <table:table-cell office:value-type="float" office:value="1443146514.95256" calcext:value-type="float">
            <text:p>1443146514.95256</text:p>
          </table:table-cell>
          <table:table-cell table:formula="of:=[.G418]-[.$B$2]" office:value-type="float" office:value="54.9523680210114" calcext:value-type="float">
            <text:p>54.952368021</text:p>
          </table:table-cell>
          <table:table-cell table:formula="of:=[.C418]/([.H418]-[.H417])" office:value-type="float" office:value="88626.7927961418" calcext:value-type="float">
            <text:p>88626.7927961418</text:p>
          </table:table-cell>
          <table:table-cell table:formula="of:=[.G418]-[.$B418]" office:value-type="float" office:value="10.2568824291229" calcext:value-type="float">
            <text:p>10.256882429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504.73897" calcext:value-type="float">
            <text:p>1443146504.73897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7797832489" calcext:value-type="float">
            <text:p>44.7387797832</text:p>
          </table:table-cell>
          <table:table-cell table:formula="of:=[.C419]/([.D419]-[.D418])" office:value-type="float" office:value="99782.4388041126" calcext:value-type="float">
            <text:p>99782.4388041126</text:p>
          </table:table-cell>
          <table:table-cell/>
          <table:table-cell office:value-type="float" office:value="1443146515.00125" calcext:value-type="float">
            <text:p>1443146515.00125</text:p>
          </table:table-cell>
          <table:table-cell table:formula="of:=[.G419]-[.$B$2]" office:value-type="float" office:value="55.0010652542114" calcext:value-type="float">
            <text:p>55.0010652542</text:p>
          </table:table-cell>
          <table:table-cell table:formula="of:=[.C419]/([.H419]-[.H418])" office:value-type="float" office:value="88711.405476595" calcext:value-type="float">
            <text:p>88711.405476595</text:p>
          </table:table-cell>
          <table:table-cell table:formula="of:=[.G419]-[.$B419]" office:value-type="float" office:value="10.2622854709625" calcext:value-type="float">
            <text:p>10.26228547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504.7821" calcext:value-type="float">
            <text:p>1443146504.782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19097042084" calcext:value-type="float">
            <text:p>44.7819097042</text:p>
          </table:table-cell>
          <table:table-cell table:formula="of:=[.C420]/([.D420]-[.D419])" office:value-type="float" office:value="100162.48358209" calcext:value-type="float">
            <text:p>100162.48358209</text:p>
          </table:table-cell>
          <table:table-cell/>
          <table:table-cell office:value-type="float" office:value="1443146515.0144" calcext:value-type="float">
            <text:p>1443146515.0144</text:p>
          </table:table-cell>
          <table:table-cell table:formula="of:=[.G420]-[.$B$2]" office:value-type="float" office:value="55.0142104625702" calcext:value-type="float">
            <text:p>55.0142104626</text:p>
          </table:table-cell>
          <table:table-cell table:formula="of:=[.C420]/([.H420]-[.H419])" office:value-type="float" office:value="328636.860070735" calcext:value-type="float">
            <text:p>328636.860070735</text:p>
          </table:table-cell>
          <table:table-cell table:formula="of:=[.G420]-[.$B420]" office:value-type="float" office:value="10.2323007583618" calcext:value-type="float">
            <text:p>10.232300758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504.82521" calcext:value-type="float">
            <text:p>1443146504.82521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0169754028" calcext:value-type="float">
            <text:p>44.8250169754</text:p>
          </table:table-cell>
          <table:table-cell table:formula="of:=[.C421]/([.D421]-[.D420])" office:value-type="float" office:value="100215.111750228" calcext:value-type="float">
            <text:p>100215.111750228</text:p>
          </table:table-cell>
          <table:table-cell/>
          <table:table-cell office:value-type="float" office:value="1443146515.02756" calcext:value-type="float">
            <text:p>1443146515.02756</text:p>
          </table:table-cell>
          <table:table-cell table:formula="of:=[.G421]-[.$B$2]" office:value-type="float" office:value="55.0273714065552" calcext:value-type="float">
            <text:p>55.0273714066</text:p>
          </table:table-cell>
          <table:table-cell table:formula="of:=[.C421]/([.H421]-[.H420])" office:value-type="float" office:value="328243.931812829" calcext:value-type="float">
            <text:p>328243.931812829</text:p>
          </table:table-cell>
          <table:table-cell table:formula="of:=[.G421]-[.$B421]" office:value-type="float" office:value="10.2023544311523" calcext:value-type="float">
            <text:p>10.202354431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504.86833" calcext:value-type="float">
            <text:p>1443146504.86833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1437969208" calcext:value-type="float">
            <text:p>44.8681437969</text:p>
          </table:table-cell>
          <table:table-cell table:formula="of:=[.C422]/([.D422]-[.D421])" office:value-type="float" office:value="100169.682066705" calcext:value-type="float">
            <text:p>100169.682066705</text:p>
          </table:table-cell>
          <table:table-cell/>
          <table:table-cell office:value-type="float" office:value="1443146515.05294" calcext:value-type="float">
            <text:p>1443146515.05294</text:p>
          </table:table-cell>
          <table:table-cell table:formula="of:=[.G422]-[.$B$2]" office:value-type="float" office:value="55.0527544021606" calcext:value-type="float">
            <text:p>55.0527544022</text:p>
          </table:table-cell>
          <table:table-cell table:formula="of:=[.C422]/([.H422]-[.H421])" office:value-type="float" office:value="170192.678088368" calcext:value-type="float">
            <text:p>170192.678088368</text:p>
          </table:table-cell>
          <table:table-cell table:formula="of:=[.G422]-[.$B422]" office:value-type="float" office:value="10.1846106052399" calcext:value-type="float">
            <text:p>10.184610605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504.91146" calcext:value-type="float">
            <text:p>1443146504.91146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2694263458" calcext:value-type="float">
            <text:p>44.9112694263</text:p>
          </table:table-cell>
          <table:table-cell table:formula="of:=[.C423]/([.D423]-[.D422])" office:value-type="float" office:value="100172.450990148" calcext:value-type="float">
            <text:p>100172.450990148</text:p>
          </table:table-cell>
          <table:table-cell/>
          <table:table-cell office:value-type="float" office:value="1443146515.09282" calcext:value-type="float">
            <text:p>1443146515.09282</text:p>
          </table:table-cell>
          <table:table-cell table:formula="of:=[.G423]-[.$B$2]" office:value-type="float" office:value="55.0926351547241" calcext:value-type="float">
            <text:p>55.0926351547</text:p>
          </table:table-cell>
          <table:table-cell table:formula="of:=[.C423]/([.H423]-[.H422])" office:value-type="float" office:value="108322.930795351" calcext:value-type="float">
            <text:p>108322.930795351</text:p>
          </table:table-cell>
          <table:table-cell table:formula="of:=[.G423]-[.$B423]" office:value-type="float" office:value="10.1813657283783" calcext:value-type="float">
            <text:p>10.181365728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504.95461" calcext:value-type="float">
            <text:p>1443146504.9546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44191360474" calcext:value-type="float">
            <text:p>44.954419136</text:p>
          </table:table-cell>
          <table:table-cell table:formula="of:=[.C424]/([.D424]-[.D423])" office:value-type="float" office:value="100116.548405099" calcext:value-type="float">
            <text:p>100116.548405099</text:p>
          </table:table-cell>
          <table:table-cell/>
          <table:table-cell office:value-type="float" office:value="1443146515.13272" calcext:value-type="float">
            <text:p>1443146515.13272</text:p>
          </table:table-cell>
          <table:table-cell table:formula="of:=[.G424]-[.$B$2]" office:value-type="float" office:value="55.1325273513794" calcext:value-type="float">
            <text:p>55.1325273514</text:p>
          </table:table-cell>
          <table:table-cell table:formula="of:=[.C424]/([.H424]-[.H423])" office:value-type="float" office:value="108291.855606024" calcext:value-type="float">
            <text:p>108291.855606024</text:p>
          </table:table-cell>
          <table:table-cell table:formula="of:=[.G424]-[.$B424]" office:value-type="float" office:value="10.178108215332" calcext:value-type="float">
            <text:p>10.178108215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504.99774" calcext:value-type="float">
            <text:p>1443146504.99774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75547790527" calcext:value-type="float">
            <text:p>44.9975547791</text:p>
          </table:table-cell>
          <table:table-cell table:formula="of:=[.C425]/([.D425]-[.D424])" office:value-type="float" office:value="100149.196789812" calcext:value-type="float">
            <text:p>100149.196789812</text:p>
          </table:table-cell>
          <table:table-cell/>
          <table:table-cell office:value-type="float" office:value="1443146515.17268" calcext:value-type="float">
            <text:p>1443146515.17268</text:p>
          </table:table-cell>
          <table:table-cell table:formula="of:=[.G425]-[.$B$2]" office:value-type="float" office:value="55.1724908351898" calcext:value-type="float">
            <text:p>55.1724908352</text:p>
          </table:table-cell>
          <table:table-cell table:formula="of:=[.C425]/([.H425]-[.H424])" office:value-type="float" office:value="108098.683800762" calcext:value-type="float">
            <text:p>108098.683800762</text:p>
          </table:table-cell>
          <table:table-cell table:formula="of:=[.G425]-[.$B425]" office:value-type="float" office:value="10.1749360561371" calcext:value-type="float">
            <text:p>10.174936056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505.03912" calcext:value-type="float">
            <text:p>1443146505.03912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9316082001" calcext:value-type="float">
            <text:p>45.0389316082</text:p>
          </table:table-cell>
          <table:table-cell table:formula="of:=[.C426]/([.D426]-[.D425])" office:value-type="float" office:value="104406.260436654" calcext:value-type="float">
            <text:p>104406.260436654</text:p>
          </table:table-cell>
          <table:table-cell/>
          <table:table-cell office:value-type="float" office:value="1443146515.21246" calcext:value-type="float">
            <text:p>1443146515.21246</text:p>
          </table:table-cell>
          <table:table-cell table:formula="of:=[.G426]-[.$B$2]" office:value-type="float" office:value="55.2122738361359" calcext:value-type="float">
            <text:p>55.2122738361</text:p>
          </table:table-cell>
          <table:table-cell table:formula="of:=[.C426]/([.H426]-[.H425])" office:value-type="float" office:value="108589.093262696" calcext:value-type="float">
            <text:p>108589.093262696</text:p>
          </table:table-cell>
          <table:table-cell table:formula="of:=[.G426]-[.$B426]" office:value-type="float" office:value="10.1733422279358" calcext:value-type="float">
            <text:p>10.173342227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505.08041" calcext:value-type="float">
            <text:p>1443146505.08041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2223682404" calcext:value-type="float">
            <text:p>45.0802223682</text:p>
          </table:table-cell>
          <table:table-cell table:formula="of:=[.C427]/([.D427]-[.D426])" office:value-type="float" office:value="104623.891538577" calcext:value-type="float">
            <text:p>104623.891538577</text:p>
          </table:table-cell>
          <table:table-cell/>
          <table:table-cell office:value-type="float" office:value="1443146515.25239" calcext:value-type="float">
            <text:p>1443146515.25239</text:p>
          </table:table-cell>
          <table:table-cell table:formula="of:=[.G427]-[.$B$2]" office:value-type="float" office:value="55.2522048950195" calcext:value-type="float">
            <text:p>55.252204895</text:p>
          </table:table-cell>
          <table:table-cell table:formula="of:=[.C427]/([.H427]-[.H426])" office:value-type="float" office:value="108186.462387227" calcext:value-type="float">
            <text:p>108186.462387227</text:p>
          </table:table-cell>
          <table:table-cell table:formula="of:=[.G427]-[.$B427]" office:value-type="float" office:value="10.1719825267792" calcext:value-type="float">
            <text:p>10.171982526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505.12168" calcext:value-type="float">
            <text:p>1443146505.12168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14962005615" calcext:value-type="float">
            <text:p>45.1214962006</text:p>
          </table:table-cell>
          <table:table-cell table:formula="of:=[.C428]/([.D428]-[.D427])" office:value-type="float" office:value="104666.801143748" calcext:value-type="float">
            <text:p>104666.801143748</text:p>
          </table:table-cell>
          <table:table-cell/>
          <table:table-cell office:value-type="float" office:value="1443146515.29228" calcext:value-type="float">
            <text:p>1443146515.29228</text:p>
          </table:table-cell>
          <table:table-cell table:formula="of:=[.G428]-[.$B$2]" office:value-type="float" office:value="55.2920935153961" calcext:value-type="float">
            <text:p>55.2920935154</text:p>
          </table:table-cell>
          <table:table-cell table:formula="of:=[.C428]/([.H428]-[.H427])" office:value-type="float" office:value="108301.564687248" calcext:value-type="float">
            <text:p>108301.564687248</text:p>
          </table:table-cell>
          <table:table-cell table:formula="of:=[.G428]-[.$B428]" office:value-type="float" office:value="10.1705973148346" calcext:value-type="float">
            <text:p>10.170597314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505.16298" calcext:value-type="float">
            <text:p>1443146505.16298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7867221832" calcext:value-type="float">
            <text:p>45.1627867222</text:p>
          </table:table-cell>
          <table:table-cell table:formula="of:=[.C429]/([.D429]-[.D428])" office:value-type="float" office:value="104624.495654935" calcext:value-type="float">
            <text:p>104624.495654935</text:p>
          </table:table-cell>
          <table:table-cell/>
          <table:table-cell office:value-type="float" office:value="1443146515.33222" calcext:value-type="float">
            <text:p>1443146515.33222</text:p>
          </table:table-cell>
          <table:table-cell table:formula="of:=[.G429]-[.$B$2]" office:value-type="float" office:value="55.3320333957672" calcext:value-type="float">
            <text:p>55.3320333958</text:p>
          </table:table-cell>
          <table:table-cell table:formula="of:=[.C429]/([.H429]-[.H428])" office:value-type="float" office:value="108162.567335244" calcext:value-type="float">
            <text:p>108162.567335244</text:p>
          </table:table-cell>
          <table:table-cell table:formula="of:=[.G429]-[.$B429]" office:value-type="float" office:value="10.169246673584" calcext:value-type="float">
            <text:p>10.169246673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505.20425" calcext:value-type="float">
            <text:p>1443146505.20425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0634155273" calcext:value-type="float">
            <text:p>45.2040634155</text:p>
          </table:table-cell>
          <table:table-cell table:formula="of:=[.C430]/([.D430]-[.D429])" office:value-type="float" office:value="104659.546344591" calcext:value-type="float">
            <text:p>104659.546344591</text:p>
          </table:table-cell>
          <table:table-cell/>
          <table:table-cell office:value-type="float" office:value="1443146515.37207" calcext:value-type="float">
            <text:p>1443146515.37207</text:p>
          </table:table-cell>
          <table:table-cell table:formula="of:=[.G430]-[.$B$2]" office:value-type="float" office:value="55.3718855381012" calcext:value-type="float">
            <text:p>55.3718855381</text:p>
          </table:table-cell>
          <table:table-cell table:formula="of:=[.C430]/([.H430]-[.H429])" office:value-type="float" office:value="108400.696850771" calcext:value-type="float">
            <text:p>108400.696850771</text:p>
          </table:table-cell>
          <table:table-cell table:formula="of:=[.G430]-[.$B430]" office:value-type="float" office:value="10.1678221225739" calcext:value-type="float">
            <text:p>10.167822122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505.24553" calcext:value-type="float">
            <text:p>1443146505.24553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3463077545" calcext:value-type="float">
            <text:p>45.2453463078</text:p>
          </table:table-cell>
          <table:table-cell table:formula="of:=[.C431]/([.D431]-[.D430])" office:value-type="float" office:value="104643.831062702" calcext:value-type="float">
            <text:p>104643.831062702</text:p>
          </table:table-cell>
          <table:table-cell/>
          <table:table-cell office:value-type="float" office:value="1443146515.41204" calcext:value-type="float">
            <text:p>1443146515.41204</text:p>
          </table:table-cell>
          <table:table-cell table:formula="of:=[.G431]-[.$B$2]" office:value-type="float" office:value="55.411853313446" calcext:value-type="float">
            <text:p>55.4118533134</text:p>
          </table:table-cell>
          <table:table-cell table:formula="of:=[.C431]/([.H431]-[.H430])" office:value-type="float" office:value="108087.07671934" calcext:value-type="float">
            <text:p>108087.07671934</text:p>
          </table:table-cell>
          <table:table-cell table:formula="of:=[.G431]-[.$B431]" office:value-type="float" office:value="10.1665070056915" calcext:value-type="float">
            <text:p>10.166507005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505.28681" calcext:value-type="float">
            <text:p>1443146505.28681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6249084473" calcext:value-type="float">
            <text:p>45.2866249084</text:p>
          </table:table-cell>
          <table:table-cell table:formula="of:=[.C432]/([.D432]-[.D431])" office:value-type="float" office:value="104654.71037052" calcext:value-type="float">
            <text:p>104654.71037052</text:p>
          </table:table-cell>
          <table:table-cell/>
          <table:table-cell office:value-type="float" office:value="1443146515.45186" calcext:value-type="float">
            <text:p>1443146515.45186</text:p>
          </table:table-cell>
          <table:table-cell table:formula="of:=[.G432]-[.$B$2]" office:value-type="float" office:value="55.4516758918762" calcext:value-type="float">
            <text:p>55.4516758919</text:p>
          </table:table-cell>
          <table:table-cell table:formula="of:=[.C432]/([.H432]-[.H431])" office:value-type="float" office:value="108481.172498024" calcext:value-type="float">
            <text:p>108481.172498024</text:p>
          </table:table-cell>
          <table:table-cell table:formula="of:=[.G432]-[.$B432]" office:value-type="float" office:value="10.165050983429" calcext:value-type="float">
            <text:p>10.165050983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505.32809" calcext:value-type="float">
            <text:p>1443146505.3280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90350914" calcext:value-type="float">
            <text:p>45.3279035091</text:p>
          </table:table-cell>
          <table:table-cell table:formula="of:=[.C433]/([.D433]-[.D432])" office:value-type="float" office:value="104654.71037052" calcext:value-type="float">
            <text:p>104654.71037052</text:p>
          </table:table-cell>
          <table:table-cell/>
          <table:table-cell office:value-type="float" office:value="1443146515.49177" calcext:value-type="float">
            <text:p>1443146515.49177</text:p>
          </table:table-cell>
          <table:table-cell table:formula="of:=[.G433]-[.$B$2]" office:value-type="float" office:value="55.4915857315064" calcext:value-type="float">
            <text:p>55.4915857315</text:p>
          </table:table-cell>
          <table:table-cell table:formula="of:=[.C433]/([.H433]-[.H432])" office:value-type="float" office:value="108243.982938457" calcext:value-type="float">
            <text:p>108243.982938457</text:p>
          </table:table-cell>
          <table:table-cell table:formula="of:=[.G433]-[.$B433]" office:value-type="float" office:value="10.1636822223663" calcext:value-type="float">
            <text:p>10.163682222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505.36938" calcext:value-type="float">
            <text:p>1443146505.36938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1959381104" calcext:value-type="float">
            <text:p>45.3691959381</text:p>
          </table:table-cell>
          <table:table-cell table:formula="of:=[.C434]/([.D434]-[.D433])" office:value-type="float" office:value="104619.662919402" calcext:value-type="float">
            <text:p>104619.662919402</text:p>
          </table:table-cell>
          <table:table-cell/>
          <table:table-cell office:value-type="float" office:value="1443146515.53168" calcext:value-type="float">
            <text:p>1443146515.53168</text:p>
          </table:table-cell>
          <table:table-cell table:formula="of:=[.G434]-[.$B$2]" office:value-type="float" office:value="55.5314915180206" calcext:value-type="float">
            <text:p>55.531491518</text:p>
          </table:table-cell>
          <table:table-cell table:formula="of:=[.C434]/([.H434]-[.H433])" office:value-type="float" office:value="108254.976968162" calcext:value-type="float">
            <text:p>108254.976968162</text:p>
          </table:table-cell>
          <table:table-cell table:formula="of:=[.G434]-[.$B434]" office:value-type="float" office:value="10.1622955799103" calcext:value-type="float">
            <text:p>10.162295579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505.41068" calcext:value-type="float">
            <text:p>1443146505.4106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04883670807" calcext:value-type="float">
            <text:p>45.4104883671</text:p>
          </table:table-cell>
          <table:table-cell table:formula="of:=[.C435]/([.D435]-[.D434])" office:value-type="float" office:value="104619.662919402" calcext:value-type="float">
            <text:p>104619.662919402</text:p>
          </table:table-cell>
          <table:table-cell/>
          <table:table-cell office:value-type="float" office:value="1443146515.57149" calcext:value-type="float">
            <text:p>1443146515.57149</text:p>
          </table:table-cell>
          <table:table-cell table:formula="of:=[.G435]-[.$B$2]" office:value-type="float" office:value="55.5712995529175" calcext:value-type="float">
            <text:p>55.5712995529</text:p>
          </table:table-cell>
          <table:table-cell table:formula="of:=[.C435]/([.H435]-[.H434])" office:value-type="float" office:value="108520.805189049" calcext:value-type="float">
            <text:p>108520.805189049</text:p>
          </table:table-cell>
          <table:table-cell table:formula="of:=[.G435]-[.$B435]" office:value-type="float" office:value="10.1608111858368" calcext:value-type="float">
            <text:p>10.160811185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505.45196" calcext:value-type="float">
            <text:p>1443146505.45196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7722129822" calcext:value-type="float">
            <text:p>45.451772213</text:p>
          </table:table-cell>
          <table:table-cell table:formula="of:=[.C436]/([.D436]-[.D435])" office:value-type="float" office:value="104641.413745907" calcext:value-type="float">
            <text:p>104641.413745907</text:p>
          </table:table-cell>
          <table:table-cell/>
          <table:table-cell office:value-type="float" office:value="1443146515.61145" calcext:value-type="float">
            <text:p>1443146515.61145</text:p>
          </table:table-cell>
          <table:table-cell table:formula="of:=[.G436]-[.$B$2]" office:value-type="float" office:value="55.6112616062164" calcext:value-type="float">
            <text:p>55.6112616062</text:p>
          </table:table-cell>
          <table:table-cell table:formula="of:=[.C436]/([.H436]-[.H435])" office:value-type="float" office:value="108102.553381898" calcext:value-type="float">
            <text:p>108102.553381898</text:p>
          </table:table-cell>
          <table:table-cell table:formula="of:=[.G436]-[.$B436]" office:value-type="float" office:value="10.1594893932343" calcext:value-type="float">
            <text:p>10.159489393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505.49325" calcext:value-type="float">
            <text:p>1443146505.49325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0591583252" calcext:value-type="float">
            <text:p>45.4930591583</text:p>
          </table:table-cell>
          <table:table-cell table:formula="of:=[.C437]/([.D437]-[.D436])" office:value-type="float" office:value="104633.55823757" calcext:value-type="float">
            <text:p>104633.55823757</text:p>
          </table:table-cell>
          <table:table-cell/>
          <table:table-cell office:value-type="float" office:value="1443146515.65141" calcext:value-type="float">
            <text:p>1443146515.65141</text:p>
          </table:table-cell>
          <table:table-cell table:formula="of:=[.G437]-[.$B$2]" office:value-type="float" office:value="55.6512215137482" calcext:value-type="float">
            <text:p>55.6512215137</text:p>
          </table:table-cell>
          <table:table-cell table:formula="of:=[.C437]/([.H437]-[.H436])" office:value-type="float" office:value="108108.358273072" calcext:value-type="float">
            <text:p>108108.358273072</text:p>
          </table:table-cell>
          <table:table-cell table:formula="of:=[.G437]-[.$B437]" office:value-type="float" office:value="10.158162355423" calcext:value-type="float">
            <text:p>10.158162355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505.53453" calcext:value-type="float">
            <text:p>1443146505.53453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3437194824" calcext:value-type="float">
            <text:p>45.5343437195</text:p>
          </table:table-cell>
          <table:table-cell table:formula="of:=[.C438]/([.D438]-[.D437])" office:value-type="float" office:value="104639.600831601" calcext:value-type="float">
            <text:p>104639.600831601</text:p>
          </table:table-cell>
          <table:table-cell/>
          <table:table-cell office:value-type="float" office:value="1443146515.69123" calcext:value-type="float">
            <text:p>1443146515.69123</text:p>
          </table:table-cell>
          <table:table-cell table:formula="of:=[.G438]-[.$B$2]" office:value-type="float" office:value="55.6910443305969" calcext:value-type="float">
            <text:p>55.6910443306</text:p>
          </table:table-cell>
          <table:table-cell table:formula="of:=[.C438]/([.H438]-[.H437])" office:value-type="float" office:value="108480.523022948" calcext:value-type="float">
            <text:p>108480.523022948</text:p>
          </table:table-cell>
          <table:table-cell table:formula="of:=[.G438]-[.$B438]" office:value-type="float" office:value="10.1567006111145" calcext:value-type="float">
            <text:p>10.156700611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505.5758" calcext:value-type="float">
            <text:p>1443146505.5758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6139755249" calcext:value-type="float">
            <text:p>45.5756139755</text:p>
          </table:table-cell>
          <table:table-cell table:formula="of:=[.C439]/([.D439]-[.D438])" office:value-type="float" office:value="104675.871057192" calcext:value-type="float">
            <text:p>104675.871057192</text:p>
          </table:table-cell>
          <table:table-cell/>
          <table:table-cell office:value-type="float" office:value="1443146515.73139" calcext:value-type="float">
            <text:p>1443146515.73139</text:p>
          </table:table-cell>
          <table:table-cell table:formula="of:=[.G439]-[.$B$2]" office:value-type="float" office:value="55.7312009334564" calcext:value-type="float">
            <text:p>55.7312009335</text:p>
          </table:table-cell>
          <table:table-cell table:formula="of:=[.C439]/([.H439]-[.H438])" office:value-type="float" office:value="107578.821224373" calcext:value-type="float">
            <text:p>107578.821224373</text:p>
          </table:table-cell>
          <table:table-cell table:formula="of:=[.G439]-[.$B439]" office:value-type="float" office:value="10.1555869579315" calcext:value-type="float">
            <text:p>10.155586957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505.61709" calcext:value-type="float">
            <text:p>1443146505.61709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8966293335" calcext:value-type="float">
            <text:p>45.6168966293</text:p>
          </table:table-cell>
          <table:table-cell table:formula="of:=[.C440]/([.D440]-[.D439])" office:value-type="float" office:value="104644.435409351" calcext:value-type="float">
            <text:p>104644.435409351</text:p>
          </table:table-cell>
          <table:table-cell/>
          <table:table-cell office:value-type="float" office:value="1443146515.77099" calcext:value-type="float">
            <text:p>1443146515.77099</text:p>
          </table:table-cell>
          <table:table-cell table:formula="of:=[.G440]-[.$B$2]" office:value-type="float" office:value="55.7708022594452" calcext:value-type="float">
            <text:p>55.7708022594</text:p>
          </table:table-cell>
          <table:table-cell table:formula="of:=[.C440]/([.H440]-[.H439])" office:value-type="float" office:value="109087.256351595" calcext:value-type="float">
            <text:p>109087.256351595</text:p>
          </table:table-cell>
          <table:table-cell table:formula="of:=[.G440]-[.$B440]" office:value-type="float" office:value="10.1539056301117" calcext:value-type="float">
            <text:p>10.153905630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505.65842" calcext:value-type="float">
            <text:p>1443146505.6584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2267284393" calcext:value-type="float">
            <text:p>45.6582267284</text:p>
          </table:table-cell>
          <table:table-cell table:formula="of:=[.C441]/([.D441]-[.D440])" office:value-type="float" office:value="104524.307791706" calcext:value-type="float">
            <text:p>104524.307791706</text:p>
          </table:table-cell>
          <table:table-cell/>
          <table:table-cell office:value-type="float" office:value="1443146515.81093" calcext:value-type="float">
            <text:p>1443146515.81093</text:p>
          </table:table-cell>
          <table:table-cell table:formula="of:=[.G441]-[.$B$2]" office:value-type="float" office:value="55.810736656189" calcext:value-type="float">
            <text:p>55.8107366562</text:p>
          </table:table-cell>
          <table:table-cell table:formula="of:=[.C441]/([.H441]-[.H440])" office:value-type="float" office:value="108177.419774683" calcext:value-type="float">
            <text:p>108177.419774683</text:p>
          </table:table-cell>
          <table:table-cell table:formula="of:=[.G441]-[.$B441]" office:value-type="float" office:value="10.1525099277496" calcext:value-type="float">
            <text:p>10.152509927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505.69971" calcext:value-type="float">
            <text:p>1443146505.6997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95248794556" calcext:value-type="float">
            <text:p>45.6995248795</text:p>
          </table:table-cell>
          <table:table-cell table:formula="of:=[.C442]/([.D442]-[.D441])" office:value-type="float" office:value="104605.167391191" calcext:value-type="float">
            <text:p>104605.167391191</text:p>
          </table:table-cell>
          <table:table-cell/>
          <table:table-cell office:value-type="float" office:value="1443146515.85079" calcext:value-type="float">
            <text:p>1443146515.85079</text:p>
          </table:table-cell>
          <table:table-cell table:formula="of:=[.G442]-[.$B$2]" office:value-type="float" office:value="55.850599527359" calcext:value-type="float">
            <text:p>55.8505995274</text:p>
          </table:table-cell>
          <table:table-cell table:formula="of:=[.C442]/([.H442]-[.H441])" office:value-type="float" office:value="108371.521498591" calcext:value-type="float">
            <text:p>108371.521498591</text:p>
          </table:table-cell>
          <table:table-cell table:formula="of:=[.G442]-[.$B442]" office:value-type="float" office:value="10.1510746479034" calcext:value-type="float">
            <text:p>10.151074647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505.741" calcext:value-type="float">
            <text:p>1443146505.741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8137321472" calcext:value-type="float">
            <text:p>45.7408137321</text:p>
          </table:table-cell>
          <table:table-cell table:formula="of:=[.C443]/([.D443]-[.D442])" office:value-type="float" office:value="104628.724664796" calcext:value-type="float">
            <text:p>104628.724664796</text:p>
          </table:table-cell>
          <table:table-cell/>
          <table:table-cell office:value-type="float" office:value="1443146515.89069" calcext:value-type="float">
            <text:p>1443146515.89069</text:p>
          </table:table-cell>
          <table:table-cell table:formula="of:=[.G443]-[.$B$2]" office:value-type="float" office:value="55.8905062675476" calcext:value-type="float">
            <text:p>55.8905062675</text:p>
          </table:table-cell>
          <table:table-cell table:formula="of:=[.C443]/([.H443]-[.H442])" office:value-type="float" office:value="108252.389936731" calcext:value-type="float">
            <text:p>108252.389936731</text:p>
          </table:table-cell>
          <table:table-cell table:formula="of:=[.G443]-[.$B443]" office:value-type="float" office:value="10.1496925354004" calcext:value-type="float">
            <text:p>10.149692535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505.78229" calcext:value-type="float">
            <text:p>1443146505.78229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1002006531" calcext:value-type="float">
            <text:p>45.7821002007</text:p>
          </table:table-cell>
          <table:table-cell table:formula="of:=[.C444]/([.D444]-[.D443])" office:value-type="float" office:value="104634.766700545" calcext:value-type="float">
            <text:p>104634.766700545</text:p>
          </table:table-cell>
          <table:table-cell/>
          <table:table-cell office:value-type="float" office:value="1443146515.93061" calcext:value-type="float">
            <text:p>1443146515.93061</text:p>
          </table:table-cell>
          <table:table-cell table:formula="of:=[.G444]-[.$B$2]" office:value-type="float" office:value="55.9304175376892" calcext:value-type="float">
            <text:p>55.9304175377</text:p>
          </table:table-cell>
          <table:table-cell table:formula="of:=[.C444]/([.H444]-[.H443])" office:value-type="float" office:value="108240.103225806" calcext:value-type="float">
            <text:p>108240.103225806</text:p>
          </table:table-cell>
          <table:table-cell table:formula="of:=[.G444]-[.$B444]" office:value-type="float" office:value="10.1483173370361" calcext:value-type="float">
            <text:p>10.14831733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505.82357" calcext:value-type="float">
            <text:p>1443146505.82357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3850002289" calcext:value-type="float">
            <text:p>45.8233850002</text:p>
          </table:table-cell>
          <table:table-cell table:formula="of:=[.C445]/([.D445]-[.D444])" office:value-type="float" office:value="104638.996540792" calcext:value-type="float">
            <text:p>104638.996540792</text:p>
          </table:table-cell>
          <table:table-cell/>
          <table:table-cell office:value-type="float" office:value="1443146515.97049" calcext:value-type="float">
            <text:p>1443146515.97049</text:p>
          </table:table-cell>
          <table:table-cell table:formula="of:=[.G445]-[.$B$2]" office:value-type="float" office:value="55.97030377388" calcext:value-type="float">
            <text:p>55.9703037739</text:p>
          </table:table-cell>
          <table:table-cell table:formula="of:=[.C445]/([.H445]-[.H444])" office:value-type="float" office:value="108308.038375325" calcext:value-type="float">
            <text:p>108308.038375325</text:p>
          </table:table-cell>
          <table:table-cell table:formula="of:=[.G445]-[.$B445]" office:value-type="float" office:value="10.1469187736511" calcext:value-type="float">
            <text:p>10.146918773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505.86487" calcext:value-type="float">
            <text:p>1443146505.86487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6845817566" calcext:value-type="float">
            <text:p>45.8646845818</text:p>
          </table:table-cell>
          <table:table-cell table:formula="of:=[.C446]/([.D446]-[.D445])" office:value-type="float" office:value="104601.544136749" calcext:value-type="float">
            <text:p>104601.544136749</text:p>
          </table:table-cell>
          <table:table-cell/>
          <table:table-cell office:value-type="float" office:value="1443146516.01041" calcext:value-type="float">
            <text:p>1443146516.01041</text:p>
          </table:table-cell>
          <table:table-cell table:formula="of:=[.G446]-[.$B$2]" office:value-type="float" office:value="56.010217666626" calcext:value-type="float">
            <text:p>56.0102176666</text:p>
          </table:table-cell>
          <table:table-cell table:formula="of:=[.C446]/([.H446]-[.H445])" office:value-type="float" office:value="108232.991141562" calcext:value-type="float">
            <text:p>108232.991141562</text:p>
          </table:table-cell>
          <table:table-cell table:formula="of:=[.G446]-[.$B446]" office:value-type="float" office:value="10.1455330848694" calcext:value-type="float">
            <text:p>10.145533084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505.9062" calcext:value-type="float">
            <text:p>1443146505.9062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60142040253" calcext:value-type="float">
            <text:p>45.906014204</text:p>
          </table:table-cell>
          <table:table-cell table:formula="of:=[.C447]/([.D447]-[.D446])" office:value-type="float" office:value="104525.513732413" calcext:value-type="float">
            <text:p>104525.513732413</text:p>
          </table:table-cell>
          <table:table-cell/>
          <table:table-cell office:value-type="float" office:value="1443146516.02255" calcext:value-type="float">
            <text:p>1443146516.02255</text:p>
          </table:table-cell>
          <table:table-cell table:formula="of:=[.G447]-[.$B$2]" office:value-type="float" office:value="56.0223581790924" calcext:value-type="float">
            <text:p>56.0223581791</text:p>
          </table:table-cell>
          <table:table-cell table:formula="of:=[.C447]/([.H447]-[.H446])" office:value-type="float" office:value="355833.414112056" calcext:value-type="float">
            <text:p>355833.414112056</text:p>
          </table:table-cell>
          <table:table-cell table:formula="of:=[.G447]-[.$B447]" office:value-type="float" office:value="10.1163439750671" calcext:value-type="float">
            <text:p>10.116343975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505.94749" calcext:value-type="float">
            <text:p>1443146505.94749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2975730896" calcext:value-type="float">
            <text:p>45.9472975731</text:p>
          </table:table-cell>
          <table:table-cell table:formula="of:=[.C448]/([.D448]-[.D447])" office:value-type="float" office:value="104642.622390344" calcext:value-type="float">
            <text:p>104642.622390344</text:p>
          </table:table-cell>
          <table:table-cell/>
          <table:table-cell office:value-type="float" office:value="1443146516.03465" calcext:value-type="float">
            <text:p>1443146516.03465</text:p>
          </table:table-cell>
          <table:table-cell table:formula="of:=[.G448]-[.$B$2]" office:value-type="float" office:value="56.0344662666321" calcext:value-type="float">
            <text:p>56.0344662666</text:p>
          </table:table-cell>
          <table:table-cell table:formula="of:=[.C448]/([.H448]-[.H447])" office:value-type="float" office:value="356786.320370188" calcext:value-type="float">
            <text:p>356786.320370188</text:p>
          </table:table-cell>
          <table:table-cell table:formula="of:=[.G448]-[.$B448]" office:value-type="float" office:value="10.0871686935425" calcext:value-type="float">
            <text:p>10.087168693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505.98878" calcext:value-type="float">
            <text:p>1443146505.98878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85959625244" calcext:value-type="float">
            <text:p>45.9885959625</text:p>
          </table:table-cell>
          <table:table-cell table:formula="of:=[.C449]/([.D449]-[.D448])" office:value-type="float" office:value="104604.56349802" calcext:value-type="float">
            <text:p>104604.56349802</text:p>
          </table:table-cell>
          <table:table-cell/>
          <table:table-cell office:value-type="float" office:value="1443146516.05766" calcext:value-type="float">
            <text:p>1443146516.05766</text:p>
          </table:table-cell>
          <table:table-cell table:formula="of:=[.G449]-[.$B$2]" office:value-type="float" office:value="56.0574719905853" calcext:value-type="float">
            <text:p>56.0574719906</text:p>
          </table:table-cell>
          <table:table-cell table:formula="of:=[.C449]/([.H449]-[.H448])" office:value-type="float" office:value="187779.354771849" calcext:value-type="float">
            <text:p>187779.354771849</text:p>
          </table:table-cell>
          <table:table-cell table:formula="of:=[.G449]-[.$B449]" office:value-type="float" office:value="10.0688760280609" calcext:value-type="float">
            <text:p>10.068876028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506.02871" calcext:value-type="float">
            <text:p>1443146506.02871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5189151764" calcext:value-type="float">
            <text:p>46.0285189152</text:p>
          </table:table-cell>
          <table:table-cell table:formula="of:=[.C450]/([.D450]-[.D449])" office:value-type="float" office:value="108208.429312806" calcext:value-type="float">
            <text:p>108208.429312806</text:p>
          </table:table-cell>
          <table:table-cell/>
          <table:table-cell office:value-type="float" office:value="1443146516.09441" calcext:value-type="float">
            <text:p>1443146516.09441</text:p>
          </table:table-cell>
          <table:table-cell table:formula="of:=[.G450]-[.$B$2]" office:value-type="float" office:value="56.0942211151123" calcext:value-type="float">
            <text:p>56.0942211151</text:p>
          </table:table-cell>
          <table:table-cell table:formula="of:=[.C450]/([.H450]-[.H449])" office:value-type="float" office:value="117553.820821737" calcext:value-type="float">
            <text:p>117553.820821737</text:p>
          </table:table-cell>
          <table:table-cell table:formula="of:=[.G450]-[.$B450]" office:value-type="float" office:value="10.0657021999359" calcext:value-type="float">
            <text:p>10.065702199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506.06812" calcext:value-type="float">
            <text:p>1443146506.06812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9357051849" calcext:value-type="float">
            <text:p>46.0679357052</text:p>
          </table:table-cell>
          <table:table-cell table:formula="of:=[.C451]/([.D451]-[.D450])" office:value-type="float" office:value="109597.965716221" calcext:value-type="float">
            <text:p>109597.965716221</text:p>
          </table:table-cell>
          <table:table-cell/>
          <table:table-cell office:value-type="float" office:value="1443146516.1312" calcext:value-type="float">
            <text:p>1443146516.1312</text:p>
          </table:table-cell>
          <table:table-cell table:formula="of:=[.G451]-[.$B$2]" office:value-type="float" office:value="56.1310155391693" calcext:value-type="float">
            <text:p>56.1310155392</text:p>
          </table:table-cell>
          <table:table-cell table:formula="of:=[.C451]/([.H451]-[.H450])" office:value-type="float" office:value="117409.09419609" calcext:value-type="float">
            <text:p>117409.09419609</text:p>
          </table:table-cell>
          <table:table-cell table:formula="of:=[.G451]-[.$B451]" office:value-type="float" office:value="10.0630798339844" calcext:value-type="float">
            <text:p>10.06307983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506.10753" calcext:value-type="float">
            <text:p>1443146506.10753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3417663574" calcext:value-type="float">
            <text:p>46.1073417664</text:p>
          </table:table-cell>
          <table:table-cell table:formula="of:=[.C452]/([.D452]-[.D451])" office:value-type="float" office:value="109627.805252872" calcext:value-type="float">
            <text:p>109627.805252872</text:p>
          </table:table-cell>
          <table:table-cell/>
          <table:table-cell office:value-type="float" office:value="1443146516.16742" calcext:value-type="float">
            <text:p>1443146516.16742</text:p>
          </table:table-cell>
          <table:table-cell table:formula="of:=[.G452]-[.$B$2]" office:value-type="float" office:value="56.1672270298004" calcext:value-type="float">
            <text:p>56.1672270298</text:p>
          </table:table-cell>
          <table:table-cell table:formula="of:=[.C452]/([.H452]-[.H451])" office:value-type="float" office:value="119299.148549532" calcext:value-type="float">
            <text:p>119299.148549532</text:p>
          </table:table-cell>
          <table:table-cell table:formula="of:=[.G452]-[.$B452]" office:value-type="float" office:value="10.059885263443" calcext:value-type="float">
            <text:p>10.059885263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506.14694" calcext:value-type="float">
            <text:p>1443146506.14694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7535495758" calcext:value-type="float">
            <text:p>46.1467535496</text:p>
          </table:table-cell>
          <table:table-cell table:formula="of:=[.C453]/([.D453]-[.D452])" office:value-type="float" office:value="109611.888811591" calcext:value-type="float">
            <text:p>109611.888811591</text:p>
          </table:table-cell>
          <table:table-cell/>
          <table:table-cell office:value-type="float" office:value="1443146516.20404" calcext:value-type="float">
            <text:p>1443146516.20404</text:p>
          </table:table-cell>
          <table:table-cell table:formula="of:=[.G453]-[.$B$2]" office:value-type="float" office:value="56.2038481235504" calcext:value-type="float">
            <text:p>56.2038481236</text:p>
          </table:table-cell>
          <table:table-cell table:formula="of:=[.C453]/([.H453]-[.H452])" office:value-type="float" office:value="117964.8" calcext:value-type="float">
            <text:p>117964.8</text:p>
          </table:table-cell>
          <table:table-cell table:formula="of:=[.G453]-[.$B453]" office:value-type="float" office:value="10.0570945739746" calcext:value-type="float">
            <text:p>10.05709457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506.18638" calcext:value-type="float">
            <text:p>1443146506.18638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1944198608" calcext:value-type="float">
            <text:p>46.1861944199</text:p>
          </table:table-cell>
          <table:table-cell table:formula="of:=[.C454]/([.D454]-[.D453])" office:value-type="float" office:value="109531.051642114" calcext:value-type="float">
            <text:p>109531.051642114</text:p>
          </table:table-cell>
          <table:table-cell/>
          <table:table-cell office:value-type="float" office:value="1443146516.24053" calcext:value-type="float">
            <text:p>1443146516.24053</text:p>
          </table:table-cell>
          <table:table-cell table:formula="of:=[.G454]-[.$B$2]" office:value-type="float" office:value="56.2403404712677" calcext:value-type="float">
            <text:p>56.2403404713</text:p>
          </table:table-cell>
          <table:table-cell table:formula="of:=[.C454]/([.H454]-[.H453])" office:value-type="float" office:value="118380.983143865" calcext:value-type="float">
            <text:p>118380.983143865</text:p>
          </table:table-cell>
          <table:table-cell table:formula="of:=[.G454]-[.$B454]" office:value-type="float" office:value="10.0541460514069" calcext:value-type="float">
            <text:p>10.054146051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506.22579" calcext:value-type="float">
            <text:p>1443146506.22579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6031036377" calcext:value-type="float">
            <text:p>46.2256031036</text:p>
          </table:table-cell>
          <table:table-cell table:formula="of:=[.C455]/([.D455]-[.D454])" office:value-type="float" office:value="109620.50964354" calcext:value-type="float">
            <text:p>109620.50964354</text:p>
          </table:table-cell>
          <table:table-cell/>
          <table:table-cell office:value-type="float" office:value="1443146516.27712" calcext:value-type="float">
            <text:p>1443146516.27712</text:p>
          </table:table-cell>
          <table:table-cell table:formula="of:=[.G455]-[.$B$2]" office:value-type="float" office:value="56.2769265174866" calcext:value-type="float">
            <text:p>56.2769265175</text:p>
          </table:table-cell>
          <table:table-cell table:formula="of:=[.C455]/([.H455]-[.H454])" office:value-type="float" office:value="118077.804148502" calcext:value-type="float">
            <text:p>118077.804148502</text:p>
          </table:table-cell>
          <table:table-cell table:formula="of:=[.G455]-[.$B455]" office:value-type="float" office:value="10.0513234138489" calcext:value-type="float">
            <text:p>10.051323413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506.2652" calcext:value-type="float">
            <text:p>1443146506.2652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50163173676" calcext:value-type="float">
            <text:p>46.2650163174</text:p>
          </table:table-cell>
          <table:table-cell table:formula="of:=[.C456]/([.D456]-[.D455])" office:value-type="float" office:value="109607.910423384" calcext:value-type="float">
            <text:p>109607.910423384</text:p>
          </table:table-cell>
          <table:table-cell/>
          <table:table-cell office:value-type="float" office:value="1443146516.31371" calcext:value-type="float">
            <text:p>1443146516.31371</text:p>
          </table:table-cell>
          <table:table-cell table:formula="of:=[.G456]-[.$B$2]" office:value-type="float" office:value="56.313517332077" calcext:value-type="float">
            <text:p>56.3135173321</text:p>
          </table:table-cell>
          <table:table-cell table:formula="of:=[.C456]/([.H456]-[.H455])" office:value-type="float" office:value="118062.416711734" calcext:value-type="float">
            <text:p>118062.416711734</text:p>
          </table:table-cell>
          <table:table-cell table:formula="of:=[.G456]-[.$B456]" office:value-type="float" office:value="10.0485010147095" calcext:value-type="float">
            <text:p>10.048501014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506.30462" calcext:value-type="float">
            <text:p>1443146506.30462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44321537018" calcext:value-type="float">
            <text:p>46.3044321537</text:p>
          </table:table-cell>
          <table:table-cell table:formula="of:=[.C457]/([.D457]-[.D456])" office:value-type="float" office:value="109600.617461681" calcext:value-type="float">
            <text:p>109600.617461681</text:p>
          </table:table-cell>
          <table:table-cell/>
          <table:table-cell office:value-type="float" office:value="1443146516.35027" calcext:value-type="float">
            <text:p>1443146516.35027</text:p>
          </table:table-cell>
          <table:table-cell table:formula="of:=[.G457]-[.$B$2]" office:value-type="float" office:value="56.350081205368" calcext:value-type="float">
            <text:p>56.3500812054</text:p>
          </table:table-cell>
          <table:table-cell table:formula="of:=[.C457]/([.H457]-[.H456])" office:value-type="float" office:value="118149.408450704" calcext:value-type="float">
            <text:p>118149.408450704</text:p>
          </table:table-cell>
          <table:table-cell table:formula="of:=[.G457]-[.$B457]" office:value-type="float" office:value="10.0456490516663" calcext:value-type="float">
            <text:p>10.045649051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506.34403" calcext:value-type="float">
            <text:p>1443146506.34403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8451290131" calcext:value-type="float">
            <text:p>46.343845129</text:p>
          </table:table-cell>
          <table:table-cell table:formula="of:=[.C458]/([.D458]-[.D457])" office:value-type="float" office:value="109608.57346803" calcext:value-type="float">
            <text:p>109608.57346803</text:p>
          </table:table-cell>
          <table:table-cell/>
          <table:table-cell office:value-type="float" office:value="1443146516.38685" calcext:value-type="float">
            <text:p>1443146516.38685</text:p>
          </table:table-cell>
          <table:table-cell table:formula="of:=[.G458]-[.$B$2]" office:value-type="float" office:value="56.3866567611694" calcext:value-type="float">
            <text:p>56.3866567612</text:p>
          </table:table-cell>
          <table:table-cell table:formula="of:=[.C458]/([.H458]-[.H457])" office:value-type="float" office:value="118111.670632101" calcext:value-type="float">
            <text:p>118111.670632101</text:p>
          </table:table-cell>
          <table:table-cell table:formula="of:=[.G458]-[.$B458]" office:value-type="float" office:value="10.0428116321564" calcext:value-type="float">
            <text:p>10.042811632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506.38344" calcext:value-type="float">
            <text:p>1443146506.38344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250951767" calcext:value-type="float">
            <text:p>46.3832509518</text:p>
          </table:table-cell>
          <table:table-cell table:formula="of:=[.C459]/([.D459]-[.D458])" office:value-type="float" office:value="109628.468538238" calcext:value-type="float">
            <text:p>109628.468538238</text:p>
          </table:table-cell>
          <table:table-cell/>
          <table:table-cell office:value-type="float" office:value="1443146516.42341" calcext:value-type="float">
            <text:p>1443146516.42341</text:p>
          </table:table-cell>
          <table:table-cell table:formula="of:=[.G459]-[.$B$2]" office:value-type="float" office:value="56.423225402832" calcext:value-type="float">
            <text:p>56.4232254028</text:p>
          </table:table-cell>
          <table:table-cell table:formula="of:=[.C459]/([.H459]-[.H458])" office:value-type="float" office:value="118134.002347112" calcext:value-type="float">
            <text:p>118134.002347112</text:p>
          </table:table-cell>
          <table:table-cell table:formula="of:=[.G459]-[.$B459]" office:value-type="float" office:value="10.0399744510651" calcext:value-type="float">
            <text:p>10.03997445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506.42285" calcext:value-type="float">
            <text:p>1443146506.42285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6632118225" calcext:value-type="float">
            <text:p>46.4226632118</text:p>
          </table:table-cell>
          <table:table-cell table:formula="of:=[.C460]/([.D460]-[.D459])" office:value-type="float" office:value="109610.5626501" calcext:value-type="float">
            <text:p>109610.5626501</text:p>
          </table:table-cell>
          <table:table-cell/>
          <table:table-cell office:value-type="float" office:value="1443146516.45998" calcext:value-type="float">
            <text:p>1443146516.45998</text:p>
          </table:table-cell>
          <table:table-cell table:formula="of:=[.G460]-[.$B$2]" office:value-type="float" office:value="56.4597949981689" calcext:value-type="float">
            <text:p>56.4597949982</text:p>
          </table:table-cell>
          <table:table-cell table:formula="of:=[.C460]/([.H460]-[.H459])" office:value-type="float" office:value="118130.921608512" calcext:value-type="float">
            <text:p>118130.921608512</text:p>
          </table:table-cell>
          <table:table-cell table:formula="of:=[.G460]-[.$B460]" office:value-type="float" office:value="10.0371317863464" calcext:value-type="float">
            <text:p>10.037131786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506.46228" calcext:value-type="float">
            <text:p>1443146506.46228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0923995972" calcext:value-type="float">
            <text:p>46.4620923996</text:p>
          </table:table-cell>
          <table:table-cell table:formula="of:=[.C461]/([.D461]-[.D460])" office:value-type="float" office:value="109563.504698327" calcext:value-type="float">
            <text:p>109563.504698327</text:p>
          </table:table-cell>
          <table:table-cell/>
          <table:table-cell office:value-type="float" office:value="1443146516.49652" calcext:value-type="float">
            <text:p>1443146516.49652</text:p>
          </table:table-cell>
          <table:table-cell table:formula="of:=[.G461]-[.$B$2]" office:value-type="float" office:value="56.4963281154633" calcext:value-type="float">
            <text:p>56.4963281155</text:p>
          </table:table-cell>
          <table:table-cell table:formula="of:=[.C461]/([.H461]-[.H460])" office:value-type="float" office:value="118248.874444466" calcext:value-type="float">
            <text:p>118248.874444466</text:p>
          </table:table-cell>
          <table:table-cell table:formula="of:=[.G461]-[.$B461]" office:value-type="float" office:value="10.0342357158661" calcext:value-type="float">
            <text:p>10.034235715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506.50167" calcext:value-type="float">
            <text:p>1443146506.50167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4843940735" calcext:value-type="float">
            <text:p>46.5014843941</text:p>
          </table:table-cell>
          <table:table-cell table:formula="of:=[.C462]/([.D462]-[.D461])" office:value-type="float" office:value="109666.952827105" calcext:value-type="float">
            <text:p>109666.952827105</text:p>
          </table:table-cell>
          <table:table-cell/>
          <table:table-cell office:value-type="float" office:value="1443146516.53312" calcext:value-type="float">
            <text:p>1443146516.53312</text:p>
          </table:table-cell>
          <table:table-cell table:formula="of:=[.G462]-[.$B$2]" office:value-type="float" office:value="56.532928943634" calcext:value-type="float">
            <text:p>56.5329289436</text:p>
          </table:table-cell>
          <table:table-cell table:formula="of:=[.C462]/([.H462]-[.H461])" office:value-type="float" office:value="118030.116145002" calcext:value-type="float">
            <text:p>118030.116145002</text:p>
          </table:table-cell>
          <table:table-cell table:formula="of:=[.G462]-[.$B462]" office:value-type="float" office:value="10.0314445495605" calcext:value-type="float">
            <text:p>10.031444549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506.54107" calcext:value-type="float">
            <text:p>1443146506.54107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08856868744" calcext:value-type="float">
            <text:p>46.5408856869</text:p>
          </table:table-cell>
          <table:table-cell table:formula="of:=[.C463]/([.D463]-[.D462])" office:value-type="float" office:value="109641.072485341" calcext:value-type="float">
            <text:p>109641.072485341</text:p>
          </table:table-cell>
          <table:table-cell/>
          <table:table-cell office:value-type="float" office:value="1443146516.56973" calcext:value-type="float">
            <text:p>1443146516.56973</text:p>
          </table:table-cell>
          <table:table-cell table:formula="of:=[.G463]-[.$B$2]" office:value-type="float" office:value="56.5695462226868" calcext:value-type="float">
            <text:p>56.5695462227</text:p>
          </table:table-cell>
          <table:table-cell table:formula="of:=[.C463]/([.H463]-[.H462])" office:value-type="float" office:value="117977.089280133" calcext:value-type="float">
            <text:p>117977.089280133</text:p>
          </table:table-cell>
          <table:table-cell table:formula="of:=[.G463]-[.$B463]" office:value-type="float" office:value="10.0286605358124" calcext:value-type="float">
            <text:p>10.028660535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506.58051" calcext:value-type="float">
            <text:p>1443146506.58051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3203582764" calcext:value-type="float">
            <text:p>46.5803203583</text:p>
          </table:table-cell>
          <table:table-cell table:formula="of:=[.C464]/([.D464]-[.D463])" office:value-type="float" office:value="109548.269236583" calcext:value-type="float">
            <text:p>109548.269236583</text:p>
          </table:table-cell>
          <table:table-cell/>
          <table:table-cell office:value-type="float" office:value="1443146516.60627" calcext:value-type="float">
            <text:p>1443146516.60627</text:p>
          </table:table-cell>
          <table:table-cell table:formula="of:=[.G464]-[.$B$2]" office:value-type="float" office:value="56.6060764789581" calcext:value-type="float">
            <text:p>56.606076479</text:p>
          </table:table-cell>
          <table:table-cell table:formula="of:=[.C464]/([.H464]-[.H463])" office:value-type="float" office:value="118258.135609813" calcext:value-type="float">
            <text:p>118258.135609813</text:p>
          </table:table-cell>
          <table:table-cell table:formula="of:=[.G464]-[.$B464]" office:value-type="float" office:value="10.0257561206818" calcext:value-type="float">
            <text:p>10.025756120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506.61993" calcext:value-type="float">
            <text:p>1443146506.61993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7414398193" calcext:value-type="float">
            <text:p>46.6197414398</text:p>
          </table:table-cell>
          <table:table-cell table:formula="of:=[.C465]/([.D465]-[.D464])" office:value-type="float" office:value="109586.03444939" calcext:value-type="float">
            <text:p>109586.03444939</text:p>
          </table:table-cell>
          <table:table-cell/>
          <table:table-cell office:value-type="float" office:value="1443146516.64283" calcext:value-type="float">
            <text:p>1443146516.64283</text:p>
          </table:table-cell>
          <table:table-cell table:formula="of:=[.G465]-[.$B$2]" office:value-type="float" office:value="56.6426391601563" calcext:value-type="float">
            <text:p>56.6426391602</text:p>
          </table:table-cell>
          <table:table-cell table:formula="of:=[.C465]/([.H465]-[.H464])" office:value-type="float" office:value="118153.26060448" calcext:value-type="float">
            <text:p>118153.26060448</text:p>
          </table:table-cell>
          <table:table-cell table:formula="of:=[.G465]-[.$B465]" office:value-type="float" office:value="10.0228977203369" calcext:value-type="float">
            <text:p>10.022897720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506.65932" calcext:value-type="float">
            <text:p>1443146506.65932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1339111328" calcext:value-type="float">
            <text:p>46.6591339111</text:p>
          </table:table-cell>
          <table:table-cell table:formula="of:=[.C466]/([.D466]-[.D465])" office:value-type="float" office:value="109665.625332881" calcext:value-type="float">
            <text:p>109665.625332881</text:p>
          </table:table-cell>
          <table:table-cell/>
          <table:table-cell office:value-type="float" office:value="1443146516.67937" calcext:value-type="float">
            <text:p>1443146516.67937</text:p>
          </table:table-cell>
          <table:table-cell table:formula="of:=[.G466]-[.$B$2]" office:value-type="float" office:value="56.6791844367981" calcext:value-type="float">
            <text:p>56.6791844368</text:p>
          </table:table-cell>
          <table:table-cell table:formula="of:=[.C466]/([.H466]-[.H465])" office:value-type="float" office:value="118209.530668963" calcext:value-type="float">
            <text:p>118209.530668963</text:p>
          </table:table-cell>
          <table:table-cell table:formula="of:=[.G466]-[.$B466]" office:value-type="float" office:value="10.0200505256653" calcext:value-type="float">
            <text:p>10.020050525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506.69874" calcext:value-type="float">
            <text:p>1443146506.69874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5530853272" calcext:value-type="float">
            <text:p>46.6985530853</text:p>
          </table:table-cell>
          <table:table-cell table:formula="of:=[.C467]/([.D467]-[.D466])" office:value-type="float" office:value="109591.336913921" calcext:value-type="float">
            <text:p>109591.336913921</text:p>
          </table:table-cell>
          <table:table-cell/>
          <table:table-cell office:value-type="float" office:value="1443146516.71595" calcext:value-type="float">
            <text:p>1443146516.71595</text:p>
          </table:table-cell>
          <table:table-cell table:formula="of:=[.G467]-[.$B$2]" office:value-type="float" office:value="56.7157592773438" calcext:value-type="float">
            <text:p>56.7157592773</text:p>
          </table:table-cell>
          <table:table-cell table:formula="of:=[.C467]/([.H467]-[.H466])" office:value-type="float" office:value="118113.980417976" calcext:value-type="float">
            <text:p>118113.980417976</text:p>
          </table:table-cell>
          <table:table-cell table:formula="of:=[.G467]-[.$B467]" office:value-type="float" office:value="10.0172061920166" calcext:value-type="float">
            <text:p>10.01720619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506.73816" calcext:value-type="float">
            <text:p>1443146506.73816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79741668701" calcext:value-type="float">
            <text:p>46.7379741669</text:p>
          </table:table-cell>
          <table:table-cell table:formula="of:=[.C468]/([.D468]-[.D467])" office:value-type="float" office:value="109586.03444939" calcext:value-type="float">
            <text:p>109586.03444939</text:p>
          </table:table-cell>
          <table:table-cell/>
          <table:table-cell office:value-type="float" office:value="1443146516.75253" calcext:value-type="float">
            <text:p>1443146516.75253</text:p>
          </table:table-cell>
          <table:table-cell table:formula="of:=[.G468]-[.$B$2]" office:value-type="float" office:value="56.7523448467255" calcext:value-type="float">
            <text:p>56.7523448467</text:p>
          </table:table-cell>
          <table:table-cell table:formula="of:=[.C468]/([.H468]-[.H467])" office:value-type="float" office:value="118079.343112785" calcext:value-type="float">
            <text:p>118079.343112785</text:p>
          </table:table-cell>
          <table:table-cell table:formula="of:=[.G468]-[.$B468]" office:value-type="float" office:value="10.0143706798553" calcext:value-type="float">
            <text:p>10.014370679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506.77759" calcext:value-type="float">
            <text:p>1443146506.77759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4035930634" calcext:value-type="float">
            <text:p>46.7774035931</text:p>
          </table:table-cell>
          <table:table-cell table:formula="of:=[.C469]/([.D469]-[.D468])" office:value-type="float" office:value="109562.842198828" calcext:value-type="float">
            <text:p>109562.842198828</text:p>
          </table:table-cell>
          <table:table-cell/>
          <table:table-cell office:value-type="float" office:value="1443146516.78912" calcext:value-type="float">
            <text:p>1443146516.78912</text:p>
          </table:table-cell>
          <table:table-cell table:formula="of:=[.G469]-[.$B$2]" office:value-type="float" office:value="56.7889294624329" calcext:value-type="float">
            <text:p>56.7889294624</text:p>
          </table:table-cell>
          <table:table-cell table:formula="of:=[.C469]/([.H469]-[.H468])" office:value-type="float" office:value="118082.421161704" calcext:value-type="float">
            <text:p>118082.421161704</text:p>
          </table:table-cell>
          <table:table-cell table:formula="of:=[.G469]-[.$B469]" office:value-type="float" office:value="10.0115258693695" calcext:value-type="float">
            <text:p>10.011525869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506.817" calcext:value-type="float">
            <text:p>1443146506.817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8148994446" calcext:value-type="float">
            <text:p>46.8168148994</text:p>
          </table:table-cell>
          <table:table-cell table:formula="of:=[.C470]/([.D470]-[.D469])" office:value-type="float" office:value="109613.215005172" calcext:value-type="float">
            <text:p>109613.215005172</text:p>
          </table:table-cell>
          <table:table-cell/>
          <table:table-cell office:value-type="float" office:value="1443146516.82564" calcext:value-type="float">
            <text:p>1443146516.82564</text:p>
          </table:table-cell>
          <table:table-cell table:formula="of:=[.G470]-[.$B$2]" office:value-type="float" office:value="56.8254549503326" calcext:value-type="float">
            <text:p>56.8254549503</text:p>
          </table:table-cell>
          <table:table-cell table:formula="of:=[.C470]/([.H470]-[.H469])" office:value-type="float" office:value="118273.574109492" calcext:value-type="float">
            <text:p>118273.574109492</text:p>
          </table:table-cell>
          <table:table-cell table:formula="of:=[.G470]-[.$B470]" office:value-type="float" office:value="10.0086400508881" calcext:value-type="float">
            <text:p>10.008640050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506.85642" calcext:value-type="float">
            <text:p>1443146506.85642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2314510345" calcext:value-type="float">
            <text:p>46.856231451</text:p>
          </table:table-cell>
          <table:table-cell table:formula="of:=[.C471]/([.D471]-[.D470])" office:value-type="float" office:value="109598.628640556" calcext:value-type="float">
            <text:p>109598.628640556</text:p>
          </table:table-cell>
          <table:table-cell/>
          <table:table-cell office:value-type="float" office:value="1443146516.86225" calcext:value-type="float">
            <text:p>1443146516.86225</text:p>
          </table:table-cell>
          <table:table-cell table:formula="of:=[.G471]-[.$B$2]" office:value-type="float" office:value="56.8620653152466" calcext:value-type="float">
            <text:p>56.8620653152</text:p>
          </table:table-cell>
          <table:table-cell table:formula="of:=[.C471]/([.H471]-[.H470])" office:value-type="float" office:value="117999.370127967" calcext:value-type="float">
            <text:p>117999.370127967</text:p>
          </table:table-cell>
          <table:table-cell table:formula="of:=[.G471]-[.$B471]" office:value-type="float" office:value="10.005833864212" calcext:value-type="float">
            <text:p>10.005833864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506.89582" calcext:value-type="float">
            <text:p>1443146506.89582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6363201141" calcext:value-type="float">
            <text:p>46.8956363201</text:p>
          </table:table-cell>
          <table:table-cell table:formula="of:=[.C472]/([.D472]-[.D471])" office:value-type="float" office:value="109631.121759965" calcext:value-type="float">
            <text:p>109631.121759965</text:p>
          </table:table-cell>
          <table:table-cell/>
          <table:table-cell office:value-type="float" office:value="1443146516.89882" calcext:value-type="float">
            <text:p>1443146516.89882</text:p>
          </table:table-cell>
          <table:table-cell table:formula="of:=[.G472]-[.$B$2]" office:value-type="float" office:value="56.8986291885376" calcext:value-type="float">
            <text:p>56.8986291885</text:p>
          </table:table-cell>
          <table:table-cell table:formula="of:=[.C472]/([.H472]-[.H471])" office:value-type="float" office:value="118149.408450704" calcext:value-type="float">
            <text:p>118149.408450704</text:p>
          </table:table-cell>
          <table:table-cell table:formula="of:=[.G472]-[.$B472]" office:value-type="float" office:value="10.0029928684235" calcext:value-type="float">
            <text:p>10.002992868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506.93524" calcext:value-type="float">
            <text:p>1443146506.93524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50469112396" calcext:value-type="float">
            <text:p>46.9350469112</text:p>
          </table:table-cell>
          <table:table-cell table:formula="of:=[.C473]/([.D473]-[.D472])" office:value-type="float" office:value="109615.204355717" calcext:value-type="float">
            <text:p>109615.204355717</text:p>
          </table:table-cell>
          <table:table-cell/>
          <table:table-cell office:value-type="float" office:value="1443146516.93543" calcext:value-type="float">
            <text:p>1443146516.93543</text:p>
          </table:table-cell>
          <table:table-cell table:formula="of:=[.G473]-[.$B$2]" office:value-type="float" office:value="56.9352421760559" calcext:value-type="float">
            <text:p>56.9352421761</text:p>
          </table:table-cell>
          <table:table-cell table:formula="of:=[.C473]/([.H473]-[.H472])" office:value-type="float" office:value="117990.91778128" calcext:value-type="float">
            <text:p>117990.91778128</text:p>
          </table:table-cell>
          <table:table-cell table:formula="of:=[.G473]-[.$B473]" office:value-type="float" office:value="10.0001952648163" calcext:value-type="float">
            <text:p>10.000195264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506.97467" calcext:value-type="float">
            <text:p>1443146506.97467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47681427" calcext:value-type="float">
            <text:p>46.9744768143</text:p>
          </table:table-cell>
          <table:table-cell table:formula="of:=[.C474]/([.D474]-[.D473])" office:value-type="float" office:value="109561.517223865" calcext:value-type="float">
            <text:p>109561.517223865</text:p>
          </table:table-cell>
          <table:table-cell/>
          <table:table-cell office:value-type="float" office:value="1443146516.972" calcext:value-type="float">
            <text:p>1443146516.972</text:p>
          </table:table-cell>
          <table:table-cell table:formula="of:=[.G474]-[.$B$2]" office:value-type="float" office:value="56.9718110561371" calcext:value-type="float">
            <text:p>56.9718110561</text:p>
          </table:table-cell>
          <table:table-cell table:formula="of:=[.C474]/([.H474]-[.H473])" office:value-type="float" office:value="118133.232147398" calcext:value-type="float">
            <text:p>118133.232147398</text:p>
          </table:table-cell>
          <table:table-cell table:formula="of:=[.G474]-[.$B474]" office:value-type="float" office:value="9.99733424186707" calcext:value-type="float">
            <text:p>9.997334241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520.01931" calcext:value-type="float">
            <text:p>1443146520.01931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9118309021" calcext:value-type="float">
            <text:p>60.019118309</text:p>
          </table:table-cell>
          <table:table-cell table:formula="of:=[.C475]/([.D475]-[.D474])" office:value-type="float" office:value="331.170465799181" calcext:value-type="float">
            <text:p>331.1704657992</text:p>
          </table:table-cell>
          <table:table-cell/>
          <table:table-cell office:value-type="float" office:value="1443146520.20899" calcext:value-type="float">
            <text:p>1443146520.20899</text:p>
          </table:table-cell>
          <table:table-cell table:formula="of:=[.G475]-[.$B$2]" office:value-type="float" office:value="60.2087986469269" calcext:value-type="float">
            <text:p>60.2087986469</text:p>
          </table:table-cell>
          <table:table-cell table:formula="of:=[.C475]/([.H475]-[.H474])" office:value-type="float" office:value="1334.57416157285" calcext:value-type="float">
            <text:p>1334.5741615729</text:p>
          </table:table-cell>
          <table:table-cell table:formula="of:=[.G475]-[.$B475]" office:value-type="float" office:value="0.189680337905884" calcext:value-type="float">
            <text:p>0.189680337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520.07346" calcext:value-type="float">
            <text:p>1443146520.07346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32686519623" calcext:value-type="float">
            <text:p>60.073268652</text:p>
          </table:table-cell>
          <table:table-cell table:formula="of:=[.C476]/([.D476]-[.D475])" office:value-type="float" office:value="79777.8881046834" calcext:value-type="float">
            <text:p>79777.8881046834</text:p>
          </table:table-cell>
          <table:table-cell/>
          <table:table-cell office:value-type="float" office:value="1443146520.2632" calcext:value-type="float">
            <text:p>1443146520.2632</text:p>
          </table:table-cell>
          <table:table-cell table:formula="of:=[.G476]-[.$B$2]" office:value-type="float" office:value="60.2630121707916" calcext:value-type="float">
            <text:p>60.2630121708</text:p>
          </table:table-cell>
          <table:table-cell table:formula="of:=[.C476]/([.H476]-[.H475])" office:value-type="float" office:value="79684.9142434957" calcext:value-type="float">
            <text:p>79684.9142434957</text:p>
          </table:table-cell>
          <table:table-cell table:formula="of:=[.G476]-[.$B476]" office:value-type="float" office:value="0.189743518829346" calcext:value-type="float">
            <text:p>0.189743518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520.1276" calcext:value-type="float">
            <text:p>1443146520.1276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74137496948" calcext:value-type="float">
            <text:p>60.1274137497</text:p>
          </table:table-cell>
          <table:table-cell table:formula="of:=[.C477]/([.D477]-[.D476])" office:value-type="float" office:value="79785.6164437849" calcext:value-type="float">
            <text:p>79785.6164437849</text:p>
          </table:table-cell>
          <table:table-cell/>
          <table:table-cell office:value-type="float" office:value="1443146520.3714" calcext:value-type="float">
            <text:p>1443146520.3714</text:p>
          </table:table-cell>
          <table:table-cell table:formula="of:=[.G477]-[.$B$2]" office:value-type="float" office:value="60.3712067604065" calcext:value-type="float">
            <text:p>60.3712067604</text:p>
          </table:table-cell>
          <table:table-cell table:formula="of:=[.C477]/([.H477]-[.H476])" office:value-type="float" office:value="39928.0593916717" calcext:value-type="float">
            <text:p>39928.0593916717</text:p>
          </table:table-cell>
          <table:table-cell table:formula="of:=[.G477]-[.$B477]" office:value-type="float" office:value="0.24379301071167" calcext:value-type="float">
            <text:p>0.243793010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520.18175" calcext:value-type="float">
            <text:p>1443146520.18175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15571784973" calcext:value-type="float">
            <text:p>60.1815571785</text:p>
          </table:table-cell>
          <table:table-cell table:formula="of:=[.C478]/([.D478]-[.D477])" office:value-type="float" office:value="79788.0757747893" calcext:value-type="float">
            <text:p>79788.0757747893</text:p>
          </table:table-cell>
          <table:table-cell/>
          <table:table-cell office:value-type="float" office:value="1443146520.85867" calcext:value-type="float">
            <text:p>1443146520.85867</text:p>
          </table:table-cell>
          <table:table-cell table:formula="of:=[.G478]-[.$B$2]" office:value-type="float" office:value="60.8584814071655" calcext:value-type="float">
            <text:p>60.8584814072</text:p>
          </table:table-cell>
          <table:table-cell table:formula="of:=[.C478]/([.H478]-[.H477])" office:value-type="float" office:value="8865.63671788228" calcext:value-type="float">
            <text:p>8865.6367178823</text:p>
          </table:table-cell>
          <table:table-cell table:formula="of:=[.G478]-[.$B478]" office:value-type="float" office:value="0.676924228668213" calcext:value-type="float">
            <text:p>0.676924228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520.23589" calcext:value-type="float">
            <text:p>1443146520.23589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7041835785" calcext:value-type="float">
            <text:p>60.2357041836</text:p>
          </table:table-cell>
          <table:table-cell table:formula="of:=[.C479]/([.D479]-[.D478])" office:value-type="float" office:value="79782.8059654175" calcext:value-type="float">
            <text:p>79782.8059654175</text:p>
          </table:table-cell>
          <table:table-cell/>
          <table:table-cell office:value-type="float" office:value="1443146521.02109" calcext:value-type="float">
            <text:p>1443146521.02109</text:p>
          </table:table-cell>
          <table:table-cell table:formula="of:=[.G479]-[.$B$2]" office:value-type="float" office:value="61.0209009647369" calcext:value-type="float">
            <text:p>61.0209009647</text:p>
          </table:table-cell>
          <table:table-cell table:formula="of:=[.C479]/([.H479]-[.H478])" office:value-type="float" office:value="26597.7820934565" calcext:value-type="float">
            <text:p>26597.7820934565</text:p>
          </table:table-cell>
          <table:table-cell table:formula="of:=[.G479]-[.$B479]" office:value-type="float" office:value="0.785196781158447" calcext:value-type="float">
            <text:p>0.785196781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520.29004" calcext:value-type="float">
            <text:p>1443146520.29004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849281311" calcext:value-type="float">
            <text:p>60.2898492813</text:p>
          </table:table-cell>
          <table:table-cell table:formula="of:=[.C480]/([.D480]-[.D479])" office:value-type="float" office:value="79785.6164437849" calcext:value-type="float">
            <text:p>79785.6164437849</text:p>
          </table:table-cell>
          <table:table-cell/>
          <table:table-cell office:value-type="float" office:value="1443146521.5407" calcext:value-type="float">
            <text:p>1443146521.5407</text:p>
          </table:table-cell>
          <table:table-cell table:formula="of:=[.G480]-[.$B$2]" office:value-type="float" office:value="61.5405068397522" calcext:value-type="float">
            <text:p>61.5405068398</text:p>
          </table:table-cell>
          <table:table-cell table:formula="of:=[.C480]/([.H480]-[.H479])" office:value-type="float" office:value="8313.99375511899" calcext:value-type="float">
            <text:p>8313.993755119</text:p>
          </table:table-cell>
          <table:table-cell table:formula="of:=[.G480]-[.$B480]" office:value-type="float" office:value="1.25065755844116" calcext:value-type="float">
            <text:p>1.2506575584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520.34418" calcext:value-type="float">
            <text:p>1443146520.34418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39965248108" calcext:value-type="float">
            <text:p>60.3439965248</text:p>
          </table:table-cell>
          <table:table-cell table:formula="of:=[.C481]/([.D481]-[.D480])" office:value-type="float" office:value="79782.4546695434" calcext:value-type="float">
            <text:p>79782.4546695434</text:p>
          </table:table-cell>
          <table:table-cell/>
          <table:table-cell office:value-type="float" office:value="1443146521.99957" calcext:value-type="float">
            <text:p>1443146521.99957</text:p>
          </table:table-cell>
          <table:table-cell table:formula="of:=[.G481]-[.$B$2]" office:value-type="float" office:value="61.9993853569031" calcext:value-type="float">
            <text:p>61.9993853569</text:p>
          </table:table-cell>
          <table:table-cell table:formula="of:=[.C481]/([.H481]-[.H480])" office:value-type="float" office:value="9414.25636314891" calcext:value-type="float">
            <text:p>9414.2563631489</text:p>
          </table:table-cell>
          <table:table-cell table:formula="of:=[.G481]-[.$B481]" office:value-type="float" office:value="1.65538883209229" calcext:value-type="float">
            <text:p>1.655388832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520.39833" calcext:value-type="float">
            <text:p>1443146520.39833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81411457062" calcext:value-type="float">
            <text:p>60.3981411457</text:p>
          </table:table-cell>
          <table:table-cell table:formula="of:=[.C482]/([.D482]-[.D481])" office:value-type="float" office:value="79786.3190943157" calcext:value-type="float">
            <text:p>79786.3190943157</text:p>
          </table:table-cell>
          <table:table-cell/>
          <table:table-cell office:value-type="float" office:value="1443146522.20101" calcext:value-type="float">
            <text:p>1443146522.20101</text:p>
          </table:table-cell>
          <table:table-cell table:formula="of:=[.G482]-[.$B$2]" office:value-type="float" office:value="62.20081782341" calcext:value-type="float">
            <text:p>62.2008178234</text:p>
          </table:table-cell>
          <table:table-cell table:formula="of:=[.C482]/([.H482]-[.H481])" office:value-type="float" office:value="21446.3937959613" calcext:value-type="float">
            <text:p>21446.3937959613</text:p>
          </table:table-cell>
          <table:table-cell table:formula="of:=[.G482]-[.$B482]" office:value-type="float" office:value="1.80267667770386" calcext:value-type="float">
            <text:p>1.802676677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520.45249" calcext:value-type="float">
            <text:p>1443146520.45249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23055553436" calcext:value-type="float">
            <text:p>60.4523055553</text:p>
          </table:table-cell>
          <table:table-cell table:formula="of:=[.C483]/([.D483]-[.D482])" office:value-type="float" office:value="79757.169494062" calcext:value-type="float">
            <text:p>79757.169494062</text:p>
          </table:table-cell>
          <table:table-cell/>
          <table:table-cell office:value-type="float" office:value="1443146524.81854" calcext:value-type="float">
            <text:p>1443146524.81854</text:p>
          </table:table-cell>
          <table:table-cell table:formula="of:=[.G483]-[.$B$2]" office:value-type="float" office:value="64.8183484077454" calcext:value-type="float">
            <text:p>64.8183484077</text:p>
          </table:table-cell>
          <table:table-cell table:formula="of:=[.C483]/([.H483]-[.H482])" office:value-type="float" office:value="1650.41051510654" calcext:value-type="float">
            <text:p>1650.4105151066</text:p>
          </table:table-cell>
          <table:table-cell table:formula="of:=[.G483]-[.$B483]" office:value-type="float" office:value="4.36604285240173" calcext:value-type="float">
            <text:p>4.366042852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520.50663" calcext:value-type="float">
            <text:p>1443146520.50663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64377784729" calcext:value-type="float">
            <text:p>60.5064377785</text:p>
          </table:table-cell>
          <table:table-cell table:formula="of:=[.C484]/([.D484]-[.D483])" office:value-type="float" office:value="79804.5923531251" calcext:value-type="float">
            <text:p>79804.5923531251</text:p>
          </table:table-cell>
          <table:table-cell/>
          <table:table-cell office:value-type="float" office:value="1443146524.83289" calcext:value-type="float">
            <text:p>1443146524.83289</text:p>
          </table:table-cell>
          <table:table-cell table:formula="of:=[.G484]-[.$B$2]" office:value-type="float" office:value="64.8326988220215" calcext:value-type="float">
            <text:p>64.832698822</text:p>
          </table:table-cell>
          <table:table-cell table:formula="of:=[.C484]/([.H484]-[.H483])" office:value-type="float" office:value="301036.605416182" calcext:value-type="float">
            <text:p>301036.605416182</text:p>
          </table:table-cell>
          <table:table-cell table:formula="of:=[.G484]-[.$B484]" office:value-type="float" office:value="4.32626104354858" calcext:value-type="float">
            <text:p>4.326261043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520.56077" calcext:value-type="float">
            <text:p>1443146520.56077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0578584671" calcext:value-type="float">
            <text:p>60.5605785847</text:p>
          </table:table-cell>
          <table:table-cell table:formula="of:=[.C485]/([.D485]-[.D484])" office:value-type="float" office:value="79791.9407441332" calcext:value-type="float">
            <text:p>79791.9407441332</text:p>
          </table:table-cell>
          <table:table-cell/>
          <table:table-cell office:value-type="float" office:value="1443146524.86154" calcext:value-type="float">
            <text:p>1443146524.86154</text:p>
          </table:table-cell>
          <table:table-cell table:formula="of:=[.G485]-[.$B$2]" office:value-type="float" office:value="64.861350774765" calcext:value-type="float">
            <text:p>64.8613507748</text:p>
          </table:table-cell>
          <table:table-cell table:formula="of:=[.C485]/([.H485]-[.H484])" office:value-type="float" office:value="150775.063698773" calcext:value-type="float">
            <text:p>150775.063698773</text:p>
          </table:table-cell>
          <table:table-cell table:formula="of:=[.G485]-[.$B485]" office:value-type="float" office:value="4.30077219009399" calcext:value-type="float">
            <text:p>4.300772190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520.61491" calcext:value-type="float">
            <text:p>1443146520.61491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47212982178" calcext:value-type="float">
            <text:p>60.6147212982</text:p>
          </table:table-cell>
          <table:table-cell table:formula="of:=[.C486]/([.D486]-[.D485])" office:value-type="float" office:value="79789.1298202042" calcext:value-type="float">
            <text:p>79789.1298202042</text:p>
          </table:table-cell>
          <table:table-cell/>
          <table:table-cell office:value-type="float" office:value="1443146524.88991" calcext:value-type="float">
            <text:p>1443146524.88991</text:p>
          </table:table-cell>
          <table:table-cell table:formula="of:=[.G486]-[.$B$2]" office:value-type="float" office:value="64.8897168636322" calcext:value-type="float">
            <text:p>64.8897168636</text:p>
          </table:table-cell>
          <table:table-cell table:formula="of:=[.C486]/([.H486]-[.H485])" office:value-type="float" office:value="152294.523937601" calcext:value-type="float">
            <text:p>152294.523937601</text:p>
          </table:table-cell>
          <table:table-cell table:formula="of:=[.G486]-[.$B486]" office:value-type="float" office:value="4.27499556541443" calcext:value-type="float">
            <text:p>4.274995565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520.66905" calcext:value-type="float">
            <text:p>1443146520.66905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8611507416" calcext:value-type="float">
            <text:p>60.6688611507</text:p>
          </table:table-cell>
          <table:table-cell table:formula="of:=[.C487]/([.D487]-[.D486])" office:value-type="float" office:value="79793.3462803694" calcext:value-type="float">
            <text:p>79793.3462803694</text:p>
          </table:table-cell>
          <table:table-cell/>
          <table:table-cell office:value-type="float" office:value="1443146524.93872" calcext:value-type="float">
            <text:p>1443146524.93872</text:p>
          </table:table-cell>
          <table:table-cell table:formula="of:=[.G487]-[.$B$2]" office:value-type="float" office:value="64.9385333061218" calcext:value-type="float">
            <text:p>64.9385333061</text:p>
          </table:table-cell>
          <table:table-cell table:formula="of:=[.C487]/([.H487]-[.H486])" office:value-type="float" office:value="88494.7730658214" calcext:value-type="float">
            <text:p>88494.7730658214</text:p>
          </table:table-cell>
          <table:table-cell table:formula="of:=[.G487]-[.$B487]" office:value-type="float" office:value="4.26967215538025" calcext:value-type="float">
            <text:p>4.2696721554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520.72319" calcext:value-type="float">
            <text:p>1443146520.72319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2996711731" calcext:value-type="float">
            <text:p>60.7229967117</text:p>
          </table:table-cell>
          <table:table-cell table:formula="of:=[.C488]/([.D488]-[.D487])" office:value-type="float" office:value="79799.6718062547" calcext:value-type="float">
            <text:p>79799.6718062547</text:p>
          </table:table-cell>
          <table:table-cell/>
          <table:table-cell office:value-type="float" office:value="1443146524.98731" calcext:value-type="float">
            <text:p>1443146524.98731</text:p>
          </table:table-cell>
          <table:table-cell table:formula="of:=[.G488]-[.$B$2]" office:value-type="float" office:value="64.9871203899384" calcext:value-type="float">
            <text:p>64.9871203899</text:p>
          </table:table-cell>
          <table:table-cell table:formula="of:=[.C488]/([.H488]-[.H487])" office:value-type="float" office:value="88912.5187326107" calcext:value-type="float">
            <text:p>88912.5187326107</text:p>
          </table:table-cell>
          <table:table-cell table:formula="of:=[.G488]-[.$B488]" office:value-type="float" office:value="4.2641236782074" calcext:value-type="float">
            <text:p>4.264123678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520.77733" calcext:value-type="float">
            <text:p>1443146520.77733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71401405334" calcext:value-type="float">
            <text:p>60.7771401405</text:p>
          </table:table-cell>
          <table:table-cell table:formula="of:=[.C489]/([.D489]-[.D488])" office:value-type="float" office:value="79788.0757747893" calcext:value-type="float">
            <text:p>79788.0757747893</text:p>
          </table:table-cell>
          <table:table-cell/>
          <table:table-cell office:value-type="float" office:value="1443146525.02174" calcext:value-type="float">
            <text:p>1443146525.02174</text:p>
          </table:table-cell>
          <table:table-cell table:formula="of:=[.G489]-[.$B$2]" office:value-type="float" office:value="65.0215513706207" calcext:value-type="float">
            <text:p>65.0215513706</text:p>
          </table:table-cell>
          <table:table-cell table:formula="of:=[.C489]/([.H489]-[.H488])" office:value-type="float" office:value="125468.39835473" calcext:value-type="float">
            <text:p>125468.39835473</text:p>
          </table:table-cell>
          <table:table-cell table:formula="of:=[.G489]-[.$B489]" office:value-type="float" office:value="4.24441123008728" calcext:value-type="float">
            <text:p>4.244411230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520.83147" calcext:value-type="float">
            <text:p>1443146520.83147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12830924988" calcext:value-type="float">
            <text:p>60.8312830925</text:p>
          </table:table-cell>
          <table:table-cell table:formula="of:=[.C490]/([.D490]-[.D489])" office:value-type="float" office:value="79788.7784686383" calcext:value-type="float">
            <text:p>79788.7784686383</text:p>
          </table:table-cell>
          <table:table-cell/>
          <table:table-cell office:value-type="float" office:value="1443146525.0349" calcext:value-type="float">
            <text:p>1443146525.0349</text:p>
          </table:table-cell>
          <table:table-cell table:formula="of:=[.G490]-[.$B$2]" office:value-type="float" office:value="65.0347151756287" calcext:value-type="float">
            <text:p>65.0347151756</text:p>
          </table:table-cell>
          <table:table-cell table:formula="of:=[.C490]/([.H490]-[.H489])" office:value-type="float" office:value="328172.591237571" calcext:value-type="float">
            <text:p>328172.591237571</text:p>
          </table:table-cell>
          <table:table-cell table:formula="of:=[.G490]-[.$B490]" office:value-type="float" office:value="4.20343208312988" calcext:value-type="float">
            <text:p>4.203432083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520.88562" calcext:value-type="float">
            <text:p>1443146520.88562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54269981384" calcext:value-type="float">
            <text:p>60.8854269981</text:p>
          </table:table-cell>
          <table:table-cell table:formula="of:=[.C491]/([.D491]-[.D490])" office:value-type="float" office:value="79787.3730933174" calcext:value-type="float">
            <text:p>79787.3730933174</text:p>
          </table:table-cell>
          <table:table-cell/>
          <table:table-cell office:value-type="float" office:value="1443146525.04804" calcext:value-type="float">
            <text:p>1443146525.04804</text:p>
          </table:table-cell>
          <table:table-cell table:formula="of:=[.G491]-[.$B$2]" office:value-type="float" office:value="65.0478482246399" calcext:value-type="float">
            <text:p>65.0478482246</text:p>
          </table:table-cell>
          <table:table-cell table:formula="of:=[.C491]/([.H491]-[.H490])" office:value-type="float" office:value="328941.131363009" calcext:value-type="float">
            <text:p>328941.131363009</text:p>
          </table:table-cell>
          <table:table-cell table:formula="of:=[.G491]-[.$B491]" office:value-type="float" office:value="4.16242122650147" calcext:value-type="float">
            <text:p>4.162421226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520.93975" calcext:value-type="float">
            <text:p>1443146520.93975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9563035965" calcext:value-type="float">
            <text:p>60.939563036</text:p>
          </table:table-cell>
          <table:table-cell table:formula="of:=[.C492]/([.D492]-[.D491])" office:value-type="float" office:value="79798.9689205199" calcext:value-type="float">
            <text:p>79798.9689205199</text:p>
          </table:table-cell>
          <table:table-cell/>
          <table:table-cell office:value-type="float" office:value="1443146525.07338" calcext:value-type="float">
            <text:p>1443146525.07338</text:p>
          </table:table-cell>
          <table:table-cell table:formula="of:=[.G492]-[.$B$2]" office:value-type="float" office:value="65.0731933116913" calcext:value-type="float">
            <text:p>65.0731933117</text:p>
          </table:table-cell>
          <table:table-cell table:formula="of:=[.C492]/([.H492]-[.H491])" office:value-type="float" office:value="170447.234655002" calcext:value-type="float">
            <text:p>170447.234655002</text:p>
          </table:table-cell>
          <table:table-cell table:formula="of:=[.G492]-[.$B492]" office:value-type="float" office:value="4.13363027572632" calcext:value-type="float">
            <text:p>4.133630275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520.9939" calcext:value-type="float">
            <text:p>1443146520.993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37098026276" calcext:value-type="float">
            <text:p>60.9937098026</text:p>
          </table:table-cell>
          <table:table-cell table:formula="of:=[.C493]/([.D493]-[.D492])" office:value-type="float" office:value="79783.1572643852" calcext:value-type="float">
            <text:p>79783.1572643852</text:p>
          </table:table-cell>
          <table:table-cell/>
          <table:table-cell office:value-type="float" office:value="1443146525.1132" calcext:value-type="float">
            <text:p>1443146525.1132</text:p>
          </table:table-cell>
          <table:table-cell table:formula="of:=[.G493]-[.$B$2]" office:value-type="float" office:value="65.1130163669586" calcext:value-type="float">
            <text:p>65.113016367</text:p>
          </table:table-cell>
          <table:table-cell table:formula="of:=[.C493]/([.H493]-[.H492])" office:value-type="float" office:value="108479.873555649" calcext:value-type="float">
            <text:p>108479.873555649</text:p>
          </table:table-cell>
          <table:table-cell table:formula="of:=[.G493]-[.$B493]" office:value-type="float" office:value="4.11930656433106" calcext:value-type="float">
            <text:p>4.119306564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521.04521" calcext:value-type="float">
            <text:p>1443146521.04521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50229644775" calcext:value-type="float">
            <text:p>61.0450229645</text:p>
          </table:table-cell>
          <table:table-cell table:formula="of:=[.C494]/([.D494]-[.D493])" office:value-type="float" office:value="84188.9262764667" calcext:value-type="float">
            <text:p>84188.9262764667</text:p>
          </table:table-cell>
          <table:table-cell/>
          <table:table-cell office:value-type="float" office:value="1443146525.15317" calcext:value-type="float">
            <text:p>1443146525.15317</text:p>
          </table:table-cell>
          <table:table-cell table:formula="of:=[.G494]-[.$B$2]" office:value-type="float" office:value="65.1529815196991" calcext:value-type="float">
            <text:p>65.1529815197</text:p>
          </table:table-cell>
          <table:table-cell table:formula="of:=[.C494]/([.H494]-[.H493])" office:value-type="float" office:value="108094.169639555" calcext:value-type="float">
            <text:p>108094.169639555</text:p>
          </table:table-cell>
          <table:table-cell table:formula="of:=[.G494]-[.$B494]" office:value-type="float" office:value="4.10795855522156" calcext:value-type="float">
            <text:p>4.107958555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521.09619" calcext:value-type="float">
            <text:p>1443146521.09619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59968566895" calcext:value-type="float">
            <text:p>61.0959968567</text:p>
          </table:table-cell>
          <table:table-cell table:formula="of:=[.C495]/([.D495]-[.D494])" office:value-type="float" office:value="84749.2669784846" calcext:value-type="float">
            <text:p>84749.2669784846</text:p>
          </table:table-cell>
          <table:table-cell/>
          <table:table-cell office:value-type="float" office:value="1443146525.19304" calcext:value-type="float">
            <text:p>1443146525.19304</text:p>
          </table:table-cell>
          <table:table-cell table:formula="of:=[.G495]-[.$B$2]" office:value-type="float" office:value="65.1928524971008" calcext:value-type="float">
            <text:p>65.1928524971</text:p>
          </table:table-cell>
          <table:table-cell table:formula="of:=[.C495]/([.H495]-[.H494])" office:value-type="float" office:value="108349.488312574" calcext:value-type="float">
            <text:p>108349.488312574</text:p>
          </table:table-cell>
          <table:table-cell table:formula="of:=[.G495]-[.$B495]" office:value-type="float" office:value="4.09685564041138" calcext:value-type="float">
            <text:p>4.096855640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521.14715" calcext:value-type="float">
            <text:p>1443146521.1471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69633579254" calcext:value-type="float">
            <text:p>61.1469633579</text:p>
          </table:table-cell>
          <table:table-cell table:formula="of:=[.C496]/([.D496]-[.D495])" office:value-type="float" office:value="84761.5570077981" calcext:value-type="float">
            <text:p>84761.5570077981</text:p>
          </table:table-cell>
          <table:table-cell/>
          <table:table-cell office:value-type="float" office:value="1443146525.23293" calcext:value-type="float">
            <text:p>1443146525.23293</text:p>
          </table:table-cell>
          <table:table-cell table:formula="of:=[.G496]-[.$B$2]" office:value-type="float" office:value="65.2327430248261" calcext:value-type="float">
            <text:p>65.2327430248</text:p>
          </table:table-cell>
          <table:table-cell table:formula="of:=[.C496]/([.H496]-[.H495])" office:value-type="float" office:value="108296.386293952" calcext:value-type="float">
            <text:p>108296.386293952</text:p>
          </table:table-cell>
          <table:table-cell table:formula="of:=[.G496]-[.$B496]" office:value-type="float" office:value="4.08577966690064" calcext:value-type="float">
            <text:p>4.085779666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521.19813" calcext:value-type="float">
            <text:p>1443146521.19813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79401111603" calcext:value-type="float">
            <text:p>61.1979401112</text:p>
          </table:table-cell>
          <table:table-cell table:formula="of:=[.C497]/([.D497]-[.D496])" office:value-type="float" office:value="84744.5105045554" calcext:value-type="float">
            <text:p>84744.5105045554</text:p>
          </table:table-cell>
          <table:table-cell/>
          <table:table-cell office:value-type="float" office:value="1443146525.27285" calcext:value-type="float">
            <text:p>1443146525.27285</text:p>
          </table:table-cell>
          <table:table-cell table:formula="of:=[.G497]-[.$B$2]" office:value-type="float" office:value="65.2726628780365" calcext:value-type="float">
            <text:p>65.272662878</text:p>
          </table:table-cell>
          <table:table-cell table:formula="of:=[.C497]/([.H497]-[.H496])" office:value-type="float" office:value="108216.830789078" calcext:value-type="float">
            <text:p>108216.830789078</text:p>
          </table:table-cell>
          <table:table-cell table:formula="of:=[.G497]-[.$B497]" office:value-type="float" office:value="4.07472276687622" calcext:value-type="float">
            <text:p>4.074722766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521.2491" calcext:value-type="float">
            <text:p>1443146521.2491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8911857605" calcext:value-type="float">
            <text:p>61.2489118576</text:p>
          </table:table-cell>
          <table:table-cell table:formula="of:=[.C498]/([.D498]-[.D497])" office:value-type="float" office:value="84752.8346843412" calcext:value-type="float">
            <text:p>84752.8346843412</text:p>
          </table:table-cell>
          <table:table-cell/>
          <table:table-cell office:value-type="float" office:value="1443146525.31265" calcext:value-type="float">
            <text:p>1443146525.31265</text:p>
          </table:table-cell>
          <table:table-cell table:formula="of:=[.G498]-[.$B$2]" office:value-type="float" office:value="65.3124589920044" calcext:value-type="float">
            <text:p>65.312458992</text:p>
          </table:table-cell>
          <table:table-cell table:formula="of:=[.C498]/([.H498]-[.H497])" office:value-type="float" office:value="108553.312604468" calcext:value-type="float">
            <text:p>108553.312604468</text:p>
          </table:table-cell>
          <table:table-cell table:formula="of:=[.G498]-[.$B498]" office:value-type="float" office:value="4.06354713439941" calcext:value-type="float">
            <text:p>4.063547134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521.30008" calcext:value-type="float">
            <text:p>1443146521.30008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98950481415" calcext:value-type="float">
            <text:p>61.2998950481</text:p>
          </table:table-cell>
          <table:table-cell table:formula="of:=[.C499]/([.D499]-[.D498])" office:value-type="float" office:value="84733.8103900598" calcext:value-type="float">
            <text:p>84733.8103900598</text:p>
          </table:table-cell>
          <table:table-cell/>
          <table:table-cell office:value-type="float" office:value="1443146525.3526" calcext:value-type="float">
            <text:p>1443146525.3526</text:p>
          </table:table-cell>
          <table:table-cell table:formula="of:=[.G499]-[.$B$2]" office:value-type="float" office:value="65.3524148464203" calcext:value-type="float">
            <text:p>65.3524148464</text:p>
          </table:table-cell>
          <table:table-cell table:formula="of:=[.C499]/([.H499]-[.H498])" office:value-type="float" office:value="108119.324768628" calcext:value-type="float">
            <text:p>108119.324768628</text:p>
          </table:table-cell>
          <table:table-cell table:formula="of:=[.G499]-[.$B499]" office:value-type="float" office:value="4.05251979827881" calcext:value-type="float">
            <text:p>4.052519798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521.35106" calcext:value-type="float">
            <text:p>1443146521.35106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08679866791" calcext:value-type="float">
            <text:p>61.3508679867</text:p>
          </table:table-cell>
          <table:table-cell table:formula="of:=[.C500]/([.D500]-[.D499])" office:value-type="float" office:value="84750.8525884488" calcext:value-type="float">
            <text:p>84750.8525884488</text:p>
          </table:table-cell>
          <table:table-cell/>
          <table:table-cell office:value-type="float" office:value="1443146525.3925" calcext:value-type="float">
            <text:p>1443146525.3925</text:p>
          </table:table-cell>
          <table:table-cell table:formula="of:=[.G500]-[.$B$2]" office:value-type="float" office:value="65.3923110961914" calcext:value-type="float">
            <text:p>65.3923110962</text:p>
          </table:table-cell>
          <table:table-cell table:formula="of:=[.C500]/([.H500]-[.H499])" office:value-type="float" office:value="108280.854084871" calcext:value-type="float">
            <text:p>108280.854084871</text:p>
          </table:table-cell>
          <table:table-cell table:formula="of:=[.G500]-[.$B500]" office:value-type="float" office:value="4.04144310951233" calcext:value-type="float">
            <text:p>4.041443109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521.40205" calcext:value-type="float">
            <text:p>1443146521.40205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8630981445" calcext:value-type="float">
            <text:p>61.4018630981</text:p>
          </table:table-cell>
          <table:table-cell table:formula="of:=[.C501]/([.D501]-[.D500])" office:value-type="float" office:value="84714.0024966221" calcext:value-type="float">
            <text:p>84714.0024966221</text:p>
          </table:table-cell>
          <table:table-cell/>
          <table:table-cell office:value-type="float" office:value="1443146525.4324" calcext:value-type="float">
            <text:p>1443146525.4324</text:p>
          </table:table-cell>
          <table:table-cell table:formula="of:=[.G501]-[.$B$2]" office:value-type="float" office:value="65.4322125911713" calcext:value-type="float">
            <text:p>65.4322125912</text:p>
          </table:table-cell>
          <table:table-cell table:formula="of:=[.C501]/([.H501]-[.H500])" office:value-type="float" office:value="108266.620139939" calcext:value-type="float">
            <text:p>108266.620139939</text:p>
          </table:table-cell>
          <table:table-cell table:formula="of:=[.G501]-[.$B501]" office:value-type="float" office:value="4.03034949302673" calcext:value-type="float">
            <text:p>4.03034949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521.45302" calcext:value-type="float">
            <text:p>1443146521.45302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8343677521" calcext:value-type="float">
            <text:p>61.4528343678</text:p>
          </table:table-cell>
          <table:table-cell table:formula="of:=[.C502]/([.D502]-[.D501])" office:value-type="float" office:value="84753.6275486578" calcext:value-type="float">
            <text:p>84753.6275486578</text:p>
          </table:table-cell>
          <table:table-cell/>
          <table:table-cell office:value-type="float" office:value="1443146525.4723" calcext:value-type="float">
            <text:p>1443146525.4723</text:p>
          </table:table-cell>
          <table:table-cell table:formula="of:=[.G502]-[.$B$2]" office:value-type="float" office:value="65.4721066951752" calcext:value-type="float">
            <text:p>65.4721066952</text:p>
          </table:table-cell>
          <table:table-cell table:formula="of:=[.C502]/([.H502]-[.H501])" office:value-type="float" office:value="108286.678141136" calcext:value-type="float">
            <text:p>108286.678141136</text:p>
          </table:table-cell>
          <table:table-cell table:formula="of:=[.G502]-[.$B502]" office:value-type="float" office:value="4.0192723274231" calcext:value-type="float">
            <text:p>4.019272327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521.50399" calcext:value-type="float">
            <text:p>1443146521.50399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7999153137" calcext:value-type="float">
            <text:p>61.5037999153</text:p>
          </table:table-cell>
          <table:table-cell table:formula="of:=[.C503]/([.D503]-[.D502])" office:value-type="float" office:value="84763.1430776788" calcext:value-type="float">
            <text:p>84763.1430776788</text:p>
          </table:table-cell>
          <table:table-cell/>
          <table:table-cell office:value-type="float" office:value="1443146525.5121" calcext:value-type="float">
            <text:p>1443146525.5121</text:p>
          </table:table-cell>
          <table:table-cell table:formula="of:=[.G503]-[.$B$2]" office:value-type="float" office:value="65.5119161605835" calcext:value-type="float">
            <text:p>65.5119161606</text:p>
          </table:table-cell>
          <table:table-cell table:formula="of:=[.C503]/([.H503]-[.H502])" office:value-type="float" office:value="108516.905607493" calcext:value-type="float">
            <text:p>108516.905607493</text:p>
          </table:table-cell>
          <table:table-cell table:formula="of:=[.G503]-[.$B503]" office:value-type="float" office:value="4.00811624526978" calcext:value-type="float">
            <text:p>4.008116245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521.55496" calcext:value-type="float">
            <text:p>1443146521.55496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47666549683" calcext:value-type="float">
            <text:p>61.554766655</text:p>
          </table:table-cell>
          <table:table-cell table:formula="of:=[.C504]/([.D504]-[.D503])" office:value-type="float" office:value="84761.1604996024" calcext:value-type="float">
            <text:p>84761.1604996024</text:p>
          </table:table-cell>
          <table:table-cell/>
          <table:table-cell office:value-type="float" office:value="1443146525.55208" calcext:value-type="float">
            <text:p>1443146525.55208</text:p>
          </table:table-cell>
          <table:table-cell table:formula="of:=[.G504]-[.$B$2]" office:value-type="float" office:value="65.5518865585327" calcext:value-type="float">
            <text:p>65.5518865585</text:p>
          </table:table-cell>
          <table:table-cell table:formula="of:=[.C504]/([.H504]-[.H503])" office:value-type="float" office:value="108079.98472991" calcext:value-type="float">
            <text:p>108079.98472991</text:p>
          </table:table-cell>
          <table:table-cell table:formula="of:=[.G504]-[.$B504]" office:value-type="float" office:value="3.99711990356445" calcext:value-type="float">
            <text:p>3.99711990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521.6059" calcext:value-type="float">
            <text:p>1443146521.6059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57140827179" calcext:value-type="float">
            <text:p>61.6057140827</text:p>
          </table:table-cell>
          <table:table-cell table:formula="of:=[.C505]/([.D505]-[.D504])" office:value-type="float" office:value="84793.2896873494" calcext:value-type="float">
            <text:p>84793.2896873494</text:p>
          </table:table-cell>
          <table:table-cell/>
          <table:table-cell office:value-type="float" office:value="1443146525.59196" calcext:value-type="float">
            <text:p>1443146525.59196</text:p>
          </table:table-cell>
          <table:table-cell table:formula="of:=[.G505]-[.$B$2]" office:value-type="float" office:value="65.591766834259" calcext:value-type="float">
            <text:p>65.5917668343</text:p>
          </table:table-cell>
          <table:table-cell table:formula="of:=[.C505]/([.H505]-[.H504])" office:value-type="float" office:value="108324.225981945" calcext:value-type="float">
            <text:p>108324.225981945</text:p>
          </table:table-cell>
          <table:table-cell table:formula="of:=[.G505]-[.$B505]" office:value-type="float" office:value="3.98605275154114" calcext:value-type="float">
            <text:p>3.986052751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521.6569" calcext:value-type="float">
            <text:p>1443146521.6569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708240509" calcext:value-type="float">
            <text:p>61.6567082405</text:p>
          </table:table-cell>
          <table:table-cell table:formula="of:=[.C506]/([.D506]-[.D505])" office:value-type="float" office:value="84715.5867872922" calcext:value-type="float">
            <text:p>84715.5867872922</text:p>
          </table:table-cell>
          <table:table-cell/>
          <table:table-cell office:value-type="float" office:value="1443146525.63186" calcext:value-type="float">
            <text:p>1443146525.63186</text:p>
          </table:table-cell>
          <table:table-cell table:formula="of:=[.G506]-[.$B$2]" office:value-type="float" office:value="65.6316676139832" calcext:value-type="float">
            <text:p>65.631667614</text:p>
          </table:table-cell>
          <table:table-cell table:formula="of:=[.C506]/([.H506]-[.H505])" office:value-type="float" office:value="108268.560912068" calcext:value-type="float">
            <text:p>108268.560912068</text:p>
          </table:table-cell>
          <table:table-cell table:formula="of:=[.G506]-[.$B506]" office:value-type="float" office:value="3.97495937347412" calcext:value-type="float">
            <text:p>3.974959373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521.70786" calcext:value-type="float">
            <text:p>1443146521.70786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6759338379" calcext:value-type="float">
            <text:p>61.7076759338</text:p>
          </table:table-cell>
          <table:table-cell table:formula="of:=[.C507]/([.D507]-[.D506])" office:value-type="float" office:value="84759.5745039154" calcext:value-type="float">
            <text:p>84759.5745039154</text:p>
          </table:table-cell>
          <table:table-cell/>
          <table:table-cell office:value-type="float" office:value="1443146525.67175" calcext:value-type="float">
            <text:p>1443146525.67175</text:p>
          </table:table-cell>
          <table:table-cell table:formula="of:=[.G507]-[.$B$2]" office:value-type="float" office:value="65.6715595722199" calcext:value-type="float">
            <text:p>65.6715595722</text:p>
          </table:table-cell>
          <table:table-cell table:formula="of:=[.C507]/([.H507]-[.H506])" office:value-type="float" office:value="108292.502823947" calcext:value-type="float">
            <text:p>108292.502823947</text:p>
          </table:table-cell>
          <table:table-cell table:formula="of:=[.G507]-[.$B507]" office:value-type="float" office:value="3.96388363838196" calcext:value-type="float">
            <text:p>3.963883638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521.75884" calcext:value-type="float">
            <text:p>1443146521.75884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650302887" calcext:value-type="float">
            <text:p>61.7586503029</text:p>
          </table:table-cell>
          <table:table-cell table:formula="of:=[.C508]/([.D508]-[.D507])" office:value-type="float" office:value="84748.4741957512" calcext:value-type="float">
            <text:p>84748.4741957512</text:p>
          </table:table-cell>
          <table:table-cell/>
          <table:table-cell office:value-type="float" office:value="1443146525.71163" calcext:value-type="float">
            <text:p>1443146525.71163</text:p>
          </table:table-cell>
          <table:table-cell table:formula="of:=[.G508]-[.$B$2]" office:value-type="float" office:value="65.7114403247833" calcext:value-type="float">
            <text:p>65.7114403248</text:p>
          </table:table-cell>
          <table:table-cell table:formula="of:=[.C508]/([.H508]-[.H507])" office:value-type="float" office:value="108322.930795351" calcext:value-type="float">
            <text:p>108322.930795351</text:p>
          </table:table-cell>
          <table:table-cell table:formula="of:=[.G508]-[.$B508]" office:value-type="float" office:value="3.95279002189636" calcext:value-type="float">
            <text:p>3.952790021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521.8098" calcext:value-type="float">
            <text:p>1443146521.8098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6163272858" calcext:value-type="float">
            <text:p>61.8096163273</text:p>
          </table:table-cell>
          <table:table-cell table:formula="of:=[.C509]/([.D509]-[.D508])" office:value-type="float" office:value="84762.3500353188" calcext:value-type="float">
            <text:p>84762.3500353188</text:p>
          </table:table-cell>
          <table:table-cell/>
          <table:table-cell office:value-type="float" office:value="1443146525.75156" calcext:value-type="float">
            <text:p>1443146525.75156</text:p>
          </table:table-cell>
          <table:table-cell table:formula="of:=[.G509]-[.$B$2]" office:value-type="float" office:value="65.7513723373413" calcext:value-type="float">
            <text:p>65.7513723373</text:p>
          </table:table-cell>
          <table:table-cell table:formula="of:=[.C509]/([.H509]-[.H508])" office:value-type="float" office:value="108183.878629386" calcext:value-type="float">
            <text:p>108183.878629386</text:p>
          </table:table-cell>
          <table:table-cell table:formula="of:=[.G509]-[.$B509]" office:value-type="float" office:value="3.94175601005554" calcext:value-type="float">
            <text:p>3.941756010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521.86075" calcext:value-type="float">
            <text:p>1443146521.86075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5616092682" calcext:value-type="float">
            <text:p>61.8605616093</text:p>
          </table:table-cell>
          <table:table-cell table:formula="of:=[.C510]/([.D510]-[.D509])" office:value-type="float" office:value="84796.8611007114" calcext:value-type="float">
            <text:p>84796.8611007114</text:p>
          </table:table-cell>
          <table:table-cell/>
          <table:table-cell office:value-type="float" office:value="1443146525.79145" calcext:value-type="float">
            <text:p>1443146525.79145</text:p>
          </table:table-cell>
          <table:table-cell table:formula="of:=[.G510]-[.$B$2]" office:value-type="float" office:value="65.7912619113922" calcext:value-type="float">
            <text:p>65.7912619114</text:p>
          </table:table-cell>
          <table:table-cell table:formula="of:=[.C510]/([.H510]-[.H509])" office:value-type="float" office:value="108298.975428698" calcext:value-type="float">
            <text:p>108298.975428698</text:p>
          </table:table-cell>
          <table:table-cell table:formula="of:=[.G510]-[.$B510]" office:value-type="float" office:value="3.93070030212402" calcext:value-type="float">
            <text:p>3.930700302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521.9117" calcext:value-type="float">
            <text:p>1443146521.9117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5130901337" calcext:value-type="float">
            <text:p>61.9115130901</text:p>
          </table:table-cell>
          <table:table-cell table:formula="of:=[.C511]/([.D511]-[.D510])" office:value-type="float" office:value="84786.5445050677" calcext:value-type="float">
            <text:p>84786.5445050677</text:p>
          </table:table-cell>
          <table:table-cell/>
          <table:table-cell office:value-type="float" office:value="1443146525.83135" calcext:value-type="float">
            <text:p>1443146525.83135</text:p>
          </table:table-cell>
          <table:table-cell table:formula="of:=[.G511]-[.$B$2]" office:value-type="float" office:value="65.8311624526978" calcext:value-type="float">
            <text:p>65.8311624527</text:p>
          </table:table-cell>
          <table:table-cell table:formula="of:=[.C511]/([.H511]-[.H510])" office:value-type="float" office:value="108269.207851573" calcext:value-type="float">
            <text:p>108269.207851573</text:p>
          </table:table-cell>
          <table:table-cell table:formula="of:=[.G511]-[.$B511]" office:value-type="float" office:value="3.91964936256409" calcext:value-type="float">
            <text:p>3.919649362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521.96267" calcext:value-type="float">
            <text:p>1443146521.96267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477684021" calcext:value-type="float">
            <text:p>61.962477684</text:p>
          </table:table-cell>
          <table:table-cell table:formula="of:=[.C512]/([.D512]-[.D511])" office:value-type="float" office:value="84764.729206918" calcext:value-type="float">
            <text:p>84764.729206918</text:p>
          </table:table-cell>
          <table:table-cell/>
          <table:table-cell office:value-type="float" office:value="1443146525.8712" calcext:value-type="float">
            <text:p>1443146525.8712</text:p>
          </table:table-cell>
          <table:table-cell table:formula="of:=[.G512]-[.$B$2]" office:value-type="float" office:value="65.8710136413574" calcext:value-type="float">
            <text:p>65.8710136414</text:p>
          </table:table-cell>
          <table:table-cell table:formula="of:=[.C512]/([.H512]-[.H511])" office:value-type="float" office:value="108403.290975662" calcext:value-type="float">
            <text:p>108403.290975662</text:p>
          </table:table-cell>
          <table:table-cell table:formula="of:=[.G512]-[.$B512]" office:value-type="float" office:value="3.90853595733643" calcext:value-type="float">
            <text:p>3.908535957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522.01134" calcext:value-type="float">
            <text:p>1443146522.01134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1479759216" calcext:value-type="float">
            <text:p>62.0111479759</text:p>
          </table:table-cell>
          <table:table-cell table:formula="of:=[.C513]/([.D513]-[.D512])" office:value-type="float" office:value="88760.5114187461" calcext:value-type="float">
            <text:p>88760.5114187461</text:p>
          </table:table-cell>
          <table:table-cell/>
          <table:table-cell office:value-type="float" office:value="1443146525.91114" calcext:value-type="float">
            <text:p>1443146525.91114</text:p>
          </table:table-cell>
          <table:table-cell table:formula="of:=[.G513]-[.$B$2]" office:value-type="float" office:value="65.9109513759613" calcext:value-type="float">
            <text:p>65.910951376</text:p>
          </table:table-cell>
          <table:table-cell table:formula="of:=[.C513]/([.H513]-[.H512])" office:value-type="float" office:value="108168.378673639" calcext:value-type="float">
            <text:p>108168.378673639</text:p>
          </table:table-cell>
          <table:table-cell table:formula="of:=[.G513]-[.$B513]" office:value-type="float" office:value="3.89980340003967" calcext:value-type="float">
            <text:p>3.89980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522.05371" calcext:value-type="float">
            <text:p>1443146522.05371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5192489624" calcext:value-type="float">
            <text:p>62.053519249</text:p>
          </table:table-cell>
          <table:table-cell table:formula="of:=[.C514]/([.D514]-[.D513])" office:value-type="float" office:value="101955.869861241" calcext:value-type="float">
            <text:p>101955.869861241</text:p>
          </table:table-cell>
          <table:table-cell/>
          <table:table-cell office:value-type="float" office:value="1443146525.95103" calcext:value-type="float">
            <text:p>1443146525.95103</text:p>
          </table:table-cell>
          <table:table-cell table:formula="of:=[.G514]-[.$B$2]" office:value-type="float" office:value="65.9508373737335" calcext:value-type="float">
            <text:p>65.9508373737</text:p>
          </table:table-cell>
          <table:table-cell table:formula="of:=[.C514]/([.H514]-[.H513])" office:value-type="float" office:value="108308.685786699" calcext:value-type="float">
            <text:p>108308.685786699</text:p>
          </table:table-cell>
          <table:table-cell table:formula="of:=[.G514]-[.$B514]" office:value-type="float" office:value="3.89731812477112" calcext:value-type="float">
            <text:p>3.8973181248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522.09604" calcext:value-type="float">
            <text:p>1443146522.09604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8545207977" calcext:value-type="float">
            <text:p>62.0958545208</text:p>
          </table:table-cell>
          <table:table-cell table:formula="of:=[.C515]/([.D515]-[.D514])" office:value-type="float" office:value="102042.571423744" calcext:value-type="float">
            <text:p>102042.571423744</text:p>
          </table:table-cell>
          <table:table-cell/>
          <table:table-cell office:value-type="float" office:value="1443146525.99095" calcext:value-type="float">
            <text:p>1443146525.99095</text:p>
          </table:table-cell>
          <table:table-cell table:formula="of:=[.G515]-[.$B$2]" office:value-type="float" office:value="65.9907646179199" calcext:value-type="float">
            <text:p>65.9907646179</text:p>
          </table:table-cell>
          <table:table-cell table:formula="of:=[.C515]/([.H515]-[.H514])" office:value-type="float" office:value="108196.798652869" calcext:value-type="float">
            <text:p>108196.798652869</text:p>
          </table:table-cell>
          <table:table-cell table:formula="of:=[.G515]-[.$B515]" office:value-type="float" office:value="3.89491009712219" calcext:value-type="float">
            <text:p>3.894910097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522.13838" calcext:value-type="float">
            <text:p>1443146522.13838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1869316101" calcext:value-type="float">
            <text:p>62.1381869316</text:p>
          </table:table-cell>
          <table:table-cell table:formula="of:=[.C516]/([.D516]-[.D515])" office:value-type="float" office:value="102049.467939512" calcext:value-type="float">
            <text:p>102049.467939512</text:p>
          </table:table-cell>
          <table:table-cell/>
          <table:table-cell office:value-type="float" office:value="1443146526.00382" calcext:value-type="float">
            <text:p>1443146526.00382</text:p>
          </table:table-cell>
          <table:table-cell table:formula="of:=[.G516]-[.$B$2]" office:value-type="float" office:value="66.0036268234253" calcext:value-type="float">
            <text:p>66.0036268234</text:p>
          </table:table-cell>
          <table:table-cell table:formula="of:=[.C516]/([.H516]-[.H515])" office:value-type="float" office:value="335867.748201972" calcext:value-type="float">
            <text:p>335867.748201972</text:p>
          </table:table-cell>
          <table:table-cell table:formula="of:=[.G516]-[.$B516]" office:value-type="float" office:value="3.86543989181519" calcext:value-type="float">
            <text:p>3.865439891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522.18071" calcext:value-type="float">
            <text:p>1443146522.18071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5200576782" calcext:value-type="float">
            <text:p>62.1805200577</text:p>
          </table:table-cell>
          <table:table-cell table:formula="of:=[.C517]/([.D517]-[.D516])" office:value-type="float" office:value="102047.743723178" calcext:value-type="float">
            <text:p>102047.743723178</text:p>
          </table:table-cell>
          <table:table-cell/>
          <table:table-cell office:value-type="float" office:value="1443146526.01597" calcext:value-type="float">
            <text:p>1443146526.01597</text:p>
          </table:table-cell>
          <table:table-cell table:formula="of:=[.G517]-[.$B$2]" office:value-type="float" office:value="66.0157806873322" calcext:value-type="float">
            <text:p>66.0157806873</text:p>
          </table:table-cell>
          <table:table-cell table:formula="of:=[.C517]/([.H517]-[.H516])" office:value-type="float" office:value="355442.518782981" calcext:value-type="float">
            <text:p>355442.518782981</text:p>
          </table:table-cell>
          <table:table-cell table:formula="of:=[.G517]-[.$B517]" office:value-type="float" office:value="3.83526062965393" calcext:value-type="float">
            <text:p>3.835260629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522.22307" calcext:value-type="float">
            <text:p>1443146522.22307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8853702545" calcext:value-type="float">
            <text:p>62.2228853703</text:p>
          </table:table-cell>
          <table:table-cell table:formula="of:=[.C518]/([.D518]-[.D517])" office:value-type="float" office:value="101970.214245919" calcext:value-type="float">
            <text:p>101970.214245919</text:p>
          </table:table-cell>
          <table:table-cell/>
          <table:table-cell office:value-type="float" office:value="1443146526.03827" calcext:value-type="float">
            <text:p>1443146526.03827</text:p>
          </table:table-cell>
          <table:table-cell table:formula="of:=[.G518]-[.$B$2]" office:value-type="float" office:value="66.038076877594" calcext:value-type="float">
            <text:p>66.0380768776</text:p>
          </table:table-cell>
          <table:table-cell table:formula="of:=[.C518]/([.H518]-[.H517])" office:value-type="float" office:value="193755.074264572" calcext:value-type="float">
            <text:p>193755.074264572</text:p>
          </table:table-cell>
          <table:table-cell table:formula="of:=[.G518]-[.$B518]" office:value-type="float" office:value="3.81519150733948" calcext:value-type="float">
            <text:p>3.815191507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522.26541" calcext:value-type="float">
            <text:p>1443146522.26541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52168273926" calcext:value-type="float">
            <text:p>62.2652168274</text:p>
          </table:table-cell>
          <table:table-cell table:formula="of:=[.C519]/([.D519]-[.D518])" office:value-type="float" office:value="102051.766985261" calcext:value-type="float">
            <text:p>102051.766985261</text:p>
          </table:table-cell>
          <table:table-cell/>
          <table:table-cell office:value-type="float" office:value="1443146526.07484" calcext:value-type="float">
            <text:p>1443146526.07484</text:p>
          </table:table-cell>
          <table:table-cell table:formula="of:=[.G519]-[.$B$2]" office:value-type="float" office:value="66.0746467113495" calcext:value-type="float">
            <text:p>66.0746467113</text:p>
          </table:table-cell>
          <table:table-cell table:formula="of:=[.C519]/([.H519]-[.H518])" office:value-type="float" office:value="118130.151448968" calcext:value-type="float">
            <text:p>118130.151448968</text:p>
          </table:table-cell>
          <table:table-cell table:formula="of:=[.G519]-[.$B519]" office:value-type="float" office:value="3.80942988395691" calcext:value-type="float">
            <text:p>3.80942988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522.30773" calcext:value-type="float">
            <text:p>1443146522.30773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5454235077" calcext:value-type="float">
            <text:p>62.3075454235</text:p>
          </table:table-cell>
          <table:table-cell table:formula="of:=[.C520]/([.D520]-[.D519])" office:value-type="float" office:value="102058.664744084" calcext:value-type="float">
            <text:p>102058.664744084</text:p>
          </table:table-cell>
          <table:table-cell/>
          <table:table-cell office:value-type="float" office:value="1443146526.11138" calcext:value-type="float">
            <text:p>1443146526.11138</text:p>
          </table:table-cell>
          <table:table-cell table:formula="of:=[.G520]-[.$B$2]" office:value-type="float" office:value="66.111191034317" calcext:value-type="float">
            <text:p>66.1111910343</text:p>
          </table:table-cell>
          <table:table-cell table:formula="of:=[.C520]/([.H520]-[.H519])" office:value-type="float" office:value="118212.615509075" calcext:value-type="float">
            <text:p>118212.615509075</text:p>
          </table:table-cell>
          <table:table-cell table:formula="of:=[.G520]-[.$B520]" office:value-type="float" office:value="3.80364561080933" calcext:value-type="float">
            <text:p>3.803645610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522.35008" calcext:value-type="float">
            <text:p>1443146522.35008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894285202" calcext:value-type="float">
            <text:p>62.3498942852</text:p>
          </table:table-cell>
          <table:table-cell table:formula="of:=[.C521]/([.D521]-[.D520])" office:value-type="float" office:value="102009.82569923" calcext:value-type="float">
            <text:p>102009.82569923</text:p>
          </table:table-cell>
          <table:table-cell/>
          <table:table-cell office:value-type="float" office:value="1443146526.14798" calcext:value-type="float">
            <text:p>1443146526.14798</text:p>
          </table:table-cell>
          <table:table-cell table:formula="of:=[.G521]-[.$B$2]" office:value-type="float" office:value="66.1477885246277" calcext:value-type="float">
            <text:p>66.1477885246</text:p>
          </table:table-cell>
          <table:table-cell table:formula="of:=[.C521]/([.H521]-[.H520])" office:value-type="float" office:value="118040.881036606" calcext:value-type="float">
            <text:p>118040.881036606</text:p>
          </table:table-cell>
          <table:table-cell table:formula="of:=[.G521]-[.$B521]" office:value-type="float" office:value="3.79789423942566" calcext:value-type="float">
            <text:p>3.797894239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522.3924" calcext:value-type="float">
            <text:p>1443146522.3924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22154903412" calcext:value-type="float">
            <text:p>62.3922154903</text:p>
          </table:table-cell>
          <table:table-cell table:formula="of:=[.C522]/([.D522]-[.D521])" office:value-type="float" office:value="102076.488270951" calcext:value-type="float">
            <text:p>102076.488270951</text:p>
          </table:table-cell>
          <table:table-cell/>
          <table:table-cell office:value-type="float" office:value="1443146526.18457" calcext:value-type="float">
            <text:p>1443146526.18457</text:p>
          </table:table-cell>
          <table:table-cell table:formula="of:=[.G522]-[.$B$2]" office:value-type="float" office:value="66.1843783855438" calcext:value-type="float">
            <text:p>66.1843783855</text:p>
          </table:table-cell>
          <table:table-cell table:formula="of:=[.C522]/([.H522]-[.H521])" office:value-type="float" office:value="118065.493878243" calcext:value-type="float">
            <text:p>118065.493878243</text:p>
          </table:table-cell>
          <table:table-cell table:formula="of:=[.G522]-[.$B522]" office:value-type="float" office:value="3.79216289520264" calcext:value-type="float">
            <text:p>3.792162895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522.43473" calcext:value-type="float">
            <text:p>1443146522.43473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5397949219" calcext:value-type="float">
            <text:p>62.4345397949</text:p>
          </table:table-cell>
          <table:table-cell table:formula="of:=[.C523]/([.D523]-[.D522])" office:value-type="float" office:value="102069.013130841" calcext:value-type="float">
            <text:p>102069.013130841</text:p>
          </table:table-cell>
          <table:table-cell/>
          <table:table-cell office:value-type="float" office:value="1443146526.22109" calcext:value-type="float">
            <text:p>1443146526.22109</text:p>
          </table:table-cell>
          <table:table-cell table:formula="of:=[.G523]-[.$B$2]" office:value-type="float" office:value="66.2209057807922" calcext:value-type="float">
            <text:p>66.2209057808</text:p>
          </table:table-cell>
          <table:table-cell table:formula="of:=[.C523]/([.H523]-[.H522])" office:value-type="float" office:value="118267.39822593" calcext:value-type="float">
            <text:p>118267.39822593</text:p>
          </table:table-cell>
          <table:table-cell table:formula="of:=[.G523]-[.$B523]" office:value-type="float" office:value="3.78636598587036" calcext:value-type="float">
            <text:p>3.786365985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522.47705" calcext:value-type="float">
            <text:p>1443146522.47705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8629074097" calcext:value-type="float">
            <text:p>62.4768629074</text:p>
          </table:table-cell>
          <table:table-cell table:formula="of:=[.C524]/([.D524]-[.D523])" office:value-type="float" office:value="102071.888055161" calcext:value-type="float">
            <text:p>102071.888055161</text:p>
          </table:table-cell>
          <table:table-cell/>
          <table:table-cell office:value-type="float" office:value="1443146526.25767" calcext:value-type="float">
            <text:p>1443146526.25767</text:p>
          </table:table-cell>
          <table:table-cell table:formula="of:=[.G524]-[.$B$2]" office:value-type="float" office:value="66.2574775218964" calcext:value-type="float">
            <text:p>66.2574775219</text:p>
          </table:table-cell>
          <table:table-cell table:formula="of:=[.C524]/([.H524]-[.H523])" office:value-type="float" office:value="118123.990534118" calcext:value-type="float">
            <text:p>118123.990534118</text:p>
          </table:table-cell>
          <table:table-cell table:formula="of:=[.G524]-[.$B524]" office:value-type="float" office:value="3.78061461448669" calcext:value-type="float">
            <text:p>3.780614614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522.51938" calcext:value-type="float">
            <text:p>1443146522.51938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1869735718" calcext:value-type="float">
            <text:p>62.5191869736</text:p>
          </table:table-cell>
          <table:table-cell table:formula="of:=[.C525]/([.D525]-[.D524])" office:value-type="float" office:value="102069.588102749" calcext:value-type="float">
            <text:p>102069.588102749</text:p>
          </table:table-cell>
          <table:table-cell/>
          <table:table-cell office:value-type="float" office:value="1443146526.29423" calcext:value-type="float">
            <text:p>1443146526.29423</text:p>
          </table:table-cell>
          <table:table-cell table:formula="of:=[.G525]-[.$B$2]" office:value-type="float" office:value="66.294038772583" calcext:value-type="float">
            <text:p>66.2940387726</text:p>
          </table:table-cell>
          <table:table-cell table:formula="of:=[.C525]/([.H525]-[.H524])" office:value-type="float" office:value="118157.883520597" calcext:value-type="float">
            <text:p>118157.883520597</text:p>
          </table:table-cell>
          <table:table-cell table:formula="of:=[.G525]-[.$B525]" office:value-type="float" office:value="3.77485179901123" calcext:value-type="float">
            <text:p>3.77485179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522.56171" calcext:value-type="float">
            <text:p>1443146522.56171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5205764771" calcext:value-type="float">
            <text:p>62.5615205765</text:p>
          </table:table-cell>
          <table:table-cell table:formula="of:=[.C526]/([.D526]-[.D525])" office:value-type="float" office:value="102046.594277991" calcext:value-type="float">
            <text:p>102046.594277991</text:p>
          </table:table-cell>
          <table:table-cell/>
          <table:table-cell office:value-type="float" office:value="1443146526.33081" calcext:value-type="float">
            <text:p>1443146526.33081</text:p>
          </table:table-cell>
          <table:table-cell table:formula="of:=[.G526]-[.$B$2]" office:value-type="float" office:value="66.3306171894074" calcext:value-type="float">
            <text:p>66.3306171894</text:p>
          </table:table-cell>
          <table:table-cell table:formula="of:=[.C526]/([.H526]-[.H525])" office:value-type="float" office:value="118102.432391915" calcext:value-type="float">
            <text:p>118102.432391915</text:p>
          </table:table-cell>
          <table:table-cell table:formula="of:=[.G526]-[.$B526]" office:value-type="float" office:value="3.7690966129303" calcext:value-type="float">
            <text:p>3.769096612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522.60404" calcext:value-type="float">
            <text:p>1443146522.60404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8510799408" calcext:value-type="float">
            <text:p>62.6038510799</text:p>
          </table:table-cell>
          <table:table-cell table:formula="of:=[.C527]/([.D527]-[.D526])" office:value-type="float" office:value="102054.066134601" calcext:value-type="float">
            <text:p>102054.066134601</text:p>
          </table:table-cell>
          <table:table-cell/>
          <table:table-cell office:value-type="float" office:value="1443146526.36737" calcext:value-type="float">
            <text:p>1443146526.36737</text:p>
          </table:table-cell>
          <table:table-cell table:formula="of:=[.G527]-[.$B$2]" office:value-type="float" office:value="66.3671820163727" calcext:value-type="float">
            <text:p>66.3671820164</text:p>
          </table:table-cell>
          <table:table-cell table:formula="of:=[.C527]/([.H527]-[.H526])" office:value-type="float" office:value="118146.326908531" calcext:value-type="float">
            <text:p>118146.326908531</text:p>
          </table:table-cell>
          <table:table-cell table:formula="of:=[.G527]-[.$B527]" office:value-type="float" office:value="3.76333093643188" calcext:value-type="float">
            <text:p>3.763330936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522.64636" calcext:value-type="float">
            <text:p>1443146522.64636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1696624756" calcext:value-type="float">
            <text:p>62.6461696625</text:p>
          </table:table-cell>
          <table:table-cell table:formula="of:=[.C528]/([.D528]-[.D527])" office:value-type="float" office:value="102082.814244748" calcext:value-type="float">
            <text:p>102082.814244748</text:p>
          </table:table-cell>
          <table:table-cell/>
          <table:table-cell office:value-type="float" office:value="1443146526.40395" calcext:value-type="float">
            <text:p>1443146526.40395</text:p>
          </table:table-cell>
          <table:table-cell table:formula="of:=[.G528]-[.$B$2]" office:value-type="float" office:value="66.4037613868713" calcext:value-type="float">
            <text:p>66.4037613869</text:p>
          </table:table-cell>
          <table:table-cell table:formula="of:=[.C528]/([.H528]-[.H527])" office:value-type="float" office:value="118099.353299658" calcext:value-type="float">
            <text:p>118099.353299658</text:p>
          </table:table-cell>
          <table:table-cell table:formula="of:=[.G528]-[.$B528]" office:value-type="float" office:value="3.75759172439575" calcext:value-type="float">
            <text:p>3.757591724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522.68869" calcext:value-type="float">
            <text:p>1443146522.68869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5004043579" calcext:value-type="float">
            <text:p>62.6885004044</text:p>
          </table:table-cell>
          <table:table-cell table:formula="of:=[.C529]/([.D529]-[.D528])" office:value-type="float" office:value="102053.491337554" calcext:value-type="float">
            <text:p>102053.491337554</text:p>
          </table:table-cell>
          <table:table-cell/>
          <table:table-cell office:value-type="float" office:value="1443146526.4405" calcext:value-type="float">
            <text:p>1443146526.4405</text:p>
          </table:table-cell>
          <table:table-cell table:formula="of:=[.G529]-[.$B$2]" office:value-type="float" office:value="66.4403121471405" calcext:value-type="float">
            <text:p>66.4403121471</text:p>
          </table:table-cell>
          <table:table-cell table:formula="of:=[.C529]/([.H529]-[.H528])" office:value-type="float" office:value="118191.795962297" calcext:value-type="float">
            <text:p>118191.795962297</text:p>
          </table:table-cell>
          <table:table-cell table:formula="of:=[.G529]-[.$B529]" office:value-type="float" office:value="3.75181174278259" calcext:value-type="float">
            <text:p>3.751811742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522.73103" calcext:value-type="float">
            <text:p>1443146522.73103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8404445648" calcext:value-type="float">
            <text:p>62.7308404446</text:p>
          </table:table-cell>
          <table:table-cell table:formula="of:=[.C530]/([.D530]-[.D529])" office:value-type="float" office:value="102031.079301976" calcext:value-type="float">
            <text:p>102031.079301976</text:p>
          </table:table-cell>
          <table:table-cell/>
          <table:table-cell office:value-type="float" office:value="1443146526.47709" calcext:value-type="float">
            <text:p>1443146526.47709</text:p>
          </table:table-cell>
          <table:table-cell table:formula="of:=[.G530]-[.$B$2]" office:value-type="float" office:value="66.4769017696381" calcext:value-type="float">
            <text:p>66.4769017696</text:p>
          </table:table-cell>
          <table:table-cell table:formula="of:=[.C530]/([.H530]-[.H529])" office:value-type="float" office:value="118066.263194933" calcext:value-type="float">
            <text:p>118066.263194933</text:p>
          </table:table-cell>
          <table:table-cell table:formula="of:=[.G530]-[.$B530]" office:value-type="float" office:value="3.74606132507324" calcext:value-type="float">
            <text:p>3.746061325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522.7734" calcext:value-type="float">
            <text:p>1443146522.7734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206949234" calcext:value-type="float">
            <text:p>62.7732069492</text:p>
          </table:table-cell>
          <table:table-cell table:formula="of:=[.C531]/([.D531]-[.D530])" office:value-type="float" office:value="101967.345046089" calcext:value-type="float">
            <text:p>101967.345046089</text:p>
          </table:table-cell>
          <table:table-cell/>
          <table:table-cell office:value-type="float" office:value="1443146526.51366" calcext:value-type="float">
            <text:p>1443146526.51366</text:p>
          </table:table-cell>
          <table:table-cell table:formula="of:=[.G531]-[.$B$2]" office:value-type="float" office:value="66.5134696960449" calcext:value-type="float">
            <text:p>66.513469696</text:p>
          </table:table-cell>
          <table:table-cell table:formula="of:=[.C531]/([.H531]-[.H530])" office:value-type="float" office:value="118136.313006513" calcext:value-type="float">
            <text:p>118136.313006513</text:p>
          </table:table-cell>
          <table:table-cell table:formula="of:=[.G531]-[.$B531]" office:value-type="float" office:value="3.74026274681091" calcext:value-type="float">
            <text:p>3.740262746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522.81573" calcext:value-type="float">
            <text:p>1443146522.81573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5415058136" calcext:value-type="float">
            <text:p>62.8155415058</text:p>
          </table:table-cell>
          <table:table-cell table:formula="of:=[.C532]/([.D532]-[.D531])" office:value-type="float" office:value="102044.295465297" calcext:value-type="float">
            <text:p>102044.295465297</text:p>
          </table:table-cell>
          <table:table-cell/>
          <table:table-cell office:value-type="float" office:value="1443146526.55025" calcext:value-type="float">
            <text:p>1443146526.55025</text:p>
          </table:table-cell>
          <table:table-cell table:formula="of:=[.G532]-[.$B$2]" office:value-type="float" office:value="66.550065279007" calcext:value-type="float">
            <text:p>66.550065279</text:p>
          </table:table-cell>
          <table:table-cell table:formula="of:=[.C532]/([.H532]-[.H531])" office:value-type="float" office:value="118047.033284906" calcext:value-type="float">
            <text:p>118047.033284906</text:p>
          </table:table-cell>
          <table:table-cell table:formula="of:=[.G532]-[.$B532]" office:value-type="float" office:value="3.73452377319336" calcext:value-type="float">
            <text:p>3.734523773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522.8581" calcext:value-type="float">
            <text:p>1443146522.8581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9142093659" calcext:value-type="float">
            <text:p>62.8579142094</text:p>
          </table:table-cell>
          <table:table-cell table:formula="of:=[.C533]/([.D533]-[.D532])" office:value-type="float" office:value="101952.427809412" calcext:value-type="float">
            <text:p>101952.427809412</text:p>
          </table:table-cell>
          <table:table-cell/>
          <table:table-cell office:value-type="float" office:value="1443146526.58684" calcext:value-type="float">
            <text:p>1443146526.58684</text:p>
          </table:table-cell>
          <table:table-cell table:formula="of:=[.G533]-[.$B$2]" office:value-type="float" office:value="66.58664727211" calcext:value-type="float">
            <text:p>66.5866472721</text:p>
          </table:table-cell>
          <table:table-cell table:formula="of:=[.C533]/([.H533]-[.H532])" office:value-type="float" office:value="118090.886623739" calcext:value-type="float">
            <text:p>118090.886623739</text:p>
          </table:table-cell>
          <table:table-cell table:formula="of:=[.G533]-[.$B533]" office:value-type="float" office:value="3.72873306274414" calcext:value-type="float">
            <text:p>3.728733062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522.90043" calcext:value-type="float">
            <text:p>1443146522.90043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0242805481" calcext:value-type="float">
            <text:p>62.9002428055</text:p>
          </table:table-cell>
          <table:table-cell table:formula="of:=[.C534]/([.D534]-[.D533])" office:value-type="float" office:value="102058.664744084" calcext:value-type="float">
            <text:p>102058.664744084</text:p>
          </table:table-cell>
          <table:table-cell/>
          <table:table-cell office:value-type="float" office:value="1443146526.6234" calcext:value-type="float">
            <text:p>1443146526.6234</text:p>
          </table:table-cell>
          <table:table-cell table:formula="of:=[.G534]-[.$B$2]" office:value-type="float" office:value="66.6232151985169" calcext:value-type="float">
            <text:p>66.6232151985</text:p>
          </table:table-cell>
          <table:table-cell table:formula="of:=[.C534]/([.H534]-[.H533])" office:value-type="float" office:value="118136.313006513" calcext:value-type="float">
            <text:p>118136.313006513</text:p>
          </table:table-cell>
          <table:table-cell table:formula="of:=[.G534]-[.$B534]" office:value-type="float" office:value="3.72297239303589" calcext:value-type="float">
            <text:p>3.72297239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522.94275" calcext:value-type="float">
            <text:p>1443146522.94275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5618648529" calcext:value-type="float">
            <text:p>62.9425618649</text:p>
          </table:table-cell>
          <table:table-cell table:formula="of:=[.C535]/([.D535]-[.D534])" office:value-type="float" office:value="102081.664009375" calcext:value-type="float">
            <text:p>102081.664009375</text:p>
          </table:table-cell>
          <table:table-cell/>
          <table:table-cell office:value-type="float" office:value="1443146526.65994" calcext:value-type="float">
            <text:p>1443146526.65994</text:p>
          </table:table-cell>
          <table:table-cell table:formula="of:=[.G535]-[.$B$2]" office:value-type="float" office:value="66.6597564220429" calcext:value-type="float">
            <text:p>66.659756422</text:p>
          </table:table-cell>
          <table:table-cell table:formula="of:=[.C535]/([.H535]-[.H534])" office:value-type="float" office:value="118222.642351483" calcext:value-type="float">
            <text:p>118222.642351483</text:p>
          </table:table-cell>
          <table:table-cell table:formula="of:=[.G535]-[.$B535]" office:value-type="float" office:value="3.71719455718994" calcext:value-type="float">
            <text:p>3.717194557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522.98508" calcext:value-type="float">
            <text:p>1443146522.98508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8928451538" calcext:value-type="float">
            <text:p>62.9848928452</text:p>
          </table:table-cell>
          <table:table-cell table:formula="of:=[.C536]/([.D536]-[.D535])" office:value-type="float" office:value="102052.916546981" calcext:value-type="float">
            <text:p>102052.916546981</text:p>
          </table:table-cell>
          <table:table-cell/>
          <table:table-cell office:value-type="float" office:value="1443146526.69645" calcext:value-type="float">
            <text:p>1443146526.69645</text:p>
          </table:table-cell>
          <table:table-cell table:formula="of:=[.G536]-[.$B$2]" office:value-type="float" office:value="66.696259021759" calcext:value-type="float">
            <text:p>66.6962590218</text:p>
          </table:table-cell>
          <table:table-cell table:formula="of:=[.C536]/([.H536]-[.H535])" office:value-type="float" office:value="118347.735054179" calcext:value-type="float">
            <text:p>118347.735054179</text:p>
          </table:table-cell>
          <table:table-cell table:formula="of:=[.G536]-[.$B536]" office:value-type="float" office:value="3.71136617660522" calcext:value-type="float">
            <text:p>3.711366176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523.02806" calcext:value-type="float">
            <text:p>1443146523.02806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78735160828" calcext:value-type="float">
            <text:p>63.0278735161</text:p>
          </table:table-cell>
          <table:table-cell table:formula="of:=[.C537]/([.D537]-[.D536])" office:value-type="float" office:value="100510.296992356" calcext:value-type="float">
            <text:p>100510.296992356</text:p>
          </table:table-cell>
          <table:table-cell/>
          <table:table-cell office:value-type="float" office:value="1443146526.73309" calcext:value-type="float">
            <text:p>1443146526.73309</text:p>
          </table:table-cell>
          <table:table-cell table:formula="of:=[.G537]-[.$B$2]" office:value-type="float" office:value="66.7328987121582" calcext:value-type="float">
            <text:p>66.7328987122</text:p>
          </table:table-cell>
          <table:table-cell table:formula="of:=[.C537]/([.H537]-[.H536])" office:value-type="float" office:value="117904.92640456" calcext:value-type="float">
            <text:p>117904.92640456</text:p>
          </table:table-cell>
          <table:table-cell table:formula="of:=[.G537]-[.$B537]" office:value-type="float" office:value="3.70502519607544" calcext:value-type="float">
            <text:p>3.705025196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523.07141" calcext:value-type="float">
            <text:p>1443146523.07141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1222782135" calcext:value-type="float">
            <text:p>63.0712227821</text:p>
          </table:table-cell>
          <table:table-cell table:formula="of:=[.C538]/([.D538]-[.D537])" office:value-type="float" office:value="99655.6664833352" calcext:value-type="float">
            <text:p>99655.6664833352</text:p>
          </table:table-cell>
          <table:table-cell/>
          <table:table-cell office:value-type="float" office:value="1443146526.76967" calcext:value-type="float">
            <text:p>1443146526.76967</text:p>
          </table:table-cell>
          <table:table-cell table:formula="of:=[.G538]-[.$B$2]" office:value-type="float" office:value="66.7694809436798" calcext:value-type="float">
            <text:p>66.7694809437</text:p>
          </table:table-cell>
          <table:table-cell table:formula="of:=[.C538]/([.H538]-[.H537])" office:value-type="float" office:value="118090.116986125" calcext:value-type="float">
            <text:p>118090.116986125</text:p>
          </table:table-cell>
          <table:table-cell table:formula="of:=[.G538]-[.$B538]" office:value-type="float" office:value="3.6982581615448" calcext:value-type="float">
            <text:p>3.698258161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523.11476" calcext:value-type="float">
            <text:p>1443146523.11476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45694255829" calcext:value-type="float">
            <text:p>63.1145694256</text:p>
          </table:table-cell>
          <table:table-cell table:formula="of:=[.C539]/([.D539]-[.D538])" office:value-type="float" office:value="99661.6959556458" calcext:value-type="float">
            <text:p>99661.6959556458</text:p>
          </table:table-cell>
          <table:table-cell/>
          <table:table-cell office:value-type="float" office:value="1443146526.80625" calcext:value-type="float">
            <text:p>1443146526.80625</text:p>
          </table:table-cell>
          <table:table-cell table:formula="of:=[.G539]-[.$B$2]" office:value-type="float" office:value="66.8060584068298" calcext:value-type="float">
            <text:p>66.8060584068</text:p>
          </table:table-cell>
          <table:table-cell table:formula="of:=[.C539]/([.H539]-[.H538])" office:value-type="float" office:value="118105.511644733" calcext:value-type="float">
            <text:p>118105.511644733</text:p>
          </table:table-cell>
          <table:table-cell table:formula="of:=[.G539]-[.$B539]" office:value-type="float" office:value="3.69148898124695" calcext:value-type="float">
            <text:p>3.691488981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523.1581" calcext:value-type="float">
            <text:p>1443146523.1581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79141616821" calcext:value-type="float">
            <text:p>63.1579141617</text:p>
          </table:table-cell>
          <table:table-cell table:formula="of:=[.C540]/([.D540]-[.D539])" office:value-type="float" office:value="99666.0814847003" calcext:value-type="float">
            <text:p>99666.0814847003</text:p>
          </table:table-cell>
          <table:table-cell/>
          <table:table-cell office:value-type="float" office:value="1443146526.84276" calcext:value-type="float">
            <text:p>1443146526.84276</text:p>
          </table:table-cell>
          <table:table-cell table:formula="of:=[.G540]-[.$B$2]" office:value-type="float" office:value="66.8425695896149" calcext:value-type="float">
            <text:p>66.8425695896</text:p>
          </table:table-cell>
          <table:table-cell table:formula="of:=[.C540]/([.H540]-[.H539])" office:value-type="float" office:value="118319.913803799" calcext:value-type="float">
            <text:p>118319.913803799</text:p>
          </table:table-cell>
          <table:table-cell table:formula="of:=[.G540]-[.$B540]" office:value-type="float" office:value="3.68465542793274" calcext:value-type="float">
            <text:p>3.684655427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523.20144" calcext:value-type="float">
            <text:p>1443146523.20144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12467384338" calcext:value-type="float">
            <text:p>63.2012467384</text:p>
          </table:table-cell>
          <table:table-cell table:formula="of:=[.C541]/([.D541]-[.D540])" office:value-type="float" office:value="99694.0483081155" calcext:value-type="float">
            <text:p>99694.0483081155</text:p>
          </table:table-cell>
          <table:table-cell/>
          <table:table-cell office:value-type="float" office:value="1443146526.8794" calcext:value-type="float">
            <text:p>1443146526.8794</text:p>
          </table:table-cell>
          <table:table-cell table:formula="of:=[.G541]-[.$B$2]" office:value-type="float" office:value="66.8792066574097" calcext:value-type="float">
            <text:p>66.8792066574</text:p>
          </table:table-cell>
          <table:table-cell table:formula="of:=[.C541]/([.H541]-[.H540])" office:value-type="float" office:value="117913.366435214" calcext:value-type="float">
            <text:p>117913.366435214</text:p>
          </table:table-cell>
          <table:table-cell table:formula="of:=[.G541]-[.$B541]" office:value-type="float" office:value="3.67795991897583" calcext:value-type="float">
            <text:p>3.67795991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523.24478" calcext:value-type="float">
            <text:p>1443146523.24478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45893287659" calcext:value-type="float">
            <text:p>63.2445893288</text:p>
          </table:table-cell>
          <table:table-cell table:formula="of:=[.C542]/([.D542]-[.D541])" office:value-type="float" office:value="99671.0156662559" calcext:value-type="float">
            <text:p>99671.0156662559</text:p>
          </table:table-cell>
          <table:table-cell/>
          <table:table-cell office:value-type="float" office:value="1443146526.91595" calcext:value-type="float">
            <text:p>1443146526.91595</text:p>
          </table:table-cell>
          <table:table-cell table:formula="of:=[.G542]-[.$B$2]" office:value-type="float" office:value="66.9157609939575" calcext:value-type="float">
            <text:p>66.915760994</text:p>
          </table:table-cell>
          <table:table-cell table:formula="of:=[.C542]/([.H542]-[.H541])" office:value-type="float" office:value="118180.232715888" calcext:value-type="float">
            <text:p>118180.232715888</text:p>
          </table:table-cell>
          <table:table-cell table:formula="of:=[.G542]-[.$B542]" office:value-type="float" office:value="3.67117166519165" calcext:value-type="float">
            <text:p>3.671171665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523.28812" calcext:value-type="float">
            <text:p>1443146523.28812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79321575165" calcext:value-type="float">
            <text:p>63.2879321575</text:p>
          </table:table-cell>
          <table:table-cell table:formula="of:=[.C543]/([.D543]-[.D542])" office:value-type="float" office:value="99670.4673997349" calcext:value-type="float">
            <text:p>99670.4673997349</text:p>
          </table:table-cell>
          <table:table-cell/>
          <table:table-cell office:value-type="float" office:value="1443146526.95251" calcext:value-type="float">
            <text:p>1443146526.95251</text:p>
          </table:table-cell>
          <table:table-cell table:formula="of:=[.G543]-[.$B$2]" office:value-type="float" office:value="66.9523186683655" calcext:value-type="float">
            <text:p>66.9523186684</text:p>
          </table:table-cell>
          <table:table-cell table:formula="of:=[.C543]/([.H543]-[.H542])" office:value-type="float" office:value="118169.442393729" calcext:value-type="float">
            <text:p>118169.442393729</text:p>
          </table:table-cell>
          <table:table-cell table:formula="of:=[.G543]-[.$B543]" office:value-type="float" office:value="3.664386510849" calcext:value-type="float">
            <text:p>3.664386510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523.33147" calcext:value-type="float">
            <text:p>1443146523.3314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12826156616" calcext:value-type="float">
            <text:p>63.3312826157</text:p>
          </table:table-cell>
          <table:table-cell table:formula="of:=[.C544]/([.D544]-[.D543])" office:value-type="float" office:value="99652.9260552729" calcext:value-type="float">
            <text:p>99652.9260552729</text:p>
          </table:table-cell>
          <table:table-cell/>
          <table:table-cell office:value-type="float" office:value="1443146526.989" calcext:value-type="float">
            <text:p>1443146526.989</text:p>
          </table:table-cell>
          <table:table-cell table:formula="of:=[.G544]-[.$B$2]" office:value-type="float" office:value="66.98881483078" calcext:value-type="float">
            <text:p>66.9888148308</text:p>
          </table:table-cell>
          <table:table-cell table:formula="of:=[.C544]/([.H544]-[.H543])" office:value-type="float" office:value="118368.609579555" calcext:value-type="float">
            <text:p>118368.609579555</text:p>
          </table:table-cell>
          <table:table-cell table:formula="of:=[.G544]-[.$B544]" office:value-type="float" office:value="3.65753221511841" calcext:value-type="float">
            <text:p>3.657532215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523.37483" calcext:value-type="float">
            <text:p>1443146523.37483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46376037598" calcext:value-type="float">
            <text:p>63.3746376038</text:p>
          </table:table-cell>
          <table:table-cell table:formula="of:=[.C545]/([.D545]-[.D544])" office:value-type="float" office:value="99642.51380304" calcext:value-type="float">
            <text:p>99642.51380304</text:p>
          </table:table-cell>
          <table:table-cell/>
          <table:table-cell office:value-type="float" office:value="1443146530.00166" calcext:value-type="float">
            <text:p>1443146530.00166</text:p>
          </table:table-cell>
          <table:table-cell table:formula="of:=[.G545]-[.$B$2]" office:value-type="float" office:value="70.0014731884003" calcext:value-type="float">
            <text:p>70.0014731884</text:p>
          </table:table-cell>
          <table:table-cell table:formula="of:=[.C545]/([.H545]-[.H544])" office:value-type="float" office:value="1433.94951806366" calcext:value-type="float">
            <text:p>1433.9495180637</text:p>
          </table:table-cell>
          <table:table-cell table:formula="of:=[.G545]-[.$B545]" office:value-type="float" office:value="6.6268355846405" calcext:value-type="float">
            <text:p>6.626835584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523.41817" calcext:value-type="float">
            <text:p>1443146523.41817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79809093475" calcext:value-type="float">
            <text:p>63.4179809093</text:p>
          </table:table-cell>
          <table:table-cell table:formula="of:=[.C546]/([.D546]-[.D545])" office:value-type="float" office:value="99669.3708847878" calcext:value-type="float">
            <text:p>99669.3708847878</text:p>
          </table:table-cell>
          <table:table-cell/>
          <table:table-cell office:value-type="float" office:value="1443146530.0198" calcext:value-type="float">
            <text:p>1443146530.0198</text:p>
          </table:table-cell>
          <table:table-cell table:formula="of:=[.G546]-[.$B$2]" office:value-type="float" office:value="70.0196092128754" calcext:value-type="float">
            <text:p>70.0196092129</text:p>
          </table:table-cell>
          <table:table-cell table:formula="of:=[.C546]/([.H546]-[.H545])" office:value-type="float" office:value="238199.943208708" calcext:value-type="float">
            <text:p>238199.943208708</text:p>
          </table:table-cell>
          <table:table-cell table:formula="of:=[.G546]-[.$B546]" office:value-type="float" office:value="6.60162830352783" calcext:value-type="float">
            <text:p>6.601628303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523.46151" calcext:value-type="float">
            <text:p>1443146523.46151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1323261261" calcext:value-type="float">
            <text:p>63.4613232613</text:p>
          </table:table-cell>
          <table:table-cell table:formula="of:=[.C547]/([.D547]-[.D546])" office:value-type="float" office:value="99671.5639388088" calcext:value-type="float">
            <text:p>99671.5639388088</text:p>
          </table:table-cell>
          <table:table-cell/>
          <table:table-cell office:value-type="float" office:value="1443146530.03794" calcext:value-type="float">
            <text:p>1443146530.03794</text:p>
          </table:table-cell>
          <table:table-cell table:formula="of:=[.G547]-[.$B$2]" office:value-type="float" office:value="70.0377490520477" calcext:value-type="float">
            <text:p>70.037749052</text:p>
          </table:table-cell>
          <table:table-cell table:formula="of:=[.C547]/([.H547]-[.H546])" office:value-type="float" office:value="238149.851217076" calcext:value-type="float">
            <text:p>238149.851217076</text:p>
          </table:table-cell>
          <table:table-cell table:formula="of:=[.G547]-[.$B547]" office:value-type="float" office:value="6.57642579078674" calcext:value-type="float">
            <text:p>6.576425790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523.50485" calcext:value-type="float">
            <text:p>1443146523.50485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46594142914" calcext:value-type="float">
            <text:p>63.5046594143</text:p>
          </table:table-cell>
          <table:table-cell table:formula="of:=[.C548]/([.D548]-[.D547])" office:value-type="float" office:value="99685.8211426842" calcext:value-type="float">
            <text:p>99685.8211426842</text:p>
          </table:table-cell>
          <table:table-cell/>
          <table:table-cell office:value-type="float" office:value="1443146530.98753" calcext:value-type="float">
            <text:p>1443146530.98753</text:p>
          </table:table-cell>
          <table:table-cell table:formula="of:=[.G548]-[.$B$2]" office:value-type="float" office:value="70.9873416423798" calcext:value-type="float">
            <text:p>70.9873416424</text:p>
          </table:table-cell>
          <table:table-cell table:formula="of:=[.C548]/([.H548]-[.H547])" office:value-type="float" office:value="4549.31940706223" calcext:value-type="float">
            <text:p>4549.3194070622</text:p>
          </table:table-cell>
          <table:table-cell table:formula="of:=[.G548]-[.$B548]" office:value-type="float" office:value="7.48268222808838" calcext:value-type="float">
            <text:p>7.482682228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523.54819" calcext:value-type="float">
            <text:p>1443146523.54819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80034351349" calcext:value-type="float">
            <text:p>63.5480034351</text:p>
          </table:table-cell>
          <table:table-cell table:formula="of:=[.C549]/([.D549]-[.D548])" office:value-type="float" office:value="99667.7261576035" calcext:value-type="float">
            <text:p>99667.7261576035</text:p>
          </table:table-cell>
          <table:table-cell/>
          <table:table-cell office:value-type="float" office:value="1443146531.00549" calcext:value-type="float">
            <text:p>1443146531.00549</text:p>
          </table:table-cell>
          <table:table-cell table:formula="of:=[.G549]-[.$B$2]" office:value-type="float" office:value="71.0053012371063" calcext:value-type="float">
            <text:p>71.0053012371</text:p>
          </table:table-cell>
          <table:table-cell table:formula="of:=[.C549]/([.H549]-[.H548])" office:value-type="float" office:value="240539.94902294" calcext:value-type="float">
            <text:p>240539.94902294</text:p>
          </table:table-cell>
          <table:table-cell table:formula="of:=[.G549]-[.$B549]" office:value-type="float" office:value="7.45729780197144" calcext:value-type="float">
            <text:p>7.45729780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523.59154" calcext:value-type="float">
            <text:p>1443146523.59154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1347694397" calcext:value-type="float">
            <text:p>63.5913476944</text:p>
          </table:table-cell>
          <table:table-cell table:formula="of:=[.C550]/([.D550]-[.D549])" office:value-type="float" office:value="99667.1779272713" calcext:value-type="float">
            <text:p>99667.1779272713</text:p>
          </table:table-cell>
          <table:table-cell/>
          <table:table-cell office:value-type="float" office:value="1443146531.02305" calcext:value-type="float">
            <text:p>1443146531.02305</text:p>
          </table:table-cell>
          <table:table-cell table:formula="of:=[.G550]-[.$B$2]" office:value-type="float" office:value="71.0228590965271" calcext:value-type="float">
            <text:p>71.0228590965</text:p>
          </table:table-cell>
          <table:table-cell table:formula="of:=[.C550]/([.H550]-[.H549])" office:value-type="float" office:value="246043.660361474" calcext:value-type="float">
            <text:p>246043.660361474</text:p>
          </table:table-cell>
          <table:table-cell table:formula="of:=[.G550]-[.$B550]" office:value-type="float" office:value="7.43151140213013" calcext:value-type="float">
            <text:p>7.431511402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523.63488" calcext:value-type="float">
            <text:p>1443146523.63488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46876621246" calcext:value-type="float">
            <text:p>63.6346876621</text:p>
          </table:table-cell>
          <table:table-cell table:formula="of:=[.C551]/([.D551]-[.D550])" office:value-type="float" office:value="99677.0469961107" calcext:value-type="float">
            <text:p>99677.0469961107</text:p>
          </table:table-cell>
          <table:table-cell/>
          <table:table-cell office:value-type="float" office:value="1443146531.04058" calcext:value-type="float">
            <text:p>1443146531.04058</text:p>
          </table:table-cell>
          <table:table-cell table:formula="of:=[.G551]-[.$B$2]" office:value-type="float" office:value="71.0403933525086" calcext:value-type="float">
            <text:p>71.0403933525</text:p>
          </table:table-cell>
          <table:table-cell table:formula="of:=[.C551]/([.H551]-[.H550])" office:value-type="float" office:value="246374.867834222" calcext:value-type="float">
            <text:p>246374.867834222</text:p>
          </table:table-cell>
          <table:table-cell table:formula="of:=[.G551]-[.$B551]" office:value-type="float" office:value="7.40570569038391" calcext:value-type="float">
            <text:p>7.405705690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523.67823" calcext:value-type="float">
            <text:p>1443146523.67823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80457496643" calcext:value-type="float">
            <text:p>63.6780457497</text:p>
          </table:table-cell>
          <table:table-cell table:formula="of:=[.C552]/([.D552]-[.D551])" office:value-type="float" office:value="99635.3908840463" calcext:value-type="float">
            <text:p>99635.3908840463</text:p>
          </table:table-cell>
          <table:table-cell/>
          <table:table-cell office:value-type="float" office:value="1443146531.05814" calcext:value-type="float">
            <text:p>1443146531.05814</text:p>
          </table:table-cell>
          <table:table-cell table:formula="of:=[.G552]-[.$B$2]" office:value-type="float" office:value="71.0579545497894" calcext:value-type="float">
            <text:p>71.0579545498</text:p>
          </table:table-cell>
          <table:table-cell table:formula="of:=[.C552]/([.H552]-[.H551])" office:value-type="float" office:value="245996.89479615" calcext:value-type="float">
            <text:p>245996.89479615</text:p>
          </table:table-cell>
          <table:table-cell table:formula="of:=[.G552]-[.$B552]" office:value-type="float" office:value="7.37990880012512" calcext:value-type="float">
            <text:p>7.379908800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523.72159" calcext:value-type="float">
            <text:p>1443146523.72159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13978767395" calcext:value-type="float">
            <text:p>63.7213978767</text:p>
          </table:table-cell>
          <table:table-cell table:formula="of:=[.C553]/([.D553]-[.D552])" office:value-type="float" office:value="99649.0897091821" calcext:value-type="float">
            <text:p>99649.0897091821</text:p>
          </table:table-cell>
          <table:table-cell/>
          <table:table-cell office:value-type="float" office:value="1443146531.0757" calcext:value-type="float">
            <text:p>1443146531.0757</text:p>
          </table:table-cell>
          <table:table-cell table:formula="of:=[.G553]-[.$B$2]" office:value-type="float" office:value="71.0755100250244" calcext:value-type="float">
            <text:p>71.075510025</text:p>
          </table:table-cell>
          <table:table-cell table:formula="of:=[.C553]/([.H553]-[.H552])" office:value-type="float" office:value="246077.075224424" calcext:value-type="float">
            <text:p>246077.075224424</text:p>
          </table:table-cell>
          <table:table-cell table:formula="of:=[.G553]-[.$B553]" office:value-type="float" office:value="7.35411214828491" calcext:value-type="float">
            <text:p>7.354112148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523.76493" calcext:value-type="float">
            <text:p>1443146523.76493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47378444672" calcext:value-type="float">
            <text:p>63.7647378445</text:p>
          </table:table-cell>
          <table:table-cell table:formula="of:=[.C554]/([.D554]-[.D553])" office:value-type="float" office:value="99677.0469961107" calcext:value-type="float">
            <text:p>99677.0469961107</text:p>
          </table:table-cell>
          <table:table-cell/>
          <table:table-cell office:value-type="float" office:value="1443146531.11762" calcext:value-type="float">
            <text:p>1443146531.11762</text:p>
          </table:table-cell>
          <table:table-cell table:formula="of:=[.G554]-[.$B$2]" office:value-type="float" office:value="71.1174314022064" calcext:value-type="float">
            <text:p>71.1174314022</text:p>
          </table:table-cell>
          <table:table-cell table:formula="of:=[.C554]/([.H554]-[.H553])" office:value-type="float" office:value="103050.049649948" calcext:value-type="float">
            <text:p>103050.049649948</text:p>
          </table:table-cell>
          <table:table-cell table:formula="of:=[.G554]-[.$B554]" office:value-type="float" office:value="7.35269355773926" calcext:value-type="float">
            <text:p>7.352693557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523.80828" calcext:value-type="float">
            <text:p>1443146523.80828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80897331238" calcext:value-type="float">
            <text:p>63.8080897331</text:p>
          </table:table-cell>
          <table:table-cell table:formula="of:=[.C555]/([.D555]-[.D554])" office:value-type="float" office:value="99649.6377405393" calcext:value-type="float">
            <text:p>99649.6377405393</text:p>
          </table:table-cell>
          <table:table-cell/>
          <table:table-cell office:value-type="float" office:value="1443146531.16799" calcext:value-type="float">
            <text:p>1443146531.16799</text:p>
          </table:table-cell>
          <table:table-cell table:formula="of:=[.G555]-[.$B$2]" office:value-type="float" office:value="71.1678001880646" calcext:value-type="float">
            <text:p>71.1678001881</text:p>
          </table:table-cell>
          <table:table-cell table:formula="of:=[.C555]/([.H555]-[.H554])" office:value-type="float" office:value="85767.4038871165" calcext:value-type="float">
            <text:p>85767.4038871165</text:p>
          </table:table-cell>
          <table:table-cell table:formula="of:=[.G555]-[.$B555]" office:value-type="float" office:value="7.3597104549408" calcext:value-type="float">
            <text:p>7.359710454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523.85163" calcext:value-type="float">
            <text:p>1443146523.85163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14401912689" calcext:value-type="float">
            <text:p>63.8514401913</text:p>
          </table:table-cell>
          <table:table-cell table:formula="of:=[.C556]/([.D556]-[.D555])" office:value-type="float" office:value="99652.9260552729" calcext:value-type="float">
            <text:p>99652.9260552729</text:p>
          </table:table-cell>
          <table:table-cell/>
          <table:table-cell office:value-type="float" office:value="1443146531.21846" calcext:value-type="float">
            <text:p>1443146531.21846</text:p>
          </table:table-cell>
          <table:table-cell table:formula="of:=[.G556]-[.$B$2]" office:value-type="float" office:value="71.2182719707489" calcext:value-type="float">
            <text:p>71.2182719707</text:p>
          </table:table-cell>
          <table:table-cell table:formula="of:=[.C556]/([.H556]-[.H555])" office:value-type="float" office:value="85592.3799446371" calcext:value-type="float">
            <text:p>85592.3799446371</text:p>
          </table:table-cell>
          <table:table-cell table:formula="of:=[.G556]-[.$B556]" office:value-type="float" office:value="7.36683177947998" calcext:value-type="float">
            <text:p>7.366831779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523.89497" calcext:value-type="float">
            <text:p>1443146523.89497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47834968567" calcext:value-type="float">
            <text:p>63.8947834969</text:p>
          </table:table-cell>
          <table:table-cell table:formula="of:=[.C557]/([.D557]-[.D556])" office:value-type="float" office:value="99669.3708847878" calcext:value-type="float">
            <text:p>99669.3708847878</text:p>
          </table:table-cell>
          <table:table-cell/>
          <table:table-cell office:value-type="float" office:value="1443146531.26878" calcext:value-type="float">
            <text:p>1443146531.26878</text:p>
          </table:table-cell>
          <table:table-cell table:formula="of:=[.G557]-[.$B$2]" office:value-type="float" office:value="71.2685906887054" calcext:value-type="float">
            <text:p>71.2685906887</text:p>
          </table:table-cell>
          <table:table-cell table:formula="of:=[.C557]/([.H557]-[.H556])" office:value-type="float" office:value="85852.7437787844" calcext:value-type="float">
            <text:p>85852.7437787844</text:p>
          </table:table-cell>
          <table:table-cell table:formula="of:=[.G557]-[.$B557]" office:value-type="float" office:value="7.37380719184876" calcext:value-type="float">
            <text:p>7.373807191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523.93831" calcext:value-type="float">
            <text:p>1443146523.93831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81222724915" calcext:value-type="float">
            <text:p>63.9381222725</text:p>
          </table:table-cell>
          <table:table-cell table:formula="of:=[.C558]/([.D558]-[.D557])" office:value-type="float" office:value="99679.7887509902" calcext:value-type="float">
            <text:p>99679.7887509902</text:p>
          </table:table-cell>
          <table:table-cell/>
          <table:table-cell office:value-type="float" office:value="1443146531.3193" calcext:value-type="float">
            <text:p>1443146531.3193</text:p>
          </table:table-cell>
          <table:table-cell table:formula="of:=[.G558]-[.$B$2]" office:value-type="float" office:value="71.3191070556641" calcext:value-type="float">
            <text:p>71.3191070557</text:p>
          </table:table-cell>
          <table:table-cell table:formula="of:=[.C558]/([.H558]-[.H557])" office:value-type="float" office:value="85516.8386028006" calcext:value-type="float">
            <text:p>85516.8386028006</text:p>
          </table:table-cell>
          <table:table-cell table:formula="of:=[.G558]-[.$B558]" office:value-type="float" office:value="7.38098478317261" calcext:value-type="float">
            <text:p>7.380984783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523.98166" calcext:value-type="float">
            <text:p>1443146523.98166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14739227295" calcext:value-type="float">
            <text:p>63.9814739227</text:p>
          </table:table-cell>
          <table:table-cell table:formula="of:=[.C559]/([.D559]-[.D558])" office:value-type="float" office:value="99650.1857779244" calcext:value-type="float">
            <text:p>99650.1857779244</text:p>
          </table:table-cell>
          <table:table-cell/>
          <table:table-cell office:value-type="float" office:value="1443146531.36972" calcext:value-type="float">
            <text:p>1443146531.36972</text:p>
          </table:table-cell>
          <table:table-cell table:formula="of:=[.G559]-[.$B$2]" office:value-type="float" office:value="71.369528055191" calcext:value-type="float">
            <text:p>71.3695280552</text:p>
          </table:table-cell>
          <table:table-cell table:formula="of:=[.C559]/([.H559]-[.H558])" office:value-type="float" office:value="85678.587107116" calcext:value-type="float">
            <text:p>85678.587107116</text:p>
          </table:table-cell>
          <table:table-cell table:formula="of:=[.G559]-[.$B559]" office:value-type="float" office:value="7.38805413246155" calcext:value-type="float">
            <text:p>7.388054132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524.02487" calcext:value-type="float">
            <text:p>1443146524.02487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46856212616" calcext:value-type="float">
            <text:p>64.0246856213</text:p>
          </table:table-cell>
          <table:table-cell table:formula="of:=[.C560]/([.D560]-[.D559])" office:value-type="float" office:value="99972.9273958167" calcext:value-type="float">
            <text:p>99972.9273958167</text:p>
          </table:table-cell>
          <table:table-cell/>
          <table:table-cell office:value-type="float" office:value="1443146531.42016" calcext:value-type="float">
            <text:p>1443146531.42016</text:p>
          </table:table-cell>
          <table:table-cell table:formula="of:=[.G560]-[.$B$2]" office:value-type="float" office:value="71.4199681282044" calcext:value-type="float">
            <text:p>71.4199681282</text:p>
          </table:table-cell>
          <table:table-cell table:formula="of:=[.C560]/([.H560]-[.H559])" office:value-type="float" office:value="85646.1884751916" calcext:value-type="float">
            <text:p>85646.1884751916</text:p>
          </table:table-cell>
          <table:table-cell table:formula="of:=[.G560]-[.$B560]" office:value-type="float" office:value="7.39528250694275" calcext:value-type="float">
            <text:p>7.3952825069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524.06799" calcext:value-type="float">
            <text:p>1443146524.06799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78057670593" calcext:value-type="float">
            <text:p>64.0678057671</text:p>
          </table:table-cell>
          <table:table-cell table:formula="of:=[.C561]/([.D561]-[.D560])" office:value-type="float" office:value="100185.190009897" calcext:value-type="float">
            <text:p>100185.190009897</text:p>
          </table:table-cell>
          <table:table-cell/>
          <table:table-cell office:value-type="float" office:value="1443146531.47062" calcext:value-type="float">
            <text:p>1443146531.47062</text:p>
          </table:table-cell>
          <table:table-cell table:formula="of:=[.G561]-[.$B$2]" office:value-type="float" office:value="71.47043633461" calcext:value-type="float">
            <text:p>71.4704363346</text:p>
          </table:table-cell>
          <table:table-cell table:formula="of:=[.C561]/([.H561]-[.H560])" office:value-type="float" office:value="85598.4451929573" calcext:value-type="float">
            <text:p>85598.4451929573</text:p>
          </table:table-cell>
          <table:table-cell table:formula="of:=[.G561]-[.$B561]" office:value-type="float" office:value="7.40263056755066" calcext:value-type="float">
            <text:p>7.402630567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524.11113" calcext:value-type="float">
            <text:p>1443146524.11113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09428405762" calcext:value-type="float">
            <text:p>64.1109428406</text:p>
          </table:table-cell>
          <table:table-cell table:formula="of:=[.C562]/([.D562]-[.D561])" office:value-type="float" office:value="100145.875642514" calcext:value-type="float">
            <text:p>100145.875642514</text:p>
          </table:table-cell>
          <table:table-cell/>
          <table:table-cell office:value-type="float" office:value="1443146531.52107" calcext:value-type="float">
            <text:p>1443146531.52107</text:p>
          </table:table-cell>
          <table:table-cell table:formula="of:=[.G562]-[.$B$2]" office:value-type="float" office:value="71.5208783149719" calcext:value-type="float">
            <text:p>71.520878315</text:p>
          </table:table-cell>
          <table:table-cell table:formula="of:=[.C562]/([.H562]-[.H561])" office:value-type="float" office:value="85642.9499595876" calcext:value-type="float">
            <text:p>85642.9499595876</text:p>
          </table:table-cell>
          <table:table-cell table:formula="of:=[.G562]-[.$B562]" office:value-type="float" office:value="7.40993547439575" calcext:value-type="float">
            <text:p>7.409935474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524.15426" calcext:value-type="float">
            <text:p>1443146524.15426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407538414" calcext:value-type="float">
            <text:p>64.1540753841</text:p>
          </table:table-cell>
          <table:table-cell table:formula="of:=[.C563]/([.D563]-[.D562])" office:value-type="float" office:value="100156.393364693" calcext:value-type="float">
            <text:p>100156.393364693</text:p>
          </table:table-cell>
          <table:table-cell/>
          <table:table-cell office:value-type="float" office:value="1443146531.57152" calcext:value-type="float">
            <text:p>1443146531.57152</text:p>
          </table:table-cell>
          <table:table-cell table:formula="of:=[.G563]-[.$B$2]" office:value-type="float" office:value="71.5713300704956" calcext:value-type="float">
            <text:p>71.5713300705</text:p>
          </table:table-cell>
          <table:table-cell table:formula="of:=[.C563]/([.H563]-[.H562])" office:value-type="float" office:value="85626.3564103776" calcext:value-type="float">
            <text:p>85626.3564103776</text:p>
          </table:table-cell>
          <table:table-cell table:formula="of:=[.G563]-[.$B563]" office:value-type="float" office:value="7.41725468635559" calcext:value-type="float">
            <text:p>7.417254686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524.1974" calcext:value-type="float">
            <text:p>1443146524.1974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72098350525" calcext:value-type="float">
            <text:p>64.1972098351</text:p>
          </table:table-cell>
          <table:table-cell table:formula="of:=[.C564]/([.D564]-[.D563])" office:value-type="float" office:value="100151.964580835" calcext:value-type="float">
            <text:p>100151.964580835</text:p>
          </table:table-cell>
          <table:table-cell/>
          <table:table-cell office:value-type="float" office:value="1443146531.62195" calcext:value-type="float">
            <text:p>1443146531.62195</text:p>
          </table:table-cell>
          <table:table-cell table:formula="of:=[.G564]-[.$B$2]" office:value-type="float" office:value="71.621764421463" calcext:value-type="float">
            <text:p>71.6217644215</text:p>
          </table:table-cell>
          <table:table-cell table:formula="of:=[.C564]/([.H564]-[.H563])" office:value-type="float" office:value="85655.9054917107" calcext:value-type="float">
            <text:p>85655.9054917107</text:p>
          </table:table-cell>
          <table:table-cell table:formula="of:=[.G564]-[.$B564]" office:value-type="float" office:value="7.42455458641052" calcext:value-type="float">
            <text:p>7.424554586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524.24058" calcext:value-type="float">
            <text:p>1443146524.24058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03872013092" calcext:value-type="float">
            <text:p>64.2403872013</text:p>
          </table:table-cell>
          <table:table-cell table:formula="of:=[.C565]/([.D565]-[.D564])" office:value-type="float" office:value="100052.420388848" calcext:value-type="float">
            <text:p>100052.420388848</text:p>
          </table:table-cell>
          <table:table-cell/>
          <table:table-cell office:value-type="float" office:value="1443146531.67242" calcext:value-type="float">
            <text:p>1443146531.67242</text:p>
          </table:table-cell>
          <table:table-cell table:formula="of:=[.G565]-[.$B$2]" office:value-type="float" office:value="71.6722269058228" calcext:value-type="float">
            <text:p>71.6722269058</text:p>
          </table:table-cell>
          <table:table-cell table:formula="of:=[.C565]/([.H565]-[.H564])" office:value-type="float" office:value="85608.1513784224" calcext:value-type="float">
            <text:p>85608.1513784224</text:p>
          </table:table-cell>
          <table:table-cell table:formula="of:=[.G565]-[.$B565]" office:value-type="float" office:value="7.43183970451355" calcext:value-type="float">
            <text:p>7.431839704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524.28372" calcext:value-type="float">
            <text:p>1443146524.28372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35273742676" calcext:value-type="float">
            <text:p>64.2835273743</text:p>
          </table:table-cell>
          <table:table-cell table:formula="of:=[.C566]/([.D566]-[.D565])" office:value-type="float" office:value="100138.680578967" calcext:value-type="float">
            <text:p>100138.680578967</text:p>
          </table:table-cell>
          <table:table-cell/>
          <table:table-cell office:value-type="float" office:value="1443146531.72287" calcext:value-type="float">
            <text:p>1443146531.72287</text:p>
          </table:table-cell>
          <table:table-cell table:formula="of:=[.G566]-[.$B$2]" office:value-type="float" office:value="71.7226808071136" calcext:value-type="float">
            <text:p>71.7226808071</text:p>
          </table:table-cell>
          <table:table-cell table:formula="of:=[.C566]/([.H566]-[.H565])" office:value-type="float" office:value="85622.7147845893" calcext:value-type="float">
            <text:p>85622.7147845893</text:p>
          </table:table-cell>
          <table:table-cell table:formula="of:=[.G566]-[.$B566]" office:value-type="float" office:value="7.43915343284607" calcext:value-type="float">
            <text:p>7.439153432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524.32686" calcext:value-type="float">
            <text:p>1443146524.32686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66711235046" calcext:value-type="float">
            <text:p>64.3266711235</text:p>
          </table:table-cell>
          <table:table-cell table:formula="of:=[.C567]/([.D567]-[.D566])" office:value-type="float" office:value="100130.379867152" calcext:value-type="float">
            <text:p>100130.379867152</text:p>
          </table:table-cell>
          <table:table-cell/>
          <table:table-cell office:value-type="float" office:value="1443146531.77329" calcext:value-type="float">
            <text:p>1443146531.77329</text:p>
          </table:table-cell>
          <table:table-cell table:formula="of:=[.G567]-[.$B$2]" office:value-type="float" office:value="71.7731046676636" calcext:value-type="float">
            <text:p>71.7731046677</text:p>
          </table:table-cell>
          <table:table-cell table:formula="of:=[.C567]/([.H567]-[.H566])" office:value-type="float" office:value="85673.7257497884" calcext:value-type="float">
            <text:p>85673.7257497884</text:p>
          </table:table-cell>
          <table:table-cell table:formula="of:=[.G567]-[.$B567]" office:value-type="float" office:value="7.44643354415894" calcext:value-type="float">
            <text:p>7.446433544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524.37002" calcext:value-type="float">
            <text:p>1443146524.37002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98303699493" calcext:value-type="float">
            <text:p>64.3698303699</text:p>
          </table:table-cell>
          <table:table-cell table:formula="of:=[.C568]/([.D568]-[.D567])" office:value-type="float" office:value="100094.426012164" calcext:value-type="float">
            <text:p>100094.426012164</text:p>
          </table:table-cell>
          <table:table-cell/>
          <table:table-cell office:value-type="float" office:value="1443146531.82373" calcext:value-type="float">
            <text:p>1443146531.82373</text:p>
          </table:table-cell>
          <table:table-cell table:formula="of:=[.G568]-[.$B$2]" office:value-type="float" office:value="71.8235459327698" calcext:value-type="float">
            <text:p>71.8235459328</text:p>
          </table:table-cell>
          <table:table-cell table:formula="of:=[.C568]/([.H568]-[.H567])" office:value-type="float" office:value="85644.1643742378" calcext:value-type="float">
            <text:p>85644.1643742378</text:p>
          </table:table-cell>
          <table:table-cell table:formula="of:=[.G568]-[.$B568]" office:value-type="float" office:value="7.45371556282043" calcext:value-type="float">
            <text:p>7.453715562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524.41316" calcext:value-type="float">
            <text:p>1443146524.41316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29736423492" calcext:value-type="float">
            <text:p>64.4129736423</text:p>
          </table:table-cell>
          <table:table-cell table:formula="of:=[.C569]/([.D569]-[.D568])" office:value-type="float" office:value="100131.486549216" calcext:value-type="float">
            <text:p>100131.486549216</text:p>
          </table:table-cell>
          <table:table-cell/>
          <table:table-cell office:value-type="float" office:value="1443146531.8742" calcext:value-type="float">
            <text:p>1443146531.8742</text:p>
          </table:table-cell>
          <table:table-cell table:formula="of:=[.G569]-[.$B$2]" office:value-type="float" office:value="71.8740084171295" calcext:value-type="float">
            <text:p>71.8740084171</text:p>
          </table:table-cell>
          <table:table-cell table:formula="of:=[.C569]/([.H569]-[.H568])" office:value-type="float" office:value="85608.1513784224" calcext:value-type="float">
            <text:p>85608.1513784224</text:p>
          </table:table-cell>
          <table:table-cell table:formula="of:=[.G569]-[.$B569]" office:value-type="float" office:value="7.46103477478027" calcext:value-type="float">
            <text:p>7.461034774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524.45626" calcext:value-type="float">
            <text:p>1443146524.45626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60759067535" calcext:value-type="float">
            <text:p>64.4560759068</text:p>
          </table:table-cell>
          <table:table-cell table:formula="of:=[.C570]/([.D570]-[.D569])" office:value-type="float" office:value="100226.752809983" calcext:value-type="float">
            <text:p>100226.752809983</text:p>
          </table:table-cell>
          <table:table-cell/>
          <table:table-cell office:value-type="float" office:value="1443146531.92463" calcext:value-type="float">
            <text:p>1443146531.92463</text:p>
          </table:table-cell>
          <table:table-cell table:formula="of:=[.G570]-[.$B$2]" office:value-type="float" office:value="71.924439907074" calcext:value-type="float">
            <text:p>71.9244399071</text:p>
          </table:table-cell>
          <table:table-cell table:formula="of:=[.C570]/([.H570]-[.H569])" office:value-type="float" office:value="85660.7648268526" calcext:value-type="float">
            <text:p>85660.7648268526</text:p>
          </table:table-cell>
          <table:table-cell table:formula="of:=[.G570]-[.$B570]" office:value-type="float" office:value="7.46836400032043" calcext:value-type="float">
            <text:p>7.468364000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524.49941" calcext:value-type="float">
            <text:p>1443146524.49941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92184638977" calcext:value-type="float">
            <text:p>64.4992184639</text:p>
          </table:table-cell>
          <table:table-cell table:formula="of:=[.C571]/([.D571]-[.D570])" office:value-type="float" office:value="100133.146618183" calcext:value-type="float">
            <text:p>100133.146618183</text:p>
          </table:table-cell>
          <table:table-cell/>
          <table:table-cell office:value-type="float" office:value="1443146531.97509" calcext:value-type="float">
            <text:p>1443146531.97509</text:p>
          </table:table-cell>
          <table:table-cell table:formula="of:=[.G571]-[.$B$2]" office:value-type="float" office:value="71.9748983383179" calcext:value-type="float">
            <text:p>71.9748983383</text:p>
          </table:table-cell>
          <table:table-cell table:formula="of:=[.C571]/([.H571]-[.H570])" office:value-type="float" office:value="85615.0279250418" calcext:value-type="float">
            <text:p>85615.0279250418</text:p>
          </table:table-cell>
          <table:table-cell table:formula="of:=[.G571]-[.$B571]" office:value-type="float" office:value="7.47567987442017" calcext:value-type="float">
            <text:p>7.475679874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524.54254" calcext:value-type="float">
            <text:p>1443146524.54254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23555374146" calcext:value-type="float">
            <text:p>64.5423555374</text:p>
          </table:table-cell>
          <table:table-cell table:formula="of:=[.C572]/([.D572]-[.D571])" office:value-type="float" office:value="100145.875642514" calcext:value-type="float">
            <text:p>100145.875642514</text:p>
          </table:table-cell>
          <table:table-cell/>
          <table:table-cell office:value-type="float" office:value="1443146532.02553" calcext:value-type="float">
            <text:p>1443146532.02553</text:p>
          </table:table-cell>
          <table:table-cell table:formula="of:=[.G572]-[.$B$2]" office:value-type="float" office:value="72.0253384113312" calcext:value-type="float">
            <text:p>72.0253384113</text:p>
          </table:table-cell>
          <table:table-cell table:formula="of:=[.C572]/([.H572]-[.H571])" office:value-type="float" office:value="85646.1884751916" calcext:value-type="float">
            <text:p>85646.1884751916</text:p>
          </table:table-cell>
          <table:table-cell table:formula="of:=[.G572]-[.$B572]" office:value-type="float" office:value="7.48298287391663" calcext:value-type="float">
            <text:p>7.482982873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524.58571" calcext:value-type="float">
            <text:p>1443146524.58571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5202674866" calcext:value-type="float">
            <text:p>64.5855202675</text:p>
          </table:table-cell>
          <table:table-cell table:formula="of:=[.C573]/([.D573]-[.D572])" office:value-type="float" office:value="100081.710062636" calcext:value-type="float">
            <text:p>100081.710062636</text:p>
          </table:table-cell>
          <table:table-cell/>
          <table:table-cell office:value-type="float" office:value="1443146532.04133" calcext:value-type="float">
            <text:p>1443146532.04133</text:p>
          </table:table-cell>
          <table:table-cell table:formula="of:=[.G573]-[.$B$2]" office:value-type="float" office:value="72.0411381721497" calcext:value-type="float">
            <text:p>72.0411381721</text:p>
          </table:table-cell>
          <table:table-cell table:formula="of:=[.C573]/([.H573]-[.H572])" office:value-type="float" office:value="273421.86059847" calcext:value-type="float">
            <text:p>273421.86059847</text:p>
          </table:table-cell>
          <table:table-cell table:formula="of:=[.G573]-[.$B573]" office:value-type="float" office:value="7.45561790466309" calcext:value-type="float">
            <text:p>7.455617904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524.62884" calcext:value-type="float">
            <text:p>1443146524.62884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86547183991" calcext:value-type="float">
            <text:p>64.6286547184</text:p>
          </table:table-cell>
          <table:table-cell table:formula="of:=[.C574]/([.D574]-[.D573])" office:value-type="float" office:value="100151.964580835" calcext:value-type="float">
            <text:p>100151.964580835</text:p>
          </table:table-cell>
          <table:table-cell/>
          <table:table-cell office:value-type="float" office:value="1443146532.05712" calcext:value-type="float">
            <text:p>1443146532.05712</text:p>
          </table:table-cell>
          <table:table-cell table:formula="of:=[.G574]-[.$B$2]" office:value-type="float" office:value="72.0569279193878" calcext:value-type="float">
            <text:p>72.0569279194</text:p>
          </table:table-cell>
          <table:table-cell table:formula="of:=[.C574]/([.H574]-[.H573])" office:value-type="float" office:value="273595.2599393" calcext:value-type="float">
            <text:p>273595.2599393</text:p>
          </table:table-cell>
          <table:table-cell table:formula="of:=[.G574]-[.$B574]" office:value-type="float" office:value="7.42827320098877" calcext:value-type="float">
            <text:p>7.42827320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524.67196" calcext:value-type="float">
            <text:p>1443146524.67196</text:p>
          </table:table-cell>
          <table:table-cell office:value-type="float" office:value="4096" calcext:value-type="float">
            <text:p>4096</text:p>
          </table:table-cell>
          <table:table-cell table:formula="of:=[.B575]-[.$B$2]" office:value-type="float" office:value="64.6717753410339" calcext:value-type="float">
            <text:p>64.671775341</text:p>
          </table:table-cell>
          <table:table-cell table:formula="of:=[.C575]/([.D575]-[.D574])" office:value-type="float" office:value="94989.351955369" calcext:value-type="float">
            <text:p>94989.351955369</text:p>
          </table:table-cell>
          <table:table-cell/>
          <table:table-cell office:value-type="float" office:value="1443146532.08589" calcext:value-type="float">
            <text:p>1443146532.08589</text:p>
          </table:table-cell>
          <table:table-cell table:formula="of:=[.G575]-[.$B$2]" office:value-type="float" office:value="72.0856997966766" calcext:value-type="float">
            <text:p>72.0856997967</text:p>
          </table:table-cell>
          <table:table-cell table:formula="of:=[.C575]/([.H575]-[.H574])" office:value-type="float" office:value="142361.235552462" calcext:value-type="float">
            <text:p>142361.235552462</text:p>
          </table:table-cell>
          <table:table-cell table:formula="of:=[.G575]-[.$B575]" office:value-type="float" office:value="7.4139244556427" calcext:value-type="float">
            <text:p>7.41392445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03:34.373267534</dc:date>
    <meta:editing-duration>PT26S</meta:editing-duration>
    <meta:editing-cycles>1</meta:editing-cycles>
    <meta:document-statistic meta:table-count="1" meta:cell-count="5177" meta:object-count="0"/>
    <meta:generator>LibreOffice/4.4.2.2$Linux_X86_64 LibreOffice_project/40m0$Build-2</meta:generator>
  </office:meta>
</office:document-meta>
</file>